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c_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c_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2.499cm" svg:height="2.599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9cm" svg:height="9.133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2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Title_2c__20_Content" presentation:presentation-page-layout-name="AL2T11">
        <office:forms form:automatic-focus="false" form:apply-design-mode="false"/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Title_2c__20_Content" presentation:presentation-page-layout-name="AL2T11">
        <office:forms form:automatic-focus="false" form:apply-design-mode="false"/>
        <draw:frame draw:name="PlaceHolder 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Title_2c__20_Content" presentation:presentation-page-layout-name="AL2T11">
        <office:forms form:automatic-focus="false" form:apply-design-mode="false"/>
        <draw:frame draw:name="PlaceHolder 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Title_2c__20_Content" presentation:presentation-page-layout-name="AL2T11">
        <office:forms form:automatic-focus="false" form:apply-design-mode="false"/>
        <draw:frame draw:name="PlaceHolder 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Title_2c__20_Content" presentation:presentation-page-layout-name="AL2T11">
        <office:forms form:automatic-focus="false" form:apply-design-mode="false"/>
        <draw:frame draw:name="PlaceHolder 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1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Title_2c__20_Content" presentation:presentation-page-layout-name="AL2T11">
        <office:forms form:automatic-focus="false" form:apply-design-mode="false"/>
        <draw:frame draw:name="PlaceHolder 1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1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Title_2c__20_Content" presentation:presentation-page-layout-name="AL2T11">
        <office:forms form:automatic-focus="false" form:apply-design-mode="false"/>
        <draw:frame draw:name="PlaceHolder 1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1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Title_2c__20_Content" presentation:presentation-page-layout-name="AL2T11">
        <office:forms form:automatic-focus="false" form:apply-design-mode="false"/>
        <draw:frame draw:name="PlaceHolder 1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1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Title_2c__20_Content" presentation:presentation-page-layout-name="AL2T11">
        <office:forms form:automatic-focus="false" form:apply-design-mode="false"/>
        <draw:frame draw:name="PlaceHolder 1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1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Title_2c__20_Content" presentation:presentation-page-layout-name="AL2T11">
        <office:forms form:automatic-focus="false" form:apply-design-mode="false"/>
        <draw:frame draw:name="PlaceHolder 1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Title_2c__20_Content" presentation:presentation-page-layout-name="AL2T11">
        <office:forms form:automatic-focus="false" form:apply-design-mode="false"/>
        <draw:frame draw:name="PlaceHolder 2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5"/></text:p>
            <text:list text:continue-numbering="true" text:style-name="L2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Title_2c__20_Content_5f_" presentation:presentation-page-layout-name="AL2T11">
        <office:forms form:automatic-focus="false" form:apply-design-mode="false"/>
        <draw:frame draw:name="PlaceHolder 23" presentation:style-name="pr7" draw:text-style-name="P2" draw:layer="layout" svg:width="22.499cm" svg:height="2.599cm" svg:x="4.5cm" svg:y="0.6cm" presentation:class="title" presentation:user-transformed="true">
          <draw:text-box>
            <text:p>延伸</text:p>
          </draw:text-box>
        </draw:frame>
        <draw:frame draw:name="PlaceHolder 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延伸 </text:span><text:span text:style-name="T5">(yánshēn)</text:span></text:p>
              </text:list-item>
              <text:list-item>
                <text:p text:style-name="P5"><text:span text:style-name="T5">Extend; stretch</text:span></text:p>
                <text:p text:style-name="P5"><text:span text:style-name="T5"/></text:p>
              </text:list-item>
              <text:list-item>
                <text:p text:style-name="P5"><text:span text:style-name="T5">这条道路将延伸到城市的边缘地区。</text:span></text:p>
              </text:list-item>
              <text:list-item>
                <text:p text:style-name="P5"><text:span text:style-name="T5">Zhè tiáo dàolù jiāng yánshēn dào chéngshì de biānyuán dìqū.</text:span></text:p>
              </text:list-item>
              <text:list-item>
                <text:p text:style-name="P5"><text:span text:style-name="T5">This road will extend to the outskirts of the c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Title_2c__20_Content_5f_" presentation:presentation-page-layout-name="AL2T11">
        <office:forms form:automatic-focus="false" form:apply-design-mode="false"/>
        <draw:frame draw:name="PlaceHolder 25" presentation:style-name="pr7" draw:text-style-name="P2" draw:layer="layout" svg:width="22.499cm" svg:height="2.599cm" svg:x="4.5cm" svg:y="0.6cm" presentation:class="title" presentation:user-transformed="true">
          <draw:text-box>
            <text:p>亚军</text:p>
          </draw:text-box>
        </draw:frame>
        <draw:frame draw:name="PlaceHolder 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  <text:p text:style-name="P5"><text:span text:style-name="T5"/></text:p>
              </text:list-item>
              <text:list-item>
                <text:p text:style-name="P5"><text:span text:style-name="T5">他在比赛中获得了亚军。</text:span></text:p>
              </text:list-item>
              <text:list-item>
                <text:p text:style-name="P5"><text:span text:style-name="T5">Tā zài bǐsài zhōng huòdé le yàjūn.</text:span></text:p>
              </text:list-item>
              <text:list-item>
                <text:p text:style-name="P5"><text:span text:style-name="T5">He won the runner-up in the competition.</text:span></text:p>
                <text:p text:style-name="P5"><text:span text:style-name="T5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Title_2c__20_Content_5f_" presentation:presentation-page-layout-name="AL2T11">
        <office:forms form:automatic-focus="false" form:apply-design-mode="false"/>
        <draw:frame draw:name="PlaceHolder 27" presentation:style-name="pr7" draw:text-style-name="P2" draw:layer="layout" svg:width="22.499cm" svg:height="2.599cm" svg:x="4.5cm" svg:y="0.6cm" presentation:class="title" presentation:user-transformed="true">
          <draw:text-box>
            <text:p>鸭子</text:p>
          </draw:text-box>
        </draw:frame>
        <draw:frame draw:name="PlaceHolder 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鸭子 </text:span><text:span text:style-name="T5">(yāzi)</text:span></text:p>
              </text:list-item>
              <text:list-item>
                <text:p text:style-name="P5"><text:span text:style-name="T5">Duck</text:span></text:p>
                <text:p text:style-name="P5"><text:span text:style-name="T5"/></text:p>
              </text:list-item>
              <text:list-item>
                <text:p text:style-name="P5"><text:span text:style-name="T5">我喜欢吃烤鸭子，尤其是北京烤鸭。</text:span></text:p>
              </text:list-item>
              <text:list-item>
                <text:p text:style-name="P5"><text:span text:style-name="T5">Wǒ xǐhuān chī kǎo yāzi, yóuqí shì Běijīng kǎo yā.</text:span></text:p>
              </text:list-item>
              <text:list-item>
                <text:p text:style-name="P5"><text:span text:style-name="T5">I like to eat roast duck, especially Beijing roast duck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Title_2c__20_Content_5f_" presentation:presentation-page-layout-name="AL2T11">
        <office:forms form:automatic-focus="false" form:apply-design-mode="false"/>
        <draw:frame draw:name="PlaceHolder 29" presentation:style-name="pr7" draw:text-style-name="P2" draw:layer="layout" svg:width="22.499cm" svg:height="2.599cm" svg:x="4.5cm" svg:y="0.6cm" presentation:class="title" presentation:user-transformed="true">
          <draw:text-box>
            <text:p>押金</text:p>
          </draw:text-box>
        </draw:frame>
        <draw:frame draw:name="PlaceHolder 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押金 </text:span><text:span text:style-name="T5">(yājīn)</text:span></text:p>
              </text:list-item>
              <text:list-item>
                <text:p text:style-name="P5"><text:span text:style-name="T5">Deposit</text:span></text:p>
                <text:p text:style-name="P5"><text:span text:style-name="T5"/></text:p>
              </text:list-item>
              <text:list-item>
                <text:p text:style-name="P5"><text:span text:style-name="T5">租房时通常需要交付一笔押金作为保证。</text:span></text:p>
              </text:list-item>
              <text:list-item>
                <text:p text:style-name="P5"><text:span text:style-name="T5">Zūfáng shí tōngcháng xūyào jiāofù yī bǐ yājīn zuòwéi bǎozhèng.</text:span></text:p>
              </text:list-item>
              <text:list-item>
                <text:p text:style-name="P5"><text:span text:style-name="T5">When renting a house, it is common to pay a deposit as secur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Title_2c__20_Content_5f_" presentation:presentation-page-layout-name="AL2T11">
        <office:forms form:automatic-focus="false" form:apply-design-mode="false"/>
        <draw:frame draw:name="PlaceHolder 31" presentation:style-name="pr7" draw:text-style-name="P2" draw:layer="layout" svg:width="22.499cm" svg:height="2.599cm" svg:x="4.5cm" svg:y="0.6cm" presentation:class="title" presentation:user-transformed="true">
          <draw:text-box>
            <text:p>询问</text:p>
          </draw:text-box>
        </draw:frame>
        <draw:frame draw:name="PlaceHolder 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询问 </text:span><text:span text:style-name="T5">(xúnwèn)</text:span></text:p>
              </text:list-item>
              <text:list-item>
                <text:p text:style-name="P5"><text:span text:style-name="T5">Inquire; ask</text:span></text:p>
                <text:p text:style-name="P5"><text:span text:style-name="T5"/></text:p>
              </text:list-item>
              <text:list-item>
                <text:p text:style-name="P5"><text:span text:style-name="T5">如果有任何问题，请随时询问。</text:span></text:p>
              </text:list-item>
              <text:list-item>
                <text:p text:style-name="P5"><text:span text:style-name="T5">Rúguǒ yǒu rènhé wèntí, qǐng suíshí xúnwèn.</text:span></text:p>
              </text:list-item>
              <text:list-item>
                <text:p text:style-name="P5"><text:span text:style-name="T5">If you have any questions, feel free to inquire at any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Title_2c__20_Content_5f_" presentation:presentation-page-layout-name="AL2T11">
        <office:forms form:automatic-focus="false" form:apply-design-mode="false"/>
        <draw:frame draw:name="PlaceHolder 33" presentation:style-name="pr7" draw:text-style-name="P2" draw:layer="layout" svg:width="22.499cm" svg:height="2.599cm" svg:x="4.5cm" svg:y="0.6cm" presentation:class="title" presentation:user-transformed="true">
          <draw:text-box>
            <text:p>寻求</text:p>
          </draw:text-box>
        </draw:frame>
        <draw:frame draw:name="PlaceHolder 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寻求 </text:span><text:span text:style-name="T5">(xúnqiú)</text:span></text:p>
              </text:list-item>
              <text:list-item>
                <text:p text:style-name="P5"><text:span text:style-name="T5">Seek; look for</text:span></text:p>
                <text:p text:style-name="P5"><text:span text:style-name="T5"/></text:p>
              </text:list-item>
              <text:list-item>
                <text:p text:style-name="P5"><text:span text:style-name="T5">他一直在寻求更好的发展机会。</text:span></text:p>
              </text:list-item>
              <text:list-item>
                <text:p text:style-name="P5"><text:span text:style-name="T5">Tā yīzhí zài xúnqiú gèng hǎo de fāzhǎn jīhuì.</text:span></text:p>
              </text:list-item>
              <text:list-item>
                <text:p text:style-name="P5"><text:span text:style-name="T5">He has been seeking better career opportuni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Title_2c__20_Content_5f_" presentation:presentation-page-layout-name="AL2T11">
        <office:forms form:automatic-focus="false" form:apply-design-mode="false"/>
        <draw:frame draw:name="PlaceHolder 35" presentation:style-name="pr7" draw:text-style-name="P2" draw:layer="layout" svg:width="22.499cm" svg:height="2.599cm" svg:x="4.5cm" svg:y="0.6cm" presentation:class="title" presentation:user-transformed="true">
          <draw:text-box>
            <text:p>学者</text:p>
          </draw:text-box>
        </draw:frame>
        <draw:frame draw:name="PlaceHolder 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学者 </text:span><text:span text:style-name="T5">(xuézhě)</text:span></text:p>
              </text:list-item>
              <text:list-item>
                <text:p text:style-name="P5"><text:span text:style-name="T5">Scholar</text:span></text:p>
                <text:p text:style-name="P5"><text:span text:style-name="T5"/></text:p>
              </text:list-item>
              <text:list-item>
                <text:p text:style-name="P5"><text:span text:style-name="T5">这位学者在研究领域取得了重要的成就。</text:span></text:p>
              </text:list-item>
              <text:list-item>
                <text:p text:style-name="P5"><text:span text:style-name="T5">Zhè wèi xuézhě zài yánjiū lǐngyù qǔdé le zhòngyào de chéngjiù.</text:span></text:p>
              </text:list-item>
              <text:list-item>
                <text:p text:style-name="P5"><text:span text:style-name="T5">This scholar has achieved significant accomplishments in the research fie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Title_2c__20_Content_5f_" presentation:presentation-page-layout-name="AL2T11">
        <office:forms form:automatic-focus="false" form:apply-design-mode="false"/>
        <draw:frame draw:name="PlaceHolder 37" presentation:style-name="pr7" draw:text-style-name="P2" draw:layer="layout" svg:width="22.499cm" svg:height="2.599cm" svg:x="4.5cm" svg:y="0.6cm" presentation:class="title" presentation:user-transformed="true">
          <draw:text-box>
            <text:p>学位</text:p>
          </draw:text-box>
        </draw:frame>
        <draw:frame draw:name="PlaceHolder 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学位 </text:span><text:span text:style-name="T5">(xuéwèi)</text:span></text:p>
              </text:list-item>
              <text:list-item>
                <text:p text:style-name="P5"><text:span text:style-name="T5">Academic degree</text:span></text:p>
                <text:p text:style-name="P5"><text:span text:style-name="T5"/></text:p>
              </text:list-item>
              <text:list-item>
                <text:p text:style-name="P5"><text:span text:style-name="T5">他在大学获得了经济学学士学位。</text:span></text:p>
              </text:list-item>
              <text:list-item>
                <text:p text:style-name="P5"><text:span text:style-name="T5">Tā zài dàxué huòdé le jīngjì xué bǎchélár xuéwèi.</text:span></text:p>
              </text:list-item>
              <text:list-item>
                <text:p text:style-name="P5"><text:span text:style-name="T5">He earned a bachelor's degree in economics from the univers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Title_2c__20_Content_5f_" presentation:presentation-page-layout-name="AL2T11">
        <office:forms form:automatic-focus="false" form:apply-design-mode="false"/>
        <draw:frame draw:name="PlaceHolder 39" presentation:style-name="pr7" draw:text-style-name="P2" draw:layer="layout" svg:width="22.499cm" svg:height="2.599cm" svg:x="4.5cm" svg:y="0.6cm" presentation:class="title" presentation:user-transformed="true">
          <draw:text-box>
            <text:p>学科</text:p>
          </draw:text-box>
        </draw:frame>
        <draw:frame draw:name="PlaceHolder 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  <text:p text:style-name="P5"><text:span text:style-name="T5"/></text:p>
              </text:list-item>
              <text:list-item>
                <text:p text:style-name="P5"><text:span text:style-name="T5">他在大学主修计算机科学这个学科。</text:span></text:p>
              </text:list-item>
              <text:list-item>
                <text:p text:style-name="P5"><text:span text:style-name="T5">Tā zài dàxué zhǔxiū jìsuànjī kēxué zhège xuékē.</text:span></text:p>
              </text:list-item>
              <text:list-item>
                <text:p text:style-name="P5"><text:span text:style-name="T5">He majored in computer science as his academic discipline in colle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Title_2c__20_Content_5f_" presentation:presentation-page-layout-name="AL2T11">
        <office:forms form:automatic-focus="false" form:apply-design-mode="false"/>
        <draw:frame draw:name="PlaceHolder 41" presentation:style-name="pr7" draw:text-style-name="P2" draw:layer="layout" svg:width="22.499cm" svg:height="2.599cm" svg:x="4.5cm" svg:y="0.6cm" presentation:class="title" presentation:user-transformed="true">
          <draw:text-box>
            <text:p>选修</text:p>
          </draw:text-box>
        </draw:frame>
        <draw:frame draw:name="PlaceHolder 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  <text:p text:style-name="P5"><text:span text:style-name="T5"/></text:p>
              </text:list-item>
              <text:list-item>
                <text:p text:style-name="P5"><text:span text:style-name="T5">在大学，学生可以根据兴趣选修一些额外的课程。</text:span></text:p>
              </text:list-item>
              <text:list-item>
                <text:p text:style-name="P5"><text:span text:style-name="T5">Zài dàxué, xuéshēng kěyǐ gēnjù xìngqù xuǎnxiū yīxiē éwài de kèchéng.</text:span></text:p>
              </text:list-item>
              <text:list-item>
                <text:p text:style-name="P5"><text:span text:style-name="T5">In college, students can take some additional courses as electives based on their intere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Title_2c__20_Content_5f_" presentation:presentation-page-layout-name="AL2T11">
        <office:forms form:automatic-focus="false" form:apply-design-mode="false"/>
        <draw:frame draw:name="PlaceHolder 43" presentation:style-name="pr7" draw:text-style-name="P2" draw:layer="layout" svg:width="22.499cm" svg:height="2.599cm" svg:x="4.5cm" svg:y="0.6cm" presentation:class="title" presentation:user-transformed="true">
          <draw:text-box>
            <text:p>许可</text:p>
          </draw:text-box>
        </draw:frame>
        <draw:frame draw:name="PlaceHolder 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许可 </text:span><text:span text:style-name="T5">(xǔkě)</text:span></text:p>
              </text:list-item>
              <text:list-item>
                <text:p text:style-name="P5"><text:span text:style-name="T5">Permission; permit</text:span></text:p>
                <text:p text:style-name="P5"><text:span text:style-name="T5"/></text:p>
              </text:list-item>
              <text:list-item>
                <text:p text:style-name="P5"><text:span text:style-name="T5">在进入这个区域之前，请获得许可。</text:span></text:p>
              </text:list-item>
              <text:list-item>
                <text:p text:style-name="P5"><text:span text:style-name="T5">Zài jìnrù zhège qūyù zhīqián, qǐng huòdé xǔkě.</text:span></text:p>
              </text:list-item>
              <text:list-item>
                <text:p text:style-name="P5"><text:span text:style-name="T5">Please obtain permission before entering this area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Title_2c__20_Content_5f_" presentation:presentation-page-layout-name="AL2T11">
        <office:forms form:automatic-focus="false" form:apply-design-mode="false"/>
        <draw:frame draw:name="PlaceHolder 45" presentation:style-name="pr7" draw:text-style-name="P2" draw:layer="layout" svg:width="22.499cm" svg:height="2.599cm" svg:x="4.5cm" svg:y="0.6cm" presentation:class="title" presentation:user-transformed="true">
          <draw:text-box>
            <text:p>虚心</text:p>
          </draw:text-box>
        </draw:frame>
        <draw:frame draw:name="PlaceHolder 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虚心 </text:span><text:span text:style-name="T5">(xūxīn)</text:span></text:p>
              </text:list-item>
              <text:list-item>
                <text:p text:style-name="P5"><text:span text:style-name="T5">Modest; open-minded</text:span></text:p>
                <text:p text:style-name="P5"><text:span text:style-name="T5"/></text:p>
              </text:list-item>
              <text:list-item>
                <text:p text:style-name="P5"><text:span text:style-name="T5">学习的过程中要保持虚心，不断吸收新知识。</text:span></text:p>
              </text:list-item>
              <text:list-item>
                <text:p text:style-name="P5"><text:span text:style-name="T5">Xuéxí de guòchéng zhōng yào bǎochí xūxīn, bùduàn xīshōu xīn zhīshì.</text:span></text:p>
              </text:list-item>
              <text:list-item>
                <text:p text:style-name="P5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Title_2c__20_Content_5f_" presentation:presentation-page-layout-name="AL2T11">
        <office:forms form:automatic-focus="false" form:apply-design-mode="false"/>
        <draw:frame draw:name="PlaceHolder 47" presentation:style-name="pr7" draw:text-style-name="P2" draw:layer="layout" svg:width="22.499cm" svg:height="2.599cm" svg:x="4.5cm" svg:y="0.6cm" presentation:class="title" presentation:user-transformed="true">
          <draw:text-box>
            <text:p>修养</text:p>
          </draw:text-box>
        </draw:frame>
        <draw:frame draw:name="PlaceHolder 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  <text:p text:style-name="P5"><text:span text:style-name="T5"/></text:p>
              </text:list-item>
              <text:list-item>
                <text:p text:style-name="P5"><text:span text:style-name="T5">良好的修养是一个人素质的体现。</text:span></text:p>
              </text:list-item>
              <text:list-item>
                <text:p text:style-name="P5"><text:span text:style-name="T5">Liánghǎo de xiūyǎng shì yīgè rén sùzhì de tǐxiàn.</text:span></text:p>
              </text:list-item>
              <text:list-item>
                <text:p text:style-name="P5"><text:span text:style-name="T5">Good cultivation is a reflection of a person's qual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Title_2c__20_Content_5f_" presentation:presentation-page-layout-name="AL2T11">
        <office:forms form:automatic-focus="false" form:apply-design-mode="false"/>
        <draw:frame draw:name="PlaceHolder 49" presentation:style-name="pr7" draw:text-style-name="P2" draw:layer="layout" svg:width="22.499cm" svg:height="2.599cm" svg:x="4.5cm" svg:y="0.6cm" presentation:class="title" presentation:user-transformed="true">
          <draw:text-box>
            <text:p>修建</text:p>
          </draw:text-box>
        </draw:frame>
        <draw:frame draw:name="PlaceHolder 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修建 </text:span><text:span text:style-name="T5">(xiūjiàn)</text:span></text:p>
              </text:list-item>
              <text:list-item>
                <text:p text:style-name="P5"><text:span text:style-name="T5">Build; construct</text:span></text:p>
                <text:p text:style-name="P5"><text:span text:style-name="T5"/></text:p>
              </text:list-item>
              <text:list-item>
                <text:p text:style-name="P5"><text:span text:style-name="T5">政府投资修建了一座新的医院。</text:span></text:p>
              </text:list-item>
              <text:list-item>
                <text:p text:style-name="P5"><text:span text:style-name="T5">Zhèngfǔ tóuzī xiūjiàn le yī zuò xīn de yīyuàn.</text:span></text:p>
              </text:list-item>
              <text:list-item>
                <text:p text:style-name="P5"><text:span text:style-name="T5">The government invested in building a new hospita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Title_2c__20_Content_5f_" presentation:presentation-page-layout-name="AL2T11">
        <office:forms form:automatic-focus="false" form:apply-design-mode="false"/>
        <draw:frame draw:name="PlaceHolder 51" presentation:style-name="pr7" draw:text-style-name="P2" draw:layer="layout" svg:width="22.499cm" svg:height="2.599cm" svg:x="4.5cm" svg:y="0.6cm" presentation:class="title" presentation:user-transformed="true">
          <draw:text-box>
            <text:p>修复</text:p>
          </draw:text-box>
        </draw:frame>
        <draw:frame draw:name="PlaceHolder 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修复 </text:span><text:span text:style-name="T5">(xiūfù)</text:span></text:p>
              </text:list-item>
              <text:list-item>
                <text:p text:style-name="P5"><text:span text:style-name="T5">Restore; repair</text:span></text:p>
                <text:p text:style-name="P5"><text:span text:style-name="T5"/></text:p>
              </text:list-item>
              <text:list-item>
                <text:p text:style-name="P5"><text:span text:style-name="T5">这座古老的建筑经过几年的修复，焕发出新的生机。</text:span></text:p>
              </text:list-item>
              <text:list-item>
                <text:p text:style-name="P5"><text:span text:style-name="T5">Zhè zuò gǔlǎo de jiànzhù jīngguò jǐ nián de xiūfù, huànfā chū xīn de shēngjī.</text:span></text:p>
              </text:list-item>
              <text:list-item>
                <text:p text:style-name="P5"><text:span text:style-name="T5">After several years of restoration, this ancient building is rejuvenated with new vital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Title_2c__20_Content_5f_" presentation:presentation-page-layout-name="AL2T11">
        <office:forms form:automatic-focus="false" form:apply-design-mode="false"/>
        <draw:frame draw:name="PlaceHolder 53" presentation:style-name="pr7" draw:text-style-name="P2" draw:layer="layout" svg:width="22.499cm" svg:height="2.599cm" svg:x="4.5cm" svg:y="0.6cm" presentation:class="title" presentation:user-transformed="true">
          <draw:text-box>
            <text:p>休闲</text:p>
          </draw:text-box>
        </draw:frame>
        <draw:frame draw:name="PlaceHolder 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  <text:p text:style-name="P5"><text:span text:style-name="T5"/></text:p>
              </text:list-item>
              <text:list-item>
                <text:p text:style-name="P5"><text:span text:style-name="T5">周末是我休闲放松的时候。</text:span></text:p>
              </text:list-item>
              <text:list-item>
                <text:p text:style-name="P5"><text:span text:style-name="T5">Zhōumò shì wǒ xiūxián fàngsōng de shíhòu.</text:span></text:p>
              </text:list-item>
              <text:list-item>
                <text:p text:style-name="P5"><text:span text:style-name="T5">The weekend is my time for leisure and relax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Title_2c__20_Content_5f_" presentation:presentation-page-layout-name="AL2T11">
        <office:forms form:automatic-focus="false" form:apply-design-mode="false"/>
        <draw:frame draw:name="PlaceHolder 55" presentation:style-name="pr7" draw:text-style-name="P2" draw:layer="layout" svg:width="22.499cm" svg:height="2.599cm" svg:x="4.5cm" svg:y="0.6cm" presentation:class="title" presentation:user-transformed="true">
          <draw:text-box>
            <text:p>熊</text:p>
          </draw:text-box>
        </draw:frame>
        <draw:frame draw:name="PlaceHolder 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熊 </text:span><text:span text:style-name="T5">(xióng)</text:span></text:p>
              </text:list-item>
              <text:list-item>
                <text:p text:style-name="P5"><text:span text:style-name="T5">Bear</text:span></text:p>
                <text:p text:style-name="P5"><text:span text:style-name="T5"/></text:p>
              </text:list-item>
              <text:list-item>
                <text:p text:style-name="P5"><text:span text:style-name="T5">在野外遇到熊时，要保持冷静，尽量避免惊吓它。</text:span></text:p>
              </text:list-item>
              <text:list-item>
                <text:p text:style-name="P5"><text:span text:style-name="T5">Zài yěwài yùdào xióng shí, yào bǎochí lěngjìng, jǐnliàng bìmiǎn jīngxià tā.</text:span></text:p>
              </text:list-item>
              <text:list-item>
                <text:p text:style-name="P5"><text:span text:style-name="T5">If you encounter a bear in the wild, stay calm and try to avoid startling it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Title_2c__20_Content_5f_" presentation:presentation-page-layout-name="AL2T11">
        <office:forms form:automatic-focus="false" form:apply-design-mode="false"/>
        <draw:frame draw:name="PlaceHolder 57" presentation:style-name="pr7" draw:text-style-name="P2" draw:layer="layout" svg:width="22.499cm" svg:height="2.599cm" svg:x="4.5cm" svg:y="0.6cm" presentation:class="title" presentation:user-transformed="true">
          <draw:text-box>
            <text:p>雄伟</text:p>
          </draw:text-box>
        </draw:frame>
        <draw:frame draw:name="PlaceHolder 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雄伟 </text:span><text:span text:style-name="T5">(xióngwěi)</text:span></text:p>
              </text:list-item>
              <text:list-item>
                <text:p text:style-name="P5"><text:span text:style-name="T5">Majestic; grand</text:span></text:p>
                <text:p text:style-name="P5"><text:span text:style-name="T5"/></text:p>
              </text:list-item>
              <text:list-item>
                <text:p text:style-name="P5"><text:span text:style-name="T5">这座山脉的雄伟景色令人叹为观止。</text:span></text:p>
              </text:list-item>
              <text:list-item>
                <text:p text:style-name="P5"><text:span text:style-name="T5">Zhè zuò shānmài de xióngwěi jǐngsè lìngrén tàn wèi guānzhǐ.</text:span></text:p>
              </text:list-item>
              <text:list-item>
                <text:p text:style-name="P5"><text:span text:style-name="T5">The majestic scenery of this mountain range is breathtaking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Title_2c__20_Content_5f_" presentation:presentation-page-layout-name="AL2T11">
        <office:forms form:automatic-focus="false" form:apply-design-mode="false"/>
        <draw:frame draw:name="PlaceHolder 61" presentation:style-name="pr7" draw:text-style-name="P2" draw:layer="layout" svg:width="22.499cm" svg:height="2.599cm" svg:x="4.5cm" svg:y="0.6cm" presentation:class="title" presentation:user-transformed="true">
          <draw:text-box>
            <text:p>性能</text:p>
          </draw:text-box>
        </draw:frame>
        <draw:frame draw:name="PlaceHolder 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  <text:p text:style-name="P5"><text:span text:style-name="T5"/></text:p>
              </text:list-item>
              <text:list-item>
                <text:p text:style-name="P5"><text:span text:style-name="T5">这款电脑的性能非常出色，适合高性能应用。</text:span></text:p>
              </text:list-item>
              <text:list-item>
                <text:p text:style-name="P5"><text:span text:style-name="T5">Zhè kuǎng diànnǎo de xìngnéng fēicháng chūsè, shìhé gāo xìngnéng yìngyòng.</text:span></text:p>
              </text:list-item>
              <text:list-item>
                <text:p text:style-name="P5"><text:span text:style-name="T5">This computer has excellent performance and is suitable for high-performance applic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Title_2c__20_Content_5f_" presentation:presentation-page-layout-name="AL2T11">
        <office:forms form:automatic-focus="false" form:apply-design-mode="false"/>
        <draw:frame draw:name="PlaceHolder 63" presentation:style-name="pr7" draw:text-style-name="P2" draw:layer="layout" svg:width="22.499cm" svg:height="2.599cm" svg:x="4.5cm" svg:y="0.6cm" presentation:class="title" presentation:user-transformed="true">
          <draw:text-box>
            <text:p>形态</text:p>
          </draw:text-box>
        </draw:frame>
        <draw:frame draw:name="PlaceHolder 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  <text:p text:style-name="P5"><text:span text:style-name="T5"/></text:p>
              </text:list-item>
              <text:list-item>
                <text:p text:style-name="P5"><text:span text:style-name="T5">这种动物具有独特的形态特征。</text:span></text:p>
              </text:list-item>
              <text:list-item>
                <text:p text:style-name="P5"><text:span text:style-name="T5">Zhè zhǒng dòngwù jùyǒu dútè de xíngtài tèzhēng.</text:span></text:p>
              </text:list-item>
              <text:list-item>
                <text:p text:style-name="P5"><text:span text:style-name="T5">This animal has unique morphological characteristic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Title_2c__20_Content_5f_" presentation:presentation-page-layout-name="AL2T11">
        <office:forms form:automatic-focus="false" form:apply-design-mode="false"/>
        <draw:frame draw:name="PlaceHolder 65" presentation:style-name="pr7" draw:text-style-name="P2" draw:layer="layout" svg:width="22.499cm" svg:height="2.599cm" svg:x="4.5cm" svg:y="0.6cm" presentation:class="title" presentation:user-transformed="true">
          <draw:text-box>
            <text:p>行驶</text:p>
          </draw:text-box>
        </draw:frame>
        <draw:frame draw:name="PlaceHolder 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行驶 </text:span><text:span text:style-name="T5">(xíngshǐ)</text:span></text:p>
              </text:list-item>
              <text:list-item>
                <text:p text:style-name="P5"><text:span text:style-name="T5">Drive; travel</text:span></text:p>
                <text:p text:style-name="P5"><text:span text:style-name="T5"/></text:p>
              </text:list-item>
              <text:list-item>
                <text:p text:style-name="P5"><text:span text:style-name="T5">汽车正以匀速行驶在高速公路上。</text:span></text:p>
              </text:list-item>
              <text:list-item>
                <text:p text:style-name="P5"><text:span text:style-name="T5">Qìchē zhèng yǐ yúnsù xíngshǐ zài gāosù gōnglù shàng.</text:span></text:p>
              </text:list-item>
              <text:list-item>
                <text:p text:style-name="P5"><text:span text:style-name="T5">The car is driving at a constant speed on the highw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Title_2c__20_Content_5f_" presentation:presentation-page-layout-name="AL2T11">
        <office:forms form:automatic-focus="false" form:apply-design-mode="false"/>
        <draw:frame draw:name="PlaceHolder 67" presentation:style-name="pr7" draw:text-style-name="P2" draw:layer="layout" svg:width="22.499cm" svg:height="2.599cm" svg:x="4.5cm" svg:y="0.6cm" presentation:class="title" presentation:user-transformed="true">
          <draw:text-box>
            <text:p>信箱</text:p>
          </draw:text-box>
        </draw:frame>
        <draw:frame draw:name="PlaceHolder 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信箱 </text:span><text:span text:style-name="T5">(xìnxiāng)</text:span></text:p>
              </text:list-item>
              <text:list-item>
                <text:p text:style-name="P5"><text:span text:style-name="T5">Mailbox</text:span></text:p>
                <text:p text:style-name="P5"><text:span text:style-name="T5"/></text:p>
              </text:list-item>
              <text:list-item>
                <text:p text:style-name="P5"><text:span text:style-name="T5">我会把信放在你的信箱里。</text:span></text:p>
              </text:list-item>
              <text:list-item>
                <text:p text:style-name="P5"><text:span text:style-name="T5">Wǒ huì bǎ xìn fàng zài nǐ de xìnxiāng lǐ.</text:span></text:p>
              </text:list-item>
              <text:list-item>
                <text:p text:style-name="P5"><text:span text:style-name="T5">I will put the letter in your mailbox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Title_2c__20_Content_5f_" presentation:presentation-page-layout-name="AL2T11">
        <office:forms form:automatic-focus="false" form:apply-design-mode="false"/>
        <draw:frame draw:name="PlaceHolder 69" presentation:style-name="pr7" draw:text-style-name="P2" draw:layer="layout" svg:width="22.499cm" svg:height="2.599cm" svg:x="4.5cm" svg:y="0.6cm" presentation:class="title" presentation:user-transformed="true">
          <draw:text-box>
            <text:p>信念</text:p>
          </draw:text-box>
        </draw:frame>
        <draw:frame draw:name="PlaceHolder 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信念 </text:span><text:span text:style-name="T5">(xìnniàn)</text:span></text:p>
              </text:list-item>
              <text:list-item>
                <text:p text:style-name="P5"><text:span text:style-name="T5">Belief; faith</text:span></text:p>
                <text:p text:style-name="P5"><text:span text:style-name="T5"/></text:p>
              </text:list-item>
              <text:list-item>
                <text:p text:style-name="P5"><text:span text:style-name="T5">坚定的信念能够支持我们克服困难。</text:span></text:p>
              </text:list-item>
              <text:list-item>
                <text:p text:style-name="P5"><text:span text:style-name="T5">Jiāndìng de xìnniàn nénggòu zhīchí wǒmen kèfú kùnnán.</text:span></text:p>
              </text:list-item>
              <text:list-item>
                <text:p text:style-name="P5"><text:span text:style-name="T5">Strong belief can support us in overcoming difficul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Title_2c__20_Content_5f_" presentation:presentation-page-layout-name="AL2T11">
        <office:forms form:automatic-focus="false" form:apply-design-mode="false"/>
        <draw:frame draw:name="PlaceHolder 71" presentation:style-name="pr7" draw:text-style-name="P2" draw:layer="layout" svg:width="22.499cm" svg:height="2.599cm" svg:x="4.5cm" svg:y="0.6cm" presentation:class="title" presentation:user-transformed="true">
          <draw:text-box>
            <text:p>欣赏</text:p>
          </draw:text-box>
        </draw:frame>
        <draw:frame draw:name="PlaceHolder 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  <text:p text:style-name="P5"><text:span text:style-name="T5"/></text:p>
              </text:list-item>
              <text:list-item>
                <text:p text:style-name="P5"><text:span text:style-name="T5">我欣赏艺术家对色彩的独特处理方式。</text:span></text:p>
              </text:list-item>
              <text:list-item>
                <text:p text:style-name="P5"><text:span text:style-name="T5">Wǒ xīnshǎng yìshùjiā duì sècǎi de dútè chǔlǐ fāngshì.</text:span></text:p>
              </text:list-item>
              <text:list-item>
                <text:p text:style-name="P5"><text:span text:style-name="T5">I appreciate the artist's unique approach to col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Title_2c__20_Content_5f_" presentation:presentation-page-layout-name="AL2T11">
        <office:forms form:automatic-focus="false" form:apply-design-mode="false"/>
        <draw:frame draw:name="PlaceHolder 73" presentation:style-name="pr7" draw:text-style-name="P2" draw:layer="layout" svg:width="22.499cm" svg:height="2.599cm" svg:x="4.5cm" svg:y="0.6cm" presentation:class="title" presentation:user-transformed="true">
          <draw:text-box>
            <text:p>辛苦</text:p>
          </draw:text-box>
        </draw:frame>
        <draw:frame draw:name="PlaceHolder 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辛苦 </text:span><text:span text:style-name="T5">(xīnkǔ)</text:span></text:p>
              </text:list-item>
              <text:list-item>
                <text:p text:style-name="P5"><text:span text:style-name="T5">Hard; toilsome</text:span></text:p>
                <text:p text:style-name="P5"><text:span text:style-name="T5"/></text:p>
              </text:list-item>
              <text:list-item>
                <text:p text:style-name="P5"><text:span text:style-name="T5">你今天一定很辛苦，明天休息吧。</text:span></text:p>
              </text:list-item>
              <text:list-item>
                <text:p text:style-name="P5"><text:span text:style-name="T5">Nǐ jīntiān yīdìng hěn xīnkǔ, míngtiān xiūxí ba.</text:span></text:p>
              </text:list-item>
              <text:list-item>
                <text:p text:style-name="P5"><text:span text:style-name="T5">You must have worked hard today; take a rest tomorro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Title_2c__20_Content_5f_" presentation:presentation-page-layout-name="AL2T11">
        <office:forms form:automatic-focus="false" form:apply-design-mode="false"/>
        <draw:frame draw:name="PlaceHolder 75" presentation:style-name="pr7" draw:text-style-name="P2" draw:layer="layout" svg:width="22.499cm" svg:height="2.599cm" svg:x="4.5cm" svg:y="0.6cm" presentation:class="title" presentation:user-transformed="true">
          <draw:text-box>
            <text:p>心疼</text:p>
          </draw:text-box>
        </draw:frame>
        <draw:frame draw:name="PlaceHolder 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  <text:p text:style-name="P5"><text:span text:style-name="T5"/></text:p>
              </text:list-item>
              <text:list-item>
                <text:p text:style-name="P5"><text:span text:style-name="T5">看到他受伤的样子，我真的很心疼。</text:span></text:p>
              </text:list-item>
              <text:list-item>
                <text:p text:style-name="P5"><text:span text:style-name="T5">Kàndào tā shòushāng de yàngzi, wǒ zhēn de hěn xīnténg.</text:span></text:p>
              </text:list-item>
              <text:list-item>
                <text:p text:style-name="P5"><text:span text:style-name="T5">Seeing him injured, I feel really sorry for hi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Title_2c__20_Content_5f_" presentation:presentation-page-layout-name="AL2T11">
        <office:forms form:automatic-focus="false" form:apply-design-mode="false"/>
        <draw:frame draw:name="PlaceHolder 77" presentation:style-name="pr7" draw:text-style-name="P2" draw:layer="layout" svg:width="22.499cm" svg:height="2.599cm" svg:x="4.5cm" svg:y="0.6cm" presentation:class="title" presentation:user-transformed="true">
          <draw:text-box>
            <text:p>心态</text:p>
          </draw:text-box>
        </draw:frame>
        <draw:frame draw:name="PlaceHolder 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心态 </text:span><text:span text:style-name="T5">(xīntài)</text:span></text:p>
              </text:list-item>
              <text:list-item>
                <text:p text:style-name="P5"><text:span text:style-name="T5">Mentality; mindset</text:span></text:p>
                <text:p text:style-name="P5"><text:span text:style-name="T5"/></text:p>
              </text:list-item>
              <text:list-item>
                <text:p text:style-name="P5"><text:span text:style-name="T5">在面对挑战时，保持积极的心态是很重要的。</text:span></text:p>
              </text:list-item>
              <text:list-item>
                <text:p text:style-name="P5"><text:span text:style-name="T5">Zài miànduì tiǎozhàn shí, bǎochí jījí de xīntài shì hěn zhòngyào de.</text:span></text:p>
              </text:list-item>
              <text:list-item>
                <text:p text:style-name="P5"><text:span text:style-name="T5">Maintaining a positive mindset is important when facing challeng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Title_2c__20_Content_5f_" presentation:presentation-page-layout-name="AL2T11">
        <office:forms form:automatic-focus="false" form:apply-design-mode="false"/>
        <draw:frame draw:name="PlaceHolder 79" presentation:style-name="pr7" draw:text-style-name="P2" draw:layer="layout" svg:width="22.499cm" svg:height="2.599cm" svg:x="4.5cm" svg:y="0.6cm" presentation:class="title" presentation:user-transformed="true">
          <draw:text-box>
            <text:p>斜</text:p>
          </draw:text-box>
        </draw:frame>
        <draw:frame draw:name="PlaceHolder 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斜 </text:span><text:span text:style-name="T5">(xié)</text:span></text:p>
              </text:list-item>
              <text:list-item>
                <text:p text:style-name="P5"><text:span text:style-name="T5">Slanting; inclined</text:span></text:p>
                <text:p text:style-name="P5"><text:span text:style-name="T5"/></text:p>
              </text:list-item>
              <text:list-item>
                <text:p text:style-name="P5"><text:span text:style-name="T5">他站在斜坡上，小心地向下走。</text:span></text:p>
              </text:list-item>
              <text:list-item>
                <text:p text:style-name="P5"><text:span text:style-name="T5">Tā zhàn zài xiépō shàng, xiǎoxīn de xiàng xià zǒu.</text:span></text:p>
              </text:list-item>
              <text:list-item>
                <text:p text:style-name="P5"><text:span text:style-name="T5">He stood on the slope and carefully walked dow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0" draw:style-name="dp1" draw:master-page-name="Title_2c__20_Content_5f_" presentation:presentation-page-layout-name="AL2T11">
        <office:forms form:automatic-focus="false" form:apply-design-mode="false"/>
        <draw:frame draw:name="PlaceHolder 81" presentation:style-name="pr7" draw:text-style-name="P2" draw:layer="layout" svg:width="22.499cm" svg:height="2.599cm" svg:x="4.5cm" svg:y="0.6cm" presentation:class="title" presentation:user-transformed="true">
          <draw:text-box>
            <text:p>协议书</text:p>
          </draw:text-box>
        </draw:frame>
        <draw:frame draw:name="PlaceHolder 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  <text:p text:style-name="P5"><text:span text:style-name="T5"/></text:p>
              </text:list-item>
              <text:list-item>
                <text:p text:style-name="P5"><text:span text:style-name="T5">签署协议书是合作的第一步。</text:span></text:p>
              </text:list-item>
              <text:list-item>
                <text:p text:style-name="P5"><text:span text:style-name="T5">Qiānshǔ xiéyìshū shì hézuò de dì yī bù.</text:span></text:p>
              </text:list-item>
              <text:list-item>
                <text:p text:style-name="P5"><text:span text:style-name="T5">Signing the agreement document is the first step in collabor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1" draw:style-name="dp1" draw:master-page-name="Title_2c__20_Content_5f_" presentation:presentation-page-layout-name="AL2T11">
        <office:forms form:automatic-focus="false" form:apply-design-mode="false"/>
        <draw:frame draw:name="PlaceHolder 83" presentation:style-name="pr7" draw:text-style-name="P2" draw:layer="layout" svg:width="22.499cm" svg:height="2.599cm" svg:x="4.5cm" svg:y="0.6cm" presentation:class="title" presentation:user-transformed="true">
          <draw:text-box>
            <text:p>协议</text:p>
          </draw:text-box>
        </draw:frame>
        <draw:frame draw:name="PlaceHolder 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协议 </text:span><text:span text:style-name="T5">(xiéyì)</text:span></text:p>
              </text:list-item>
              <text:list-item>
                <text:p text:style-name="P5"><text:span text:style-name="T5">Agreement; protocol</text:span></text:p>
                <text:p text:style-name="P5"><text:span text:style-name="T5"/></text:p>
              </text:list-item>
              <text:list-item>
                <text:p text:style-name="P5"><text:span text:style-name="T5">签订协议是双方共同的承诺。</text:span></text:p>
              </text:list-item>
              <text:list-item>
                <text:p text:style-name="P5"><text:span text:style-name="T5">Qiāndìng xiéyì shì shuāngfāng gòngtóng de chéngnuò.</text:span></text:p>
              </text:list-item>
              <text:list-item>
                <text:p text:style-name="P5"><text:span text:style-name="T5">Signing an agreement is a mutual commitment between the two par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2" draw:style-name="dp1" draw:master-page-name="Title_2c__20_Content_5f_" presentation:presentation-page-layout-name="AL2T11">
        <office:forms form:automatic-focus="false" form:apply-design-mode="false"/>
        <draw:frame draw:name="PlaceHolder 85" presentation:style-name="pr7" draw:text-style-name="P2" draw:layer="layout" svg:width="22.499cm" svg:height="2.599cm" svg:x="4.5cm" svg:y="0.6cm" presentation:class="title" presentation:user-transformed="true">
          <draw:text-box>
            <text:p>歇</text:p>
          </draw:text-box>
        </draw:frame>
        <draw:frame draw:name="PlaceHolder 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歇 </text:span><text:span text:style-name="T5">(xiē)</text:span></text:p>
              </text:list-item>
              <text:list-item>
                <text:p text:style-name="P5"><text:span text:style-name="T5">Rest; take a break</text:span></text:p>
                <text:p text:style-name="P5"><text:span text:style-name="T5"/></text:p>
              </text:list-item>
              <text:list-item>
                <text:p text:style-name="P5"><text:span text:style-name="T5">他工作了一整天，现在需要歇一会儿。</text:span></text:p>
              </text:list-item>
              <text:list-item>
                <text:p text:style-name="P5"><text:span text:style-name="T5">Tā gōngzuò le yī zhěng tiān, xiànzài xūyào xiē yīhuìr.</text:span></text:p>
              </text:list-item>
              <text:list-item>
                <text:p text:style-name="P5"><text:span text:style-name="T5">He worked the whole day and now needs to take a brea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3" draw:style-name="dp1" draw:master-page-name="Title_2c__20_Content_5f_" presentation:presentation-page-layout-name="AL2T11">
        <office:forms form:automatic-focus="false" form:apply-design-mode="false"/>
        <draw:frame draw:name="PlaceHolder 87" presentation:style-name="pr7" draw:text-style-name="P2" draw:layer="layout" svg:width="22.499cm" svg:height="2.599cm" svg:x="4.5cm" svg:y="0.6cm" presentation:class="title" presentation:user-transformed="true">
          <draw:text-box>
            <text:p>小偷儿</text:p>
          </draw:text-box>
        </draw:frame>
        <draw:frame draw:name="PlaceHolder 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小偷儿 </text:span><text:span text:style-name="T5">(xiǎotōur)</text:span></text:p>
              </text:list-item>
              <text:list-item>
                <text:p text:style-name="P5"><text:span text:style-name="T5">Thief</text:span></text:p>
                <text:p text:style-name="P5"><text:span text:style-name="T5"/></text:p>
              </text:list-item>
              <text:list-item>
                <text:p text:style-name="P5"><text:span text:style-name="T5">小偷儿在人群中偷走了我的钱包。</text:span></text:p>
              </text:list-item>
              <text:list-item>
                <text:p text:style-name="P5"><text:span text:style-name="T5">Xiǎotōur zài rénqún zhōng tōu zǒu le wǒ de qiánbāo.</text:span></text:p>
              </text:list-item>
              <text:list-item>
                <text:p text:style-name="P5"><text:span text:style-name="T5">A thief in the crowd stole my walle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4" draw:style-name="dp1" draw:master-page-name="Title_2c__20_Content_5f_" presentation:presentation-page-layout-name="AL2T11">
        <office:forms form:automatic-focus="false" form:apply-design-mode="false"/>
        <draw:frame draw:name="PlaceHolder 89" presentation:style-name="pr7" draw:text-style-name="P2" draw:layer="layout" svg:width="22.499cm" svg:height="2.599cm" svg:x="4.5cm" svg:y="0.6cm" presentation:class="title" presentation:user-transformed="true">
          <draw:text-box>
            <text:p>消极</text:p>
          </draw:text-box>
        </draw:frame>
        <draw:frame draw:name="PlaceHolder 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消极 </text:span><text:span text:style-name="T5">(xiāojí)</text:span></text:p>
              </text:list-item>
              <text:list-item>
                <text:p text:style-name="P5"><text:span text:style-name="T5">Negative</text:span></text:p>
                <text:p text:style-name="P5"><text:span text:style-name="T5"/></text:p>
              </text:list-item>
              <text:list-item>
                <text:p text:style-name="P5"><text:span text:style-name="T5">他的消极态度影响了整个团队的工作氛围。</text:span></text:p>
              </text:list-item>
              <text:list-item>
                <text:p text:style-name="P5"><text:span text:style-name="T5">Tā de xiāojí tàidù yǐngxiǎngle zhěnggè tuánduì de gōngzuò fēnwéi.</text:span></text:p>
              </text:list-item>
              <text:list-item>
                <text:p text:style-name="P5"><text:span text:style-name="T5">His negative attitude affected the overall work atmosphere of the tea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5" draw:style-name="dp1" draw:master-page-name="Title_2c__20_Content_5f_" presentation:presentation-page-layout-name="AL2T11">
        <office:forms form:automatic-focus="false" form:apply-design-mode="false"/>
        <draw:frame draw:name="PlaceHolder 9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<text:s/>消费者</text:p>
          </draw:text-box>
        </draw:frame>
        <draw:frame draw:name="PlaceHolder 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消费者 </text:span><text:span text:style-name="T5">(xiāofèizhě)</text:span></text:p>
              </text:list-item>
              <text:list-item>
                <text:p text:style-name="P5"><text:span text:style-name="T5">Consumer</text:span></text:p>
                <text:p text:style-name="P5"><text:span text:style-name="T5"/></text:p>
              </text:list-item>
              <text:list-item>
                <text:p text:style-name="P5"><text:span text:style-name="T5">公司一直致力于提高产品质量，以满足消费者的需求。</text:span></text:p>
              </text:list-item>
              <text:list-item>
                <text:p text:style-name="P5"><text:span text:style-name="T5">Gōngsī yīzhí zhìlì yú tígāo chǎnpǐn zhìliàng, yǐ mǎnzú xiāofèizhě de xūqiú.</text:span></text:p>
              </text:list-item>
              <text:list-item>
                <text:p text:style-name="P5"><text:span text:style-name="T5">The company has been committed to improving product quality to meet the needs of consum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6" draw:style-name="dp1" draw:master-page-name="Title_2c__20_Content_5f_" presentation:presentation-page-layout-name="AL2T11">
        <office:forms form:automatic-focus="false" form:apply-design-mode="false"/>
        <draw:frame draw:name="PlaceHolder 9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防</text:p>
          </draw:text-box>
        </draw:frame>
        <draw:frame draw:name="PlaceHolder 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消防 </text:span><text:span text:style-name="T5">(xiāofáng)</text:span></text:p>
              </text:list-item>
              <text:list-item>
                <text:p text:style-name="P5"><text:span text:style-name="T5">Firefighting</text:span></text:p>
                <text:p text:style-name="P5"><text:span text:style-name="T5"/></text:p>
              </text:list-item>
              <text:list-item>
                <text:p text:style-name="P5"><text:span text:style-name="T5">消防队员勇敢地扑灭了大火。</text:span></text:p>
              </text:list-item>
              <text:list-item>
                <text:p text:style-name="P5"><text:span text:style-name="T5">Xiāofáng duìyuán yǒnggǎn de pūmiè le dàhuǒ.</text:span></text:p>
              </text:list-item>
              <text:list-item>
                <text:p text:style-name="P5"><text:span text:style-name="T5">Firefighters bravely extinguished the big fi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7" draw:style-name="dp1" draw:master-page-name="Title_2c__20_Content_5f_" presentation:presentation-page-layout-name="AL2T11">
        <office:forms form:automatic-focus="false" form:apply-design-mode="false"/>
        <draw:frame draw:name="PlaceHolder 9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毒</text:p>
          </draw:text-box>
        </draw:frame>
        <draw:frame draw:name="PlaceHolder 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消毒 </text:span><text:span text:style-name="T5">(xiāodú)</text:span></text:p>
              </text:list-item>
              <text:list-item>
                <text:p text:style-name="P5"><text:span text:style-name="T5">Disinfection</text:span></text:p>
                <text:p text:style-name="P5"><text:span text:style-name="T5"/></text:p>
              </text:list-item>
              <text:list-item>
                <text:p text:style-name="P5"><text:span text:style-name="T5">在疫情期间，加强公共场所的消毒工作是非常重要的。</text:span></text:p>
              </text:list-item>
              <text:list-item>
                <text:p text:style-name="P5"><text:span text:style-name="T5">Zài yìqíng qījiān, jiāqiáng gōnggòng chǎngsuǒ de xiāodú gōngzuò shì fēicháng zhòngyào de.</text:span></text:p>
              </text:list-item>
              <text:list-item>
                <text:p text:style-name="P5"><text:span text:style-name="T5">During the epidemic, strengthening disinfection in public places is very importa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8" draw:style-name="dp1" draw:master-page-name="Title_2c__20_Content_5f_" presentation:presentation-page-layout-name="AL2T11">
        <office:forms form:automatic-focus="false" form:apply-design-mode="false"/>
        <draw:frame draw:name="PlaceHolder 9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除</text:p>
          </draw:text-box>
        </draw:frame>
        <draw:frame draw:name="PlaceHolder 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消除 </text:span><text:span text:style-name="T5">(xiāochú)</text:span></text:p>
              </text:list-item>
              <text:list-item>
                <text:p text:style-name="P5"><text:span text:style-name="T5">Eliminate; remove</text:span></text:p>
                <text:p text:style-name="P5"><text:span text:style-name="T5"/></text:p>
              </text:list-item>
              <text:list-item>
                <text:p text:style-name="P5"><text:span text:style-name="T5">我们要采取措施，消除这种不良现象。</text:span></text:p>
              </text:list-item>
              <text:list-item>
                <text:p text:style-name="P5"><text:span text:style-name="T5">Wǒmen yào cǎiqǔ cuòshī, xiāochú zhè zhǒng bùliáng xiànxiàng.</text:span></text:p>
              </text:list-item>
              <text:list-item>
                <text:p text:style-name="P5"><text:span text:style-name="T5">We need to take measures to eliminate this undesirable phenomen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9" draw:style-name="dp1" draw:master-page-name="Title_2c__20_Content_5f_" presentation:presentation-page-layout-name="AL2T11">
        <office:forms form:automatic-focus="false" form:apply-design-mode="false"/>
        <draw:frame draw:name="PlaceHolder 99" presentation:style-name="pr7" draw:text-style-name="P2" draw:layer="layout" svg:width="22.499cm" svg:height="2.599cm" svg:x="4.5cm" svg:y="0.6cm" presentation:class="title" presentation:user-transformed="true">
          <draw:text-box>
            <text:p>象征</text:p>
          </draw:text-box>
        </draw:frame>
        <draw:frame draw:name="PlaceHolder 1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  <text:p text:style-name="P5"><text:span text:style-name="T5"/></text:p>
              </text:list-item>
              <text:list-item>
                <text:p text:style-name="P5"><text:span text:style-name="T5">这面旗帜象征着国家的独立和自由。</text:span></text:p>
              </text:list-item>
              <text:list-item>
                <text:p text:style-name="P5"><text:span text:style-name="T5">Zhè miàn qízhì xiàngzhēngzhe guójiā de dúlì hé zìyóu.</text:span></text:p>
              </text:list-item>
              <text:list-item>
                <text:p text:style-name="P5"><text:span text:style-name="T5">This flag symbolizes the independence and freedom of the count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0" draw:style-name="dp1" draw:master-page-name="Title_2c__20_Content_5f_" presentation:presentation-page-layout-name="AL2T11">
        <office:forms form:automatic-focus="false" form:apply-design-mode="false"/>
        <draw:frame draw:name="PlaceHolder 10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相声</text:p>
          </draw:text-box>
        </draw:frame>
        <draw:frame draw:name="PlaceHolder 1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  <text:p text:style-name="P5"><text:span text:style-name="T5"/></text:p>
              </text:list-item>
              <text:list-item>
                <text:p text:style-name="P5"><text:span text:style-name="T5">他的相声表演总是能逗笑观众。</text:span></text:p>
              </text:list-item>
              <text:list-item>
                <text:p text:style-name="P5"><text:span text:style-name="T5">Tā de xiàngsheng biǎoyǎn zǒngshì néng dòuxiào guānzhòng.</text:span></text:p>
              </text:list-item>
              <text:list-item>
                <text:p text:style-name="P5"><text:span text:style-name="T5">His cross talk performances always make the audience laug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1" draw:style-name="dp1" draw:master-page-name="Title_2c__20_Content_5f_" presentation:presentation-page-layout-name="AL2T11">
        <office:forms form:automatic-focus="false" form:apply-design-mode="false"/>
        <draw:frame draw:name="PlaceHolder 10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上</text:p>
          </draw:text-box>
        </draw:frame>
        <draw:frame draw:name="PlaceHolder 1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向上 </text:span><text:span text:style-name="T5">(xiàngshàng)</text:span></text:p>
              </text:list-item>
              <text:list-item>
                <text:p text:style-name="P5"><text:span text:style-name="T5">Upward; rising</text:span></text:p>
                <text:p text:style-name="P5"><text:span text:style-name="T5"/></text:p>
              </text:list-item>
              <text:list-item>
                <text:p text:style-name="P5"><text:span text:style-name="T5">他努力工作，一直朝着事业的向上方向发展。</text:span></text:p>
              </text:list-item>
              <text:list-item>
                <text:p text:style-name="P5"><text:span text:style-name="T5">Tā nǔlì gōngzuò, yīzhí zhāozhe shìyè de xiàngshàng fāngxiàng fāzhǎn.</text:span></text:p>
              </text:list-item>
              <text:list-item>
                <text:p text:style-name="P5"><text:span text:style-name="T5">He works hard and has been developing in the upward direction of his care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2" draw:style-name="dp1" draw:master-page-name="Title_2c__20_Content_5f_" presentation:presentation-page-layout-name="AL2T11">
        <office:forms form:automatic-focus="false" form:apply-design-mode="false"/>
        <draw:frame draw:name="PlaceHolder 10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前</text:p>
          </draw:text-box>
        </draw:frame>
        <draw:frame draw:name="PlaceHolder 1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向前 </text:span><text:span text:style-name="T5">(xiàngqián)</text:span></text:p>
              </text:list-item>
              <text:list-item>
                <text:p text:style-name="P5"><text:span text:style-name="T5">Forward</text:span></text:p>
                <text:p text:style-name="P5"><text:span text:style-name="T5"/></text:p>
              </text:list-item>
              <text:list-item>
                <text:p text:style-name="P5"><text:span text:style-name="T5">在面对困难时，我们要勇敢向前迈进。</text:span></text:p>
              </text:list-item>
              <text:list-item>
                <text:p text:style-name="P5"><text:span text:style-name="T5">Zài miànduì kùnnán shí, wǒmen yào yǒnggǎn xiàngqián mài jìn.</text:span></text:p>
              </text:list-item>
              <text:list-item>
                <text:p text:style-name="P5"><text:span text:style-name="T5">When facing difficulties, we should bravely move forwar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3" draw:style-name="dp1" draw:master-page-name="Title_2c__20_Content_5f_" presentation:presentation-page-layout-name="AL2T11">
        <office:forms form:automatic-focus="false" form:apply-design-mode="false"/>
        <draw:frame draw:name="PlaceHolder 10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导</text:p>
          </draw:text-box>
        </draw:frame>
        <draw:frame draw:name="PlaceHolder 1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向导 </text:span><text:span text:style-name="T5">(xiàngdǎo)</text:span></text:p>
              </text:list-item>
              <text:list-item>
                <text:p text:style-name="P5"><text:span text:style-name="T5">Guide; guidebook</text:span></text:p>
                <text:p text:style-name="P5"><text:span text:style-name="T5"/></text:p>
              </text:list-item>
              <text:list-item>
                <text:p text:style-name="P5"><text:span text:style-name="T5">在陌生的城市里，一份好的向导很重要。</text:span></text:p>
              </text:list-item>
              <text:list-item>
                <text:p text:style-name="P5"><text:span text:style-name="T5">Zài mòshēng de chéngshì lǐ, yī fèn hǎo de xiàngdǎo hěn zhòngyào.</text:span></text:p>
              </text:list-item>
              <text:list-item>
                <text:p text:style-name="P5"><text:span text:style-name="T5">In a unfamiliar city, a good guide is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4" draw:style-name="dp1" draw:master-page-name="Title_2c__20_Content_5f_" presentation:presentation-page-layout-name="AL2T11">
        <office:forms form:automatic-focus="false" form:apply-design-mode="false"/>
        <draw:frame draw:name="PlaceHolder 117" presentation:style-name="pr7" draw:text-style-name="P2" draw:layer="layout" svg:width="22.499cm" svg:height="2.599cm" svg:x="4.5cm" svg:y="0.6cm" presentation:class="title" presentation:user-transformed="true">
          <draw:text-box>
            <text:p>享受</text:p>
          </draw:text-box>
        </draw:frame>
        <draw:frame draw:name="PlaceHolder 1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  <text:p text:style-name="P5"><text:span text:style-name="T5"/></text:p>
              </text:list-item>
              <text:list-item>
                <text:p text:style-name="P5"><text:span text:style-name="T5">度假是放松和享受的好时机。</text:span></text:p>
              </text:list-item>
              <text:list-item>
                <text:p text:style-name="P5"><text:span text:style-name="T5">Dùjià shì fàngsōng hé xiǎngshòu de hǎo shíjī.</text:span></text:p>
              </text:list-item>
              <text:list-item>
                <text:p text:style-name="P5"><text:span text:style-name="T5">Vacation is a good time for relaxation and enjoy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5" draw:style-name="dp1" draw:master-page-name="Title_2c__20_Content_5f_" presentation:presentation-page-layout-name="AL2T11">
        <office:forms form:automatic-focus="false" form:apply-design-mode="false"/>
        <draw:frame draw:name="PlaceHolder 115" presentation:style-name="pr7" draw:text-style-name="P2" draw:layer="layout" svg:width="22.499cm" svg:height="2.599cm" svg:x="4.5cm" svg:y="0.6cm" presentation:class="title" presentation:user-transformed="true">
          <draw:text-box>
            <text:p>详细</text:p>
          </draw:text-box>
        </draw:frame>
        <draw:frame draw:name="PlaceHolder 1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  <text:p text:style-name="P5"><text:span text:style-name="T5"/></text:p>
              </text:list-item>
              <text:list-item>
                <text:p text:style-name="P5"><text:span text:style-name="T5">请提供关于您公司的详细信息。</text:span></text:p>
              </text:list-item>
              <text:list-item>
                <text:p text:style-name="P5"><text:span text:style-name="T5">Qǐng tígōng guānyú nín gōngsī de xiángxì xìnxī.</text:span></text:p>
              </text:list-item>
              <text:list-item>
                <text:p text:style-name="P5"><text:span text:style-name="T5">Please provide detailed information about your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6" draw:style-name="dp1" draw:master-page-name="Title_2c__20_Content_5f_" presentation:presentation-page-layout-name="AL2T11">
        <office:forms form:automatic-focus="false" form:apply-design-mode="false"/>
        <draw:frame draw:name="PlaceHolder 113" presentation:style-name="pr7" draw:text-style-name="P2" draw:layer="layout" svg:width="22.499cm" svg:height="2.599cm" svg:x="4.5cm" svg:y="0.6cm" presentation:class="title" presentation:user-transformed="true">
          <draw:text-box>
            <text:p>香肠</text:p>
          </draw:text-box>
        </draw:frame>
        <draw:frame draw:name="PlaceHolder 1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香肠 </text:span><text:span text:style-name="T5">(xiāngcháng)</text:span></text:p>
              </text:list-item>
              <text:list-item>
                <text:p text:style-name="P5"><text:span text:style-name="T5">Sausage</text:span></text:p>
                <text:p text:style-name="P5"><text:span text:style-name="T5"/></text:p>
              </text:list-item>
              <text:list-item>
                <text:p text:style-name="P5"><text:span text:style-name="T5">烧烤时，我最喜欢吃的是烤香肠。</text:span></text:p>
              </text:list-item>
              <text:list-item>
                <text:p text:style-name="P5"><text:span text:style-name="T5">Shāokǎo shí, wǒ zuì xǐhuān chī de shì kǎo xiāngcháng.</text:span></text:p>
              </text:list-item>
              <text:list-item>
                <text:p text:style-name="P5"><text:span text:style-name="T5">When barbecuing, my favorite is grilled saus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7" draw:style-name="dp1" draw:master-page-name="Title_2c__20_Content_5f_" presentation:presentation-page-layout-name="AL2T11">
        <office:forms form:automatic-focus="false" form:apply-design-mode="false"/>
        <draw:frame draw:name="PlaceHolder 111" presentation:style-name="pr7" draw:text-style-name="P2" draw:layer="layout" svg:width="22.499cm" svg:height="2.599cm" svg:x="4.5cm" svg:y="0.6cm" presentation:class="title" presentation:user-transformed="true">
          <draw:text-box>
            <text:p>相应</text:p>
          </draw:text-box>
        </draw:frame>
        <draw:frame draw:name="PlaceHolder 1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  <text:p text:style-name="P5"><text:span text:style-name="T5"/></text:p>
              </text:list-item>
              <text:list-item>
                <text:p text:style-name="P5"><text:span text:style-name="T5">每个问题都有相应的解决方法。</text:span></text:p>
              </text:list-item>
              <text:list-item>
                <text:p text:style-name="P5"><text:span text:style-name="T5">Měi gè wèntí dōu yǒu xiāngyìng de jiějué fāngfǎ.</text:span></text:p>
              </text:list-item>
              <text:list-item>
                <text:p text:style-name="P5"><text:span text:style-name="T5">Every problem has a corresponding solu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8" draw:style-name="dp1" draw:master-page-name="Title_2c__20_Content_5f_" presentation:presentation-page-layout-name="AL2T11">
        <office:forms form:automatic-focus="false" form:apply-design-mode="false"/>
        <draw:frame draw:name="PlaceHolder 109" presentation:style-name="pr7" draw:text-style-name="P2" draw:layer="layout" svg:width="22.499cm" svg:height="2.599cm" svg:x="4.5cm" svg:y="0.6cm" presentation:class="title" presentation:user-transformed="true">
          <draw:text-box>
            <text:p>相等</text:p>
          </draw:text-box>
        </draw:frame>
        <draw:frame draw:name="PlaceHolder 1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相等 </text:span><text:span text:style-name="T5">(xiāngděng)</text:span></text:p>
              </text:list-item>
              <text:list-item>
                <text:p text:style-name="P5"><text:span text:style-name="T5">Equal</text:span></text:p>
                <text:p text:style-name="P5"><text:span text:style-name="T5"/></text:p>
              </text:list-item>
              <text:list-item>
                <text:p text:style-name="P5"><text:span text:style-name="T5">在公平竞争中，每个人都应该享有相等的机会。</text:span></text:p>
              </text:list-item>
              <text:list-item>
                <text:p text:style-name="P5"><text:span text:style-name="T5">Zài gōngpíng jìngzhēng zhōng, měi gèrén dōu yīnggāi xiǎngyǒu xiāngděng de jīhuì.</text:span></text:p>
              </text:list-item>
              <text:list-item>
                <text:p text:style-name="P5"><text:span text:style-name="T5">In fair competition, everyone should have equal opportuni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9" draw:style-name="dp1" draw:master-page-name="Title_2c__20_Content_5f_" presentation:presentation-page-layout-name="AL2T11">
        <office:forms form:automatic-focus="false" form:apply-design-mode="false"/>
        <draw:frame draw:name="PlaceHolder 119" presentation:style-name="pr7" draw:text-style-name="P2" draw:layer="layout" svg:width="22.499cm" svg:height="2.599cm" svg:x="4.5cm" svg:y="0.6cm" presentation:class="title" presentation:user-transformed="true">
          <draw:text-box>
            <text:p>乡村</text:p>
          </draw:text-box>
        </draw:frame>
        <draw:frame draw:name="PlaceHolder 1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  <text:p text:style-name="P5"><text:span text:style-name="T5"/></text:p>
              </text:list-item>
              <text:list-item>
                <text:p text:style-name="P5"><text:span text:style-name="T5">乡村风景如画，吸引了许多游客。</text:span></text:p>
              </text:list-item>
              <text:list-item>
                <text:p text:style-name="P5"><text:span text:style-name="T5">Xiāngcūn fēngjǐng rúhuà, xīyǐn le xǔduō yóukè.</text:span></text:p>
              </text:list-item>
              <text:list-item>
                <text:p text:style-name="P5"><text:span text:style-name="T5">The rural scenery is picturesque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0" draw:style-name="dp1" draw:master-page-name="Title_2c__20_Content_5f_" presentation:presentation-page-layout-name="AL2T11">
        <office:forms form:automatic-focus="false" form:apply-design-mode="false"/>
        <draw:frame draw:name="PlaceHolder 121" presentation:style-name="pr7" draw:text-style-name="P2" draw:layer="layout" svg:width="22.499cm" svg:height="2.599cm" svg:x="4.5cm" svg:y="0.6cm" presentation:class="title" presentation:user-transformed="true">
          <draw:text-box>
            <text:p>乡</text:p>
          </draw:text-box>
        </draw:frame>
        <draw:frame draw:name="PlaceHolder 1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乡 </text:span><text:span text:style-name="T5">(xiāng)</text:span></text:p>
              </text:list-item>
              <text:list-item>
                <text:p text:style-name="P5"><text:span text:style-name="T5">Countryside; village</text:span></text:p>
                <text:p text:style-name="P5"><text:span text:style-name="T5"/></text:p>
              </text:list-item>
              <text:list-item>
                <text:p text:style-name="P5"><text:span text:style-name="T5">他在美丽的乡村度过了一个宁静的周末。</text:span></text:p>
              </text:list-item>
              <text:list-item>
                <text:p text:style-name="P5"><text:span text:style-name="T5">Tā zài měilì de xiāngcūn dùguò le yīgè níngjìng de zhōumò.</text:span></text:p>
              </text:list-item>
              <text:list-item>
                <text:p text:style-name="P5"><text:span text:style-name="T5">He spent a peaceful weekend in the beautiful countrysid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1" draw:style-name="dp1" draw:master-page-name="Title_2c__20_Content_5f_" presentation:presentation-page-layout-name="AL2T11">
        <office:forms form:automatic-focus="false" form:apply-design-mode="false"/>
        <draw:frame draw:name="PlaceHolder 123" presentation:style-name="pr7" draw:text-style-name="P2" draw:layer="layout" svg:width="22.499cm" svg:height="2.599cm" svg:x="4.5cm" svg:y="0.6cm" presentation:class="title" presentation:user-transformed="true">
          <draw:text-box>
            <text:p>献</text:p>
          </draw:text-box>
        </draw:frame>
        <draw:frame draw:name="PlaceHolder 1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  <text:p text:style-name="P5"><text:span text:style-name="T5"/></text:p>
              </text:list-item>
              <text:list-item>
                <text:p text:style-name="P5"><text:span text:style-name="T5">他献出了自己的一份力量，帮助了那些需要帮助的人。</text:span></text:p>
              </text:list-item>
              <text:list-item>
                <text:p text:style-name="P5"><text:span text:style-name="T5">Tā xiàn chū le zìjǐ de yī fèn lìliàng, bāngzhù le nàxiē xūyào bāngzhù de rén.</text:span></text:p>
              </text:list-item>
              <text:list-item>
                <text:p text:style-name="P5"><text:span text:style-name="T5">He contributed his own strength and helped those in ne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2" draw:style-name="dp1" draw:master-page-name="Title_2c__20_Content_5f_" presentation:presentation-page-layout-name="AL2T11">
        <office:forms form:automatic-focus="false" form:apply-design-mode="false"/>
        <draw:frame draw:name="PlaceHolder 125" presentation:style-name="pr7" draw:text-style-name="P2" draw:layer="layout" svg:width="22.499cm" svg:height="2.599cm" svg:x="4.5cm" svg:y="0.6cm" presentation:class="title" presentation:user-transformed="true">
          <draw:text-box>
            <text:p>线索</text:p>
          </draw:text-box>
        </draw:frame>
        <draw:frame draw:name="PlaceHolder 1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线索 </text:span><text:span text:style-name="T5">(xiànsuǒ)</text:span></text:p>
              </text:list-item>
              <text:list-item>
                <text:p text:style-name="P5"><text:span text:style-name="T5">Clue; lead</text:span></text:p>
                <text:p text:style-name="P5"><text:span text:style-name="T5"/></text:p>
              </text:list-item>
              <text:list-item>
                <text:p text:style-name="P5"><text:span text:style-name="T5">警察根据线索成功破获了案件。</text:span></text:p>
              </text:list-item>
              <text:list-item>
                <text:p text:style-name="P5"><text:span text:style-name="T5">Jǐngchá gēnjù xiànsuǒ chénggōng pòhuò le ànjiàn.</text:span></text:p>
              </text:list-item>
              <text:list-item>
                <text:p text:style-name="P5"><text:span text:style-name="T5">The police successfully solved the case based on the clu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3" draw:style-name="dp1" draw:master-page-name="Title_2c__20_Content_5f_" presentation:presentation-page-layout-name="AL2T11">
        <office:forms form:automatic-focus="false" form:apply-design-mode="false"/>
        <draw:frame draw:name="PlaceHolder 127" presentation:style-name="pr7" draw:text-style-name="P2" draw:layer="layout" svg:width="22.499cm" svg:height="2.599cm" svg:x="4.5cm" svg:y="0.6cm" presentation:class="title" presentation:user-transformed="true">
          <draw:text-box>
            <text:p>现状</text:p>
          </draw:text-box>
        </draw:frame>
        <draw:frame draw:name="PlaceHolder 1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  <text:p text:style-name="P5"><text:span text:style-name="T5"/></text:p>
              </text:list-item>
              <text:list-item>
                <text:p text:style-name="P5"><text:span text:style-name="T5">我们需要了解项目的现状，以制定合适的计划。</text:span></text:p>
              </text:list-item>
              <text:list-item>
                <text:p text:style-name="P5"><text:span text:style-name="T5">Wǒmen xūyào liǎojiě xiàngmù de xiànzhuàng, yǐ zhìdìng héshì de jìhuà.</text:span></text:p>
              </text:list-item>
              <text:list-item>
                <text:p text:style-name="P5"><text:span text:style-name="T5">We need to understand the current situation of the project to develop a suitable pl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4" draw:style-name="dp1" draw:master-page-name="Title_2c__20_Content_5f_" presentation:presentation-page-layout-name="AL2T11">
        <office:forms form:automatic-focus="false" form:apply-design-mode="false"/>
        <draw:frame draw:name="PlaceHolder 129" presentation:style-name="pr7" draw:text-style-name="P2" draw:layer="layout" svg:width="22.499cm" svg:height="2.599cm" svg:x="4.5cm" svg:y="0.6cm" presentation:class="title" presentation:user-transformed="true">
          <draw:text-box>
            <text:p>现有</text:p>
          </draw:text-box>
        </draw:frame>
        <draw:frame draw:name="PlaceHolder 1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现有 </text:span><text:span text:style-name="T5">(xiànyǒu)</text:span></text:p>
              </text:list-item>
              <text:list-item>
                <text:p text:style-name="P5"><text:span text:style-name="T5">Existing; current</text:span></text:p>
                <text:p text:style-name="P5"><text:span text:style-name="T5"/></text:p>
              </text:list-item>
              <text:list-item>
                <text:p text:style-name="P5"><text:span text:style-name="T5">我们的公司现有员工五百人。</text:span></text:p>
              </text:list-item>
              <text:list-item>
                <text:p text:style-name="P5"><text:span text:style-name="T5">Wǒmen de gōngsī xiànyǒu yuángōng wǔbǎi rén.</text:span></text:p>
              </text:list-item>
              <text:list-item>
                <text:p text:style-name="P5"><text:span text:style-name="T5">Our company currently has five hundred employe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5" draw:style-name="dp1" draw:master-page-name="Title_2c__20_Content_5f_" presentation:presentation-page-layout-name="AL2T11">
        <office:forms form:automatic-focus="false" form:apply-design-mode="false"/>
        <draw:frame draw:name="PlaceHolder 131" presentation:style-name="pr7" draw:text-style-name="P2" draw:layer="layout" svg:width="22.499cm" svg:height="2.599cm" svg:x="4.5cm" svg:y="0.6cm" presentation:class="title" presentation:user-transformed="true">
          <draw:text-box>
            <text:p>显</text:p>
          </draw:text-box>
        </draw:frame>
        <draw:frame draw:name="PlaceHolder 1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显 </text:span><text:span text:style-name="T5">(xiǎn)</text:span></text:p>
              </text:list-item>
              <text:list-item>
                <text:p text:style-name="P5"><text:span text:style-name="T5">Obvious; apparent</text:span></text:p>
                <text:p text:style-name="P5"><text:span text:style-name="T5"/></text:p>
              </text:list-item>
              <text:list-item>
                <text:p text:style-name="P5"><text:span text:style-name="T5">他的努力取得了显著的成绩。</text:span></text:p>
              </text:list-item>
              <text:list-item>
                <text:p text:style-name="P5"><text:span text:style-name="T5">Tā de nǔlì qǔdé le xiǎnzhù de chéngjì.</text:span></text:p>
              </text:list-item>
              <text:list-item>
                <text:p text:style-name="P5"><text:span text:style-name="T5">His efforts have achieved significant resul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6" draw:style-name="dp1" draw:master-page-name="Title_2c__20_Content_5f_" presentation:presentation-page-layout-name="AL2T11">
        <office:forms form:automatic-focus="false" form:apply-design-mode="false"/>
        <draw:frame draw:name="PlaceHolder 133" presentation:style-name="pr7" draw:text-style-name="P2" draw:layer="layout" svg:width="22.499cm" svg:height="2.599cm" svg:x="4.5cm" svg:y="0.6cm" presentation:class="title" presentation:user-transformed="true">
          <draw:text-box>
            <text:p>闲</text:p>
          </draw:text-box>
        </draw:frame>
        <draw:frame draw:name="PlaceHolder 1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闲 </text:span><text:span text:style-name="T5">(xián)</text:span></text:p>
              </text:list-item>
              <text:list-item>
                <text:p text:style-name="P5"><text:span text:style-name="T5">Leisure; idle</text:span></text:p>
                <text:p text:style-name="P5"><text:span text:style-name="T5"/></text:p>
              </text:list-item>
              <text:list-item>
                <text:p text:style-name="P5"><text:span text:style-name="T5">他喜欢在闲暇时读书或者散步。</text:span></text:p>
              </text:list-item>
              <text:list-item>
                <text:p text:style-name="P5"><text:span text:style-name="T5">Tā xǐhuān zài xiánxiá shí dúshū huòzhě sànbù.</text:span></text:p>
              </text:list-item>
              <text:list-item>
                <text:p text:style-name="P5"><text:span text:style-name="T5">He likes to read or take a walk in his leisure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7" draw:style-name="dp1" draw:master-page-name="Title_2c__20_Content_5f_" presentation:presentation-page-layout-name="AL2T11">
        <office:forms form:automatic-focus="false" form:apply-design-mode="false"/>
        <draw:frame draw:name="PlaceHolder 135" presentation:style-name="pr7" draw:text-style-name="P2" draw:layer="layout" svg:width="22.499cm" svg:height="2.599cm" svg:x="4.5cm" svg:y="0.6cm" presentation:class="title" presentation:user-transformed="true">
          <draw:text-box>
            <text:p>鲜艳</text:p>
          </draw:text-box>
        </draw:frame>
        <draw:frame draw:name="PlaceHolder 1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  <text:p text:style-name="P5"><text:span text:style-name="T5"/></text:p>
              </text:list-item>
              <text:list-item>
                <text:p text:style-name="P5"><text:span text:style-name="T5">这些花的颜色非常鲜艳，令人心情愉悦。</text:span></text:p>
              </text:list-item>
              <text:list-item>
                <text:p text:style-name="P5"><text:span text:style-name="T5">Zhèxiē huā de yánsè fēicháng xiānyàn, lìng rén xīnqíng yúyuè.</text:span></text:p>
              </text:list-item>
              <text:list-item>
                <text:p text:style-name="P5"><text:span text:style-name="T5">The colors of these flowers are very bright and cheerfu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8" draw:style-name="dp1" draw:master-page-name="Title_2c__20_Content_5f_" presentation:presentation-page-layout-name="AL2T11">
        <office:forms form:automatic-focus="false" form:apply-design-mode="false"/>
        <draw:frame draw:name="PlaceHolder 137" presentation:style-name="pr7" draw:text-style-name="P2" draw:layer="layout" svg:width="22.499cm" svg:height="2.599cm" svg:x="4.5cm" svg:y="0.6cm" presentation:class="title" presentation:user-transformed="true">
          <draw:text-box>
            <text:p>先前</text:p>
          </draw:text-box>
        </draw:frame>
        <draw:frame draw:name="PlaceHolder 1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  <text:p text:style-name="P5"><text:span text:style-name="T5"/></text:p>
              </text:list-item>
              <text:list-item>
                <text:p text:style-name="P5"><text:span text:style-name="T5">请告诉我你先前的工作经验。</text:span></text:p>
              </text:list-item>
              <text:list-item>
                <text:p text:style-name="P5"><text:span text:style-name="T5">Qǐng gàosù wǒ nǐ xiānqián de gōngzuò jīngyàn.</text:span></text:p>
              </text:list-item>
              <text:list-item>
                <text:p text:style-name="P5"><text:span text:style-name="T5">Please tell me about your previous work experi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9" draw:style-name="dp1" draw:master-page-name="Title_2c__20_Content_5f_" presentation:presentation-page-layout-name="AL2T11">
        <office:forms form:automatic-focus="false" form:apply-design-mode="false"/>
        <draw:frame draw:name="PlaceHolder 139" presentation:style-name="pr7" draw:text-style-name="P2" draw:layer="layout" svg:width="22.499cm" svg:height="2.599cm" svg:x="4.5cm" svg:y="0.6cm" presentation:class="title" presentation:user-transformed="true">
          <draw:text-box>
            <text:p>先后</text:p>
          </draw:text-box>
        </draw:frame>
        <draw:frame draw:name="PlaceHolder 1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  <text:p text:style-name="P5"><text:span text:style-name="T5"/></text:p>
              </text:list-item>
              <text:list-item>
                <text:p text:style-name="P5"><text:span text:style-name="T5">这几天我们先后接待了许多客人。</text:span></text:p>
              </text:list-item>
              <text:list-item>
                <text:p text:style-name="P5"><text:span text:style-name="T5">Zhè jǐ tiān wǒmen xiānhòu jiēdài le xǔduō kèrén.</text:span></text:p>
              </text:list-item>
              <text:list-item>
                <text:p text:style-name="P5"><text:span text:style-name="T5">In the past few days, we have successively received many gue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0" draw:style-name="dp1" draw:master-page-name="Title_2c__20_Content_5f_" presentation:presentation-page-layout-name="AL2T11">
        <office:forms form:automatic-focus="false" form:apply-design-mode="false"/>
        <draw:frame draw:name="PlaceHolder 141" presentation:style-name="pr7" draw:text-style-name="P2" draw:layer="layout" svg:width="22.499cm" svg:height="2.599cm" svg:x="4.5cm" svg:y="0.6cm" presentation:class="title" presentation:user-transformed="true">
          <draw:text-box>
            <text:p>吓</text:p>
          </draw:text-box>
        </draw:frame>
        <draw:frame draw:name="PlaceHolder 1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吓 </text:span><text:span text:style-name="T5">(xià)</text:span></text:p>
              </text:list-item>
              <text:list-item>
                <text:p text:style-name="P5"><text:span text:style-name="T5">Scare; frighten</text:span></text:p>
                <text:p text:style-name="P5"><text:span text:style-name="T5"/></text:p>
              </text:list-item>
              <text:list-item>
                <text:p text:style-name="P5"><text:span text:style-name="T5">他突然出现把我吓了一跳。</text:span></text:p>
              </text:list-item>
              <text:list-item>
                <text:p text:style-name="P5"><text:span text:style-name="T5">Tā tūrán chūxiàn bǎ wǒ xià le yī tiào.</text:span></text:p>
              </text:list-item>
              <text:list-item>
                <text:p text:style-name="P5"><text:span text:style-name="T5">His sudden appearance scared 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1" draw:style-name="dp1" draw:master-page-name="Title_2c__20_Content_5f_" presentation:presentation-page-layout-name="AL2T11">
        <office:forms form:automatic-focus="false" form:apply-design-mode="false"/>
        <draw:frame draw:name="PlaceHolder 143" presentation:style-name="pr7" draw:text-style-name="P2" draw:layer="layout" svg:width="22.499cm" svg:height="2.599cm" svg:x="4.5cm" svg:y="0.6cm" presentation:class="title" presentation:user-transformed="true">
          <draw:text-box>
            <text:p>戏剧</text:p>
          </draw:text-box>
        </draw:frame>
        <draw:frame draw:name="PlaceHolder 1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戏剧 </text:span><text:span text:style-name="T5">(xìjù)</text:span></text:p>
              </text:list-item>
              <text:list-item>
                <text:p text:style-name="P5"><text:span text:style-name="T5">Drama; theater</text:span></text:p>
                <text:p text:style-name="P5"><text:span text:style-name="T5"/></text:p>
              </text:list-item>
              <text:list-item>
                <text:p text:style-name="P5"><text:span text:style-name="T5">戏剧是一种表达情感的重要艺术形式。</text:span></text:p>
              </text:list-item>
              <text:list-item>
                <text:p text:style-name="P5"><text:span text:style-name="T5">Xìjù shì yī zhǒng biǎodá qínggǎn de zhòngyào yìshù xíngshì.</text:span></text:p>
              </text:list-item>
              <text:list-item>
                <text:p text:style-name="P5"><text:span text:style-name="T5">Drama is an important artistic form of expressing emo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2" draw:style-name="dp1" draw:master-page-name="Title_2c__20_Content_5f_" presentation:presentation-page-layout-name="AL2T11">
        <office:forms form:automatic-focus="false" form:apply-design-mode="false"/>
        <draw:frame draw:name="PlaceHolder 145" presentation:style-name="pr7" draw:text-style-name="P2" draw:layer="layout" svg:width="22.499cm" svg:height="2.599cm" svg:x="4.5cm" svg:y="0.6cm" presentation:class="title" presentation:user-transformed="true">
          <draw:text-box>
            <text:p>戏</text:p>
          </draw:text-box>
        </draw:frame>
        <draw:frame draw:name="PlaceHolder 1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戏 </text:span><text:span text:style-name="T5">(xì)</text:span></text:p>
              </text:list-item>
              <text:list-item>
                <text:p text:style-name="P5"><text:span text:style-name="T5">Play; drama</text:span></text:p>
                <text:p text:style-name="P5"><text:span text:style-name="T5"/></text:p>
              </text:list-item>
              <text:list-item>
                <text:p text:style-name="P5"><text:span text:style-name="T5">这部戏的表演非常精彩，值得一看。</text:span></text:p>
              </text:list-item>
              <text:list-item>
                <text:p text:style-name="P5"><text:span text:style-name="T5">Zhè bù xì de biǎoyǎn fēicháng jīngcǎi, zhíde yī kàn.</text:span></text:p>
              </text:list-item>
              <text:list-item>
                <text:p text:style-name="P5"><text:span text:style-name="T5">The performance of this play is excellent and worth watch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3" draw:style-name="dp1" draw:master-page-name="Title_2c__20_Content_5f_" presentation:presentation-page-layout-name="AL2T11">
        <office:forms form:automatic-focus="false" form:apply-design-mode="false"/>
        <draw:frame draw:name="PlaceHolder 147" presentation:style-name="pr7" draw:text-style-name="P2" draw:layer="layout" svg:width="22.499cm" svg:height="2.599cm" svg:x="4.5cm" svg:y="0.6cm" presentation:class="title" presentation:user-transformed="true">
          <draw:text-box>
            <text:p>喜剧</text:p>
          </draw:text-box>
        </draw:frame>
        <draw:frame draw:name="PlaceHolder 1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喜剧 </text:span><text:span text:style-name="T5">(xǐjù)</text:span></text:p>
              </text:list-item>
              <text:list-item>
                <text:p text:style-name="P5"><text:span text:style-name="T5">Comedy</text:span></text:p>
                <text:p text:style-name="P5"><text:span text:style-name="T5"/></text:p>
              </text:list-item>
              <text:list-item>
                <text:p text:style-name="P5"><text:span text:style-name="T5">这部电影是一部喜剧，让人忍俊不禁。</text:span></text:p>
              </text:list-item>
              <text:list-item>
                <text:p text:style-name="P5"><text:span text:style-name="T5">Zhè bù diànyǐng shì yī bù xǐjù, ràng rén rěnjùn bùjīn.</text:span></text:p>
              </text:list-item>
              <text:list-item>
                <text:p text:style-name="P5"><text:span text:style-name="T5">This movie is a comedy that makes people burst into laught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4" draw:style-name="dp1" draw:master-page-name="Title_2c__20_Content_5f_" presentation:presentation-page-layout-name="AL2T11">
        <office:forms form:automatic-focus="false" form:apply-design-mode="false"/>
        <draw:frame draw:name="PlaceHolder 149" presentation:style-name="pr7" draw:text-style-name="P2" draw:layer="layout" svg:width="22.499cm" svg:height="2.599cm" svg:x="4.5cm" svg:y="0.6cm" presentation:class="title" presentation:user-transformed="true">
          <draw:text-box>
            <text:p>西装</text:p>
          </draw:text-box>
        </draw:frame>
        <draw:frame draw:name="PlaceHolder 1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西装 </text:span><text:span text:style-name="T5">(xīzhuāng)</text:span></text:p>
              </text:list-item>
              <text:list-item>
                <text:p text:style-name="P5"><text:span text:style-name="T5">Suit</text:span></text:p>
                <text:p text:style-name="P5"><text:span text:style-name="T5"/></text:p>
              </text:list-item>
              <text:list-item>
                <text:p text:style-name="P5"><text:span text:style-name="T5">正式场合他总是穿着一套整洁的西装。</text:span></text:p>
              </text:list-item>
              <text:list-item>
                <text:p text:style-name="P5"><text:span text:style-name="T5">Zhèngshì chǎng hé tā zǒngshì chuānzhuó yī tào zhěngjié de xīzhuāng.</text:span></text:p>
              </text:list-item>
              <text:list-item>
                <text:p text:style-name="P5"><text:span text:style-name="T5">He always wears a neat suit on formal occas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5" draw:style-name="dp1" draw:master-page-name="Title_2c__20_Content_5f_" presentation:presentation-page-layout-name="AL2T11">
        <office:forms form:automatic-focus="false" form:apply-design-mode="false"/>
        <draw:frame draw:name="PlaceHolder 151" presentation:style-name="pr7" draw:text-style-name="P2" draw:layer="layout" svg:width="22.499cm" svg:height="2.599cm" svg:x="4.5cm" svg:y="0.6cm" presentation:class="title" presentation:user-transformed="true">
          <draw:text-box>
            <text:p>西红柿</text:p>
          </draw:text-box>
        </draw:frame>
        <draw:frame draw:name="PlaceHolder 1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西红柿 </text:span><text:span text:style-name="T5">(xīhóngshì)</text:span></text:p>
              </text:list-item>
              <text:list-item>
                <text:p text:style-name="P5"><text:span text:style-name="T5">Tomato</text:span></text:p>
                <text:p text:style-name="P5"><text:span text:style-name="T5"/></text:p>
              </text:list-item>
              <text:list-item>
                <text:p text:style-name="P5"><text:span text:style-name="T5">沙拉里加点西红柿，会更加美味。</text:span></text:p>
              </text:list-item>
              <text:list-item>
                <text:p text:style-name="P5"><text:span text:style-name="T5">Shālā lǐ jiā diǎn xīhóngshì, huì gèngjiā měiwèi.</text:span></text:p>
              </text:list-item>
              <text:list-item>
                <text:p text:style-name="P5"><text:span text:style-name="T5">Adding some tomatoes to the salad makes it more delicio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6" draw:style-name="dp1" draw:master-page-name="Title_2c__20_Content_5f_" presentation:presentation-page-layout-name="AL2T11">
        <office:forms form:automatic-focus="false" form:apply-design-mode="false"/>
        <draw:frame draw:name="PlaceHolder 153" presentation:style-name="pr7" draw:text-style-name="P2" draw:layer="layout" svg:width="22.499cm" svg:height="2.599cm" svg:x="4.5cm" svg:y="0.6cm" presentation:class="title" presentation:user-transformed="true">
          <draw:text-box>
            <text:p>误解</text:p>
          </draw:text-box>
        </draw:frame>
        <draw:frame draw:name="PlaceHolder 1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误解 </text:span><text:span text:style-name="T5">(wùjiě)</text:span></text:p>
              </text:list-item>
              <text:list-item>
                <text:p text:style-name="P5"><text:span text:style-name="T5">Misunderstanding</text:span></text:p>
                <text:p text:style-name="P5"><text:span text:style-name="T5"/></text:p>
              </text:list-item>
              <text:list-item>
                <text:p text:style-name="P5"><text:span text:style-name="T5">沟通很重要，避免误解的发生。</text:span></text:p>
              </text:list-item>
              <text:list-item>
                <text:p text:style-name="P5"><text:span text:style-name="T5">Gōutōng hěn zhòngyào, bìmiǎn wùjiě de fāshēng.</text:span></text:p>
              </text:list-item>
              <text:list-item>
                <text:p text:style-name="P5"><text:span text:style-name="T5">Communication is important to avoid misunderstand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7" draw:style-name="dp1" draw:master-page-name="Title_2c__20_Content_5f_" presentation:presentation-page-layout-name="AL2T11">
        <office:forms form:automatic-focus="false" form:apply-design-mode="false"/>
        <draw:frame draw:name="PlaceHolder 155" presentation:style-name="pr7" draw:text-style-name="P2" draw:layer="layout" svg:width="22.499cm" svg:height="2.599cm" svg:x="4.5cm" svg:y="0.6cm" presentation:class="title" presentation:user-transformed="true">
          <draw:text-box>
            <text:p>物质</text:p>
          </draw:text-box>
        </draw:frame>
        <draw:frame draw:name="PlaceHolder 1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物质 </text:span><text:span text:style-name="T5">(wùzhì)</text:span></text:p>
              </text:list-item>
              <text:list-item>
                <text:p text:style-name="P5"><text:span text:style-name="T5">Material; substance</text:span></text:p>
                <text:p text:style-name="P5"><text:span text:style-name="T5"/></text:p>
              </text:list-item>
              <text:list-item>
                <text:p text:style-name="P5"><text:span text:style-name="T5">追求物质享受并不是人生的唯一目标。</text:span></text:p>
              </text:list-item>
              <text:list-item>
                <text:p text:style-name="P5"><text:span text:style-name="T5">Zhuīqiú wùzhì xiǎngshòu bìng fēi shì rénshēng de wéiyī mùbiāo.</text:span></text:p>
              </text:list-item>
              <text:list-item>
                <text:p text:style-name="P5"><text:span text:style-name="T5">The pursuit of material enjoyment is not the sole goal of lif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8" draw:style-name="dp1" draw:master-page-name="Title_2c__20_Content_5f_" presentation:presentation-page-layout-name="AL2T11">
        <office:forms form:automatic-focus="false" form:apply-design-mode="false"/>
        <draw:frame draw:name="PlaceHolder 157" presentation:style-name="pr7" draw:text-style-name="P2" draw:layer="layout" svg:width="22.499cm" svg:height="2.599cm" svg:x="4.5cm" svg:y="0.6cm" presentation:class="title" presentation:user-transformed="true">
          <draw:text-box>
            <text:p>物业</text:p>
          </draw:text-box>
        </draw:frame>
        <draw:frame draw:name="PlaceHolder 1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  <text:p text:style-name="P5"><text:span text:style-name="T5"/></text:p>
              </text:list-item>
              <text:list-item>
                <text:p text:style-name="P5"><text:span text:style-name="T5">小区的物业服务很贴心，解决问题很及时。</text:span></text:p>
              </text:list-item>
              <text:list-item>
                <text:p text:style-name="P5"><text:span text:style-name="T5">Xiǎoqū de wùyè fúwù hěn tiēxīn, jiějué wèntí hěn jíshí.</text:span></text:p>
              </text:list-item>
              <text:list-item>
                <text:p text:style-name="P5"><text:span text:style-name="T5">The property management service in the community is thoughtful, and problems are resolved promptly.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9" draw:style-name="dp1" draw:master-page-name="Title_2c__20_Content_5f_" presentation:presentation-page-layout-name="AL2T11">
        <office:forms form:automatic-focus="false" form:apply-design-mode="false"/>
        <draw:frame draw:name="PlaceHolder 159" presentation:style-name="pr7" draw:text-style-name="P2" draw:layer="layout" svg:width="22.499cm" svg:height="2.599cm" svg:x="4.5cm" svg:y="0.6cm" presentation:class="title" presentation:user-transformed="true">
          <draw:text-box>
            <text:p>物价</text:p>
          </draw:text-box>
        </draw:frame>
        <draw:frame draw:name="PlaceHolder 1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  <text:p text:style-name="P5"><text:span text:style-name="T5"/></text:p>
              </text:list-item>
              <text:list-item>
                <text:p text:style-name="P5"><text:span text:style-name="T5">近期物价上涨，生活成本有所增加。</text:span></text:p>
              </text:list-item>
              <text:list-item>
                <text:p text:style-name="P5"><text:span text:style-name="T5">Jìnqī wùjià shàngzhǎng, shēnghuó chéngběn yǒu suǒ zēngjiā.</text:span></text:p>
              </text:list-item>
              <text:list-item>
                <text:p text:style-name="P5"><text:span text:style-name="T5">Recently, commodity prices have risen, and the cost of living has increas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0" draw:style-name="dp1" draw:master-page-name="Title_2c__20_Content_5f_" presentation:presentation-page-layout-name="AL2T11">
        <office:forms form:automatic-focus="false" form:apply-design-mode="false"/>
        <draw:frame draw:name="PlaceHolder 161" presentation:style-name="pr7" draw:text-style-name="P2" draw:layer="layout" svg:width="22.499cm" svg:height="2.599cm" svg:x="4.5cm" svg:y="0.6cm" presentation:class="title" presentation:user-transformed="true">
          <draw:text-box>
            <text:p>舞</text:p>
          </draw:text-box>
        </draw:frame>
        <draw:frame draw:name="PlaceHolder 1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舞 </text:span><text:span text:style-name="T5">(wǔ)</text:span></text:p>
              </text:list-item>
              <text:list-item>
                <text:p text:style-name="P5"><text:span text:style-name="T5">Dance</text:span></text:p>
                <text:p text:style-name="P5"><text:span text:style-name="T5"/></text:p>
              </text:list-item>
              <text:list-item>
                <text:p text:style-name="P5"><text:span text:style-name="T5">他学了很多种舞蹈，是一位出色的舞者。</text:span></text:p>
              </text:list-item>
              <text:list-item>
                <text:p text:style-name="P5"><text:span text:style-name="T5">Tā xué le hěnduō zhǒng wǔdǎo, shì yī wèi chūsè de wǔzhě.</text:span></text:p>
              </text:list-item>
              <text:list-item>
                <text:p text:style-name="P5"><text:span text:style-name="T5">He has learned many types of dances and is an excellent danc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1" draw:style-name="dp1" draw:master-page-name="Title_2c__20_Content_5f_" presentation:presentation-page-layout-name="AL2T11">
        <office:forms form:automatic-focus="false" form:apply-design-mode="false"/>
        <draw:frame draw:name="PlaceHolder 163" presentation:style-name="pr7" draw:text-style-name="P2" draw:layer="layout" svg:width="22.499cm" svg:height="2.599cm" svg:x="4.5cm" svg:y="0.6cm" presentation:class="title" presentation:user-transformed="true">
          <draw:text-box>
            <text:p>无疑</text:p>
          </draw:text-box>
        </draw:frame>
        <draw:frame draw:name="PlaceHolder 1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  <text:p text:style-name="P5"><text:span text:style-name="T5"/></text:p>
              </text:list-item>
              <text:list-item>
                <text:p text:style-name="P5"><text:span text:style-name="T5">他的表现无疑是今天最出色的。</text:span></text:p>
              </text:list-item>
              <text:list-item>
                <text:p text:style-name="P5"><text:span text:style-name="T5">Tā de biǎoxiàn wúyí shì jīntiān zuì chūsè de.</text:span></text:p>
              </text:list-item>
              <text:list-item>
                <text:p text:style-name="P5"><text:span text:style-name="T5">His performance is undoubtedly the most outstanding to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2" draw:style-name="dp1" draw:master-page-name="Title_2c__20_Content_5f_" presentation:presentation-page-layout-name="AL2T11">
        <office:forms form:automatic-focus="false" form:apply-design-mode="false"/>
        <draw:frame draw:name="PlaceHolder 165" presentation:style-name="pr7" draw:text-style-name="P2" draw:layer="layout" svg:width="22.499cm" svg:height="2.599cm" svg:x="4.5cm" svg:y="0.6cm" presentation:class="title" presentation:user-transformed="true">
          <draw:text-box>
            <text:p>无奈</text:p>
          </draw:text-box>
        </draw:frame>
        <draw:frame draw:name="PlaceHolder 1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  <text:p text:style-name="P5"><text:span text:style-name="T5"/></text:p>
              </text:list-item>
              <text:list-item>
                <text:p text:style-name="P5"><text:span text:style-name="T5">面对困境，他感到十分无奈。</text:span></text:p>
              </text:list-item>
              <text:list-item>
                <text:p text:style-name="P5"><text:span text:style-name="T5">Miàn duì kùnjìng, tā gǎndào shífēn wúnài.</text:span></text:p>
              </text:list-item>
              <text:list-item>
                <text:p text:style-name="P5"><text:span text:style-name="T5">Faced with difficulties, he feels very helpl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3" draw:style-name="dp1" draw:master-page-name="Title_2c__20_Content_5f_" presentation:presentation-page-layout-name="AL2T11">
        <office:forms form:automatic-focus="false" form:apply-design-mode="false"/>
        <draw:frame draw:name="PlaceHolder 167" presentation:style-name="pr7" draw:text-style-name="P2" draw:layer="layout" svg:width="22.499cm" svg:height="2.599cm" svg:x="4.5cm" svg:y="0.6cm" presentation:class="title" presentation:user-transformed="true">
          <draw:text-box>
            <text:p>屋</text:p>
          </draw:text-box>
        </draw:frame>
        <draw:frame draw:name="PlaceHolder 1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屋 </text:span><text:span text:style-name="T5">(wū)</text:span></text:p>
              </text:list-item>
              <text:list-item>
                <text:p text:style-name="P5"><text:span text:style-name="T5">House; building</text:span></text:p>
                <text:p text:style-name="P5"><text:span text:style-name="T5"/></text:p>
              </text:list-item>
              <text:list-item>
                <text:p text:style-name="P5"><text:span text:style-name="T5">这座屋子有着悠久的历史，是一座古老的建筑。</text:span></text:p>
              </text:list-item>
              <text:list-item>
                <text:p text:style-name="P5"><text:span text:style-name="T5">Zhè zuò wūzi yǒu zhe yōujiǔ de lìshǐ, shì yī zuò gǔlǎo de jiànzhù.</text:span></text:p>
              </text:list-item>
              <text:list-item>
                <text:p text:style-name="P5"><text:span text:style-name="T5">This house has a long history and is an ancient build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4" draw:style-name="dp1" draw:master-page-name="Title_2c__20_Content_5f_" presentation:presentation-page-layout-name="AL2T11">
        <office:forms form:automatic-focus="false" form:apply-design-mode="false"/>
        <draw:frame draw:name="PlaceHolder 169" presentation:style-name="pr7" draw:text-style-name="P2" draw:layer="layout" svg:width="22.499cm" svg:height="2.599cm" svg:x="4.5cm" svg:y="0.6cm" presentation:class="title" presentation:user-transformed="true">
          <draw:text-box>
            <text:p>污水</text:p>
          </draw:text-box>
        </draw:frame>
        <draw:frame draw:name="PlaceHolder 1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污水 </text:span><text:span text:style-name="T5">(wūshuǐ)</text:span></text:p>
              </text:list-item>
              <text:list-item>
                <text:p text:style-name="P5"><text:span text:style-name="T5">Wastewater; sewage</text:span></text:p>
                <text:p text:style-name="P5"><text:span text:style-name="T5"/></text:p>
              </text:list-item>
              <text:list-item>
                <text:p text:style-name="P5"><text:span text:style-name="T5">不合理的排放导致了大量的污水进入河流。</text:span></text:p>
              </text:list-item>
              <text:list-item>
                <text:p text:style-name="P5"><text:span text:style-name="T5">Bùhélǐ de páifàng dǎozhì le dàliàng de wūshuǐ jìnrù héliú.</text:span></text:p>
              </text:list-item>
              <text:list-item>
                <text:p text:style-name="P5"><text:span text:style-name="T5">Unreasonable emissions have led to a large amount of wastewater entering the riv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5" draw:style-name="dp1" draw:master-page-name="Title_2c__20_Content_5f_" presentation:presentation-page-layout-name="AL2T11">
        <office:forms form:automatic-focus="false" form:apply-design-mode="false"/>
        <draw:frame draw:name="PlaceHolder 171" presentation:style-name="pr7" draw:text-style-name="P2" draw:layer="layout" svg:width="22.499cm" svg:height="2.599cm" svg:x="4.5cm" svg:y="0.6cm" presentation:class="title" presentation:user-transformed="true">
          <draw:text-box>
            <text:p>污染</text:p>
          </draw:text-box>
        </draw:frame>
        <draw:frame draw:name="PlaceHolder 1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  <text:p text:style-name="P5"><text:span text:style-name="T5"/></text:p>
              </text:list-item>
              <text:list-item>
                <text:p text:style-name="P5"><text:span text:style-name="T5">环境污染是一个严重的问题，需要我们共同努力解决。</text:span></text:p>
              </text:list-item>
              <text:list-item>
                <text:p text:style-name="P5"><text:span text:style-name="T5">Huánjìng wūrǎn shì yīgè yánzhòng de wèntí, xūyào wǒmen gòngtóng nǔlì jiějué.</text:span></text:p>
              </text:list-item>
              <text:list-item>
                <text:p text:style-name="P5"><text:span text:style-name="T5">Environmental pollution is a serious problem that requires our collective efforts to sol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6" draw:style-name="dp1" draw:master-page-name="Title_2c__20_Content_5f_" presentation:presentation-page-layout-name="AL2T11">
        <office:forms form:automatic-focus="false" form:apply-design-mode="false"/>
        <draw:frame draw:name="PlaceHolder 173" presentation:style-name="pr7" draw:text-style-name="P2" draw:layer="layout" svg:width="22.499cm" svg:height="2.599cm" svg:x="4.5cm" svg:y="0.6cm" presentation:class="title" presentation:user-transformed="true">
          <draw:text-box>
            <text:p>握</text:p>
          </draw:text-box>
        </draw:frame>
        <draw:frame draw:name="PlaceHolder 1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握 </text:span><text:span text:style-name="T5">(wò)</text:span></text:p>
              </text:list-item>
              <text:list-item>
                <text:p text:style-name="P5"><text:span text:style-name="T5">Hold; grasp</text:span></text:p>
                <text:p text:style-name="P5"><text:span text:style-name="T5"/></text:p>
              </text:list-item>
              <text:list-item>
                <text:p text:style-name="P5"><text:span text:style-name="T5">他握着我的手，表示支持和鼓励。</text:span></text:p>
              </text:list-item>
              <text:list-item>
                <text:p text:style-name="P5"><text:span text:style-name="T5">Tā wòzhe wǒ de shǒu, biǎoshì zhīchí hé gǔlì.</text:span></text:p>
              </text:list-item>
              <text:list-item>
                <text:p text:style-name="P5"><text:span text:style-name="T5">He held my hand to show support and encourage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7" draw:style-name="dp1" draw:master-page-name="Title_2c__20_Content_5f_" presentation:presentation-page-layout-name="AL2T11">
        <office:forms form:automatic-focus="false" form:apply-design-mode="false"/>
        <draw:frame draw:name="PlaceHolder 175" presentation:style-name="pr7" draw:text-style-name="P2" draw:layer="layout" svg:width="22.499cm" svg:height="2.599cm" svg:x="4.5cm" svg:y="0.6cm" presentation:class="title" presentation:user-transformed="true">
          <draw:text-box>
            <text:p>卧室</text:p>
          </draw:text-box>
        </draw:frame>
        <draw:frame draw:name="PlaceHolder 1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卧室 </text:span><text:span text:style-name="T5">(wòshì)</text:span></text:p>
              </text:list-item>
              <text:list-item>
                <text:p text:style-name="P5"><text:span text:style-name="T5">Bedroom</text:span></text:p>
                <text:p text:style-name="P5"><text:span text:style-name="T5"/></text:p>
              </text:list-item>
              <text:list-item>
                <text:p text:style-name="P5"><text:span text:style-name="T5">我的卧室布置得很舒适，让人感到放松。</text:span></text:p>
              </text:list-item>
              <text:list-item>
                <text:p text:style-name="P5"><text:span text:style-name="T5">Wǒ de wòshì bùzhì de hěn shūshì, ràng rén gǎndào fàngsōng.</text:span></text:p>
              </text:list-item>
              <text:list-item>
                <text:p text:style-name="P5"><text:span text:style-name="T5">My bedroom is arranged very comfortably, making people feel relax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8" draw:style-name="dp1" draw:master-page-name="Title_2c__20_Content_5f_" presentation:presentation-page-layout-name="AL2T11">
        <office:forms form:automatic-focus="false" form:apply-design-mode="false"/>
        <draw:frame draw:name="PlaceHolder 177" presentation:style-name="pr7" draw:text-style-name="P2" draw:layer="layout" svg:width="22.499cm" svg:height="2.599cm" svg:x="4.5cm" svg:y="0.6cm" presentation:class="title" presentation:user-transformed="true">
          <draw:text-box>
            <text:p>文艺</text:p>
          </draw:text-box>
        </draw:frame>
        <draw:frame draw:name="PlaceHolder 1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  <text:p text:style-name="P5"><text:span text:style-name="T5"/></text:p>
              </text:list-item>
              <text:list-item>
                <text:p text:style-name="P5"><text:span text:style-name="T5">这座城市有浓厚的文艺氛围，吸引了许多文艺青年。</text:span></text:p>
              </text:list-item>
              <text:list-item>
                <text:p text:style-name="P5"><text:span text:style-name="T5">Zhè zuò chéngshì yǒu nónghòu de wényì fēnwéi, xīyǐn le xǔduō wényì qīngnián.</text:span></text:p>
              </text:list-item>
              <text:list-item>
                <text:p text:style-name="P5"><text:span text:style-name="T5">This city has a strong cultural and artistic atmosphere, attracting many young art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9" draw:style-name="dp1" draw:master-page-name="Title_2c__20_Content_5f_" presentation:presentation-page-layout-name="AL2T11">
        <office:forms form:automatic-focus="false" form:apply-design-mode="false"/>
        <draw:frame draw:name="PlaceHolder 179" presentation:style-name="pr7" draw:text-style-name="P2" draw:layer="layout" svg:width="22.499cm" svg:height="2.599cm" svg:x="4.5cm" svg:y="0.6cm" presentation:class="title" presentation:user-transformed="true">
          <draw:text-box>
            <text:p>温和</text:p>
          </draw:text-box>
        </draw:frame>
        <draw:frame draw:name="PlaceHolder 1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温和 </text:span><text:span text:style-name="T5">(wēnhé)</text:span></text:p>
              </text:list-item>
              <text:list-item>
                <text:p text:style-name="P5"><text:span text:style-name="T5">Gentle; mild</text:span></text:p>
                <text:p text:style-name="P5"><text:span text:style-name="T5"/></text:p>
              </text:list-item>
              <text:list-item>
                <text:p text:style-name="P5"><text:span text:style-name="T5">他的性格温和而善良，深受同事喜爱。</text:span></text:p>
              </text:list-item>
              <text:list-item>
                <text:p text:style-name="P5"><text:span text:style-name="T5">Tā de xìnggé wēnhé ér shànliáng, shēn shòu tóngshì xǐ'ài.</text:span></text:p>
              </text:list-item>
              <text:list-item>
                <text:p text:style-name="P5"><text:span text:style-name="T5">He has a gentle and kind personality, and is well-liked by his colleagu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0" draw:style-name="dp1" draw:master-page-name="Title_2c__20_Content_5f_" presentation:presentation-page-layout-name="AL2T11">
        <office:forms form:automatic-focus="false" form:apply-design-mode="false"/>
        <draw:frame draw:name="PlaceHolder 181" presentation:style-name="pr7" draw:text-style-name="P2" draw:layer="layout" svg:width="22.499cm" svg:height="2.599cm" svg:x="4.5cm" svg:y="0.6cm" presentation:class="title" presentation:user-transformed="true">
          <draw:text-box>
            <text:p>慰问</text:p>
          </draw:text-box>
        </draw:frame>
        <draw:frame draw:name="PlaceHolder 1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  <text:p text:style-name="P5"><text:span text:style-name="T5"/></text:p>
              </text:list-item>
              <text:list-item>
                <text:p text:style-name="P5"><text:span text:style-name="T5">在灾难发生后，政府派人前去慰问灾民。</text:span></text:p>
              </text:list-item>
              <text:list-item>
                <text:p text:style-name="P5"><text:span text:style-name="T5">Zài zāinàn fāshēng hòu, zhèngfǔ pài rén qián qù wèiwèn zāimín.</text:span></text:p>
              </text:list-item>
              <text:list-item>
                <text:p text:style-name="P5"><text:span text:style-name="T5">After the disaster, the government sent people to express condolences to the victi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1" draw:style-name="dp1" draw:master-page-name="Title_2c__20_Content_5f_" presentation:presentation-page-layout-name="AL2T11">
        <office:forms form:automatic-focus="false" form:apply-design-mode="false"/>
        <draw:frame draw:name="PlaceHolder 59" presentation:style-name="pr7" draw:text-style-name="P2" draw:layer="layout" svg:width="22.499cm" svg:height="2.599cm" svg:x="4.5cm" svg:y="0.6cm" presentation:class="title" presentation:user-transformed="true">
          <draw:text-box>
            <text:p>胃</text:p>
          </draw:text-box>
        </draw:frame>
        <draw:frame draw:name="PlaceHolder 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胃 </text:span><text:span text:style-name="T5">(wèi)</text:span></text:p>
              </text:list-item>
              <text:list-item>
                <text:p text:style-name="P5"><text:span text:style-name="T5">Stomach</text:span></text:p>
                <text:p text:style-name="P5"><text:span text:style-name="T5"/></text:p>
              </text:list-item>
              <text:list-item>
                <text:p text:style-name="P5"><text:span text:style-name="T5">他的胃不舒服，可能是吃坏了东西。</text:span></text:p>
              </text:list-item>
              <text:list-item>
                <text:p text:style-name="P5"><text:span text:style-name="T5">Tā de wèi bù shūfu, kěnéng shì chī huài le dōngxi.</text:span></text:p>
              </text:list-item>
              <text:list-item>
                <text:p text:style-name="P5"><text:span text:style-name="T5">His stomach is uncomfortable; he might have eaten something ba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2" draw:style-name="dp1" draw:master-page-name="Title_2c__20_Content_5f_" presentation:presentation-page-layout-name="AL2T11">
        <office:forms form:automatic-focus="false" form:apply-design-mode="false"/>
        <draw:frame draw:name="PlaceHolder 183" presentation:style-name="pr7" draw:text-style-name="P2" draw:layer="layout" svg:width="22.499cm" svg:height="2.599cm" svg:x="4.5cm" svg:y="0.6cm" presentation:class="title" presentation:user-transformed="true">
          <draw:text-box>
            <text:p>卫星</text:p>
          </draw:text-box>
        </draw:frame>
        <draw:frame draw:name="PlaceHolder 1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卫星 </text:span><text:span text:style-name="T5">(wèixīng)</text:span></text:p>
              </text:list-item>
              <text:list-item>
                <text:p text:style-name="P5"><text:span text:style-name="T5">Satellite</text:span></text:p>
                <text:p text:style-name="P5"><text:span text:style-name="T5"/></text:p>
              </text:list-item>
              <text:list-item>
                <text:p text:style-name="P5"><text:span text:style-name="T5">卫星技术在通信和气象监测中发挥着重要作用。</text:span></text:p>
              </text:list-item>
              <text:list-item>
                <text:p text:style-name="P5"><text:span text:style-name="T5">Wèixīng jìshù zài tōngxìn hé qìxiàng jiāncè zhōng fāhuīzhe zhòngyào zuòyòng.</text:span></text:p>
              </text:list-item>
              <text:list-item>
                <text:p text:style-name="P5"><text:span text:style-name="T5">Satellite technology plays an important role in communication and weather monitor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3" draw:style-name="dp1" draw:master-page-name="Title_2c__20_Content_5f_" presentation:presentation-page-layout-name="AL2T11">
        <office:forms form:automatic-focus="false" form:apply-design-mode="false"/>
        <draw:frame draw:name="PlaceHolder 185" presentation:style-name="pr7" draw:text-style-name="P2" draw:layer="layout" svg:width="22.499cm" svg:height="2.599cm" svg:x="4.5cm" svg:y="0.6cm" presentation:class="title" presentation:user-transformed="true">
          <draw:text-box>
            <text:p>委托</text:p>
          </draw:text-box>
        </draw:frame>
        <draw:frame draw:name="PlaceHolder 1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  <text:p text:style-name="P5"><text:span text:style-name="T5"/></text:p>
              </text:list-item>
              <text:list-item>
                <text:p text:style-name="P5"><text:span text:style-name="T5">我将这项任务委托给了专业的团队。</text:span></text:p>
              </text:list-item>
              <text:list-item>
                <text:p text:style-name="P5"><text:span text:style-name="T5">Wǒ jiāng zhè xiàng rènwu wěituō gěi le zhuānyè de tuánduì.</text:span></text:p>
              </text:list-item>
              <text:list-item>
                <text:p text:style-name="P5"><text:span text:style-name="T5">I entrusted this task to a professional tea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4" draw:style-name="dp1" draw:master-page-name="Title_2c__20_Content_5f_" presentation:presentation-page-layout-name="AL2T11">
        <office:forms form:automatic-focus="false" form:apply-design-mode="false"/>
        <draw:frame draw:name="PlaceHolder 187" presentation:style-name="pr7" draw:text-style-name="P2" draw:layer="layout" svg:width="22.499cm" svg:height="2.599cm" svg:x="4.5cm" svg:y="0.6cm" presentation:class="title" presentation:user-transformed="true">
          <draw:text-box>
            <text:p>唯一</text:p>
          </draw:text-box>
        </draw:frame>
        <draw:frame draw:name="PlaceHolder 1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唯一 </text:span><text:span text:style-name="T5">(wéiyī)</text:span></text:p>
              </text:list-item>
              <text:list-item>
                <text:p text:style-name="P5"><text:span text:style-name="T5">Only; unique</text:span></text:p>
                <text:p text:style-name="P5"><text:span text:style-name="T5"/></text:p>
              </text:list-item>
              <text:list-item>
                <text:p text:style-name="P5"><text:span text:style-name="T5">这个地方有一棵唯一的古老树。</text:span></text:p>
              </text:list-item>
              <text:list-item>
                <text:p text:style-name="P5"><text:span text:style-name="T5">Zhège dìfang yǒu yī kē wéiyī de gǔlǎo shù.</text:span></text:p>
              </text:list-item>
              <text:list-item>
                <text:p text:style-name="P5"><text:span text:style-name="T5">There is a unique ancient tree in this p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5" draw:style-name="dp1" draw:master-page-name="Title_2c__20_Content_5f_" presentation:presentation-page-layout-name="AL2T11">
        <office:forms form:automatic-focus="false" form:apply-design-mode="false"/>
        <draw:frame draw:name="PlaceHolder 189" presentation:style-name="pr7" draw:text-style-name="P2" draw:layer="layout" svg:width="22.499cm" svg:height="2.599cm" svg:x="4.5cm" svg:y="0.6cm" presentation:class="title" presentation:user-transformed="true">
          <draw:text-box>
            <text:p>围绕</text:p>
          </draw:text-box>
        </draw:frame>
        <draw:frame draw:name="PlaceHolder 1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  <text:p text:style-name="P5"><text:span text:style-name="T5"/></text:p>
              </text:list-item>
              <text:list-item>
                <text:p text:style-name="P5"><text:span text:style-name="T5">这个讨论围绕着如何提高团队效能展开。</text:span></text:p>
              </text:list-item>
              <text:list-item>
                <text:p text:style-name="P5"><text:span text:style-name="T5">Zhège tǎolùn wéiràozhe rúhé tígāo tuánduì xiàonéng zhǎnkāi.</text:span></text:p>
              </text:list-item>
              <text:list-item>
                <text:p text:style-name="P5"><text:span text:style-name="T5">The discussion revolves around how to improve team efficiency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6" draw:style-name="dp1" draw:master-page-name="Title_2c__20_Content_5f_" presentation:presentation-page-layout-name="AL2T11">
        <office:forms form:automatic-focus="false" form:apply-design-mode="false"/>
        <draw:frame draw:name="PlaceHolder 191" presentation:style-name="pr7" draw:text-style-name="P2" draw:layer="layout" svg:width="22.499cm" svg:height="2.599cm" svg:x="4.5cm" svg:y="0.6cm" presentation:class="title" presentation:user-transformed="true">
          <draw:text-box>
            <text:p>违规</text:p>
          </draw:text-box>
        </draw:frame>
        <draw:frame draw:name="PlaceHolder 1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  <text:p text:style-name="P5"><text:span text:style-name="T5"/></text:p>
              </text:list-item>
              <text:list-item>
                <text:p text:style-name="P5"><text:span text:style-name="T5">参赛选手如果违规将被取消资格。</text:span></text:p>
              </text:list-item>
              <text:list-item>
                <text:p text:style-name="P5"><text:span text:style-name="T5">Cānsài xuǎnshǒu rúguǒ wéiguī jiāng bèi qǔxiāo zīgé.</text:span></text:p>
              </text:list-item>
              <text:list-item>
                <text:p text:style-name="P5"><text:span text:style-name="T5">Competitors who violate the rules will be disqualifi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7" draw:style-name="dp1" draw:master-page-name="Title_2c__20_Content_5f_" presentation:presentation-page-layout-name="AL2T11">
        <office:forms form:automatic-focus="false" form:apply-design-mode="false"/>
        <draw:frame draw:name="PlaceHolder 193" presentation:style-name="pr7" draw:text-style-name="P2" draw:layer="layout" svg:width="22.499cm" svg:height="2.599cm" svg:x="4.5cm" svg:y="0.6cm" presentation:class="title" presentation:user-transformed="true">
          <draw:text-box>
            <text:p>违反</text:p>
          </draw:text-box>
        </draw:frame>
        <draw:frame draw:name="PlaceHolder 1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  <text:p text:style-name="P5"><text:span text:style-name="T5"/></text:p>
              </text:list-item>
              <text:list-item>
                <text:p text:style-name="P5"><text:span text:style-name="T5">他违反了公司的规定，将面临相应的处罚。</text:span></text:p>
              </text:list-item>
              <text:list-item>
                <text:p text:style-name="P5"><text:span text:style-name="T5">Tā wéifǎn le gōngsī de guīdìng, jiāng miànlin xiāngyìng de chǔfá.</text:span></text:p>
              </text:list-item>
              <text:list-item>
                <text:p text:style-name="P5"><text:span text:style-name="T5">He violated the company's regulations and will face corresponding penal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8" draw:style-name="dp1" draw:master-page-name="Title_2c__20_Content_5f_" presentation:presentation-page-layout-name="AL2T11">
        <office:forms form:automatic-focus="false" form:apply-design-mode="false"/>
        <draw:frame draw:name="PlaceHolder 195" presentation:style-name="pr7" draw:text-style-name="P2" draw:layer="layout" svg:width="22.499cm" svg:height="2.599cm" svg:x="4.5cm" svg:y="0.6cm" presentation:class="title" presentation:user-transformed="true">
          <draw:text-box>
            <text:p>违法</text:p>
          </draw:text-box>
        </draw:frame>
        <draw:frame draw:name="PlaceHolder 1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  <text:p text:style-name="P5"><text:span text:style-name="T5"/></text:p>
              </text:list-item>
              <text:list-item>
                <text:p text:style-name="P5"><text:span text:style-name="T5">任何违法行为都将受到法律制裁。</text:span></text:p>
              </text:list-item>
              <text:list-item>
                <text:p text:style-name="P5"><text:span text:style-name="T5">Rènhé wéifǎ xíngwéi dōu jiāng shòudào fǎlǜ zhìcái.</text:span></text:p>
              </text:list-item>
              <text:list-item>
                <text:p text:style-name="P5"><text:span text:style-name="T5">Any illegal behavior will be subject to legal san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9" draw:style-name="dp1" draw:master-page-name="Title_2c__20_Content_5f_" presentation:presentation-page-layout-name="AL2T11">
        <office:forms form:automatic-focus="false" form:apply-design-mode="false"/>
        <draw:frame draw:name="PlaceHolder 197" presentation:style-name="pr7" draw:text-style-name="P2" draw:layer="layout" svg:width="22.499cm" svg:height="2.599cm" svg:x="4.5cm" svg:y="0.6cm" presentation:class="title" presentation:user-transformed="true">
          <draw:text-box>
            <text:p>为主</text:p>
          </draw:text-box>
        </draw:frame>
        <draw:frame draw:name="PlaceHolder 1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为主 </text:span><text:span text:style-name="T5">(wèizhǔ)</text:span></text:p>
              </text:list-item>
              <text:list-item>
                <text:p text:style-name="P5"><text:span text:style-name="T5">Mainly; primarily</text:span></text:p>
                <text:p text:style-name="P5"><text:span text:style-name="T5"/></text:p>
              </text:list-item>
              <text:list-item>
                <text:p text:style-name="P5"><text:span text:style-name="T5">这个活动以提高员工技能为主。</text:span></text:p>
              </text:list-item>
              <text:list-item>
                <text:p text:style-name="P5"><text:span text:style-name="T5">Zhège huódòng yǐ tígāo yuángōng jìnéng wèizhǔ.</text:span></text:p>
              </text:list-item>
              <text:list-item>
                <text:p text:style-name="P5"><text:span text:style-name="T5">This activity is mainly aimed at improving employees' skil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0" draw:style-name="dp1" draw:master-page-name="Title_2c__20_Content_5f_" presentation:presentation-page-layout-name="AL2T11">
        <office:forms form:automatic-focus="false" form:apply-design-mode="false"/>
        <draw:frame draw:name="PlaceHolder 199" presentation:style-name="pr7" draw:text-style-name="P2" draw:layer="layout" svg:width="22.499cm" svg:height="2.599cm" svg:x="4.5cm" svg:y="0.6cm" presentation:class="title" presentation:user-transformed="true">
          <draw:text-box>
            <text:p>为止</text:p>
          </draw:text-box>
        </draw:frame>
        <draw:frame draw:name="PlaceHolder 2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为止 </text:span><text:span text:style-name="T5">(wéizhǐ)</text:span></text:p>
              </text:list-item>
              <text:list-item>
                <text:p text:style-name="P5"><text:span text:style-name="T5">Up to; until</text:span></text:p>
                <text:p text:style-name="P5"><text:span text:style-name="T5"/></text:p>
              </text:list-item>
              <text:list-item>
                <text:p text:style-name="P5"><text:span text:style-name="T5">请将作业完成，时间为止是下午五点。</text:span></text:p>
              </text:list-item>
              <text:list-item>
                <text:p text:style-name="P5"><text:span text:style-name="T5">Qǐng jiāng zuòyè wánchéng, shíjiān wéizhǐ shì xiàwǔ wǔ diǎn.</text:span></text:p>
              </text:list-item>
              <text:list-item>
                <text:p text:style-name="P5"><text:span text:style-name="T5">Please complete the assignment; the deadline is until 5 p.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1" draw:style-name="dp1" draw:master-page-name="Title_2c__20_Content_5f_" presentation:presentation-page-layout-name="AL2T11">
        <office:forms form:automatic-focus="false" form:apply-design-mode="false"/>
        <draw:frame draw:name="PlaceHolder 201" presentation:style-name="pr7" draw:text-style-name="P2" draw:layer="layout" svg:width="22.499cm" svg:height="2.599cm" svg:x="4.5cm" svg:y="0.6cm" presentation:class="title" presentation:user-transformed="true">
          <draw:text-box>
            <text:p>为期</text:p>
          </draw:text-box>
        </draw:frame>
        <draw:frame draw:name="PlaceHolder 2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  <text:p text:style-name="P5"><text:span text:style-name="T5"/></text:p>
              </text:list-item>
              <text:list-item>
                <text:p text:style-name="P5"><text:span text:style-name="T5">这个项目将为期两年，涉及多个阶段的工作。</text:span></text:p>
              </text:list-item>
              <text:list-item>
                <text:p text:style-name="P5"><text:span text:style-name="T5">Zhège xiàngmù jiāng wèiqī liǎng nián, shèjí duōge jiēduàn de gōngzuò.</text:span></text:p>
              </text:list-item>
              <text:list-item>
                <text:p text:style-name="P5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2" draw:style-name="dp1" draw:master-page-name="Title_2c__20_Content_5f_" presentation:presentation-page-layout-name="AL2T11">
        <office:forms form:automatic-focus="false" form:apply-design-mode="false"/>
        <draw:frame draw:name="PlaceHolder 203" presentation:style-name="pr7" draw:text-style-name="P2" draw:layer="layout" svg:width="22.499cm" svg:height="2.599cm" svg:x="4.5cm" svg:y="0.6cm" presentation:class="title" presentation:user-transformed="true">
          <draw:text-box>
            <text:p>为难</text:p>
          </draw:text-box>
        </draw:frame>
        <draw:frame draw:name="PlaceHolder 2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为难 </text:span><text:span text:style-name="T5">(wéinán)</text:span></text:p>
              </text:list-item>
              <text:list-item>
                <text:p text:style-name="P5"><text:span text:style-name="T5">Feel embarrassed or awkward; be in a dilemma</text:span></text:p>
                <text:p text:style-name="P5"><text:span text:style-name="T5"/></text:p>
              </text:list-item>
              <text:list-item>
                <text:p text:style-name="P5"><text:span text:style-name="T5">他面临两难的境地，不知该如何抉择。</text:span></text:p>
              </text:list-item>
              <text:list-item>
                <text:p text:style-name="P5"><text:span text:style-name="T5">Tā miànlín liǎngnán de jìngdì, bù zhī gāi rúhé juézé.</text:span></text:p>
              </text:list-item>
              <text:list-item>
                <text:p text:style-name="P5"><text:span text:style-name="T5">He is in a dilemma, not knowing how to make a decis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3" draw:style-name="dp1" draw:master-page-name="Title_2c__20_Content_5f_" presentation:presentation-page-layout-name="AL2T11">
        <office:forms form:automatic-focus="false" form:apply-design-mode="false"/>
        <draw:frame draw:name="PlaceHolder 205" presentation:style-name="pr7" draw:text-style-name="P2" draw:layer="layout" svg:width="22.499cm" svg:height="2.599cm" svg:x="4.5cm" svg:y="0.6cm" presentation:class="title" presentation:user-transformed="true">
          <draw:text-box>
            <text:p>微博</text:p>
          </draw:text-box>
        </draw:frame>
        <draw:frame draw:name="PlaceHolder 2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微博 </text:span><text:span text:style-name="T5">(wēibó)</text:span></text:p>
              </text:list-item>
              <text:list-item>
                <text:p text:style-name="P5"><text:span text:style-name="T5">Microblog; Weibo</text:span></text:p>
                <text:p text:style-name="P5"><text:span text:style-name="T5"/></text:p>
              </text:list-item>
              <text:list-item>
                <text:p text:style-name="P5"><text:span text:style-name="T5">他经常在微博上分享自己的生活和见闻。</text:span></text:p>
              </text:list-item>
              <text:list-item>
                <text:p text:style-name="P5"><text:span text:style-name="T5">Tā jīngcháng zài wēibó shàng fēnxiǎng zìjǐ de shēnghuó hé jiànwén.</text:span></text:p>
              </text:list-item>
              <text:list-item>
                <text:p text:style-name="P5"><text:span text:style-name="T5">He often shares his life and experiences on Weibo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4" draw:style-name="dp1" draw:master-page-name="Title_2c__20_Content_5f_" presentation:presentation-page-layout-name="AL2T11">
        <office:forms form:automatic-focus="false" form:apply-design-mode="false"/>
        <draw:frame draw:name="PlaceHolder 207" presentation:style-name="pr7" draw:text-style-name="P2" draw:layer="layout" svg:width="22.499cm" svg:height="2.599cm" svg:x="4.5cm" svg:y="0.6cm" presentation:class="title" presentation:user-transformed="true">
          <draw:text-box>
            <text:p>完了</text:p>
          </draw:text-box>
        </draw:frame>
        <draw:frame draw:name="PlaceHolder 2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完了 </text:span><text:span text:style-name="T5">(wánle)</text:span></text:p>
              </text:list-item>
              <text:list-item>
                <text:p text:style-name="P5"><text:span text:style-name="T5">Finished; done for</text:span></text:p>
                <text:p text:style-name="P5"><text:span text:style-name="T5"/></text:p>
              </text:list-item>
              <text:list-item>
                <text:p text:style-name="P5"><text:span text:style-name="T5">考试的时候我忘记带笔，完了！</text:span></text:p>
              </text:list-item>
              <text:list-item>
                <text:p text:style-name="P5"><text:span text:style-name="T5">Kǎoshì de shíhou wǒ wàngjì dài bǐ, wánle!</text:span></text:p>
              </text:list-item>
              <text:list-item>
                <text:p text:style-name="P5"><text:span text:style-name="T5">I forgot to bring a pen during the exam, it's done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5" draw:style-name="dp1" draw:master-page-name="Title_2c__20_Content_5f_" presentation:presentation-page-layout-name="AL2T11">
        <office:forms form:automatic-focus="false" form:apply-design-mode="false"/>
        <draw:frame draw:name="PlaceHolder 209" presentation:style-name="pr7" draw:text-style-name="P2" draw:layer="layout" svg:width="22.499cm" svg:height="2.599cm" svg:x="4.5cm" svg:y="0.6cm" presentation:class="title" presentation:user-transformed="true">
          <draw:text-box>
            <text:p>外界</text:p>
          </draw:text-box>
        </draw:frame>
        <draw:frame draw:name="PlaceHolder 2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外界 </text:span><text:span text:style-name="T5">(wàijiè)</text:span></text:p>
              </text:list-item>
              <text:list-item>
                <text:p text:style-name="P5"><text:span text:style-name="T5">Outside world</text:span></text:p>
                <text:p text:style-name="P5"><text:span text:style-name="T5"/></text:p>
              </text:list-item>
              <text:list-item>
                <text:p text:style-name="P5"><text:span text:style-name="T5">他长时间没有接触外界新闻，对于国际形势不太了解。</text:span></text:p>
              </text:list-item>
              <text:list-item>
                <text:p text:style-name="P5"><text:span text:style-name="T5">Tā cháng shíjiān méiyǒu jiēchù wàijiè xīnwén, duìyú guójì xíngshì bù tài liǎojiě.</text:span></text:p>
              </text:list-item>
              <text:list-item>
                <text:p text:style-name="P5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6" draw:style-name="dp1" draw:master-page-name="Title_2c__20_Content_5f_" presentation:presentation-page-layout-name="AL2T11">
        <office:forms form:automatic-focus="false" form:apply-design-mode="false"/>
        <draw:frame draw:name="PlaceHolder 211" presentation:style-name="pr7" draw:text-style-name="P2" draw:layer="layout" svg:width="22.499cm" svg:height="2.599cm" svg:x="4.5cm" svg:y="0.6cm" presentation:class="title" presentation:user-transformed="true">
          <draw:text-box>
            <text:p>脱离</text:p>
          </draw:text-box>
        </draw:frame>
        <draw:frame draw:name="PlaceHolder 2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  <text:p text:style-name="P5"><text:span text:style-name="T5"/></text:p>
              </text:list-item>
              <text:list-item>
                <text:p text:style-name="P5"><text:span text:style-name="T5">这个项目已经脱离了原有的计划，走向了新的方向。</text:span></text:p>
              </text:list-item>
              <text:list-item>
                <text:p text:style-name="P5"><text:span text:style-name="T5">Zhège xiàngmù yǐjīng tuōlí le yuán yǒu de jìhuà, zǒuxiàng le xīn de fāngxiàng.</text:span></text:p>
              </text:list-item>
              <text:list-item>
                <text:p text:style-name="P5"><text:span text:style-name="T5">This project has already deviated from the original plan and moved in a new dir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7" draw:style-name="dp1" draw:master-page-name="Title_2c__20_Content_5f_" presentation:presentation-page-layout-name="AL2T11">
        <office:forms form:automatic-focus="false" form:apply-design-mode="false"/>
        <draw:frame draw:name="PlaceHolder 213" presentation:style-name="pr7" draw:text-style-name="P2" draw:layer="layout" svg:width="22.499cm" svg:height="2.599cm" svg:x="4.5cm" svg:y="0.6cm" presentation:class="title" presentation:user-transformed="true">
          <draw:text-box>
            <text:p>推行</text:p>
          </draw:text-box>
        </draw:frame>
        <draw:frame draw:name="PlaceHolder 2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  <text:p text:style-name="P5"><text:span text:style-name="T5"/></text:p>
              </text:list-item>
              <text:list-item>
                <text:p text:style-name="P5"><text:span text:style-name="T5">公司决定推行新的工作制度以提高效率。</text:span></text:p>
              </text:list-item>
              <text:list-item>
                <text:p text:style-name="P5"><text:span text:style-name="T5">Gōngsī juédìng tuīxíng xīn de gōngzuò zhìdù yǐ tígāo xiàolǜ.</text:span></text:p>
              </text:list-item>
              <text:list-item>
                <text:p text:style-name="P5"><text:span text:style-name="T5">The company decided to implement a new work system to improve efficienc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8" draw:style-name="dp1" draw:master-page-name="Title_2c__20_Content_5f_" presentation:presentation-page-layout-name="AL2T11">
        <office:forms form:automatic-focus="false" form:apply-design-mode="false"/>
        <draw:frame draw:name="PlaceHolder 215" presentation:style-name="pr7" draw:text-style-name="P2" draw:layer="layout" svg:width="22.499cm" svg:height="2.599cm" svg:x="4.5cm" svg:y="0.6cm" presentation:class="title" presentation:user-transformed="true">
          <draw:text-box>
            <text:p>团长</text:p>
          </draw:text-box>
        </draw:frame>
        <draw:frame draw:name="PlaceHolder 2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  <text:p text:style-name="P5"><text:span text:style-name="T5"/></text:p>
              </text:list-item>
              <text:list-item>
                <text:p text:style-name="P5"><text:span text:style-name="T5">他是我们团队的团长，负责组织协调工作。</text:span></text:p>
              </text:list-item>
              <text:list-item>
                <text:p text:style-name="P5"><text:span text:style-name="T5">Tā shì wǒmen tuánduì de tuánzhǎng, fùzé zǔzhī xiétiáo gōngzuò.</text:span></text:p>
              </text:list-item>
              <text:list-item>
                <text:p text:style-name="P5"><text:span text:style-name="T5">He is the team leader of our group, responsible for organizing and coordinating 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9" draw:style-name="dp1" draw:master-page-name="Title_2c__20_Content_5f_" presentation:presentation-page-layout-name="AL2T11">
        <office:forms form:automatic-focus="false" form:apply-design-mode="false"/>
        <draw:frame draw:name="PlaceHolder 217" presentation:style-name="pr7" draw:text-style-name="P2" draw:layer="layout" svg:width="22.499cm" svg:height="2.599cm" svg:x="4.5cm" svg:y="0.6cm" presentation:class="title" presentation:user-transformed="true">
          <draw:text-box>
            <text:p>兔</text:p>
          </draw:text-box>
        </draw:frame>
        <draw:frame draw:name="PlaceHolder 2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兔 </text:span><text:span text:style-name="T5">(tù)</text:span></text:p>
              </text:list-item>
              <text:list-item>
                <text:p text:style-name="P5"><text:span text:style-name="T5">Rabbit</text:span></text:p>
                <text:p text:style-name="P5"><text:span text:style-name="T5"/></text:p>
              </text:list-item>
              <text:list-item>
                <text:p text:style-name="P5"><text:span text:style-name="T5">这只小兔子非常可爱，蹦蹦跳跳的。</text:span></text:p>
              </text:list-item>
              <text:list-item>
                <text:p text:style-name="P5"><text:span text:style-name="T5">Zhè zhī xiǎo tùzi fēicháng kě'ài, bèng bèng tiào tiào de.</text:span></text:p>
              </text:list-item>
              <text:list-item>
                <text:p text:style-name="P5"><text:span text:style-name="T5">This little rabbit is very cute, hopping arou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0" draw:style-name="dp1" draw:master-page-name="Title_2c__20_Content_5f_" presentation:presentation-page-layout-name="AL2T11">
        <office:forms form:automatic-focus="false" form:apply-design-mode="false"/>
        <draw:frame draw:name="PlaceHolder 221" presentation:style-name="pr7" draw:text-style-name="P2" draw:layer="layout" svg:width="22.499cm" svg:height="2.599cm" svg:x="4.5cm" svg:y="0.6cm" presentation:class="title" presentation:user-transformed="true">
          <draw:text-box>
            <text:p>吐</text:p>
          </draw:text-box>
        </draw:frame>
        <draw:frame draw:name="PlaceHolder 2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吐 </text:span><text:span text:style-name="T5">(tǔ)</text:span></text:p>
              </text:list-item>
              <text:list-item>
                <text:p text:style-name="P5"><text:span text:style-name="T5">Vomit; spit out</text:span></text:p>
                <text:p text:style-name="P5"><text:span text:style-name="T5"/></text:p>
              </text:list-item>
              <text:list-item>
                <text:p text:style-name="P5"><text:span text:style-name="T5">他感到恶心，不得不吐出胃里的东西。</text:span></text:p>
              </text:list-item>
              <text:list-item>
                <text:p text:style-name="P5"><text:span text:style-name="T5">Tā gǎndào ěxīn, bùdébù tǔ chū wèi lǐ de dōngxi.</text:span></text:p>
              </text:list-item>
              <text:list-item>
                <text:p text:style-name="P5"><text:span text:style-name="T5">He felt nauseous and had to vomit what was in his stomac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1" draw:style-name="dp1" draw:master-page-name="Title_2c__20_Content_5f_" presentation:presentation-page-layout-name="AL2T11">
        <draw:frame draw:name="PlaceHolder 219" presentation:style-name="pr7" draw:text-style-name="P2" draw:layer="layout" svg:width="22.499cm" svg:height="2.599cm" svg:x="4.5cm" svg:y="0.6cm" presentation:class="title" presentation:user-transformed="true">
          <draw:text-box>
            <text:p>土豆</text:p>
          </draw:text-box>
        </draw:frame>
        <draw:frame draw:name="PlaceHolder 2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土豆 </text:span><text:span text:style-name="T5">(tǔdòu)</text:span></text:p>
              </text:list-item>
              <text:list-item>
                <text:p text:style-name="P5"><text:span text:style-name="T5">Potato</text:span></text:p>
                <text:p text:style-name="P5"><text:span text:style-name="T5"/></text:p>
              </text:list-item>
              <text:list-item>
                <text:p text:style-name="P5"><text:span text:style-name="T5">土豆是一种常见的蔬菜，富含淀粉。</text:span></text:p>
              </text:list-item>
              <text:list-item>
                <text:p text:style-name="P5"><text:span text:style-name="T5">Tǔdòu shì yī zhǒng chángjiàn de shūcài, fù hán diànfěn.</text:span></text:p>
              </text:list-item>
              <text:list-item>
                <text:p text:style-name="P5"><text:span text:style-name="T5">Potatoes are a common vegetable rich in starc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2" draw:style-name="dp1" draw:master-page-name="Title_2c__20_Content_5f_" presentation:presentation-page-layout-name="AL2T11">
        <draw:frame draw:name="PlaceHolder 223" presentation:style-name="pr7" draw:text-style-name="P2" draw:layer="layout" svg:width="22.499cm" svg:height="2.599cm" svg:x="4.5cm" svg:y="0.6cm" presentation:class="title" presentation:user-transformed="true">
          <draw:text-box>
            <text:p>突破</text:p>
          </draw:text-box>
        </draw:frame>
        <draw:frame draw:name="PlaceHolder 2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  <text:p text:style-name="P5"><text:span text:style-name="T5"/></text:p>
              </text:list-item>
              <text:list-item>
                <text:p text:style-name="P5"><text:span text:style-name="T5">科技的突破推动了社会的发展。</text:span></text:p>
              </text:list-item>
              <text:list-item>
                <text:p text:style-name="P5"><text:span text:style-name="T5">Kējì de tūpò tuīdòng le shèhuì de fāzhǎn.</text:span></text:p>
              </text:list-item>
              <text:list-item>
                <text:p text:style-name="P5"><text:span text:style-name="T5">Technological breakthroughs drive social develop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3" draw:style-name="dp1" draw:master-page-name="Title_2c__20_Content_5f_" presentation:presentation-page-layout-name="AL2T11">
        <draw:frame draw:name="PlaceHolder 225" presentation:style-name="pr7" draw:text-style-name="P2" draw:layer="layout" svg:width="22.499cm" svg:height="2.599cm" svg:x="4.5cm" svg:y="0.6cm" presentation:class="title" presentation:user-transformed="true">
          <draw:text-box>
            <text:p>偷偷</text:p>
          </draw:text-box>
        </draw:frame>
        <draw:frame draw:name="PlaceHolder 2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  <text:p text:style-name="P5"><text:span text:style-name="T5"/></text:p>
              </text:list-item>
              <text:list-item>
                <text:p text:style-name="P5"><text:span text:style-name="T5">他偷偷地溜出去参加了聚会。</text:span></text:p>
              </text:list-item>
              <text:list-item>
                <text:p text:style-name="P5"><text:span text:style-name="T5">Tā tōutōu de liū chūqù cānjiā le jùhuì.</text:span></text:p>
              </text:list-item>
              <text:list-item>
                <text:p text:style-name="P5"><text:span text:style-name="T5">He sneaked out secretly to join the par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4" draw:style-name="dp1" draw:master-page-name="Title_2c__20_Content_5f_" presentation:presentation-page-layout-name="AL2T11">
        <draw:frame draw:name="PlaceHolder 227" presentation:style-name="pr7" draw:text-style-name="P2" draw:layer="layout" svg:width="22.499cm" svg:height="2.599cm" svg:x="4.5cm" svg:y="0.6cm" presentation:class="title" presentation:user-transformed="true">
          <draw:text-box>
            <text:p>偷</text:p>
          </draw:text-box>
        </draw:frame>
        <draw:frame draw:name="PlaceHolder 2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偷 </text:span><text:span text:style-name="T5">(tōu)</text:span></text:p>
              </text:list-item>
              <text:list-item>
                <text:p text:style-name="P5"><text:span text:style-name="T5">Steal; theft</text:span></text:p>
                <text:p text:style-name="P5"><text:span text:style-name="T5"/></text:p>
              </text:list-item>
              <text:list-item>
                <text:p text:style-name="P5"><text:span text:style-name="T5">偷窃行为将受到法律的制裁。</text:span></text:p>
              </text:list-item>
              <text:list-item>
                <text:p text:style-name="P5"><text:span text:style-name="T5">Tōuqiè xíngwéi jiāng shòudào fǎlǜ de zhìcái.</text:span></text:p>
              </text:list-item>
              <text:list-item>
                <text:p text:style-name="P5"><text:span text:style-name="T5">Stealing behavior will be punished by la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5" draw:style-name="dp1" draw:master-page-name="Title_2c__20_Content_5f_" presentation:presentation-page-layout-name="AL2T11">
        <draw:frame draw:name="PlaceHolder 229" presentation:style-name="pr7" draw:text-style-name="P2" draw:layer="layout" svg:width="22.499cm" svg:height="2.599cm" svg:x="4.5cm" svg:y="0.6cm" presentation:class="title" presentation:user-transformed="true">
          <draw:text-box>
            <text:p>通用</text:p>
          </draw:text-box>
        </draw:frame>
        <draw:frame draw:name="PlaceHolder 2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  <text:p text:style-name="P5"><text:span text:style-name="T5"/></text:p>
              </text:list-item>
              <text:list-item>
                <text:p text:style-name="P5"><text:span text:style-name="T5">这种电池通用于大多数电子设备。</text:span></text:p>
              </text:list-item>
              <text:list-item>
                <text:p text:style-name="P5"><text:span text:style-name="T5">Zhè zhǒng diànbattery yòngyú dà duōshù diànzǐ shèbèi.</text:span></text:p>
              </text:list-item>
              <text:list-item>
                <text:p text:style-name="P5"><text:span text:style-name="T5">This type of battery is universal for most electronic devi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6" draw:style-name="dp1" draw:master-page-name="Title_2c__20_Content_5f_" presentation:presentation-page-layout-name="AL2T11">
        <draw:frame draw:name="PlaceHolder 231" presentation:style-name="pr7" draw:text-style-name="P2" draw:layer="layout" svg:width="22.499cm" svg:height="2.599cm" svg:x="4.5cm" svg:y="0.6cm" presentation:class="title" presentation:user-transformed="true">
          <draw:text-box>
            <text:p>停留</text:p>
          </draw:text-box>
        </draw:frame>
        <draw:frame draw:name="PlaceHolder 2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停留 </text:span><text:span text:style-name="T5">(tíngliú)</text:span></text:p>
              </text:list-item>
              <text:list-item>
                <text:p text:style-name="P5"><text:span text:style-name="T5">Stay; linger</text:span></text:p>
                <text:p text:style-name="P5"><text:span text:style-name="T5"/></text:p>
              </text:list-item>
              <text:list-item>
                <text:p text:style-name="P5"><text:span text:style-name="T5">我们只是在这里停留了一会儿，就继续前行了。</text:span></text:p>
              </text:list-item>
              <text:list-item>
                <text:p text:style-name="P5"><text:span text:style-name="T5">Wǒmen zhǐshì zài zhèlǐ tíngliú le yīhuì'er, jiù jìxù qiánxíng le.</text:span></text:p>
              </text:list-item>
              <text:list-item>
                <text:p text:style-name="P5"><text:span text:style-name="T5">We just stayed here for a while and then continued our journe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7" draw:style-name="dp1" draw:master-page-name="Title_2c__20_Content_5f_" presentation:presentation-page-layout-name="AL2T11">
        <draw:frame draw:name="PlaceHolder 233" presentation:style-name="pr7" draw:text-style-name="P2" draw:layer="layout" svg:width="22.499cm" svg:height="2.599cm" svg:x="4.5cm" svg:y="0.6cm" presentation:class="title" presentation:user-transformed="true">
          <draw:text-box>
            <text:p>厅</text:p>
          </draw:text-box>
        </draw:frame>
        <draw:frame draw:name="PlaceHolder 2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厅 </text:span><text:span text:style-name="T5">(tīng)</text:span></text:p>
              </text:list-item>
              <text:list-item>
                <text:p text:style-name="P5"><text:span text:style-name="T5">Hall; reception room</text:span></text:p>
                <text:p text:style-name="P5"><text:span text:style-name="T5"/></text:p>
              </text:list-item>
              <text:list-item>
                <text:p text:style-name="P5"><text:span text:style-name="T5">晚宴将在大厅举行，欢迎大家前来。</text:span></text:p>
              </text:list-item>
              <text:list-item>
                <text:p text:style-name="P5"><text:span text:style-name="T5">Wǎnyàn jiāng zài dàtīng jǔxíng, huānyíng dàjiā qián lái.</text:span></text:p>
              </text:list-item>
              <text:list-item>
                <text:p text:style-name="P5"><text:span text:style-name="T5">The banquet will be held in the hall, and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8" draw:style-name="dp1" draw:master-page-name="Title_2c__20_Content_5f_" presentation:presentation-page-layout-name="AL2T11">
        <draw:frame draw:name="PlaceHolder 235" presentation:style-name="pr7" draw:text-style-name="P2" draw:layer="layout" svg:width="22.499cm" svg:height="2.599cm" svg:x="4.5cm" svg:y="0.6cm" presentation:class="title" presentation:user-transformed="true">
          <draw:text-box>
            <text:p>调解</text:p>
          </draw:text-box>
        </draw:frame>
        <draw:frame draw:name="PlaceHolder 2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  <text:p text:style-name="P5"><text:span text:style-name="T5"/></text:p>
              </text:list-item>
              <text:list-item>
                <text:p text:style-name="P5"><text:span text:style-name="T5">在纠纷解决中，调解人的作用非常重要。</text:span></text:p>
              </text:list-item>
              <text:list-item>
                <text:p text:style-name="P5"><text:span text:style-name="T5">Zài jiūfēn jiějué zhōng, tiáojiě rén de zuòyòng fēicháng zhòngyào.</text:span></text:p>
              </text:list-item>
              <text:list-item>
                <text:p text:style-name="P5"><text:span text:style-name="T5">In dispute resolution, the role of a mediator is very importa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9" draw:style-name="dp1" draw:master-page-name="Title_2c__20_Content_5f_" presentation:presentation-page-layout-name="AL2T11">
        <draw:frame draw:name="PlaceHolder 237" presentation:style-name="pr7" draw:text-style-name="P2" draw:layer="layout" svg:width="22.499cm" svg:height="2.599cm" svg:x="4.5cm" svg:y="0.6cm" presentation:class="title" presentation:user-transformed="true">
          <draw:text-box>
            <text:p>调节</text:p>
          </draw:text-box>
        </draw:frame>
        <draw:frame draw:name="PlaceHolder 2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调节 </text:span><text:span text:style-name="T5">(tiáojié)</text:span></text:p>
              </text:list-item>
              <text:list-item>
                <text:p text:style-name="P5"><text:span text:style-name="T5">Adjust; regulate</text:span></text:p>
                <text:p text:style-name="P5"><text:span text:style-name="T5"/></text:p>
              </text:list-item>
              <text:list-item>
                <text:p text:style-name="P5"><text:span text:style-name="T5">我们需要调节空调温度，使室内舒适。</text:span></text:p>
              </text:list-item>
              <text:list-item>
                <text:p text:style-name="P5"><text:span text:style-name="T5">Wǒmen xūyào tiáojié kōngtiáo wēndù, shǐ shìnèi shūshì.</text:span></text:p>
              </text:list-item>
              <text:list-item>
                <text:p text:style-name="P5"><text:span text:style-name="T5">We need to adjust the air conditioner temperature to make the indoor environment comfortab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0" draw:style-name="dp1" draw:master-page-name="Title_2c__20_Content_5f_" presentation:presentation-page-layout-name="AL2T11">
        <draw:frame draw:name="PlaceHolder 239" presentation:style-name="pr7" draw:text-style-name="P2" draw:layer="layout" svg:width="22.499cm" svg:height="2.599cm" svg:x="4.5cm" svg:y="0.6cm" presentation:class="title" presentation:user-transformed="true">
          <draw:text-box>
            <text:p>天文</text:p>
          </draw:text-box>
        </draw:frame>
        <draw:frame draw:name="PlaceHolder 2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天文 </text:span><text:span text:style-name="T5">(tiānwén)</text:span></text:p>
              </text:list-item>
              <text:list-item>
                <text:p text:style-name="P5"><text:span text:style-name="T5">Astronomy</text:span></text:p>
                <text:p text:style-name="P5"><text:span text:style-name="T5"/></text:p>
              </text:list-item>
              <text:list-item>
                <text:p text:style-name="P5"><text:span text:style-name="T5">天文学研究宇宙中的星体和宇宙规律。</text:span></text:p>
              </text:list-item>
              <text:list-item>
                <text:p text:style-name="P5"><text:span text:style-name="T5">Tiānwénxué yánjiū yǔzhòu zhōng de xīngtǐ hé yǔzhòu guīlǜ.</text:span></text:p>
              </text:list-item>
              <text:list-item>
                <text:p text:style-name="P5"><text:span text:style-name="T5">Astronomy studies celestial bodies and the laws of the univer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1" draw:style-name="dp1" draw:master-page-name="Title_2c__20_Content_5f_" presentation:presentation-page-layout-name="AL2T11">
        <draw:frame draw:name="PlaceHolder 241" presentation:style-name="pr7" draw:text-style-name="P2" draw:layer="layout" svg:width="22.499cm" svg:height="2.599cm" svg:x="4.5cm" svg:y="0.6cm" presentation:class="title" presentation:user-transformed="true">
          <draw:text-box>
            <text:p>天然气</text:p>
          </draw:text-box>
        </draw:frame>
        <draw:frame draw:name="PlaceHolder 2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天然气 </text:span><text:span text:style-name="T5">(tiānránqì)</text:span></text:p>
              </text:list-item>
              <text:list-item>
                <text:p text:style-name="P5"><text:span text:style-name="T5">Natural gas</text:span></text:p>
                <text:p text:style-name="P5"><text:span text:style-name="T5"/></text:p>
              </text:list-item>
              <text:list-item>
                <text:p text:style-name="P5"><text:span text:style-name="T5">天然气是一种清洁能源，被广泛用于生活和工业。</text:span></text:p>
              </text:list-item>
              <text:list-item>
                <text:p text:style-name="P5"><text:span text:style-name="T5">Tiānránqì shì yī zhǒng qīngjié néngyuán, bèi guǎngfàn yòngyú shēnghuó hé gōngyè.</text:span></text:p>
              </text:list-item>
              <text:list-item>
                <text:p text:style-name="P5"><text:span text:style-name="T5">Natural gas is a clean energy source widely used in both daily life and industr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2" draw:style-name="dp1" draw:master-page-name="Title_2c__20_Content_5f_" presentation:presentation-page-layout-name="AL2T11">
        <draw:frame draw:name="PlaceHolder 243" presentation:style-name="pr7" draw:text-style-name="P2" draw:layer="layout" svg:width="22.499cm" svg:height="2.599cm" svg:x="4.5cm" svg:y="0.6cm" presentation:class="title" presentation:user-transformed="true">
          <draw:text-box>
            <text:p>天才</text:p>
          </draw:text-box>
        </draw:frame>
        <draw:frame draw:name="PlaceHolder 2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天才 </text:span><text:span text:style-name="T5">(tiāncái)</text:span></text:p>
              </text:list-item>
              <text:list-item>
                <text:p text:style-name="P5"><text:span text:style-name="T5">Genius; talent</text:span></text:p>
                <text:p text:style-name="P5"><text:span text:style-name="T5"/></text:p>
              </text:list-item>
              <text:list-item>
                <text:p text:style-name="P5"><text:span text:style-name="T5">爱因斯坦被认为是一位科学天才。</text:span></text:p>
              </text:list-item>
              <text:list-item>
                <text:p text:style-name="P5"><text:span text:style-name="T5">Àiyīnsītǎn bèi rènwéi shì yī wèi kēxué tiāncái.</text:span></text:p>
              </text:list-item>
              <text:list-item>
                <text:p text:style-name="P5"><text:span text:style-name="T5">Einstein is considered a scientific geni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3" draw:style-name="dp1" draw:master-page-name="Title_2c__20_Content_5f_" presentation:presentation-page-layout-name="AL2T11">
        <draw:frame draw:name="PlaceHolder 245" presentation:style-name="pr7" draw:text-style-name="P2" draw:layer="layout" svg:width="22.499cm" svg:height="2.599cm" svg:x="4.5cm" svg:y="0.6cm" presentation:class="title" presentation:user-transformed="true">
          <draw:text-box>
            <text:p>体力</text:p>
          </draw:text-box>
        </draw:frame>
        <draw:frame draw:name="PlaceHolder 2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  <text:p text:style-name="P5"><text:span text:style-name="T5"/></text:p>
              </text:list-item>
              <text:list-item>
                <text:p text:style-name="P5"><text:span text:style-name="T5">运动需要耗费大量的体力，要保持身体健康。</text:span></text:p>
              </text:list-item>
              <text:list-item>
                <text:p text:style-name="P5"><text:span text:style-name="T5">Yùndòng xūyào hàofèi dàliàng de tǐlì, yào bǎochí shēntǐ jiànkāng.</text:span></text:p>
              </text:list-item>
              <text:list-item>
                <text:p text:style-name="P5"><text:span text:style-name="T5">Exercise requires a lot of physical strength to maintain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4" draw:style-name="dp1" draw:master-page-name="Title_2c__20_Content_5f_" presentation:presentation-page-layout-name="AL2T11">
        <draw:frame draw:name="PlaceHolder 247" presentation:style-name="pr7" draw:text-style-name="P2" draw:layer="layout" svg:width="22.499cm" svg:height="2.599cm" svg:x="4.5cm" svg:y="0.6cm" presentation:class="title" presentation:user-transformed="true">
          <draw:text-box>
            <text:p>体积</text:p>
          </draw:text-box>
        </draw:frame>
        <draw:frame draw:name="PlaceHolder 2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体积 </text:span><text:span text:style-name="T5">(tǐjī)</text:span></text:p>
              </text:list-item>
              <text:list-item>
                <text:p text:style-name="P5"><text:span text:style-name="T5">Volume; bulk</text:span></text:p>
                <text:p text:style-name="P5"><text:span text:style-name="T5"/></text:p>
              </text:list-item>
              <text:list-item>
                <text:p text:style-name="P5"><text:span text:style-name="T5">这个箱子虽然轻便，但体积很大，不方便携带。</text:span></text:p>
              </text:list-item>
              <text:list-item>
                <text:p text:style-name="P5"><text:span text:style-name="T5">Zhège xiāngzi suīrán qīngbiàn, dàn tǐjī hěn dà, bù fāngbiàn xiédài.</text:span></text:p>
              </text:list-item>
              <text:list-item>
                <text:p text:style-name="P5"><text:span text:style-name="T5">Although this suitcase is lightweight, it has a large volume, making it inconvenient to carr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5" draw:style-name="dp1" draw:master-page-name="Title_2c__20_Content_5f_" presentation:presentation-page-layout-name="AL2T11">
        <draw:frame draw:name="PlaceHolder 249" presentation:style-name="pr7" draw:text-style-name="P2" draw:layer="layout" svg:width="22.499cm" svg:height="2.599cm" svg:x="4.5cm" svg:y="0.6cm" presentation:class="title" presentation:user-transformed="true">
          <draw:text-box>
            <text:p>题材</text:p>
          </draw:text-box>
        </draw:frame>
        <draw:frame draw:name="PlaceHolder 2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  <text:p text:style-name="P5"><text:span text:style-name="T5"/></text:p>
              </text:list-item>
              <text:list-item>
                <text:p text:style-name="P5"><text:span text:style-name="T5">这部电影的题材很新颖，引起了观众的关注。</text:span></text:p>
              </text:list-item>
              <text:list-item>
                <text:p text:style-name="P5"><text:span text:style-name="T5">Zhè bù diànyǐng de tícái hěn xīnyǐng, yǐnqǐ le guānzhòng de guānzhù.</text:span></text:p>
              </text:list-item>
              <text:list-item>
                <text:p text:style-name="P5"><text:span text:style-name="T5">The theme of this movie is very innovative, attracting the audience's atten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6" draw:style-name="dp1" draw:master-page-name="Title_2c__20_Content_5f_" presentation:presentation-page-layout-name="AL2T11">
        <draw:frame draw:name="PlaceHolder 251" presentation:style-name="pr7" draw:text-style-name="P2" draw:layer="layout" svg:width="22.499cm" svg:height="2.599cm" svg:x="4.5cm" svg:y="0.6cm" presentation:class="title" presentation:user-transformed="true">
          <draw:text-box>
            <text:p>提示</text:p>
          </draw:text-box>
        </draw:frame>
        <draw:frame draw:name="PlaceHolder 2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  <text:p text:style-name="P5"><text:span text:style-name="T5"/></text:p>
              </text:list-item>
              <text:list-item>
                <text:p text:style-name="P5"><text:span text:style-name="T5">在使用新软件时，系统会给出相关的提示。</text:span></text:p>
              </text:list-item>
              <text:list-item>
                <text:p text:style-name="P5"><text:span text:style-name="T5">Zài shǐyòng xīn ruǎnjiàn shí, xìtǒng huì gěi chū xiāngguān de tíshì.</text:span></text:p>
              </text:list-item>
              <text:list-item>
                <text:p text:style-name="P5"><text:span text:style-name="T5">When using new software, the system will provide relevant promp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7" draw:style-name="dp1" draw:master-page-name="Title_2c__20_Content_5f_" presentation:presentation-page-layout-name="AL2T11">
        <draw:frame draw:name="PlaceHolder 253" presentation:style-name="pr7" draw:text-style-name="P2" draw:layer="layout" svg:width="22.499cm" svg:height="2.599cm" svg:x="4.5cm" svg:y="0.6cm" presentation:class="title" presentation:user-transformed="true">
          <draw:text-box>
            <text:p>提起</text:p>
          </draw:text-box>
        </draw:frame>
        <draw:frame draw:name="PlaceHolder 2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提起 </text:span><text:span text:style-name="T5">(tíqǐ)</text:span></text:p>
              </text:list-item>
              <text:list-item>
                <text:p text:style-name="P5"><text:span text:style-name="T5">Bring up; mention</text:span></text:p>
                <text:p text:style-name="P5"><text:span text:style-name="T5"/></text:p>
              </text:list-item>
              <text:list-item>
                <text:p text:style-name="P5"><text:span text:style-name="T5">每次提起那段往事，她都感到心情沉重。</text:span></text:p>
              </text:list-item>
              <text:list-item>
                <text:p text:style-name="P5"><text:span text:style-name="T5">Měi cì tíqǐ nà duàn wǎngshì, tā dōu gǎndào xīnqíng chénzhòng.</text:span></text:p>
              </text:list-item>
              <text:list-item>
                <text:p text:style-name="P5"><text:span text:style-name="T5">Every time that past event is brought up, she feels heavy-heart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8" draw:style-name="dp1" draw:master-page-name="Title_2c__20_Content_5f_" presentation:presentation-page-layout-name="AL2T11">
        <draw:frame draw:name="PlaceHolder 255" presentation:style-name="pr7" draw:text-style-name="P2" draw:layer="layout" svg:width="22.499cm" svg:height="2.599cm" svg:x="4.5cm" svg:y="0.6cm" presentation:class="title" presentation:user-transformed="true">
          <draw:text-box>
            <text:p>提倡</text:p>
          </draw:text-box>
        </draw:frame>
        <draw:frame draw:name="PlaceHolder 2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提倡 </text:span><text:span text:style-name="T5">(tíchàng)</text:span></text:p>
              </text:list-item>
              <text:list-item>
                <text:p text:style-name="P5"><text:span text:style-name="T5">Advocate; promote</text:span></text:p>
                <text:p text:style-name="P5"><text:span text:style-name="T5"/></text:p>
              </text:list-item>
              <text:list-item>
                <text:p text:style-name="P5"><text:span text:style-name="T5">我们应该提倡环保意识，保护地球。</text:span></text:p>
              </text:list-item>
              <text:list-item>
                <text:p text:style-name="P5"><text:span text:style-name="T5">Wǒmen yīnggāi tíchàng huánbǎo yìshí, bǎohù dìqiú.</text:span></text:p>
              </text:list-item>
              <text:list-item>
                <text:p text:style-name="P5"><text:span text:style-name="T5">We should advocate for environmental awareness and protect the Ear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9" draw:style-name="dp1" draw:master-page-name="Title_2c__20_Content_5f_" presentation:presentation-page-layout-name="AL2T11">
        <draw:frame draw:name="PlaceHolder 257" presentation:style-name="pr7" draw:text-style-name="P2" draw:layer="layout" svg:width="22.499cm" svg:height="2.599cm" svg:x="4.5cm" svg:y="0.6cm" presentation:class="title" presentation:user-transformed="true">
          <draw:text-box>
            <text:p>特有</text:p>
          </draw:text-box>
        </draw:frame>
        <draw:frame draw:name="PlaceHolder 2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特有 (tèyǒu)</text:p>
              </text:list-item>
              <text:list-item>
                <text:p text:style-name="P5">Unique; peculiar to</text:p>
                <text:p text:style-name="P5"/>
              </text:list-item>
              <text:list-item>
                <text:p text:style-name="P5">这种植物在这个地区是特有的。</text:p>
              </text:list-item>
              <text:list-item>
                <text:p text:style-name="P5">Zhè zhǒng zhíwù zài zhège dìqū shì tèyǒu de.</text:p>
              </text:list-item>
              <text:list-item>
                <text:p text:style-name="P5">This plant is unique to this region.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0" draw:style-name="dp1" draw:master-page-name="Title_2c__20_Content_5f_" presentation:presentation-page-layout-name="AL2T11">
        <draw:frame draw:name="PlaceHolder 259" presentation:style-name="pr7" draw:text-style-name="P2" draw:layer="layout" svg:width="22.499cm" svg:height="2.599cm" svg:x="4.5cm" svg:y="0.6cm" presentation:class="title" presentation:user-transformed="true">
          <draw:text-box>
            <text:p>特性</text:p>
          </draw:text-box>
        </draw:frame>
        <draw:frame draw:name="PlaceHolder 2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  <text:p text:style-name="P5"><text:span text:style-name="T5"/></text:p>
              </text:list-item>
              <text:list-item>
                <text:p text:style-name="P5"><text:span text:style-name="T5">每个人都有自己独特的特性。</text:span></text:p>
              </text:list-item>
              <text:list-item>
                <text:p text:style-name="P5"><text:span text:style-name="T5">Měi gè rén dōu yǒu zìjǐ dútè de tèxìng.</text:span></text:p>
              </text:list-item>
              <text:list-item>
                <text:p text:style-name="P5"><text:span text:style-name="T5">Everyone has their own unique characteristic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1" draw:style-name="dp1" draw:master-page-name="Title_2c__20_Content_5f_" presentation:presentation-page-layout-name="AL2T11">
        <draw:frame draw:name="PlaceHolder 261" presentation:style-name="pr7" draw:text-style-name="P2" draw:layer="layout" svg:width="22.499cm" svg:height="2.599cm" svg:x="4.5cm" svg:y="0.6cm" presentation:class="title" presentation:user-transformed="true">
          <draw:text-box>
            <text:p>特定</text:p>
          </draw:text-box>
        </draw:frame>
        <draw:frame draw:name="PlaceHolder 2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  <text:p text:style-name="P5"><text:span text:style-name="T5"/></text:p>
              </text:list-item>
              <text:list-item>
                <text:p text:style-name="P5"><text:span text:style-name="T5">这个规定只适用于特定的情况。</text:span></text:p>
              </text:list-item>
              <text:list-item>
                <text:p text:style-name="P5"><text:span text:style-name="T5">Zhège guīdìng zhǐ shìyòng yú tèdìng de qíngkuàng.</text:span></text:p>
              </text:list-item>
              <text:list-item>
                <text:p text:style-name="P5"><text:span text:style-name="T5">This regulation applies only to specific situ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2" draw:style-name="dp1" draw:master-page-name="Title_2c__20_Content_5f_" presentation:presentation-page-layout-name="AL2T11">
        <draw:frame draw:name="PlaceHolder 263" presentation:style-name="pr7" draw:text-style-name="P2" draw:layer="layout" svg:width="22.499cm" svg:height="2.599cm" svg:x="4.5cm" svg:y="0.6cm" presentation:class="title" presentation:user-transformed="true">
          <draw:text-box>
            <text:p>讨厌</text:p>
          </draw:text-box>
        </draw:frame>
        <draw:frame draw:name="PlaceHolder 2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  <text:p text:style-name="P5"><text:span text:style-name="T5"/></text:p>
              </text:list-item>
              <text:list-item>
                <text:p text:style-name="P5"><text:span text:style-name="T5">我讨厌下雨天，总觉得心情很差。</text:span></text:p>
              </text:list-item>
              <text:list-item>
                <text:p text:style-name="P5"><text:span text:style-name="T5">Wǒ tǎoyàn xiàyǔ tiān, zǒng juéde xīnqíng hěn chà.</text:span></text:p>
              </text:list-item>
              <text:list-item>
                <text:p text:style-name="P5"><text:span text:style-name="T5">I dislike rainy days; they always make me feel in a bad m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3" draw:style-name="dp1" draw:master-page-name="Title_2c__20_Content_5f_" presentation:presentation-page-layout-name="AL2T11">
        <draw:frame draw:name="PlaceHolder 265" presentation:style-name="pr7" draw:text-style-name="P2" draw:layer="layout" svg:width="22.499cm" svg:height="2.599cm" svg:x="4.5cm" svg:y="0.6cm" presentation:class="title" presentation:user-transformed="true">
          <draw:text-box>
            <text:p>桃树</text:p>
          </draw:text-box>
        </draw:frame>
        <draw:frame draw:name="PlaceHolder 2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桃树 </text:span><text:span text:style-name="T5">(táoshù)</text:span></text:p>
              </text:list-item>
              <text:list-item>
                <text:p text:style-name="P5"><text:span text:style-name="T5">Peach tree</text:span></text:p>
                <text:p text:style-name="P5"><text:span text:style-name="T5"/></text:p>
              </text:list-item>
              <text:list-item>
                <text:p text:style-name="P5"><text:span text:style-name="T5">他在花园里种了几棵桃树，期待着丰收的季节。</text:span></text:p>
              </text:list-item>
              <text:list-item>
                <text:p text:style-name="P5"><text:span text:style-name="T5">Tā zài huāyuán lǐ zhòng le jǐ kē táoshù, qīdài zhe fēngshōu de jìjié.</text:span></text:p>
              </text:list-item>
              <text:list-item>
                <text:p text:style-name="P5"><text:span text:style-name="T5">He planted several peach trees in the garden, looking forward to the harvest seas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4" draw:style-name="dp1" draw:master-page-name="Title_2c__20_Content_5f_" presentation:presentation-page-layout-name="AL2T11">
        <draw:frame draw:name="PlaceHolder 267" presentation:style-name="pr7" draw:text-style-name="P2" draw:layer="layout" svg:width="22.499cm" svg:height="2.599cm" svg:x="4.5cm" svg:y="0.6cm" presentation:class="title" presentation:user-transformed="true">
          <draw:text-box>
            <text:p>桃花</text:p>
          </draw:text-box>
        </draw:frame>
        <draw:frame draw:name="PlaceHolder 2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桃花 </text:span><text:span text:style-name="T5">(táohuā)</text:span></text:p>
              </text:list-item>
              <text:list-item>
                <text:p text:style-name="P5"><text:span text:style-name="T5">Peach blossom</text:span></text:p>
                <text:p text:style-name="P5"><text:span text:style-name="T5"/></text:p>
              </text:list-item>
              <text:list-item>
                <text:p text:style-name="P5"><text:span text:style-name="T5">春天，桃花盛开，美丽的景象让人陶醉。</text:span></text:p>
              </text:list-item>
              <text:list-item>
                <text:p text:style-name="P5"><text:span text:style-name="T5">Chūntiān, táohuā shèngkāi, měilì de jǐngxiàng ràng rén táozuì.</text:span></text:p>
              </text:list-item>
              <text:list-item>
                <text:p text:style-name="P5"><text:span text:style-name="T5">In spring, peach blossoms bloom, creating a beautiful scene that is enchan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5" draw:style-name="dp1" draw:master-page-name="Title_2c__20_Content_5f_" presentation:presentation-page-layout-name="AL2T11">
        <draw:frame draw:name="PlaceHolder 269" presentation:style-name="pr7" draw:text-style-name="P2" draw:layer="layout" svg:width="22.499cm" svg:height="2.599cm" svg:x="4.5cm" svg:y="0.6cm" presentation:class="title" presentation:user-transformed="true">
          <draw:text-box>
            <text:p>桃</text:p>
          </draw:text-box>
        </draw:frame>
        <draw:frame draw:name="PlaceHolder 2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桃 </text:span><text:span text:style-name="T5">(táo)</text:span></text:p>
              </text:list-item>
              <text:list-item>
                <text:p text:style-name="P5"><text:span text:style-name="T5">Peach</text:span></text:p>
                <text:p text:style-name="P5"><text:span text:style-name="T5"/></text:p>
              </text:list-item>
              <text:list-item>
                <text:p text:style-name="P5"><text:span text:style-name="T5">夏天是吃桃子的好季节。</text:span></text:p>
              </text:list-item>
              <text:list-item>
                <text:p text:style-name="P5"><text:span text:style-name="T5">Xiàtiān shì chī táozi de hǎo jìjié.</text:span></text:p>
              </text:list-item>
              <text:list-item>
                <text:p text:style-name="P5"><text:span text:style-name="T5">Summer is the season for eating peac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6" draw:style-name="dp1" draw:master-page-name="Title_2c__20_Content_5f_" presentation:presentation-page-layout-name="AL2T11">
        <draw:frame draw:name="PlaceHolder 271" presentation:style-name="pr7" draw:text-style-name="P2" draw:layer="layout" svg:width="22.499cm" svg:height="2.599cm" svg:x="4.5cm" svg:y="0.6cm" presentation:class="title" presentation:user-transformed="true">
          <draw:text-box>
            <text:p>逃走</text:p>
          </draw:text-box>
        </draw:frame>
        <draw:frame draw:name="PlaceHolder 2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逃走 </text:span><text:span text:style-name="T5">(táozǒu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小偷逃走后，警察紧追不舍。</text:span></text:p>
              </text:list-item>
              <text:list-item>
                <text:p text:style-name="P5"><text:span text:style-name="T5">Xiǎotōu táozǒu hòu, jǐngchá jǐn zhuī bù shě.</text:span></text:p>
              </text:list-item>
              <text:list-item>
                <text:p text:style-name="P5"><text:span text:style-name="T5">After the thief fled, the police pursued close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7" draw:style-name="dp1" draw:master-page-name="Title_2c__20_Content_5f_" presentation:presentation-page-layout-name="AL2T11">
        <draw:frame draw:name="PlaceHolder 273" presentation:style-name="pr7" draw:text-style-name="P2" draw:layer="layout" svg:width="22.499cm" svg:height="2.599cm" svg:x="4.5cm" svg:y="0.6cm" presentation:class="title" presentation:user-transformed="true">
          <draw:text-box>
            <text:p>逃跑</text:p>
          </draw:text-box>
        </draw:frame>
        <draw:frame draw:name="PlaceHolder 2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逃跑 </text:span><text:span text:style-name="T5">(táopǎo)</text:span></text:p>
              </text:list-item>
              <text:list-item>
                <text:p text:style-name="P5"><text:span text:style-name="T5">Escape; run away</text:span></text:p>
                <text:p text:style-name="P5"><text:span text:style-name="T5"/></text:p>
              </text:list-item>
              <text:list-item>
                <text:p text:style-name="P5"><text:span text:style-name="T5">发现盗贼后，他立刻逃跑了。</text:span></text:p>
              </text:list-item>
              <text:list-item>
                <text:p text:style-name="P5"><text:span text:style-name="T5">Fāxiàn dào zéi hòu, tā lìkè táopǎo le.</text:span></text:p>
              </text:list-item>
              <text:list-item>
                <text:p text:style-name="P5"><text:span text:style-name="T5">Upon discovering the thief, he immediately ran aw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8" draw:style-name="dp1" draw:master-page-name="Title_2c__20_Content_5f_" presentation:presentation-page-layout-name="AL2T11">
        <draw:frame draw:name="PlaceHolder 275" presentation:style-name="pr7" draw:text-style-name="P2" draw:layer="layout" svg:width="22.499cm" svg:height="2.599cm" svg:x="4.5cm" svg:y="0.6cm" presentation:class="title" presentation:user-transformed="true">
          <draw:text-box>
            <text:p>逃</text:p>
          </draw:text-box>
        </draw:frame>
        <draw:frame draw:name="PlaceHolder 2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逃 </text:span><text:span text:style-name="T5">(táo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在危险来临时，大家纷纷想办法逃生。</text:span></text:p>
              </text:list-item>
              <text:list-item>
                <text:p text:style-name="P5"><text:span text:style-name="T5">Zài wēixiǎn láilín shí, dàjiā fēnfēn xiǎng bànfǎ táoshēng.</text:span></text:p>
              </text:list-item>
              <text:list-item>
                <text:p text:style-name="P5"><text:span text:style-name="T5">When danger comes, everyone tries to find a way to escap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9" draw:style-name="dp1" draw:master-page-name="Title_2c__20_Content_5f_" presentation:presentation-page-layout-name="AL2T11">
        <draw:frame draw:name="PlaceHolder 277" presentation:style-name="pr7" draw:text-style-name="P2" draw:layer="layout" svg:width="22.499cm" svg:height="2.599cm" svg:x="4.5cm" svg:y="0.6cm" presentation:class="title" presentation:user-transformed="true">
          <draw:text-box>
            <text:p>弹</text:p>
          </draw:text-box>
        </draw:frame>
        <draw:frame draw:name="PlaceHolder 2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  <text:p text:style-name="P5"><text:span text:style-name="T5"/></text:p>
              </text:list-item>
              <text:list-item>
                <text:p text:style-name="P5"><text:span text:style-name="T5">他在弹吉他的时候，整个房间充满了音乐的美妙。</text:span></text:p>
              </text:list-item>
              <text:list-item>
                <text:p text:style-name="P5"><text:span text:style-name="T5">Tā zài tán jítā de shíhou, zhěnggè fángjiān chōngmǎn le yīnyuè de měiwù.</text:span></text:p>
              </text:list-item>
              <text:list-item>
                <text:p text:style-name="P5"><text:span text:style-name="T5">When he plays the guitar, the whole room is filled with the beauty of music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0" draw:style-name="dp1" draw:master-page-name="Title_2c__20_Content_5f_" presentation:presentation-page-layout-name="AL2T11">
        <draw:frame draw:name="PlaceHolder 279" presentation:style-name="pr7" draw:text-style-name="P2" draw:layer="layout" svg:width="22.499cm" svg:height="2.599cm" svg:x="4.5cm" svg:y="0.6cm" presentation:class="title" presentation:user-transformed="true">
          <draw:text-box>
            <text:p>太空</text:p>
          </draw:text-box>
        </draw:frame>
        <draw:frame draw:name="PlaceHolder 2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太空 (tàikōng)</text:p>
              </text:list-item>
              <text:list-item>
                <text:p text:style-name="P5">Outer space</text:p>
                <text:p text:style-name="P5"/>
              </text:list-item>
              <text:list-item>
                <text:p text:style-name="P5">太空探索是人类科技的伟大成就之一。</text:p>
              </text:list-item>
              <text:list-item>
                <text:p text:style-name="P5">Tàikōng tànsuǒ shì rénlèi kējì de wěidà chéngjiù zhī yī.</text:p>
              </text:list-item>
              <text:list-item>
                <text:p text:style-name="P5">Space exploration is one of the great achievements of human technology.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1" draw:style-name="dp1" draw:master-page-name="Title_2c__20_Content_5f_" presentation:presentation-page-layout-name="AL2T11">
        <draw:frame draw:name="PlaceHolder 281" presentation:style-name="pr7" draw:text-style-name="P2" draw:layer="layout" svg:width="22.499cm" svg:height="2.599cm" svg:x="4.5cm" svg:y="0.6cm" presentation:class="title" presentation:user-transformed="true">
          <draw:text-box>
            <text:p>抬头</text:p>
          </draw:text-box>
        </draw:frame>
        <draw:frame draw:name="PlaceHolder 2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  <text:p text:style-name="P5"><text:span text:style-name="T5"/></text:p>
              </text:list-item>
              <text:list-item>
                <text:p text:style-name="P5"><text:span text:style-name="T5">在繁忙的工作中，记得抬头看看窗外的风景。</text:span></text:p>
              </text:list-item>
              <text:list-item>
                <text:p text:style-name="P5"><text:span text:style-name="T5">Zài fánmáng de gōngzuò zhōng, jìde táitóu kàn kàn chuāngwài de fēngjǐng.</text:span></text:p>
              </text:list-item>
              <text:list-item>
                <text:p text:style-name="P5"><text:span text:style-name="T5">In the midst of busy work, remember to look up and enjoy the scenery outside the windo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2" draw:style-name="dp1" draw:master-page-name="Title_2c__20_Content_5f_" presentation:presentation-page-layout-name="AL2T11">
        <draw:frame draw:name="PlaceHolder 283" presentation:style-name="pr7" draw:text-style-name="P2" draw:layer="layout" svg:width="22.499cm" svg:height="2.599cm" svg:x="4.5cm" svg:y="0.6cm" presentation:class="title" presentation:user-transformed="true">
          <draw:text-box>
            <text:p>抬</text:p>
          </draw:text-box>
        </draw:frame>
        <draw:frame draw:name="PlaceHolder 2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抬 </text:span><text:span text:style-name="T5">(tái)</text:span></text:p>
              </text:list-item>
              <text:list-item>
                <text:p text:style-name="P5"><text:span text:style-name="T5">Lift; raise</text:span></text:p>
                <text:p text:style-name="P5"><text:span text:style-name="T5"/></text:p>
              </text:list-item>
              <text:list-item>
                <text:p text:style-name="P5"><text:span text:style-name="T5">工人们一起抬起了沉重的货物。</text:span></text:p>
              </text:list-item>
              <text:list-item>
                <text:p text:style-name="P5"><text:span text:style-name="T5">Gōngrénmen yīqǐ tái qǐle chénzhòng de huòwù.</text:span></text:p>
              </text:list-item>
              <text:list-item>
                <text:p text:style-name="P5"><text:span text:style-name="T5">The workers lifted the heavy cargo toge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3" draw:style-name="dp1" draw:master-page-name="Title_2c__20_Content_5f_" presentation:presentation-page-layout-name="AL2T11">
        <draw:frame draw:name="PlaceHolder 285" presentation:style-name="pr7" draw:text-style-name="P2" draw:layer="layout" svg:width="22.499cm" svg:height="2.599cm" svg:x="4.5cm" svg:y="0.6cm" presentation:class="title" presentation:user-transformed="true">
          <draw:text-box>
            <text:p>台风</text:p>
          </draw:text-box>
        </draw:frame>
        <draw:frame draw:name="PlaceHolder 2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台风 </text:span><text:span text:style-name="T5">(táifēng)</text:span></text:p>
              </text:list-item>
              <text:list-item>
                <text:p text:style-name="P5"><text:span text:style-name="T5">Typhoon</text:span></text:p>
                <text:p text:style-name="P5"><text:span text:style-name="T5"/></text:p>
              </text:list-item>
              <text:list-item>
                <text:p text:style-name="P5"><text:span text:style-name="T5">台风季节来临前，大家要做好防护准备。</text:span></text:p>
              </text:list-item>
              <text:list-item>
                <text:p text:style-name="P5"><text:span text:style-name="T5">Táifēng jìjié láilín qián, dàjiā yào zuò hǎo fánghù zhǔnbèi.</text:span></text:p>
              </text:list-item>
              <text:list-item>
                <text:p text:style-name="P5"><text:span text:style-name="T5">Before the typhoon season arrives, everyone should make preparations for prot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4" draw:style-name="dp1" draw:master-page-name="Title_2c__20_Content_5f_" presentation:presentation-page-layout-name="AL2T11">
        <draw:frame draw:name="PlaceHolder 287" presentation:style-name="pr7" draw:text-style-name="P2" draw:layer="layout" svg:width="22.499cm" svg:height="2.599cm" svg:x="4.5cm" svg:y="0.6cm" presentation:class="title" presentation:user-transformed="true">
          <draw:text-box>
            <text:p>锁</text:p>
          </draw:text-box>
        </draw:frame>
        <draw:frame draw:name="PlaceHolder 2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锁 </text:span><text:span text:style-name="T5">(suǒ)</text:span></text:p>
              </text:list-item>
              <text:list-item>
                <text:p text:style-name="P5"><text:span text:style-name="T5">Lock</text:span></text:p>
                <text:p text:style-name="P5"><text:span text:style-name="T5"/></text:p>
              </text:list-item>
              <text:list-item>
                <text:p text:style-name="P5"><text:span text:style-name="T5">请把门锁好，防止不速之客进入。</text:span></text:p>
              </text:list-item>
              <text:list-item>
                <text:p text:style-name="P5"><text:span text:style-name="T5">Qǐng bǎ mén suǒ hǎo, fángzhì bù sù zhī kè jìnrù.</text:span></text:p>
              </text:list-item>
              <text:list-item>
                <text:p text:style-name="P5"><text:span text:style-name="T5">Please lock the door to prevent unauthorized entr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5" draw:style-name="dp1" draw:master-page-name="Title_2c__20_Content_5f_" presentation:presentation-page-layout-name="AL2T11">
        <draw:frame draw:name="PlaceHolder 289" presentation:style-name="pr7" draw:text-style-name="P2" draw:layer="layout" svg:width="22.499cm" svg:height="2.599cm" svg:x="4.5cm" svg:y="0.6cm" presentation:class="title" presentation:user-transformed="true">
          <draw:text-box>
            <text:p>所在</text:p>
          </draw:text-box>
        </draw:frame>
        <draw:frame draw:name="PlaceHolder 2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  <text:p text:style-name="P5"><text:span text:style-name="T5"/></text:p>
              </text:list-item>
              <text:list-item>
                <text:p text:style-name="P5"><text:span text:style-name="T5">他的办公室所在的楼层正在装修。</text:span></text:p>
              </text:list-item>
              <text:list-item>
                <text:p text:style-name="P5"><text:span text:style-name="T5">Tā de bàngōngshì suǒzài de lóucéng zhèngzài zhuāngxiū.</text:span></text:p>
              </text:list-item>
              <text:list-item>
                <text:p text:style-name="P5"><text:span text:style-name="T5">The floor where his office is located is currently under renov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6" draw:style-name="dp1" draw:master-page-name="Title_2c__20_Content_5f_" presentation:presentation-page-layout-name="AL2T11">
        <draw:frame draw:name="PlaceHolder 291" presentation:style-name="pr7" draw:text-style-name="P2" draw:layer="layout" svg:width="22.499cm" svg:height="2.599cm" svg:x="4.5cm" svg:y="0.6cm" presentation:class="title" presentation:user-transformed="true">
          <draw:text-box>
            <text:p>损失</text:p>
          </draw:text-box>
        </draw:frame>
        <draw:frame draw:name="PlaceHolder 2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损失 </text:span><text:span text:style-name="T5">(sǔnshī)</text:span></text:p>
              </text:list-item>
              <text:list-item>
                <text:p text:style-name="P5"><text:span text:style-name="T5">Loss; damage</text:span></text:p>
                <text:p text:style-name="P5"><text:span text:style-name="T5"/></text:p>
              </text:list-item>
              <text:list-item>
                <text:p text:style-name="P5"><text:span text:style-name="T5">这次事故造成了巨大的经济损失。</text:span></text:p>
              </text:list-item>
              <text:list-item>
                <text:p text:style-name="P5"><text:span text:style-name="T5">Zhè cì shìgù zàochéng le jùdà de jīngjì sǔnshī.</text:span></text:p>
              </text:list-item>
              <text:list-item>
                <text:p text:style-name="P5"><text:span text:style-name="T5">This accident resulted in enormous economic los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7" draw:style-name="dp1" draw:master-page-name="Title_2c__20_Content_5f_" presentation:presentation-page-layout-name="AL2T11">
        <draw:frame draw:name="PlaceHolder 293" presentation:style-name="pr7" draw:text-style-name="P2" draw:layer="layout" svg:width="22.499cm" svg:height="2.599cm" svg:x="4.5cm" svg:y="0.6cm" presentation:class="title" presentation:user-transformed="true">
          <draw:text-box>
            <text:p>损害</text:p>
          </draw:text-box>
        </draw:frame>
        <draw:frame draw:name="PlaceHolder 2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损害 </text:span><text:span text:style-name="T5">(sǔnhài)</text:span></text:p>
              </text:list-item>
              <text:list-item>
                <text:p text:style-name="P5"><text:span text:style-name="T5">Harm; damage</text:span></text:p>
                <text:p text:style-name="P5"><text:span text:style-name="T5"/></text:p>
              </text:list-item>
              <text:list-item>
                <text:p text:style-name="P5"><text:span text:style-name="T5">环境污染对健康会造成很大的损害。</text:span></text:p>
              </text:list-item>
              <text:list-item>
                <text:p text:style-name="P5"><text:span text:style-name="T5">Huánjìng wūrǎn duì jiànkāng huì zàochéng hěn dà de sǔnhài.</text:span></text:p>
              </text:list-item>
              <text:list-item>
                <text:p text:style-name="P5"><text:span text:style-name="T5">Environmental pollution can cause significant harm to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8" draw:style-name="dp1" draw:master-page-name="Title_2c__20_Content_5f_" presentation:presentation-page-layout-name="AL2T11">
        <draw:frame draw:name="PlaceHolder 295" presentation:style-name="pr7" draw:text-style-name="P2" draw:layer="layout" svg:width="22.499cm" svg:height="2.599cm" svg:x="4.5cm" svg:y="0.6cm" presentation:class="title" presentation:user-transformed="true">
          <draw:text-box>
            <text:p>碎</text:p>
          </draw:text-box>
        </draw:frame>
        <draw:frame draw:name="PlaceHolder 2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  <text:p text:style-name="P5"><text:span text:style-name="T5"/></text:p>
              </text:list-item>
              <text:list-item>
                <text:p text:style-name="P5"><text:span text:style-name="T5">花瓶掉在地上，碎片散落一地。</text:span></text:p>
              </text:list-item>
              <text:list-item>
                <text:p text:style-name="P5"><text:span text:style-name="T5">Huāpíng diào zài dìshàng, suìpiàn sànluò yīdì.</text:span></text:p>
              </text:list-item>
              <text:list-item>
                <text:p text:style-name="P5"><text:span text:style-name="T5">The vase fell to the ground, and the pieces scattered everywhe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9" draw:style-name="dp1" draw:master-page-name="Title_2c__20_Content_5f_" presentation:presentation-page-layout-name="AL2T11">
        <draw:frame draw:name="PlaceHolder 297" presentation:style-name="pr7" draw:text-style-name="P2" draw:layer="layout" svg:width="22.499cm" svg:height="2.599cm" svg:x="4.5cm" svg:y="0.6cm" presentation:class="title" presentation:user-transformed="true">
          <draw:text-box>
            <text:p>岁月</text:p>
          </draw:text-box>
        </draw:frame>
        <draw:frame draw:name="PlaceHolder 2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岁月 </text:span><text:span text:style-name="T5">(suìyuè)</text:span></text:p>
              </text:list-item>
              <text:list-item>
                <text:p text:style-name="P5"><text:span text:style-name="T5">Years; time</text:span></text:p>
                <text:p text:style-name="P5"><text:span text:style-name="T5"/></text:p>
              </text:list-item>
              <text:list-item>
                <text:p text:style-name="P5"><text:span text:style-name="T5">岁月如梭，时光荏苒，转眼间已是多年。</text:span></text:p>
              </text:list-item>
              <text:list-item>
                <text:p text:style-name="P5"><text:span text:style-name="T5">Suìyuè rú suō, shíguāng rěnrǎn, zhuǎnyǎn jiān yǐ shì duō nián.</text:span></text:p>
              </text:list-item>
              <text:list-item>
                <text:p text:style-name="P5"><text:span text:style-name="T5">Time flies, and in the blink of an eye, many years have pass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0" draw:style-name="dp1" draw:master-page-name="Title_2c__20_Content_5f_" presentation:presentation-page-layout-name="AL2T11">
        <draw:frame draw:name="PlaceHolder 299" presentation:style-name="pr7" draw:text-style-name="P2" draw:layer="layout" svg:width="22.499cm" svg:height="2.599cm" svg:x="4.5cm" svg:y="0.6cm" presentation:class="title" presentation:user-transformed="true">
          <draw:text-box>
            <text:p>随着</text:p>
          </draw:text-box>
        </draw:frame>
        <draw:frame draw:name="PlaceHolder 3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  <text:p text:style-name="P5"><text:span text:style-name="T5"/></text:p>
              </text:list-item>
              <text:list-item>
                <text:p text:style-name="P5"><text:span text:style-name="T5">随着科技的发展，社会发生了巨大的变化。</text:span></text:p>
              </text:list-item>
              <text:list-item>
                <text:p text:style-name="P5"><text:span text:style-name="T5">Suízhe kējì de fāzhǎn, shèhuì fāshēng le jùdà de biànhuà.</text:span></text:p>
              </text:list-item>
              <text:list-item>
                <text:p text:style-name="P5"><text:span text:style-name="T5">With the development of technology, society has undergone tremendous chang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1" draw:style-name="dp1" draw:master-page-name="Title_2c__20_Content_5f_" presentation:presentation-page-layout-name="AL2T11">
        <draw:frame draw:name="PlaceHolder 301" presentation:style-name="pr7" draw:text-style-name="P2" draw:layer="layout" svg:width="22.499cm" svg:height="2.599cm" svg:x="4.5cm" svg:y="0.6cm" presentation:class="title" presentation:user-transformed="true">
          <draw:text-box>
            <text:p>随意</text:p>
          </draw:text-box>
        </draw:frame>
        <draw:frame draw:name="PlaceHolder 3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  <text:p text:style-name="P5"><text:span text:style-name="T5"/></text:p>
              </text:list-item>
              <text:list-item>
                <text:p text:style-name="P5"><text:span text:style-name="T5">这个地方允许游客随意参观。</text:span></text:p>
              </text:list-item>
              <text:list-item>
                <text:p text:style-name="P5"><text:span text:style-name="T5">Zhège dìfāng yǔnxǔ yóukè suíyì cānguān.</text:span></text:p>
              </text:list-item>
              <text:list-item>
                <text:p text:style-name="P5"><text:span text:style-name="T5">This place allows visitors to wander around free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2" draw:style-name="dp1" draw:master-page-name="Title_2c__20_Content_5f_" presentation:presentation-page-layout-name="AL2T11">
        <draw:frame draw:name="PlaceHolder 303" presentation:style-name="pr7" draw:text-style-name="P2" draw:layer="layout" svg:width="22.499cm" svg:height="2.599cm" svg:x="4.5cm" svg:y="0.6cm" presentation:class="title" presentation:user-transformed="true">
          <draw:text-box>
            <text:p>随后</text:p>
          </draw:text-box>
        </draw:frame>
        <draw:frame draw:name="PlaceHolder 3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随后 </text:span><text:span text:style-name="T5">(suíhòu)</text:span></text:p>
              </text:list-item>
              <text:list-item>
                <text:p text:style-name="P5"><text:span text:style-name="T5">Later; afterwards</text:span></text:p>
                <text:p text:style-name="P5"><text:span text:style-name="T5"/></text:p>
              </text:list-item>
              <text:list-item>
                <text:p text:style-name="P5"><text:span text:style-name="T5">他先去开会，随后会回来接你。</text:span></text:p>
              </text:list-item>
              <text:list-item>
                <text:p text:style-name="P5"><text:span text:style-name="T5">Tā xiān qù kāihuì, suíhòu huì huílai jiē nǐ.</text:span></text:p>
              </text:list-item>
              <text:list-item>
                <text:p text:style-name="P5"><text:span text:style-name="T5">He will go to the meeting first, and afterwards, he will come back to pick you u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3" draw:style-name="dp1" draw:master-page-name="Title_2c__20_Content_5f_" presentation:presentation-page-layout-name="AL2T11">
        <draw:frame draw:name="PlaceHolder 305" presentation:style-name="pr7" draw:text-style-name="P2" draw:layer="layout" svg:width="22.499cm" svg:height="2.599cm" svg:x="4.5cm" svg:y="0.6cm" presentation:class="title" presentation:user-transformed="true">
          <draw:text-box>
            <text:p>酸甜苦辣</text:p>
          </draw:text-box>
        </draw:frame>
        <draw:frame draw:name="PlaceHolder 3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  <text:p text:style-name="P5"><text:span text:style-name="T5"/></text:p>
              </text:list-item>
              <text:list-item>
                <text:p text:style-name="P5"><text:span text:style-name="T5">人生就像一杯酸甜苦辣的酒，需要懂得品味。</text:span></text:p>
              </text:list-item>
              <text:list-item>
                <text:p text:style-name="P5"><text:span text:style-name="T5">Rénshēng jiù xiàng yī bēi suān tián kǔ là de jiǔ, xūyào dǒngde pǐnwèi.</text:span></text:p>
              </text:list-item>
              <text:list-item>
                <text:p text:style-name="P5"><text:span text:style-name="T5">Life is like a glass of wine with its ups and downs; it requires a taste for appreci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4" draw:style-name="dp1" draw:master-page-name="Title_2c__20_Content_5f_" presentation:presentation-page-layout-name="AL2T11">
        <draw:frame draw:name="PlaceHolder 307" presentation:style-name="pr7" draw:text-style-name="P2" draw:layer="layout" svg:width="22.499cm" svg:height="2.599cm" svg:x="4.5cm" svg:y="0.6cm" presentation:class="title" presentation:user-transformed="true">
          <draw:text-box>
            <text:p>宿舍</text:p>
          </draw:text-box>
        </draw:frame>
        <draw:frame draw:name="PlaceHolder 3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宿舍 </text:span><text:span text:style-name="T5">(sùshè)</text:span></text:p>
              </text:list-item>
              <text:list-item>
                <text:p text:style-name="P5"><text:span text:style-name="T5">Dormitory; hostel</text:span></text:p>
                <text:p text:style-name="P5"><text:span text:style-name="T5"/></text:p>
              </text:list-item>
              <text:list-item>
                <text:p text:style-name="P5"><text:span text:style-name="T5">大学生活中，宿舍是他们的另一个家。</text:span></text:p>
              </text:list-item>
              <text:list-item>
                <text:p text:style-name="P5"><text:span text:style-name="T5">Dàxué shēnghuó zhōng, sùshè shì tāmen de lìng yī gè jiā.</text:span></text:p>
              </text:list-item>
              <text:list-item>
                <text:p text:style-name="P5"><text:span text:style-name="T5">In university life, the dormitory is another home for the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5" draw:style-name="dp1" draw:master-page-name="Title_2c__20_Content_5f_" presentation:presentation-page-layout-name="AL2T11">
        <draw:frame draw:name="PlaceHolder 309" presentation:style-name="pr7" draw:text-style-name="P2" draw:layer="layout" svg:width="22.499cm" svg:height="2.599cm" svg:x="4.5cm" svg:y="0.6cm" presentation:class="title" presentation:user-transformed="true">
          <draw:text-box>
            <text:p>搜索</text:p>
          </draw:text-box>
        </draw:frame>
        <draw:frame draw:name="PlaceHolder 3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搜索 </text:span><text:span text:style-name="T5">(sōusuǒ)</text:span></text:p>
              </text:list-item>
              <text:list-item>
                <text:p text:style-name="P5"><text:span text:style-name="T5">Search; look for</text:span></text:p>
                <text:p text:style-name="P5"><text:span text:style-name="T5"/></text:p>
              </text:list-item>
              <text:list-item>
                <text:p text:style-name="P5"><text:span text:style-name="T5">在互联网上，你可以使用搜索引擎找到各种信息。</text:span></text:p>
              </text:list-item>
              <text:list-item>
                <text:p text:style-name="P5"><text:span text:style-name="T5">Zài hùliánwǎng shàng, nǐ kěyǐ shǐyòng sōusuǒ yǐnqíng zhǎodào gè zhǒng xìnxī.</text:span></text:p>
              </text:list-item>
              <text:list-item>
                <text:p text:style-name="P5"><text:span text:style-name="T5">On the internet, you can use search engines to find various inform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6" draw:style-name="dp1" draw:master-page-name="Title_2c__20_Content_5f_" presentation:presentation-page-layout-name="AL2T11">
        <draw:frame draw:name="PlaceHolder 311" presentation:style-name="pr7" draw:text-style-name="P2" draw:layer="layout" svg:width="22.499cm" svg:height="2.599cm" svg:x="4.5cm" svg:y="0.6cm" presentation:class="title" presentation:user-transformed="true">
          <draw:text-box>
            <text:p>搜</text:p>
          </draw:text-box>
        </draw:frame>
        <draw:frame draw:name="PlaceHolder 3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搜 </text:span><text:span text:style-name="T5">(sōu)</text:span></text:p>
              </text:list-item>
              <text:list-item>
                <text:p text:style-name="P5"><text:span text:style-name="T5">Search; hunt for</text:span></text:p>
                <text:p text:style-name="P5"><text:span text:style-name="T5"/></text:p>
              </text:list-item>
              <text:list-item>
                <text:p text:style-name="P5"><text:span text:style-name="T5">警察正在搜寻失踪的孩子。</text:span></text:p>
              </text:list-item>
              <text:list-item>
                <text:p text:style-name="P5"><text:span text:style-name="T5">Jǐngchá zhèngzài sōuxún shīzōng de háizi.</text:span></text:p>
              </text:list-item>
              <text:list-item>
                <text:p text:style-name="P5"><text:span text:style-name="T5">The police are searching for the missing chi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7" draw:style-name="dp1" draw:master-page-name="Title_2c__20_Content_5f_" presentation:presentation-page-layout-name="AL2T11">
        <draw:frame draw:name="PlaceHolder 313" presentation:style-name="pr7" draw:text-style-name="P2" draw:layer="layout" svg:width="22.499cm" svg:height="2.599cm" svg:x="4.5cm" svg:y="0.6cm" presentation:class="title" presentation:user-transformed="true">
          <draw:text-box>
            <text:p>四周</text:p>
          </draw:text-box>
        </draw:frame>
        <draw:frame draw:name="PlaceHolder 3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四周 (sìzhōu)</text:p>
              </text:list-item>
              <text:list-item>
                <text:p text:style-name="P5">All around; on all sides</text:p>
                <text:p text:style-name="P5"/>
              </text:list-item>
              <text:list-item>
                <text:p text:style-name="P5">他环顾四周，寻找着一个安全的出口。</text:p>
              </text:list-item>
              <text:list-item>
                <text:p text:style-name="P5">Tā huángù sìzhōu, xúnzhǎozhe yīgè ānquán de chūkǒu.</text:p>
              </text:list-item>
              <text:list-item>
                <text:p text:style-name="P5">He looked around in all directions, searching for a safe exit.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8" draw:style-name="dp1" draw:master-page-name="Title_2c__20_Content_5f_" presentation:presentation-page-layout-name="AL2T11">
        <draw:frame draw:name="PlaceHolder 315" presentation:style-name="pr7" draw:text-style-name="P2" draw:layer="layout" svg:width="22.499cm" svg:height="2.599cm" svg:x="4.5cm" svg:y="0.6cm" presentation:class="title" presentation:user-transformed="true">
          <draw:text-box>
            <text:p>思维</text:p>
          </draw:text-box>
        </draw:frame>
        <draw:frame draw:name="PlaceHolder 3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6">思维 </text:span><text:span text:style-name="T6">(sīwéi)</text:span></text:p>
              </text:list-item>
              <text:list-item>
                <text:p text:style-name="P5"><text:span text:style-name="T6">Thinking; thought</text:span></text:p>
                <text:p text:style-name="P5"><text:span text:style-name="T6"/></text:p>
              </text:list-item>
              <text:list-item>
                <text:p text:style-name="P5"><text:span text:style-name="T6">培养创造性思维对个人和社会都很重要。</text:span></text:p>
              </text:list-item>
              <text:list-item>
                <text:p text:style-name="P5"><text:span text:style-name="T6">Péiyǎng chuàngzàoxìng sīwéi duì gèrén hé shèhuì dōu hěn zhòngyào.</text:span></text:p>
              </text:list-item>
              <text:list-item>
                <text:p text:style-name="P5"><text:span text:style-name="T6">Cultivating creative thinking is important for both individuals and socie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9" draw:style-name="dp1" draw:master-page-name="Title_2c__20_Content_5f_" presentation:presentation-page-layout-name="AL2T11">
        <draw:frame draw:name="PlaceHolder 317" presentation:style-name="pr7" draw:text-style-name="P2" draw:layer="layout" svg:width="22.499cm" svg:height="2.599cm" svg:x="4.5cm" svg:y="0.6cm" presentation:class="title" presentation:user-transformed="true">
          <draw:text-box>
            <text:p>私人</text:p>
          </draw:text-box>
        </draw:frame>
        <draw:frame draw:name="PlaceHolder 3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私人 </text:span><text:span text:style-name="T5">(sīrén)</text:span></text:p>
              </text:list-item>
              <text:list-item>
                <text:p text:style-name="P5"><text:span text:style-name="T5">Private; personal</text:span></text:p>
                <text:p text:style-name="P5"><text:span text:style-name="T5"/></text:p>
              </text:list-item>
              <text:list-item>
                <text:p text:style-name="P5"><text:span text:style-name="T5">这是我的私人空间，请不要随意进入。</text:span></text:p>
              </text:list-item>
              <text:list-item>
                <text:p text:style-name="P5"><text:span text:style-name="T5">Zhè shì wǒ de sīrén kōnɡjiān, qǐng bùyào suíyì jìnrù.</text:span></text:p>
              </text:list-item>
              <text:list-item>
                <text:p text:style-name="P5"><text:span text:style-name="T5">This is my private space; please do not enter without permiss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0" draw:style-name="dp1" draw:master-page-name="Title_2c__20_Content_5f_" presentation:presentation-page-layout-name="AL2T11">
        <draw:frame draw:name="PlaceHolder 319" presentation:style-name="pr7" draw:text-style-name="P2" draw:layer="layout" svg:width="22.499cm" svg:height="2.599cm" svg:x="4.5cm" svg:y="0.6cm" presentation:class="title" presentation:user-transformed="true">
          <draw:text-box>
            <text:p>硕士</text:p>
          </draw:text-box>
        </draw:frame>
        <draw:frame draw:name="PlaceHolder 3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硕士 </text:span><text:span text:style-name="T5">(shuòshì)</text:span></text:p>
              </text:list-item>
              <text:list-item>
                <text:p text:style-name="P5"><text:span text:style-name="T5">Master's degree</text:span></text:p>
                <text:p text:style-name="P5"><text:span text:style-name="T5"/></text:p>
              </text:list-item>
              <text:list-item>
                <text:p text:style-name="P5"><text:span text:style-name="T5">他在一所知名大学获得了经济学硕士学位。</text:span></text:p>
              </text:list-item>
              <text:list-item>
                <text:p text:style-name="P5"><text:span text:style-name="T5">Tā zài yī suǒ zhīmíng dàxué huòdé le jīngjì xué shuòshì xuéwèi.</text:span></text:p>
              </text:list-item>
              <text:list-item>
                <text:p text:style-name="P5"><text:span text:style-name="T5">He obtained a master's degree in economics from a prestigious univers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1" draw:style-name="dp1" draw:master-page-name="Title_2c__20_Content_5f_" presentation:presentation-page-layout-name="AL2T11">
        <draw:frame draw:name="PlaceHolder 321" presentation:style-name="pr7" draw:text-style-name="P2" draw:layer="layout" svg:width="22.499cm" svg:height="2.599cm" svg:x="4.5cm" svg:y="0.6cm" presentation:class="title" presentation:user-transformed="true">
          <draw:text-box>
            <text:p>说法</text:p>
          </draw:text-box>
        </draw:frame>
        <draw:frame draw:name="PlaceHolder 3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  <text:p text:style-name="P5"><text:span text:style-name="T5"/></text:p>
              </text:list-item>
              <text:list-item>
                <text:p text:style-name="P5"><text:span text:style-name="T5">不同的人对这个问题有不同的说法。</text:span></text:p>
              </text:list-item>
              <text:list-item>
                <text:p text:style-name="P5"><text:span text:style-name="T5">Bùtóng de rén duì zhège wèntí yǒu bùtóng de shuōfǎ.</text:span></text:p>
              </text:list-item>
              <text:list-item>
                <text:p text:style-name="P5"><text:span text:style-name="T5">Different people have different ways of expressing this iss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2" draw:style-name="dp1" draw:master-page-name="Title_2c__20_Content_5f_" presentation:presentation-page-layout-name="AL2T11">
        <draw:frame draw:name="PlaceHolder 323" presentation:style-name="pr7" draw:text-style-name="P2" draw:layer="layout" svg:width="22.499cm" svg:height="2.599cm" svg:x="4.5cm" svg:y="0.6cm" presentation:class="title" presentation:user-transformed="true">
          <draw:text-box>
            <text:p>睡眠</text:p>
          </draw:text-box>
        </draw:frame>
        <draw:frame draw:name="PlaceHolder 3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睡眠 </text:span><text:span text:style-name="T5">(shuìmián)</text:span></text:p>
              </text:list-item>
              <text:list-item>
                <text:p text:style-name="P5"><text:span text:style-name="T5">Sleep; rest</text:span></text:p>
                <text:p text:style-name="P5"><text:span text:style-name="T5"/></text:p>
              </text:list-item>
              <text:list-item>
                <text:p text:style-name="P5"><text:span text:style-name="T5">良好的睡眠对身体健康至关重要。</text:span></text:p>
              </text:list-item>
              <text:list-item>
                <text:p text:style-name="P5"><text:span text:style-name="T5">Liánghǎo de shuìmián duì shēntǐ jiànkāng zhì guān zhòngyào.</text:span></text:p>
              </text:list-item>
              <text:list-item>
                <text:p text:style-name="P5"><text:span text:style-name="T5">Good sleep is crucial for physical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3" draw:style-name="dp1" draw:master-page-name="Title_2c__20_Content_5f_" presentation:presentation-page-layout-name="AL2T11">
        <draw:frame draw:name="PlaceHolder 325" presentation:style-name="pr7" draw:text-style-name="P2" draw:layer="layout" svg:width="22.499cm" svg:height="2.599cm" svg:x="4.5cm" svg:y="0.6cm" presentation:class="title" presentation:user-transformed="true">
          <draw:text-box>
            <text:p>水灾</text:p>
          </draw:text-box>
        </draw:frame>
        <draw:frame draw:name="PlaceHolder 3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  <text:p text:style-name="P5"><text:span text:style-name="T5"/></text:p>
              </text:list-item>
              <text:list-item>
                <text:p text:style-name="P5"><text:span text:style-name="T5">暴雨引发的水灾给城市带来了严重的影响。</text:span></text:p>
              </text:list-item>
              <text:list-item>
                <text:p text:style-name="P5"><text:span text:style-name="T5">Bàoyǔ yǐnfā de shuǐzāi gěi chéngshì dàilái le yánzhòng de yǐngxiǎng.</text:span></text:p>
              </text:list-item>
              <text:list-item>
                <text:p text:style-name="P5"><text:span text:style-name="T5">The flood caused by heavy rain has had a serious impact on the c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4" draw:style-name="dp1" draw:master-page-name="Title_2c__20_Content_5f_" presentation:presentation-page-layout-name="AL2T11">
        <draw:frame draw:name="PlaceHolder 327" presentation:style-name="pr7" draw:text-style-name="P2" draw:layer="layout" svg:width="22.499cm" svg:height="2.599cm" svg:x="4.5cm" svg:y="0.6cm" presentation:class="title" presentation:user-transformed="true">
          <draw:text-box>
            <text:p>水库</text:p>
          </draw:text-box>
        </draw:frame>
        <draw:frame draw:name="PlaceHolder 3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水库 </text:span><text:span text:style-name="T5">(shuǐkù)</text:span></text:p>
              </text:list-item>
              <text:list-item>
                <text:p text:style-name="P5"><text:span text:style-name="T5">Reservoir</text:span></text:p>
                <text:p text:style-name="P5"><text:span text:style-name="T5"/></text:p>
              </text:list-item>
              <text:list-item>
                <text:p text:style-name="P5"><text:span text:style-name="T5">这座水库是为了灌溉农田而建造的。</text:span></text:p>
              </text:list-item>
              <text:list-item>
                <text:p text:style-name="P5"><text:span text:style-name="T5">Zhè zuò shuǐkù shì wèile guàngài nóngtián ér jiànzào de.</text:span></text:p>
              </text:list-item>
              <text:list-item>
                <text:p text:style-name="P5"><text:span text:style-name="T5">This reservoir was built for irrigating farmla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5" draw:style-name="dp1" draw:master-page-name="Title_2c__20_Content_5f_" presentation:presentation-page-layout-name="AL2T11">
        <draw:frame draw:name="PlaceHolder 329" presentation:style-name="pr7" draw:text-style-name="P2" draw:layer="layout" svg:width="22.499cm" svg:height="2.599cm" svg:x="4.5cm" svg:y="0.6cm" presentation:class="title" presentation:user-transformed="true">
          <draw:text-box>
            <text:p>水分</text:p>
          </draw:text-box>
        </draw:frame>
        <draw:frame draw:name="PlaceHolder 3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  <text:p text:style-name="P5"><text:span text:style-name="T5"/></text:p>
              </text:list-item>
              <text:list-item>
                <text:p text:style-name="P5"><text:span text:style-name="T5">保持皮肤的水分是保持肌肤健康的关键。</text:span></text:p>
              </text:list-item>
              <text:list-item>
                <text:p text:style-name="P5"><text:span text:style-name="T5">Bǎochí pífū de shuǐfèn shì bǎochí jīfū jiànkāng de guānjiàn.</text:span></text:p>
              </text:list-item>
              <text:list-item>
                <text:p text:style-name="P5"><text:span text:style-name="T5">Maintaining the skin's moisture is key to keeping it health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6" draw:style-name="dp1" draw:master-page-name="Title_2c__20_Content_5f_" presentation:presentation-page-layout-name="AL2T11">
        <draw:frame draw:name="PlaceHolder 331" presentation:style-name="pr7" draw:text-style-name="P2" draw:layer="layout" svg:width="22.499cm" svg:height="2.599cm" svg:x="4.5cm" svg:y="0.6cm" presentation:class="title" presentation:user-transformed="true">
          <draw:text-box>
            <text:p>水产品</text:p>
          </draw:text-box>
        </draw:frame>
        <draw:frame draw:name="PlaceHolder 3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  <text:p text:style-name="P5"><text:span text:style-name="T5"/></text:p>
              </text:list-item>
              <text:list-item>
                <text:p text:style-name="P5"><text:span text:style-name="T5">这个城市以新鲜的水产品而闻名。</text:span></text:p>
              </text:list-item>
              <text:list-item>
                <text:p text:style-name="P5"><text:span text:style-name="T5">Zhège chéngshì yǐ xīnxiān de shuǐ chǎnpǐn ér wénmíng.</text:span></text:p>
              </text:list-item>
              <text:list-item>
                <text:p text:style-name="P5"><text:span text:style-name="T5">This city is famous for its fresh aquatic produc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7" draw:style-name="dp1" draw:master-page-name="Title_2c__20_Content_5f_" presentation:presentation-page-layout-name="AL2T11">
        <draw:frame draw:name="PlaceHolder 333" presentation:style-name="pr7" draw:text-style-name="P2" draw:layer="layout" svg:width="22.499cm" svg:height="2.599cm" svg:x="4.5cm" svg:y="0.6cm" presentation:class="title" presentation:user-transformed="true">
          <draw:text-box>
            <text:p>双手</text:p>
          </draw:text-box>
        </draw:frame>
        <draw:frame draw:name="PlaceHolder 3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双手 </text:span><text:span text:style-name="T5">(shuāngshǒu)</text:span></text:p>
              </text:list-item>
              <text:list-item>
                <text:p text:style-name="P5"><text:span text:style-name="T5">Both hands</text:span></text:p>
                <text:p text:style-name="P5"><text:span text:style-name="T5"/></text:p>
              </text:list-item>
              <text:list-item>
                <text:p text:style-name="P5"><text:span text:style-name="T5">他双手握紧，表达着坚定的决心。</text:span></text:p>
              </text:list-item>
              <text:list-item>
                <text:p text:style-name="P5"><text:span text:style-name="T5">Tā shuāngshǒu wò jǐn, biǎodá zhe jiāndìng de juéxīn.</text:span></text:p>
              </text:list-item>
              <text:list-item>
                <text:p text:style-name="P5"><text:span text:style-name="T5">He clenched both hands, expressing a firm determin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8" draw:style-name="dp1" draw:master-page-name="Title_2c__20_Content_5f_" presentation:presentation-page-layout-name="AL2T11">
        <draw:frame draw:name="PlaceHolder 335" presentation:style-name="pr7" draw:text-style-name="P2" draw:layer="layout" svg:width="22.499cm" svg:height="2.599cm" svg:x="4.5cm" svg:y="0.6cm" presentation:class="title" presentation:user-transformed="true">
          <draw:text-box>
            <text:p>率领</text:p>
          </draw:text-box>
        </draw:frame>
        <draw:frame draw:name="PlaceHolder 3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率领 </text:span><text:span text:style-name="T5">(shuàilǐng)</text:span></text:p>
              </text:list-item>
              <text:list-item>
                <text:p text:style-name="P5"><text:span text:style-name="T5">Lead; command</text:span></text:p>
                <text:p text:style-name="P5"><text:span text:style-name="T5"/></text:p>
              </text:list-item>
              <text:list-item>
                <text:p text:style-name="P5"><text:span text:style-name="T5">他曾率领团队完成了一项重要的科研项目。</text:span></text:p>
              </text:list-item>
              <text:list-item>
                <text:p text:style-name="P5"><text:span text:style-name="T5">Tā céng shuàilǐng tuánduì wánchéngle yīxiàng zhòngyào de kēyán xiàngmù.</text:span></text:p>
              </text:list-item>
              <text:list-item>
                <text:p text:style-name="P5"><text:span text:style-name="T5">He once led a team to successfully complete an important research projec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9" draw:style-name="dp1" draw:master-page-name="Title_2c__20_Content_5f_" presentation:presentation-page-layout-name="AL2T11">
        <draw:frame draw:name="PlaceHolder 337" presentation:style-name="pr7" draw:text-style-name="P2" draw:layer="layout" svg:width="22.499cm" svg:height="2.599cm" svg:x="4.5cm" svg:y="0.6cm" presentation:class="title" presentation:user-transformed="true">
          <draw:text-box>
            <text:p>摔倒</text:p>
          </draw:text-box>
        </draw:frame>
        <draw:frame draw:name="PlaceHolder 3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  <text:p text:style-name="P5"><text:span text:style-name="T5"/></text:p>
              </text:list-item>
              <text:list-item>
                <text:p text:style-name="P5"><text:span text:style-name="T5">老人在湿滑的地面上摔倒了，我们赶紧上前帮助。</text:span></text:p>
              </text:list-item>
              <text:list-item>
                <text:p text:style-name="P5"><text:span text:style-name="T5">Lǎorén zài shīhuá de dìmiàn shàng shuāidǎo le, wǒmen gǎnjǐn shàng qián bāngzhù.</text:span></text:p>
              </text:list-item>
              <text:list-item>
                <text:p text:style-name="P5"><text:span text:style-name="T5">The elderly person fell on the slippery ground, and we quickly went forward to hel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0" draw:style-name="dp1" draw:master-page-name="Title_2c__20_Content_5f_" presentation:presentation-page-layout-name="AL2T11">
        <draw:frame draw:name="PlaceHolder 339" presentation:style-name="pr7" draw:text-style-name="P2" draw:layer="layout" svg:width="22.499cm" svg:height="2.599cm" svg:x="4.5cm" svg:y="0.6cm" presentation:class="title" presentation:user-transformed="true">
          <draw:text-box>
            <text:p>摔</text:p>
          </draw:text-box>
        </draw:frame>
        <draw:frame draw:name="PlaceHolder 3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摔 </text:span><text:span text:style-name="T5">(shuāi)</text:span></text:p>
              </text:list-item>
              <text:list-item>
                <text:p text:style-name="P5"><text:span text:style-name="T5">Fall; tumble</text:span></text:p>
                <text:p text:style-name="P5"><text:span text:style-name="T5"/></text:p>
              </text:list-item>
              <text:list-item>
                <text:p text:style-name="P5"><text:span text:style-name="T5">他在滑板上摔了一跤，但笑着爬了起来。</text:span></text:p>
              </text:list-item>
              <text:list-item>
                <text:p text:style-name="P5"><text:span text:style-name="T5">Tā zài huábǎn shàng shuāi le yī jiāo, dàn xiàozhe pá le qǐlái.</text:span></text:p>
              </text:list-item>
              <text:list-item>
                <text:p text:style-name="P5"><text:span text:style-name="T5">He fell off the skateboard but laughed as he got back u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1" draw:style-name="dp1" draw:master-page-name="Title_2c__20_Content_5f_" presentation:presentation-page-layout-name="AL2T11">
        <draw:frame draw:name="PlaceHolder 341" presentation:style-name="pr7" draw:text-style-name="P2" draw:layer="layout" svg:width="22.499cm" svg:height="2.599cm" svg:x="4.5cm" svg:y="0.6cm" presentation:class="title" presentation:user-transformed="true">
          <draw:text-box>
            <text:p>数目</text:p>
          </draw:text-box>
        </draw:frame>
        <draw:frame draw:name="PlaceHolder 3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数目 </text:span><text:span text:style-name="T5">(shùmù)</text:span></text:p>
              </text:list-item>
              <text:list-item>
                <text:p text:style-name="P5"><text:span text:style-name="T5">Number; amount</text:span></text:p>
                <text:p text:style-name="P5"><text:span text:style-name="T5"/></text:p>
              </text:list-item>
              <text:list-item>
                <text:p text:style-name="P5"><text:span text:style-name="T5">请报告销售额和库存数目。</text:span></text:p>
              </text:list-item>
              <text:list-item>
                <text:p text:style-name="P5"><text:span text:style-name="T5">Qǐng bàogào xiāoshòu'é hé kùcún shùmù.</text:span></text:p>
              </text:list-item>
              <text:list-item>
                <text:p text:style-name="P5"><text:span text:style-name="T5">Please report the sales and inventory figur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2" draw:style-name="dp1" draw:master-page-name="Title_2c__20_Content_5f_" presentation:presentation-page-layout-name="AL2T11">
        <draw:frame draw:name="PlaceHolder 343" presentation:style-name="pr7" draw:text-style-name="P2" draw:layer="layout" svg:width="22.499cm" svg:height="2.599cm" svg:x="4.5cm" svg:y="0.6cm" presentation:class="title" presentation:user-transformed="true">
          <draw:text-box>
            <text:p>鼠标</text:p>
          </draw:text-box>
        </draw:frame>
        <draw:frame draw:name="PlaceHolder 3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鼠标 </text:span><text:span text:style-name="T5">(shǔbiāo)</text:span></text:p>
              </text:list-item>
              <text:list-item>
                <text:p text:style-name="P5"><text:span text:style-name="T5">Mouse (computer)</text:span></text:p>
                <text:p text:style-name="P5"><text:span text:style-name="T5"/></text:p>
              </text:list-item>
              <text:list-item>
                <text:p text:style-name="P5"><text:span text:style-name="T5">使用鼠标可以更方便地操作计算机。</text:span></text:p>
              </text:list-item>
              <text:list-item>
                <text:p text:style-name="P5"><text:span text:style-name="T5">Shǐyòng shǔbiāo kěyǐ gèng fāngbiàn de cāozuò jìsuànjī.</text:span></text:p>
              </text:list-item>
              <text:list-item>
                <text:p text:style-name="P5"><text:span text:style-name="T5">Using a mouse makes it more convenient to operate the comput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3" draw:style-name="dp1" draw:master-page-name="Title_2c__20_Content_5f_" presentation:presentation-page-layout-name="AL2T11">
        <draw:frame draw:name="PlaceHolder 345" presentation:style-name="pr7" draw:text-style-name="P2" draw:layer="layout" svg:width="22.499cm" svg:height="2.599cm" svg:x="4.5cm" svg:y="0.6cm" presentation:class="title" presentation:user-transformed="true">
          <draw:text-box>
            <text:p>鼠</text:p>
          </draw:text-box>
        </draw:frame>
        <draw:frame draw:name="PlaceHolder 3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鼠 </text:span><text:span text:style-name="T5">(shǔ)</text:span></text:p>
              </text:list-item>
              <text:list-item>
                <text:p text:style-name="P5"><text:span text:style-name="T5">Rat; mouse</text:span></text:p>
                <text:p text:style-name="P5"><text:span text:style-name="T5"/></text:p>
              </text:list-item>
              <text:list-item>
                <text:p text:style-name="P5"><text:span text:style-name="T5">农田里的老鼠给庄稼带来了很大的损害。</text:span></text:p>
              </text:list-item>
              <text:list-item>
                <text:p text:style-name="P5"><text:span text:style-name="T5">Nóngtián lǐ de lǎoshǔ gěi zhuāngjià dàilái le hěn dà de sǔnhài.</text:span></text:p>
              </text:list-item>
              <text:list-item>
                <text:p text:style-name="P5"><text:span text:style-name="T5">The mice in the fields have caused significant damage to the crop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4" draw:style-name="dp1" draw:master-page-name="Title_2c__20_Content_5f_" presentation:presentation-page-layout-name="AL2T11">
        <draw:frame draw:name="PlaceHolder 347" presentation:style-name="pr7" draw:text-style-name="P2" draw:layer="layout" svg:width="22.499cm" svg:height="2.599cm" svg:x="4.5cm" svg:y="0.6cm" presentation:class="title" presentation:user-transformed="true">
          <draw:text-box>
            <text:p>熟悉</text:p>
          </draw:text-box>
        </draw:frame>
        <draw:frame draw:name="PlaceHolder 3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  <text:p text:style-name="P5"><text:span text:style-name="T5"/></text:p>
              </text:list-item>
              <text:list-item>
                <text:p text:style-name="P5"><text:span text:style-name="T5">他对这个领域非常熟悉，是个专家。</text:span></text:p>
              </text:list-item>
              <text:list-item>
                <text:p text:style-name="P5"><text:span text:style-name="T5">Tā duì zhège lǐngyù fēicháng shúxī, shì gè zhuānjiā.</text:span></text:p>
              </text:list-item>
              <text:list-item>
                <text:p text:style-name="P5"><text:span text:style-name="T5">He is very familiar with this field and is an expe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5" draw:style-name="dp1" draw:master-page-name="Title_2c__20_Content_5f_" presentation:presentation-page-layout-name="AL2T11">
        <draw:frame draw:name="PlaceHolder 349" presentation:style-name="pr7" draw:text-style-name="P2" draw:layer="layout" svg:width="22.499cm" svg:height="2.599cm" svg:x="4.5cm" svg:y="0.6cm" presentation:class="title" presentation:user-transformed="true">
          <draw:text-box>
            <text:p>蔬菜</text:p>
          </draw:text-box>
        </draw:frame>
        <draw:frame draw:name="PlaceHolder 3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蔬菜 </text:span><text:span text:style-name="T5">(shūcài)</text:span></text:p>
              </text:list-item>
              <text:list-item>
                <text:p text:style-name="P5"><text:span text:style-name="T5">Vegetables</text:span></text:p>
                <text:p text:style-name="P5"><text:span text:style-name="T5"/></text:p>
              </text:list-item>
              <text:list-item>
                <text:p text:style-name="P5"><text:span text:style-name="T5">多吃新鲜蔬菜对健康有益。</text:span></text:p>
              </text:list-item>
              <text:list-item>
                <text:p text:style-name="P5"><text:span text:style-name="T5">Duō chī xīnxiān shūcài duì jiànkāng yǒuyì.</text:span></text:p>
              </text:list-item>
              <text:list-item>
                <text:p text:style-name="P5"><text:span text:style-name="T5">Eating fresh vegetables is beneficial to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6" draw:style-name="dp1" draw:master-page-name="Title_2c__20_Content_5f_" presentation:presentation-page-layout-name="AL2T11">
        <draw:frame draw:name="PlaceHolder 351" presentation:style-name="pr7" draw:text-style-name="P2" draw:layer="layout" svg:width="22.499cm" svg:height="2.599cm" svg:x="4.5cm" svg:y="0.6cm" presentation:class="title" presentation:user-transformed="true">
          <draw:text-box>
            <text:p>输出</text:p>
          </draw:text-box>
        </draw:frame>
        <draw:frame draw:name="PlaceHolder 3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输出 </text:span><text:span text:style-name="T5">(shūchū)</text:span></text:p>
              </text:list-item>
              <text:list-item>
                <text:p text:style-name="P5"><text:span text:style-name="T5">Output; export</text:span></text:p>
                <text:p text:style-name="P5"><text:span text:style-name="T5"/></text:p>
              </text:list-item>
              <text:list-item>
                <text:p text:style-name="P5"><text:span text:style-name="T5">这台计算机能够高效地处理大量的数据输出。</text:span></text:p>
              </text:list-item>
              <text:list-item>
                <text:p text:style-name="P5"><text:span text:style-name="T5">Zhè tái jìsuànjī nénggòu gāoxiào de chǔlǐ dàliàng de shùjù shūchū.</text:span></text:p>
              </text:list-item>
              <text:list-item>
                <text:p text:style-name="P5"><text:span text:style-name="T5">This computer can efficiently process and output large amounts of dat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7" draw:style-name="dp1" draw:master-page-name="Title_2c__20_Content_5f_" presentation:presentation-page-layout-name="AL2T11">
        <draw:frame draw:name="PlaceHolder 353" presentation:style-name="pr7" draw:text-style-name="P2" draw:layer="layout" svg:width="22.499cm" svg:height="2.599cm" svg:x="4.5cm" svg:y="0.6cm" presentation:class="title" presentation:user-transformed="true">
          <draw:text-box>
            <text:p>书桌</text:p>
          </draw:text-box>
        </draw:frame>
        <draw:frame draw:name="PlaceHolder 3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书桌 </text:span><text:span text:style-name="T5">(shūzhuō)</text:span></text:p>
              </text:list-item>
              <text:list-item>
                <text:p text:style-name="P5"><text:span text:style-name="T5">Desk</text:span></text:p>
                <text:p text:style-name="P5"><text:span text:style-name="T5"/></text:p>
              </text:list-item>
              <text:list-item>
                <text:p text:style-name="P5"><text:span text:style-name="T5">在书桌上，堆满了各种书籍和文具。</text:span></text:p>
              </text:list-item>
              <text:list-item>
                <text:p text:style-name="P5"><text:span text:style-name="T5">Zài shūzhuō shàng, duīmǎn le gèzhǒng shūjí hé wénjù.</text:span></text:p>
              </text:list-item>
              <text:list-item>
                <text:p text:style-name="P5"><text:span text:style-name="T5">On the desk, there are piles of various books and stationer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8" draw:style-name="dp1" draw:master-page-name="Title_2c__20_Content_5f_" presentation:presentation-page-layout-name="AL2T11">
        <draw:frame draw:name="PlaceHolder 355" presentation:style-name="pr7" draw:text-style-name="P2" draw:layer="layout" svg:width="22.499cm" svg:height="2.599cm" svg:x="4.5cm" svg:y="0.6cm" presentation:class="title" presentation:user-transformed="true">
          <draw:text-box>
            <text:p>书柜</text:p>
          </draw:text-box>
        </draw:frame>
        <draw:frame draw:name="PlaceHolder 3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书柜 </text:span><text:span text:style-name="T5">(shūguì)</text:span></text:p>
              </text:list-item>
              <text:list-item>
                <text:p text:style-name="P5"><text:span text:style-name="T5">Bookcase</text:span></text:p>
                <text:p text:style-name="P5"><text:span text:style-name="T5"/></text:p>
              </text:list-item>
              <text:list-item>
                <text:p text:style-name="P5"><text:span text:style-name="T5">我把书放在书柜里整齐地摆放着。</text:span></text:p>
              </text:list-item>
              <text:list-item>
                <text:p text:style-name="P5"><text:span text:style-name="T5">Wǒ bǎ shū fàng zài shūguì lǐ zhěngqí de bǎifàngzhe.</text:span></text:p>
              </text:list-item>
              <text:list-item>
                <text:p text:style-name="P5"><text:span text:style-name="T5">I neatly arrange the books in the bookca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9" draw:style-name="dp1" draw:master-page-name="Title_2c__20_Content_5f_" presentation:presentation-page-layout-name="AL2T11">
        <draw:frame draw:name="PlaceHolder 357" presentation:style-name="pr7" draw:text-style-name="P2" draw:layer="layout" svg:width="22.499cm" svg:height="2.599cm" svg:x="4.5cm" svg:y="0.6cm" presentation:class="title" presentation:user-transformed="true">
          <draw:text-box>
            <text:p>书法</text:p>
          </draw:text-box>
        </draw:frame>
        <draw:frame draw:name="PlaceHolder 3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书法 </text:span><text:span text:style-name="T5">(shūfǎ)</text:span></text:p>
              </text:list-item>
              <text:list-item>
                <text:p text:style-name="P5"><text:span text:style-name="T5">Calligraphy</text:span></text:p>
                <text:p text:style-name="P5"><text:span text:style-name="T5"/></text:p>
              </text:list-item>
              <text:list-item>
                <text:p text:style-name="P5"><text:span text:style-name="T5">中国书法是一门博大精深的艺术。</text:span></text:p>
              </text:list-item>
              <text:list-item>
                <text:p text:style-name="P5"><text:span text:style-name="T5">Zhōngguó shūfǎ shì yī mén bódà jīngshēn de yìshù.</text:span></text:p>
              </text:list-item>
              <text:list-item>
                <text:p text:style-name="P5"><text:span text:style-name="T5">Chinese calligraphy is a profound and extensive a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0" draw:style-name="dp1" draw:master-page-name="Title_2c__20_Content_5f_" presentation:presentation-page-layout-name="AL2T11">
        <draw:frame draw:name="PlaceHolder 359" presentation:style-name="pr7" draw:text-style-name="P2" draw:layer="layout" svg:width="22.499cm" svg:height="2.599cm" svg:x="4.5cm" svg:y="0.6cm" presentation:class="title" presentation:user-transformed="true">
          <draw:text-box>
            <text:p>瘦</text:p>
          </draw:text-box>
        </draw:frame>
        <draw:frame draw:name="PlaceHolder 3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瘦 </text:span><text:span text:style-name="T5">(shòu)</text:span></text:p>
              </text:list-item>
              <text:list-item>
                <text:p text:style-name="P5"><text:span text:style-name="T5">Thin; lean</text:span></text:p>
                <text:p text:style-name="P5"><text:span text:style-name="T5"/></text:p>
              </text:list-item>
              <text:list-item>
                <text:p text:style-name="P5"><text:span text:style-name="T5">她的身材很瘦，可能是基因的原因。</text:span></text:p>
              </text:list-item>
              <text:list-item>
                <text:p text:style-name="P5"><text:span text:style-name="T5">Tā de shēncái hěn shòu, kěnéng shì jīyīn de yuányīn.</text:span></text:p>
              </text:list-item>
              <text:list-item>
                <text:p text:style-name="P5"><text:span text:style-name="T5">She has a thin figure, possibly due to genetics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1" draw:style-name="dp1" draw:master-page-name="Title_2c__20_Content_5f_" presentation:presentation-page-layout-name="AL2T11">
        <draw:frame draw:name="PlaceHolder 361" presentation:style-name="pr7" draw:text-style-name="P2" draw:layer="layout" svg:width="22.499cm" svg:height="2.599cm" svg:x="4.5cm" svg:y="0.6cm" presentation:class="title" presentation:user-transformed="true">
          <draw:text-box>
            <text:p>受灾</text:p>
          </draw:text-box>
        </draw:frame>
        <draw:frame draw:name="PlaceHolder 3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  <text:p text:style-name="P5"><text:span text:style-name="T5"/></text:p>
              </text:list-item>
              <text:list-item>
                <text:p text:style-name="P5"><text:span text:style-name="T5">这个地区的居民受灾，急需救援。</text:span></text:p>
              </text:list-item>
              <text:list-item>
                <text:p text:style-name="P5"><text:span text:style-name="T5">Zhège dìqū de jūmín shòuzāi, jíxū jiùyuán.</text:span></text:p>
              </text:list-item>
              <text:list-item>
                <text:p text:style-name="P5"><text:span text:style-name="T5">The residents in this area are suffering from a disaster and urgently need resc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2" draw:style-name="dp1" draw:master-page-name="Title_2c__20_Content_5f_" presentation:presentation-page-layout-name="AL2T11">
        <draw:frame draw:name="PlaceHolder 363" presentation:style-name="pr7" draw:text-style-name="P2" draw:layer="layout" svg:width="22.499cm" svg:height="2.599cm" svg:x="4.5cm" svg:y="0.6cm" presentation:class="title" presentation:user-transformed="true">
          <draw:text-box>
            <text:p>寿司</text:p>
          </draw:text-box>
        </draw:frame>
        <draw:frame draw:name="PlaceHolder 3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寿司 </text:span><text:span text:style-name="T5">(shòusī)</text:span></text:p>
              </text:list-item>
              <text:list-item>
                <text:p text:style-name="P5"><text:span text:style-name="T5">Sushi</text:span></text:p>
                <text:p text:style-name="P5"><text:span text:style-name="T5"/></text:p>
              </text:list-item>
              <text:list-item>
                <text:p text:style-name="P5"><text:span text:style-name="T5">日本寿司以新鲜的海鲜为特色。</text:span></text:p>
              </text:list-item>
              <text:list-item>
                <text:p text:style-name="P5"><text:span text:style-name="T5">Rìběn shòusī yǐ xīnxiān de hǎixiān wéi tèsè.</text:span></text:p>
              </text:list-item>
              <text:list-item>
                <text:p text:style-name="P5"><text:span text:style-name="T5">Japanese sushi is known for its fresh seaf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3" draw:style-name="dp1" draw:master-page-name="Title_2c__20_Content_5f_" presentation:presentation-page-layout-name="AL2T11">
        <draw:frame draw:name="PlaceHolder 365" presentation:style-name="pr7" draw:text-style-name="P2" draw:layer="layout" svg:width="22.499cm" svg:height="2.599cm" svg:x="4.5cm" svg:y="0.6cm" presentation:class="title" presentation:user-transformed="true">
          <draw:text-box>
            <text:p>手法</text:p>
          </draw:text-box>
        </draw:frame>
        <draw:frame draw:name="PlaceHolder 3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手法 </text:span><text:span text:style-name="T5">(shǒufǎ)</text:span></text:p>
              </text:list-item>
              <text:list-item>
                <text:p text:style-name="P5"><text:span text:style-name="T5">Technique; skill</text:span></text:p>
                <text:p text:style-name="P5"><text:span text:style-name="T5"/></text:p>
              </text:list-item>
              <text:list-item>
                <text:p text:style-name="P5"><text:span text:style-name="T5">这位画家的绘画手法非常独特。</text:span></text:p>
              </text:list-item>
              <text:list-item>
                <text:p text:style-name="P5"><text:span text:style-name="T5">Zhè wèi huàjiā de huìhuà shǒufǎ fēicháng dútè.</text:span></text:p>
              </text:list-item>
              <text:list-item>
                <text:p text:style-name="P5"><text:span text:style-name="T5">The painter's technique is very uniq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4" draw:style-name="dp1" draw:master-page-name="Title_2c__20_Content_5f_" presentation:presentation-page-layout-name="AL2T11">
        <draw:frame draw:name="PlaceHolder 367" presentation:style-name="pr7" draw:text-style-name="P2" draw:layer="layout" svg:width="22.499cm" svg:height="2.599cm" svg:x="4.5cm" svg:y="0.6cm" presentation:class="title" presentation:user-transformed="true">
          <draw:text-box>
            <text:p>手段</text:p>
          </draw:text-box>
        </draw:frame>
        <draw:frame draw:name="PlaceHolder 3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手段 </text:span><text:span text:style-name="T5">(shǒuduàn)</text:span></text:p>
              </text:list-item>
              <text:list-item>
                <text:p text:style-name="P5"><text:span text:style-name="T5">Means; method</text:span></text:p>
                <text:p text:style-name="P5"><text:span text:style-name="T5"/></text:p>
              </text:list-item>
              <text:list-item>
                <text:p text:style-name="P5"><text:span text:style-name="T5">在解决问题时，我们需要灵活运用各种手段。</text:span></text:p>
              </text:list-item>
              <text:list-item>
                <text:p text:style-name="P5"><text:span text:style-name="T5">Zài jiějué wèntí shí, wǒmen xūyào línghuó yùnyòng gèzhǒng shǒuduàn.</text:span></text:p>
              </text:list-item>
              <text:list-item>
                <text:p text:style-name="P5"><text:span text:style-name="T5">When solving problems, we need to flexibly employ various mea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5" draw:style-name="dp1" draw:master-page-name="Title_2c__20_Content_5f_" presentation:presentation-page-layout-name="AL2T11">
        <draw:frame draw:name="PlaceHolder 369" presentation:style-name="pr7" draw:text-style-name="P2" draw:layer="layout" svg:width="22.499cm" svg:height="2.599cm" svg:x="4.5cm" svg:y="0.6cm" presentation:class="title" presentation:user-transformed="true">
          <draw:text-box>
            <text:p>收拾</text:p>
          </draw:text-box>
        </draw:frame>
        <draw:frame draw:name="PlaceHolder 3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收拾 </text:span><text:span text:style-name="T5">(shōushi)</text:span></text:p>
              </text:list-item>
              <text:list-item>
                <text:p text:style-name="P5"><text:span text:style-name="T5">Tidy up; pack</text:span></text:p>
                <text:p text:style-name="P5"><text:span text:style-name="T5"/></text:p>
              </text:list-item>
              <text:list-item>
                <text:p text:style-name="P5"><text:span text:style-name="T5">走之前，请把房间收拾整齐。</text:span></text:p>
              </text:list-item>
              <text:list-item>
                <text:p text:style-name="P5"><text:span text:style-name="T5">Zǒu zhīqián, qǐng bǎ fángjiān shōushi zhěngqí.</text:span></text:p>
              </text:list-item>
              <text:list-item>
                <text:p text:style-name="P5"><text:span text:style-name="T5">Before leaving, please tidy up the roo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6" draw:style-name="dp1" draw:master-page-name="Title_2c__20_Content_5f_" presentation:presentation-page-layout-name="AL2T11">
        <draw:frame draw:name="PlaceHolder 371" presentation:style-name="pr7" draw:text-style-name="P2" draw:layer="layout" svg:width="22.499cm" svg:height="2.599cm" svg:x="4.5cm" svg:y="0.6cm" presentation:class="title" presentation:user-transformed="true">
          <draw:text-box>
            <text:p>收集</text:p>
          </draw:text-box>
        </draw:frame>
        <draw:frame draw:name="PlaceHolder 3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收集 </text:span><text:span text:style-name="T5">(shōují)</text:span></text:p>
              </text:list-item>
              <text:list-item>
                <text:p text:style-name="P5"><text:span text:style-name="T5">Collect; gather</text:span></text:p>
                <text:p text:style-name="P5"><text:span text:style-name="T5"/></text:p>
              </text:list-item>
              <text:list-item>
                <text:p text:style-name="P5"><text:span text:style-name="T5">他喜欢收集各种古董和艺术品。</text:span></text:p>
              </text:list-item>
              <text:list-item>
                <text:p text:style-name="P5"><text:span text:style-name="T5">Tā xǐhuān shōují gèzhǒng gǔdǒng hé yìshùpǐn.</text:span></text:p>
              </text:list-item>
              <text:list-item>
                <text:p text:style-name="P5"><text:span text:style-name="T5">He enjoys collecting various antiques and artwor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7" draw:style-name="dp1" draw:master-page-name="Title_2c__20_Content_5f_" presentation:presentation-page-layout-name="AL2T11">
        <draw:frame draw:name="PlaceHolder 373" presentation:style-name="pr7" draw:text-style-name="P2" draw:layer="layout" svg:width="22.499cm" svg:height="2.599cm" svg:x="4.5cm" svg:y="0.6cm" presentation:class="title" presentation:user-transformed="true">
          <draw:text-box>
            <text:p>收购</text:p>
          </draw:text-box>
        </draw:frame>
        <draw:frame draw:name="PlaceHolder 3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收购 </text:span><text:span text:style-name="T5">(shōugòu)</text:span></text:p>
              </text:list-item>
              <text:list-item>
                <text:p text:style-name="P5"><text:span text:style-name="T5">Acquire; purchase</text:span></text:p>
                <text:p text:style-name="P5"><text:span text:style-name="T5"/></text:p>
              </text:list-item>
              <text:list-item>
                <text:p text:style-name="P5"><text:span text:style-name="T5">这家公司计划收购另一家竞争对手。</text:span></text:p>
              </text:list-item>
              <text:list-item>
                <text:p text:style-name="P5"><text:span text:style-name="T5">Zhè jiā gōngsī jìhuà shōugòu lìng yī jiā jìngzhēng duìshǒu.</text:span></text:p>
              </text:list-item>
              <text:list-item>
                <text:p text:style-name="P5"><text:span text:style-name="T5">This company plans to acquire another competit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8" draw:style-name="dp1" draw:master-page-name="Title_2c__20_Content_5f_" presentation:presentation-page-layout-name="AL2T11">
        <draw:frame draw:name="PlaceHolder 375" presentation:style-name="pr7" draw:text-style-name="P2" draw:layer="layout" svg:width="22.499cm" svg:height="2.599cm" svg:x="4.5cm" svg:y="0.6cm" presentation:class="title" presentation:user-transformed="true">
          <draw:text-box>
            <text:p>视为</text:p>
          </draw:text-box>
        </draw:frame>
        <draw:frame draw:name="PlaceHolder 3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  <text:p text:style-name="P5"><text:span text:style-name="T5"/></text:p>
              </text:list-item>
              <text:list-item>
                <text:p text:style-name="P5"><text:span text:style-name="T5">他的辛勤工作被视为公司的重要贡献。</text:span></text:p>
              </text:list-item>
              <text:list-item>
                <text:p text:style-name="P5"><text:span text:style-name="T5">Tā de xīnqín gōngzuò bèi shìwéi gōngsī de zhòngyào gòngxiàn.</text:span></text:p>
              </text:list-item>
              <text:list-item>
                <text:p text:style-name="P5"><text:span text:style-name="T5">His hard work is considered as an important contribution to the compan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9" draw:style-name="dp1" draw:master-page-name="Title_2c__20_Content_5f_" presentation:presentation-page-layout-name="AL2T11">
        <draw:frame draw:name="PlaceHolder 377" presentation:style-name="pr7" draw:text-style-name="P2" draw:layer="layout" svg:width="22.499cm" svg:height="2.599cm" svg:x="4.5cm" svg:y="0.6cm" presentation:class="title" presentation:user-transformed="true">
          <draw:text-box>
            <text:p>视频</text:p>
          </draw:text-box>
        </draw:frame>
        <draw:frame draw:name="PlaceHolder 3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视频 </text:span><text:span text:style-name="T5">(shìpín)</text:span></text:p>
              </text:list-item>
              <text:list-item>
                <text:p text:style-name="P5"><text:span text:style-name="T5">Video</text:span></text:p>
                <text:p text:style-name="P5"><text:span text:style-name="T5"/></text:p>
              </text:list-item>
              <text:list-item>
                <text:p text:style-name="P5"><text:span text:style-name="T5">我们通过视频通话与远方的亲人联系。</text:span></text:p>
              </text:list-item>
              <text:list-item>
                <text:p text:style-name="P5"><text:span text:style-name="T5">Wǒmen tōngguò shìpín tōnghuà yǔ yuǎnfāng de qīnrén liánxì.</text:span></text:p>
              </text:list-item>
              <text:list-item>
                <text:p text:style-name="P5"><text:span text:style-name="T5">We contact distant relatives through video cal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0" draw:style-name="dp1" draw:master-page-name="Title_2c__20_Content_5f_" presentation:presentation-page-layout-name="AL2T11">
        <draw:frame draw:name="PlaceHolder 379" presentation:style-name="pr7" draw:text-style-name="P2" draw:layer="layout" svg:width="22.499cm" svg:height="2.599cm" svg:x="4.5cm" svg:y="0.6cm" presentation:class="title" presentation:user-transformed="true">
          <draw:text-box>
            <text:p>试图</text:p>
          </draw:text-box>
        </draw:frame>
        <draw:frame draw:name="PlaceHolder 3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试图 </text:span><text:span text:style-name="T5">(shìtú)</text:span></text:p>
              </text:list-item>
              <text:list-item>
                <text:p text:style-name="P5"><text:span text:style-name="T5">Attempt; try to</text:span></text:p>
                <text:p text:style-name="P5"><text:span text:style-name="T5"/></text:p>
              </text:list-item>
              <text:list-item>
                <text:p text:style-name="P5"><text:span text:style-name="T5">他试图改变自己的不良习惯。</text:span></text:p>
              </text:list-item>
              <text:list-item>
                <text:p text:style-name="P5"><text:span text:style-name="T5">Tā shìtú gǎibiàn zìjǐ de bùliáng xíguàn.</text:span></text:p>
              </text:list-item>
              <text:list-item>
                <text:p text:style-name="P5"><text:span text:style-name="T5">He is trying to change his bad habi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1" draw:style-name="dp1" draw:master-page-name="Title_2c__20_Content_5f_" presentation:presentation-page-layout-name="AL2T11">
        <draw:frame draw:name="PlaceHolder 381" presentation:style-name="pr7" draw:text-style-name="P2" draw:layer="layout" svg:width="22.499cm" svg:height="2.599cm" svg:x="4.5cm" svg:y="0.6cm" presentation:class="title" presentation:user-transformed="true">
          <draw:text-box>
            <text:p>势力</text:p>
          </draw:text-box>
        </draw:frame>
        <draw:frame draw:name="PlaceHolder 3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势力 </text:span><text:span text:style-name="T5">(shìlì)</text:span></text:p>
              </text:list-item>
              <text:list-item>
                <text:p text:style-name="P5"><text:span text:style-name="T5">Power; influence</text:span></text:p>
                <text:p text:style-name="P5"><text:span text:style-name="T5"/></text:p>
              </text:list-item>
              <text:list-item>
                <text:p text:style-name="P5"><text:span text:style-name="T5">这个政党在地方上有很大的势力。</text:span></text:p>
              </text:list-item>
              <text:list-item>
                <text:p text:style-name="P5"><text:span text:style-name="T5">Zhège zhèngdǎng zài dìfāng shàng yǒu hěn dà de shìlì.</text:span></text:p>
              </text:list-item>
              <text:list-item>
                <text:p text:style-name="P5"><text:span text:style-name="T5">This political party has a significant influence at the local leve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2" draw:style-name="dp1" draw:master-page-name="Title_2c__20_Content_5f_" presentation:presentation-page-layout-name="AL2T11">
        <draw:frame draw:name="PlaceHolder 383" presentation:style-name="pr7" draw:text-style-name="P2" draw:layer="layout" svg:width="22.499cm" svg:height="2.599cm" svg:x="4.5cm" svg:y="0.6cm" presentation:class="title" presentation:user-transformed="true">
          <draw:text-box>
            <text:p>式</text:p>
          </draw:text-box>
        </draw:frame>
        <draw:frame draw:name="PlaceHolder 3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式 </text:span><text:span text:style-name="T5">(shì)</text:span></text:p>
              </text:list-item>
              <text:list-item>
                <text:p text:style-name="P5"><text:span text:style-name="T5">Style; form</text:span></text:p>
                <text:p text:style-name="P5"><text:span text:style-name="T5"/></text:p>
              </text:list-item>
              <text:list-item>
                <text:p text:style-name="P5"><text:span text:style-name="T5">这款手表的设计式样独特。</text:span></text:p>
              </text:list-item>
              <text:list-item>
                <text:p text:style-name="P5"><text:span text:style-name="T5">Zhè kuǎng shǒubiǎo de shèjì shìyàng dútè.</text:span></text:p>
              </text:list-item>
              <text:list-item>
                <text:p text:style-name="P5"><text:span text:style-name="T5">The design style of this watch is uniq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3" draw:style-name="dp1" draw:master-page-name="Title_2c__20_Content_5f_" presentation:presentation-page-layout-name="AL2T11">
        <draw:frame draw:name="PlaceHolder 385" presentation:style-name="pr7" draw:text-style-name="P2" draw:layer="layout" svg:width="22.499cm" svg:height="2.599cm" svg:x="4.5cm" svg:y="0.6cm" presentation:class="title" presentation:user-transformed="true">
          <draw:text-box>
            <text:p>示范</text:p>
          </draw:text-box>
        </draw:frame>
        <draw:frame draw:name="PlaceHolder 3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  <text:p text:style-name="P5"><text:span text:style-name="T5"/></text:p>
              </text:list-item>
              <text:list-item>
                <text:p text:style-name="P5"><text:span text:style-name="T5">老师用实际操作示范了一遍，学生们才明白了。</text:span></text:p>
              </text:list-item>
              <text:list-item>
                <text:p text:style-name="P5"><text:span text:style-name="T5">Lǎoshī yòng shíjì cāozuò shìfàn le yībiàn, xuéshēngmen cái míngbái le.</text:span></text:p>
              </text:list-item>
              <text:list-item>
                <text:p text:style-name="P5"><text:span text:style-name="T5">The teacher demonstrated the practical operation once, and the students underst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4" draw:style-name="dp1" draw:master-page-name="Title_2c__20_Content_5f_" presentation:presentation-page-layout-name="AL2T11">
        <draw:frame draw:name="PlaceHolder 387" presentation:style-name="pr7" draw:text-style-name="P2" draw:layer="layout" svg:width="22.499cm" svg:height="2.599cm" svg:x="4.5cm" svg:y="0.6cm" presentation:class="title" presentation:user-transformed="true">
          <draw:text-box>
            <text:p>使得</text:p>
          </draw:text-box>
        </draw:frame>
        <draw:frame draw:name="PlaceHolder 3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使得 </text:span><text:span text:style-name="T5">(shǐdé)</text:span></text:p>
              </text:list-item>
              <text:list-item>
                <text:p text:style-name="P5"><text:span text:style-name="T5">Cause; make</text:span></text:p>
                <text:p text:style-name="P5"><text:span text:style-name="T5"/></text:p>
              </text:list-item>
              <text:list-item>
                <text:p text:style-name="P5"><text:span text:style-name="T5">这些政策的实施使得经济得到了显著的改善。</text:span></text:p>
              </text:list-item>
              <text:list-item>
                <text:p text:style-name="P5"><text:span text:style-name="T5">Zhèxiē zhèngcè de shíshī shǐdé jīngjì dédào le xiǎnzhù de gǎishàn.</text:span></text:p>
              </text:list-item>
              <text:list-item>
                <text:p text:style-name="P5"><text:span text:style-name="T5">The implementation of these policies has led to a significant improvement in the econom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5" draw:style-name="dp1" draw:master-page-name="Title_2c__20_Content_5f_" presentation:presentation-page-layout-name="AL2T11">
        <draw:frame draw:name="PlaceHolder 389" presentation:style-name="pr7" draw:text-style-name="P2" draw:layer="layout" svg:width="22.499cm" svg:height="2.599cm" svg:x="4.5cm" svg:y="0.6cm" presentation:class="title" presentation:user-transformed="true">
          <draw:text-box>
            <text:p>拾</text:p>
          </draw:text-box>
        </draw:frame>
        <draw:frame draw:name="PlaceHolder 3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拾 </text:span><text:span text:style-name="T5">(shí)</text:span></text:p>
              </text:list-item>
              <text:list-item>
                <text:p text:style-name="P5"><text:span text:style-name="T5">Pick up; collect</text:span></text:p>
                <text:p text:style-name="P5"><text:span text:style-name="T5"/></text:p>
              </text:list-item>
              <text:list-item>
                <text:p text:style-name="P5"><text:span text:style-name="T5">在海滩上，他拾起了一片美丽的贝壳。</text:span></text:p>
              </text:list-item>
              <text:list-item>
                <text:p text:style-name="P5"><text:span text:style-name="T5">Zài hǎitān shàng, tā shí qǐ le yī piàn měilì de bèiké.</text:span></text:p>
              </text:list-item>
              <text:list-item>
                <text:p text:style-name="P5"><text:span text:style-name="T5">On the beach, he picked up a beautiful seashel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6" draw:style-name="dp1" draw:master-page-name="Title_2c__20_Content_5f_" presentation:presentation-page-layout-name="AL2T11">
        <draw:frame draw:name="PlaceHolder 391" presentation:style-name="pr7" draw:text-style-name="P2" draw:layer="layout" svg:width="22.499cm" svg:height="2.599cm" svg:x="4.5cm" svg:y="0.6cm" presentation:class="title" presentation:user-transformed="true">
          <draw:text-box>
            <text:p>实惠</text:p>
          </draw:text-box>
        </draw:frame>
        <draw:frame draw:name="PlaceHolder 3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  <text:p text:style-name="P5"><text:span text:style-name="T5"/></text:p>
              </text:list-item>
              <text:list-item>
                <text:p text:style-name="P5"><text:span text:style-name="T5">这种购物方式更实惠，可以省下不少费用。</text:span></text:p>
              </text:list-item>
              <text:list-item>
                <text:p text:style-name="P5"><text:span text:style-name="T5">Zhè zhǒng gòuwù fāngshì gèng shíhuì, kěyǐ shěng xià bù shǎo fèiyòng.</text:span></text:p>
              </text:list-item>
              <text:list-item>
                <text:p text:style-name="P5"><text:span text:style-name="T5">This shopping method is more practical and can save a lot of expen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7" draw:style-name="dp1" draw:master-page-name="Title_2c__20_Content_5f_" presentation:presentation-page-layout-name="AL2T11">
        <draw:frame draw:name="PlaceHolder 393" presentation:style-name="pr7" draw:text-style-name="P2" draw:layer="layout" svg:width="22.499cm" svg:height="2.599cm" svg:x="4.5cm" svg:y="0.6cm" presentation:class="title" presentation:user-transformed="true">
          <draw:text-box>
            <text:p>时事</text:p>
          </draw:text-box>
        </draw:frame>
        <draw:frame draw:name="PlaceHolder 3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  <text:p text:style-name="P5"><text:span text:style-name="T5"/></text:p>
              </text:list-item>
              <text:list-item>
                <text:p text:style-name="P5"><text:span text:style-name="T5">了解时事是每个公民的责任。</text:span></text:p>
              </text:list-item>
              <text:list-item>
                <text:p text:style-name="P5"><text:span text:style-name="T5">Liǎojiě shíshì shì měi gè gōngmín de zérèn.</text:span></text:p>
              </text:list-item>
              <text:list-item>
                <text:p text:style-name="P5"><text:span text:style-name="T5">Understanding current affairs is the responsibility of every citize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8" draw:style-name="dp1" draw:master-page-name="Title_2c__20_Content_5f_" presentation:presentation-page-layout-name="AL2T11">
        <draw:frame draw:name="PlaceHolder 395" presentation:style-name="pr7" draw:text-style-name="P2" draw:layer="layout" svg:width="22.499cm" svg:height="2.599cm" svg:x="4.5cm" svg:y="0.6cm" presentation:class="title" presentation:user-transformed="true">
          <draw:text-box>
            <text:p>时机</text:p>
          </draw:text-box>
        </draw:frame>
        <draw:frame draw:name="PlaceHolder 3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时机 </text:span><text:span text:style-name="T5">(shíjī)</text:span></text:p>
              </text:list-item>
              <text:list-item>
                <text:p text:style-name="P5"><text:span text:style-name="T5">Opportunity; moment</text:span></text:p>
                <text:p text:style-name="P5"><text:span text:style-name="T5"/></text:p>
              </text:list-item>
              <text:list-item>
                <text:p text:style-name="P5"><text:span text:style-name="T5">抓住时机，才能取得成功。</text:span></text:p>
              </text:list-item>
              <text:list-item>
                <text:p text:style-name="P5"><text:span text:style-name="T5">Zhuā zhù shíjī, cáinéng qǔdé chénggōng.</text:span></text:p>
              </text:list-item>
              <text:list-item>
                <text:p text:style-name="P5"><text:span text:style-name="T5">Seize the opportunity to achieve succ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9" draw:style-name="dp1" draw:master-page-name="Title_2c__20_Content_5f_" presentation:presentation-page-layout-name="AL2T11">
        <draw:frame draw:name="PlaceHolder 397" presentation:style-name="pr7" draw:text-style-name="P2" draw:layer="layout" svg:width="22.499cm" svg:height="2.599cm" svg:x="4.5cm" svg:y="0.6cm" presentation:class="title" presentation:user-transformed="true">
          <draw:text-box>
            <text:p>时光</text:p>
          </draw:text-box>
        </draw:frame>
        <draw:frame draw:name="PlaceHolder 3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  <text:p text:style-name="P5"><text:span text:style-name="T5"/></text:p>
              </text:list-item>
              <text:list-item>
                <text:p text:style-name="P5"><text:span text:style-name="T5">时光飞逝，我们要珍惜每一刻。</text:span></text:p>
              </text:list-item>
              <text:list-item>
                <text:p text:style-name="P5"><text:span text:style-name="T5">Shíguāng fēishì, wǒmen yào zhēnxī měi yī kè.</text:span></text:p>
              </text:list-item>
              <text:list-item>
                <text:p text:style-name="P5"><text:span text:style-name="T5">Time flies; we should cherish every mo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0" draw:style-name="dp1" draw:master-page-name="Title_2c__20_Content_5f_" presentation:presentation-page-layout-name="AL2T11">
        <draw:frame draw:name="PlaceHolder 399" presentation:style-name="pr7" draw:text-style-name="P2" draw:layer="layout" svg:width="22.499cm" svg:height="2.599cm" svg:x="4.5cm" svg:y="0.6cm" presentation:class="title" presentation:user-transformed="true">
          <draw:text-box>
            <text:p>时常</text:p>
          </draw:text-box>
        </draw:frame>
        <draw:frame draw:name="PlaceHolder 4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  <text:p text:style-name="P5"><text:span text:style-name="T5"/></text:p>
              </text:list-item>
              <text:list-item>
                <text:p text:style-name="P5"><text:span text:style-name="T5">他时常在夜晚散步，享受宁静的时光。</text:span></text:p>
              </text:list-item>
              <text:list-item>
                <text:p text:style-name="P5"><text:span text:style-name="T5">Tā shícháng zài yèwǎn sànbù, xiǎngshòu níngjìng de shíguāng.</text:span></text:p>
              </text:list-item>
              <text:list-item>
                <text:p text:style-name="P5"><text:span text:style-name="T5">He often takes a walk in the evening, enjoying the quiet mo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1" draw:style-name="dp1" draw:master-page-name="Title_2c__20_Content_5f_" presentation:presentation-page-layout-name="AL2T11">
        <draw:frame draw:name="PlaceHolder 401" presentation:style-name="pr7" draw:text-style-name="P2" draw:layer="layout" svg:width="22.499cm" svg:height="2.599cm" svg:x="4.5cm" svg:y="0.6cm" presentation:class="title" presentation:user-transformed="true">
          <draw:text-box>
            <text:p>十足</text:p>
          </draw:text-box>
        </draw:frame>
        <draw:frame draw:name="PlaceHolder 4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十足 </text:span><text:span text:style-name="T5">(shízú)</text:span></text:p>
              </text:list-item>
              <text:list-item>
                <text:p text:style-name="P5"><text:span text:style-name="T5">Complete; ample</text:span></text:p>
                <text:p text:style-name="P5"><text:span text:style-name="T5"/></text:p>
              </text:list-item>
              <text:list-item>
                <text:p text:style-name="P5"><text:span text:style-name="T5">她的自信是十足的，无论面对什么情况都能应对自如。</text:span></text:p>
              </text:list-item>
              <text:list-item>
                <text:p text:style-name="P5"><text:span text:style-name="T5">Tā de zìxìn shì shízú de, wúlùn miàn duì shénme qíngkuàng dōu néng yìngduì zìrú.</text:span></text:p>
              </text:list-item>
              <text:list-item>
                <text:p text:style-name="P5"><text:span text:style-name="T5">Her confidence is complete, and she can handle any situation with ea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2" draw:style-name="dp1" draw:master-page-name="Title_2c__20_Content_5f_" presentation:presentation-page-layout-name="AL2T11">
        <draw:frame draw:name="PlaceHolder 403" presentation:style-name="pr7" draw:text-style-name="P2" draw:layer="layout" svg:width="22.499cm" svg:height="2.599cm" svg:x="4.5cm" svg:y="0.6cm" presentation:class="title" presentation:user-transformed="true">
          <draw:text-box>
            <text:p>诗歌</text:p>
          </draw:text-box>
        </draw:frame>
        <draw:frame draw:name="PlaceHolder 4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诗歌 </text:span><text:span text:style-name="T5">(shīgē)</text:span></text:p>
              </text:list-item>
              <text:list-item>
                <text:p text:style-name="P5"><text:span text:style-name="T5">Poetry</text:span></text:p>
                <text:p text:style-name="P5"><text:span text:style-name="T5"/></text:p>
              </text:list-item>
              <text:list-item>
                <text:p text:style-name="P5"><text:span text:style-name="T5">他的诗歌充满了深情和哲理。</text:span></text:p>
              </text:list-item>
              <text:list-item>
                <text:p text:style-name="P5"><text:span text:style-name="T5">Tā de shīgē chōngmǎn le shēnqíng hé zhélǐ.</text:span></text:p>
              </text:list-item>
              <text:list-item>
                <text:p text:style-name="P5"><text:span text:style-name="T5">His poetry is full of deep emotions and philosoph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3" draw:style-name="dp1" draw:master-page-name="Title_2c__20_Content_5f_" presentation:presentation-page-layout-name="AL2T11">
        <draw:frame draw:name="PlaceHolder 405" presentation:style-name="pr7" draw:text-style-name="P2" draw:layer="layout" svg:width="22.499cm" svg:height="2.599cm" svg:x="4.5cm" svg:y="0.6cm" presentation:class="title" presentation:user-transformed="true">
          <draw:text-box>
            <text:p>师傅</text:p>
          </draw:text-box>
        </draw:frame>
        <draw:frame draw:name="PlaceHolder 4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  <text:p text:style-name="P5"><text:span text:style-name="T5"/></text:p>
              </text:list-item>
              <text:list-item>
                <text:p text:style-name="P5"><text:span text:style-name="T5">这位厨师是一位真正的烹饪师傅。</text:span></text:p>
              </text:list-item>
              <text:list-item>
                <text:p text:style-name="P5"><text:span text:style-name="T5">Zhè wèi chúshī shì yī wèi zhēnzhèng de pēngrèn shīfu.</text:span></text:p>
              </text:list-item>
              <text:list-item>
                <text:p text:style-name="P5"><text:span text:style-name="T5">This chef is a true master of culinary ar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4" draw:style-name="dp1" draw:master-page-name="Title_2c__20_Content_5f_" presentation:presentation-page-layout-name="AL2T11">
        <draw:frame draw:name="PlaceHolder 407" presentation:style-name="pr7" draw:text-style-name="P2" draw:layer="layout" svg:width="22.499cm" svg:height="2.599cm" svg:x="4.5cm" svg:y="0.6cm" presentation:class="title" presentation:user-transformed="true">
          <draw:text-box>
            <text:p>失误</text:p>
          </draw:text-box>
        </draw:frame>
        <draw:frame draw:name="PlaceHolder 4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失误 </text:span><text:span text:style-name="T5">(shīwù)</text:span></text:p>
              </text:list-item>
              <text:list-item>
                <text:p text:style-name="P5"><text:span text:style-name="T5">Mistake; error</text:span></text:p>
                <text:p text:style-name="P5"><text:span text:style-name="T5"/></text:p>
              </text:list-item>
              <text:list-item>
                <text:p text:style-name="P5"><text:span text:style-name="T5">在比赛中，他犯了一个致命的失误。</text:span></text:p>
              </text:list-item>
              <text:list-item>
                <text:p text:style-name="P5"><text:span text:style-name="T5">Zài bǐsài zhōng, tā fàn le yīgè zhìmìng de shīwù.</text:span></text:p>
              </text:list-item>
              <text:list-item>
                <text:p text:style-name="P5"><text:span text:style-name="T5">In the game, he made a fatal mistak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5" draw:style-name="dp1" draw:master-page-name="Title_2c__20_Content_5f_" presentation:presentation-page-layout-name="AL2T11">
        <draw:frame draw:name="PlaceHolder 409" presentation:style-name="pr7" draw:text-style-name="P2" draw:layer="layout" svg:width="22.499cm" svg:height="2.599cm" svg:x="4.5cm" svg:y="0.6cm" presentation:class="title" presentation:user-transformed="true">
          <draw:text-box>
            <text:p>剩下</text:p>
          </draw:text-box>
        </draw:frame>
        <draw:frame draw:name="PlaceHolder 4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  <text:p text:style-name="P5"><text:span text:style-name="T5"/></text:p>
              </text:list-item>
              <text:list-item>
                <text:p text:style-name="P5"><text:span text:style-name="T5">晚会结束后，剩下的食物被捐赠给了慈善机构。</text:span></text:p>
              </text:list-item>
              <text:list-item>
                <text:p text:style-name="P5"><text:span text:style-name="T5">Wǎnhuì jiéshù hòu, shèngxià de shíwù bèi juānzèng gěi le císhàn jīgòu.</text:span></text:p>
              </text:list-item>
              <text:list-item>
                <text:p text:style-name="P5"><text:span text:style-name="T5">After the party, the remaining food was donated to a charity organiz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6" draw:style-name="dp1" draw:master-page-name="Title_2c__20_Content_5f_" presentation:presentation-page-layout-name="AL2T11">
        <draw:frame draw:name="PlaceHolder 411" presentation:style-name="pr7" draw:text-style-name="P2" draw:layer="layout" svg:width="22.499cm" svg:height="2.599cm" svg:x="4.5cm" svg:y="0.6cm" presentation:class="title" presentation:user-transformed="true">
          <draw:text-box>
            <text:p>剩</text:p>
          </draw:text-box>
        </draw:frame>
        <draw:frame draw:name="PlaceHolder 4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剩 </text:span><text:span text:style-name="T5">(shèng)</text:span></text:p>
              </text:list-item>
              <text:list-item>
                <text:p text:style-name="P5"><text:span text:style-name="T5">Remaining; leftover</text:span></text:p>
                <text:p text:style-name="P5"><text:span text:style-name="T5"/></text:p>
              </text:list-item>
              <text:list-item>
                <text:p text:style-name="P5"><text:span text:style-name="T5">这顿饭吃得很饱，剩下的可以留到明天。</text:span></text:p>
              </text:list-item>
              <text:list-item>
                <text:p text:style-name="P5"><text:span text:style-name="T5">Zhè dùn fàn chī de hěn bǎo, shèngxià de kěyǐ liú dào míngtiān.</text:span></text:p>
              </text:list-item>
              <text:list-item>
                <text:p text:style-name="P5"><text:span text:style-name="T5">We ate a lot for this meal, and the leftovers can be saved for tomorro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7" draw:style-name="dp1" draw:master-page-name="Title_2c__20_Content_5f_" presentation:presentation-page-layout-name="AL2T11">
        <draw:frame draw:name="PlaceHolder 413" presentation:style-name="pr7" draw:text-style-name="P2" draw:layer="layout" svg:width="22.499cm" svg:height="2.599cm" svg:x="4.5cm" svg:y="0.6cm" presentation:class="title" presentation:user-transformed="true">
          <draw:text-box>
            <text:p>胜负</text:p>
          </draw:text-box>
        </draw:frame>
        <draw:frame draw:name="PlaceHolder 4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  <text:p text:style-name="P5"><text:span text:style-name="T5"/></text:p>
              </text:list-item>
              <text:list-item>
                <text:p text:style-name="P5"><text:span text:style-name="T5">在比赛中，重要的不是胜负，而是参与的过程。</text:span></text:p>
              </text:list-item>
              <text:list-item>
                <text:p text:style-name="P5"><text:span text:style-name="T5">Zài bǐsài zhōng, zhòngyào de bùshì shèngfù, ér shì cānyù de guòchéng.</text:span></text:p>
              </text:list-item>
              <text:list-item>
                <text:p text:style-name="P5"><text:span text:style-name="T5">In a competition, what matters is not the victory or defeat but the process of particip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8" draw:style-name="dp1" draw:master-page-name="Title_2c__20_Content_5f_" presentation:presentation-page-layout-name="AL2T11">
        <draw:frame draw:name="PlaceHolder 415" presentation:style-name="pr7" draw:text-style-name="P2" draw:layer="layout" svg:width="22.499cm" svg:height="2.599cm" svg:x="4.5cm" svg:y="0.6cm" presentation:class="title" presentation:user-transformed="true">
          <draw:text-box>
            <text:p>声</text:p>
          </draw:text-box>
        </draw:frame>
        <draw:frame draw:name="PlaceHolder 4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声 </text:span><text:span text:style-name="T5">(shēng)</text:span></text:p>
              </text:list-item>
              <text:list-item>
                <text:p text:style-name="P5"><text:span text:style-name="T5">Sound; voice</text:span></text:p>
                <text:p text:style-name="P5"><text:span text:style-name="T5"/></text:p>
              </text:list-item>
              <text:list-item>
                <text:p text:style-name="P5"><text:span text:style-name="T5">他的声音深沉而悠扬，引人入胜。</text:span></text:p>
              </text:list-item>
              <text:list-item>
                <text:p text:style-name="P5"><text:span text:style-name="T5">Tā de shēngyīn shēnchén ér yōuyáng, yǐnrénrùshèng.</text:span></text:p>
              </text:list-item>
              <text:list-item>
                <text:p text:style-name="P5"><text:span text:style-name="T5">His voice is deep and melodious, captiva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9" draw:style-name="dp1" draw:master-page-name="Title_2c__20_Content_5f_" presentation:presentation-page-layout-name="AL2T11">
        <draw:frame draw:name="PlaceHolder 417" presentation:style-name="pr7" draw:text-style-name="P2" draw:layer="layout" svg:width="22.499cm" svg:height="2.599cm" svg:x="4.5cm" svg:y="0.6cm" presentation:class="title" presentation:user-transformed="true">
          <draw:text-box>
            <text:p>生成</text:p>
          </draw:text-box>
        </draw:frame>
        <draw:frame draw:name="PlaceHolder 4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  <text:p text:style-name="P5"><text:span text:style-name="T5"/></text:p>
              </text:list-item>
              <text:list-item>
                <text:p text:style-name="P5"><text:span text:style-name="T5">这个软件能够自动生成报告。</text:span></text:p>
              </text:list-item>
              <text:list-item>
                <text:p text:style-name="P5"><text:span text:style-name="T5">Zhège ruǎnjiàn nénggòu zìdòng shēngchéng bàogào.</text:span></text:p>
              </text:list-item>
              <text:list-item>
                <text:p text:style-name="P5"><text:span text:style-name="T5">This software can automatically generate repor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0" draw:style-name="dp1" draw:master-page-name="Title_2c__20_Content_5f_" presentation:presentation-page-layout-name="AL2T11">
        <draw:frame draw:name="PlaceHolder 419" presentation:style-name="pr7" draw:text-style-name="P2" draw:layer="layout" svg:width="22.499cm" svg:height="2.599cm" svg:x="4.5cm" svg:y="0.6cm" presentation:class="title" presentation:user-transformed="true">
          <draw:text-box>
            <text:p>升高</text:p>
          </draw:text-box>
        </draw:frame>
        <draw:frame draw:name="PlaceHolder 4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升高 </text:span><text:span text:style-name="T5">(shēnggāo)</text:span></text:p>
              </text:list-item>
              <text:list-item>
                <text:p text:style-name="P5"><text:span text:style-name="T5">Rise; increase</text:span></text:p>
                <text:p text:style-name="P5"><text:span text:style-name="T5"/></text:p>
              </text:list-item>
              <text:list-item>
                <text:p text:style-name="P5"><text:span text:style-name="T5">这座建筑的升高使得整个城市的天际线发生了变化。</text:span></text:p>
              </text:list-item>
              <text:list-item>
                <text:p text:style-name="P5"><text:span text:style-name="T5">Zhè zuò jiànzhù de shēnggāo shǐdé zhěnggè chéngshì de tiānjìxiàn fāshēngle biànhuà.</text:span></text:p>
              </text:list-item>
              <text:list-item>
                <text:p text:style-name="P5"><text:span text:style-name="T5">The height of this building has changed the skyline of the entire c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1" draw:style-name="dp1" draw:master-page-name="Title_2c__20_Content_5f_" presentation:presentation-page-layout-name="AL2T11">
        <draw:frame draw:name="PlaceHolder 421" presentation:style-name="pr7" draw:text-style-name="P2" draw:layer="layout" svg:width="22.499cm" svg:height="2.599cm" svg:x="4.5cm" svg:y="0.6cm" presentation:class="title" presentation:user-transformed="true">
          <draw:text-box>
            <text:p>神情</text:p>
          </draw:text-box>
        </draw:frame>
        <draw:frame draw:name="PlaceHolder 4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神情 </text:span><text:span text:style-name="T5">(shénqíng)</text:span></text:p>
              </text:list-item>
              <text:list-item>
                <text:p text:style-name="P5"><text:span text:style-name="T5">Expression; look</text:span></text:p>
                <text:p text:style-name="P5"><text:span text:style-name="T5"/></text:p>
              </text:list-item>
              <text:list-item>
                <text:p text:style-name="P5"><text:span text:style-name="T5">她的神情表明她有些疲倦。</text:span></text:p>
              </text:list-item>
              <text:list-item>
                <text:p text:style-name="P5"><text:span text:style-name="T5">Tā de shénqíng biǎomíng tā yǒuxiē píjuàn.</text:span></text:p>
              </text:list-item>
              <text:list-item>
                <text:p text:style-name="P5"><text:span text:style-name="T5">Her expression indicates that she is somewhat tir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2" draw:style-name="dp1" draw:master-page-name="Title_2c__20_Content_5f_" presentation:presentation-page-layout-name="AL2T11">
        <draw:frame draw:name="PlaceHolder 423" presentation:style-name="pr7" draw:text-style-name="P2" draw:layer="layout" svg:width="22.499cm" svg:height="2.599cm" svg:x="4.5cm" svg:y="0.6cm" presentation:class="title" presentation:user-transformed="true">
          <draw:text-box>
            <text:p>神奇</text:p>
          </draw:text-box>
        </draw:frame>
        <draw:frame draw:name="PlaceHolder 4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  <text:p text:style-name="P5"><text:span text:style-name="T5"/></text:p>
              </text:list-item>
              <text:list-item>
                <text:p text:style-name="P5"><text:span text:style-name="T5">大自然中有许多神奇的现象等待我们去发现。</text:span></text:p>
              </text:list-item>
              <text:list-item>
                <text:p text:style-name="P5"><text:span text:style-name="T5">Dàzìrán zhōng yǒu xǔduō shénqí de xiànxiàng děngdài wǒmen qù fāxiàn.</text:span></text:p>
              </text:list-item>
              <text:list-item>
                <text:p text:style-name="P5"><text:span text:style-name="T5">There are many magical phenomena in nature waiting for us to discov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3" draw:style-name="dp1" draw:master-page-name="Title_2c__20_Content_5f_" presentation:presentation-page-layout-name="AL2T11">
        <draw:frame draw:name="PlaceHolder 425" presentation:style-name="pr7" draw:text-style-name="P2" draw:layer="layout" svg:width="22.499cm" svg:height="2.599cm" svg:x="4.5cm" svg:y="0.6cm" presentation:class="title" presentation:user-transformed="true">
          <draw:text-box>
            <text:p>神经</text:p>
          </draw:text-box>
        </draw:frame>
        <draw:frame draw:name="PlaceHolder 4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神经 </text:span><text:span text:style-name="T5">(shénjīng)</text:span></text:p>
              </text:list-item>
              <text:list-item>
                <text:p text:style-name="P5"><text:span text:style-name="T5">Nerve</text:span></text:p>
                <text:p text:style-name="P5"><text:span text:style-name="T5"/></text:p>
              </text:list-item>
              <text:list-item>
                <text:p text:style-name="P5"><text:span text:style-name="T5">保持良好的心理状态对神经系统有益。</text:span></text:p>
              </text:list-item>
              <text:list-item>
                <text:p text:style-name="P5"><text:span text:style-name="T5">Bǎochí liánghǎo de xīnlǐ zhuàngtài duì shénjīng xìtǒng yǒu yì.</text:span></text:p>
              </text:list-item>
              <text:list-item>
                <text:p text:style-name="P5"><text:span text:style-name="T5">Maintaining a good mental state is beneficial for the nervous syste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4" draw:style-name="dp1" draw:master-page-name="Title_2c__20_Content_5f_" presentation:presentation-page-layout-name="AL2T11">
        <draw:frame draw:name="PlaceHolder 42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神</text:p>
          </draw:text-box>
        </draw:frame>
        <draw:frame draw:name="PlaceHolder 4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神 </text:span><text:span text:style-name="T5">(shén)</text:span></text:p>
              </text:list-item>
              <text:list-item>
                <text:p text:style-name="P5"><text:span text:style-name="T5">God; deity</text:span></text:p>
                <text:p text:style-name="P5"><text:span text:style-name="T5"/></text:p>
              </text:list-item>
              <text:list-item>
                <text:p text:style-name="P5"><text:span text:style-name="T5">他们在神的庇佑下顺利度过了困境。</text:span></text:p>
              </text:list-item>
              <text:list-item>
                <text:p text:style-name="P5"><text:span text:style-name="T5">Tāmen zài shén de bìyòu xià shùnlì dùguò le kùnjìng.</text:span></text:p>
              </text:list-item>
              <text:list-item>
                <text:p text:style-name="P5"><text:span text:style-name="T5">They smoothly passed through the difficulties under the protection of G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5" draw:style-name="dp1" draw:master-page-name="Title_2c__20_Content_5f_" presentation:presentation-page-layout-name="AL2T11">
        <draw:frame draw:name="PlaceHolder 429" presentation:style-name="pr7" draw:text-style-name="P2" draw:layer="layout" svg:width="22.499cm" svg:height="2.599cm" svg:x="4.5cm" svg:y="0.6cm" presentation:class="title" presentation:user-transformed="true">
          <draw:text-box>
            <text:p>深度</text:p>
          </draw:text-box>
        </draw:frame>
        <draw:frame draw:name="PlaceHolder 4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深度 </text:span><text:span text:style-name="T5">(shēndù)</text:span></text:p>
              </text:list-item>
              <text:list-item>
                <text:p text:style-name="P5"><text:span text:style-name="T5">Depth</text:span></text:p>
                <text:p text:style-name="P5"><text:span text:style-name="T5"/></text:p>
              </text:list-item>
              <text:list-item>
                <text:p text:style-name="P5"><text:span text:style-name="T5">这篇文章从一个很深度的角度分析了问题。</text:span></text:p>
              </text:list-item>
              <text:list-item>
                <text:p text:style-name="P5"><text:span text:style-name="T5">Zhè piān wénzhāng cóng yīgè hěn shēndù de jiǎodù fēnxī le wèntí.</text:span></text:p>
              </text:list-item>
              <text:list-item>
                <text:p text:style-name="P5"><text:span text:style-name="T5">This article analyzes the problem from a very deep perspect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6" draw:style-name="dp1" draw:master-page-name="Title_2c__20_Content_5f_" presentation:presentation-page-layout-name="AL2T11">
        <draw:frame draw:name="PlaceHolder 431" presentation:style-name="pr7" draw:text-style-name="P2" draw:layer="layout" svg:width="22.499cm" svg:height="2.599cm" svg:x="4.5cm" svg:y="0.6cm" presentation:class="title" presentation:user-transformed="true">
          <draw:text-box>
            <text:p>深处</text:p>
          </draw:text-box>
        </draw:frame>
        <draw:frame draw:name="PlaceHolder 4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深处 </text:span><text:span text:style-name="T5">(shēnchù)</text:span></text:p>
              </text:list-item>
              <text:list-item>
                <text:p text:style-name="P5"><text:span text:style-name="T5">Deep place; depth</text:span></text:p>
                <text:p text:style-name="P5"><text:span text:style-name="T5"/></text:p>
              </text:list-item>
              <text:list-item>
                <text:p text:style-name="P5"><text:span text:style-name="T5">他喜欢探索森林深处的神秘之地。</text:span></text:p>
              </text:list-item>
              <text:list-item>
                <text:p text:style-name="P5"><text:span text:style-name="T5">Tā xǐhuān tànsuǒ sēnlín shēnchù de shénmì zhī dì.</text:span></text:p>
              </text:list-item>
              <text:list-item>
                <text:p text:style-name="P5"><text:span text:style-name="T5">He enjoys exploring the mysterious places deep in the fores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7" draw:style-name="dp1" draw:master-page-name="Title_2c__20_Content_5f_" presentation:presentation-page-layout-name="AL2T11">
        <draw:frame draw:name="PlaceHolder 433" presentation:style-name="pr7" draw:text-style-name="P2" draw:layer="layout" svg:width="22.499cm" svg:height="2.599cm" svg:x="4.5cm" svg:y="0.6cm" presentation:class="title" presentation:user-transformed="true">
          <draw:text-box>
            <text:p>伸</text:p>
          </draw:text-box>
        </draw:frame>
        <draw:frame draw:name="PlaceHolder 4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伸 </text:span><text:span text:style-name="T5">(shēn)</text:span></text:p>
              </text:list-item>
              <text:list-item>
                <text:p text:style-name="P5"><text:span text:style-name="T5">Stretch; extend</text:span></text:p>
                <text:p text:style-name="P5"><text:span text:style-name="T5"/></text:p>
              </text:list-item>
              <text:list-item>
                <text:p text:style-name="P5"><text:span text:style-name="T5">他伸出手握住了我的手，表示感谢。</text:span></text:p>
              </text:list-item>
              <text:list-item>
                <text:p text:style-name="P5"><text:span text:style-name="T5">Tā shēn chū shǒu wò zhù le wǒ de shǒu, biǎoshì gǎnxiè.</text:span></text:p>
              </text:list-item>
              <text:list-item>
                <text:p text:style-name="P5"><text:span text:style-name="T5">He reached out and shook my hand, expressing gratitud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8" draw:style-name="dp1" draw:master-page-name="Title_2c__20_Content_5f_" presentation:presentation-page-layout-name="AL2T11">
        <draw:frame draw:name="PlaceHolder 435" presentation:style-name="pr7" draw:text-style-name="P2" draw:layer="layout" svg:width="22.499cm" svg:height="2.599cm" svg:x="4.5cm" svg:y="0.6cm" presentation:class="title" presentation:user-transformed="true">
          <draw:text-box>
            <text:p>摄影师</text:p>
          </draw:text-box>
        </draw:frame>
        <draw:frame draw:name="PlaceHolder 4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摄影师 </text:span><text:span text:style-name="T5">(shèyǐngshī)</text:span></text:p>
              </text:list-item>
              <text:list-item>
                <text:p text:style-name="P5"><text:span text:style-name="T5">Photographer</text:span></text:p>
                <text:p text:style-name="P5"><text:span text:style-name="T5"/></text:p>
              </text:list-item>
              <text:list-item>
                <text:p text:style-name="P5"><text:span text:style-name="T5">这位摄影师以他独特的视角拍摄了许多精彩的照片。</text:span></text:p>
              </text:list-item>
              <text:list-item>
                <text:p text:style-name="P5"><text:span text:style-name="T5">Zhè wèi shèyǐngshī yǐ tā dútè de shìjiǎo pāishè le xǔduō jīngcǎi de zhàopiàn.</text:span></text:p>
              </text:list-item>
              <text:list-item>
                <text:p text:style-name="P5"><text:span text:style-name="T5">This photographer has captured many wonderful photos with his unique perspect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9" draw:style-name="dp1" draw:master-page-name="Title_2c__20_Content_5f_" presentation:presentation-page-layout-name="AL2T11">
        <draw:frame draw:name="PlaceHolder 437" presentation:style-name="pr7" draw:text-style-name="P2" draw:layer="layout" svg:width="22.499cm" svg:height="2.599cm" svg:x="4.5cm" svg:y="0.6cm" presentation:class="title" presentation:user-transformed="true">
          <draw:text-box>
            <text:p>摄影</text:p>
          </draw:text-box>
        </draw:frame>
        <draw:frame draw:name="PlaceHolder 4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摄影 </text:span><text:span text:style-name="T5">(shèyǐng)</text:span></text:p>
              </text:list-item>
              <text:list-item>
                <text:p text:style-name="P5"><text:span text:style-name="T5">Photography</text:span></text:p>
                <text:p text:style-name="P5"><text:span text:style-name="T5"/></text:p>
              </text:list-item>
              <text:list-item>
                <text:p text:style-name="P5"><text:span text:style-name="T5">她对摄影艺术有着浓厚的兴趣。</text:span></text:p>
              </text:list-item>
              <text:list-item>
                <text:p text:style-name="P5"><text:span text:style-name="T5">Tā duì shèyǐng yìshù yǒu zhe nónghòu de xìngqù.</text:span></text:p>
              </text:list-item>
              <text:list-item>
                <text:p text:style-name="P5"><text:span text:style-name="T5">She has a strong interest in the art of photograph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0" draw:style-name="dp1" draw:master-page-name="Title_2c__20_Content_5f_" presentation:presentation-page-layout-name="AL2T11">
        <draw:frame draw:name="PlaceHolder 439" presentation:style-name="pr7" draw:text-style-name="P2" draw:layer="layout" svg:width="22.499cm" svg:height="2.599cm" svg:x="4.5cm" svg:y="0.6cm" presentation:class="title" presentation:user-transformed="true">
          <draw:text-box>
            <text:p>摄像机</text:p>
          </draw:text-box>
        </draw:frame>
        <draw:frame draw:name="PlaceHolder 4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摄像机 </text:span><text:span text:style-name="T5">(shèxiàngjī)</text:span></text:p>
              </text:list-item>
              <text:list-item>
                <text:p text:style-name="P5"><text:span text:style-name="T5">Camera; video camera</text:span></text:p>
                <text:p text:style-name="P5"><text:span text:style-name="T5"/></text:p>
              </text:list-item>
              <text:list-item>
                <text:p text:style-name="P5"><text:span text:style-name="T5">记者使用摄像机记录了现场的情况。</text:span></text:p>
              </text:list-item>
              <text:list-item>
                <text:p text:style-name="P5"><text:span text:style-name="T5">Jìzhě shǐyòng shèxiàngjī jìlù le xiànchǎng de qíngkuàng.</text:span></text:p>
              </text:list-item>
              <text:list-item>
                <text:p text:style-name="P5"><text:span text:style-name="T5">The journalist used a video camera to record the situation on the sce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1" draw:style-name="dp1" draw:master-page-name="Title_2c__20_Content_5f_" presentation:presentation-page-layout-name="AL2T11">
        <draw:frame draw:name="PlaceHolder 441" presentation:style-name="pr7" draw:text-style-name="P2" draw:layer="layout" svg:width="22.499cm" svg:height="2.599cm" svg:x="4.5cm" svg:y="0.6cm" presentation:class="title" presentation:user-transformed="true">
          <draw:text-box>
            <text:p>摄像</text:p>
          </draw:text-box>
        </draw:frame>
        <draw:frame draw:name="PlaceHolder 4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摄像 </text:span><text:span text:style-name="T5">(shèxiàng)</text:span></text:p>
              </text:list-item>
              <text:list-item>
                <text:p text:style-name="P5"><text:span text:style-name="T5">Record with a camera; shoot video</text:span></text:p>
                <text:p text:style-name="P5"><text:span text:style-name="T5"/></text:p>
              </text:list-item>
              <text:list-item>
                <text:p text:style-name="P5"><text:span text:style-name="T5">这个设备可以摄像并存储高清视频。</text:span></text:p>
              </text:list-item>
              <text:list-item>
                <text:p text:style-name="P5"><text:span text:style-name="T5">Zhège shèbèi kěyǐ shèxiàng bìng cúnchú gāoqīng shìpín.</text:span></text:p>
              </text:list-item>
              <text:list-item>
                <text:p text:style-name="P5"><text:span text:style-name="T5">This device can record and store high-definition video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2" draw:style-name="dp1" draw:master-page-name="Title_2c__20_Content_5f_" presentation:presentation-page-layout-name="AL2T11">
        <draw:frame draw:name="PlaceHolder 443" presentation:style-name="pr7" draw:text-style-name="P2" draw:layer="layout" svg:width="22.499cm" svg:height="2.599cm" svg:x="4.5cm" svg:y="0.6cm" presentation:class="title" presentation:user-transformed="true">
          <draw:text-box>
            <text:p>射击</text:p>
          </draw:text-box>
        </draw:frame>
        <draw:frame draw:name="PlaceHolder 4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射击 </text:span><text:span text:style-name="T5">(shèjī)</text:span></text:p>
              </text:list-item>
              <text:list-item>
                <text:p text:style-name="P5"><text:span text:style-name="T5">Shooting; marksmanship</text:span></text:p>
                <text:p text:style-name="P5"><text:span text:style-name="T5"/></text:p>
              </text:list-item>
              <text:list-item>
                <text:p text:style-name="P5"><text:span text:style-name="T5">他在射击比赛中获得了金牌。</text:span></text:p>
              </text:list-item>
              <text:list-item>
                <text:p text:style-name="P5"><text:span text:style-name="T5">Tā zài shèjī bǐsài zhōng huòdé le jīn pái.</text:span></text:p>
              </text:list-item>
              <text:list-item>
                <text:p text:style-name="P5"><text:span text:style-name="T5">He won a gold medal in the shooting competi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3" draw:style-name="dp1" draw:master-page-name="Title_2c__20_Content_5f_" presentation:presentation-page-layout-name="AL2T11">
        <draw:frame draw:name="PlaceHolder 445" presentation:style-name="pr7" draw:text-style-name="P2" draw:layer="layout" svg:width="22.499cm" svg:height="2.599cm" svg:x="4.5cm" svg:y="0.6cm" presentation:class="title" presentation:user-transformed="true">
          <draw:text-box>
            <text:p>射</text:p>
          </draw:text-box>
        </draw:frame>
        <draw:frame draw:name="PlaceHolder 4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射 </text:span><text:span text:style-name="T5">(shè)</text:span></text:p>
              </text:list-item>
              <text:list-item>
                <text:p text:style-name="P5"><text:span text:style-name="T5">Shoot; fire (a projectile)</text:span></text:p>
                <text:p text:style-name="P5"><text:span text:style-name="T5"/></text:p>
              </text:list-item>
              <text:list-item>
                <text:p text:style-name="P5"><text:span text:style-name="T5">他瞄准目标，用弓箭射中了靶心。</text:span></text:p>
              </text:list-item>
              <text:list-item>
                <text:p text:style-name="P5"><text:span text:style-name="T5">Tā miáozhǔn mùbiāo, yòng gōngjiàn shè zhòng le bā xīn.</text:span></text:p>
              </text:list-item>
              <text:list-item>
                <text:p text:style-name="P5"><text:span text:style-name="T5">He aimed at the target and shot the bullseye with a bow and arrow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4" draw:style-name="dp1" draw:master-page-name="Title_2c__20_Content_5f_" presentation:presentation-page-layout-name="AL2T11">
        <draw:frame draw:name="PlaceHolder 447" presentation:style-name="pr7" draw:text-style-name="P2" draw:layer="layout" svg:width="22.499cm" svg:height="2.599cm" svg:x="4.5cm" svg:y="0.6cm" presentation:class="title" presentation:user-transformed="true">
          <draw:text-box>
            <text:p>社区</text:p>
          </draw:text-box>
        </draw:frame>
        <draw:frame draw:name="PlaceHolder 4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社区 </text:span><text:span text:style-name="T5">(shèqū)</text:span></text:p>
              </text:list-item>
              <text:list-item>
                <text:p text:style-name="P5"><text:span text:style-name="T5">Community; neighborhood</text:span></text:p>
                <text:p text:style-name="P5"><text:span text:style-name="T5"/></text:p>
              </text:list-item>
              <text:list-item>
                <text:p text:style-name="P5"><text:span text:style-name="T5">我们正在努力建设一个和谐的社区。</text:span></text:p>
              </text:list-item>
              <text:list-item>
                <text:p text:style-name="P5"><text:span text:style-name="T5">Wǒmen zhèngzài nǔlì jiànshè yīgè héxié de shèqū.</text:span></text:p>
              </text:list-item>
              <text:list-item>
                <text:p text:style-name="P5"><text:span text:style-name="T5">We are working hard to build a harmonious commun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5" draw:style-name="dp1" draw:master-page-name="Title_2c__20_Content_5f_" presentation:presentation-page-layout-name="AL2T11">
        <draw:frame draw:name="PlaceHolder 449" presentation:style-name="pr7" draw:text-style-name="P2" draw:layer="layout" svg:width="22.499cm" svg:height="2.599cm" svg:x="4.5cm" svg:y="0.6cm" presentation:class="title" presentation:user-transformed="true">
          <draw:text-box>
            <text:p>社</text:p>
          </draw:text-box>
        </draw:frame>
        <draw:frame draw:name="PlaceHolder 4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社 </text:span><text:span text:style-name="T5">(shè)</text:span></text:p>
              </text:list-item>
              <text:list-item>
                <text:p text:style-name="P5"><text:span text:style-name="T5">Society; club; organization</text:span></text:p>
                <text:p text:style-name="P5"><text:span text:style-name="T5"/></text:p>
              </text:list-item>
              <text:list-item>
                <text:p text:style-name="P5"><text:span text:style-name="T5">他是这个文学社的成员之一。</text:span></text:p>
              </text:list-item>
              <text:list-item>
                <text:p text:style-name="P5"><text:span text:style-name="T5">Tā shì zhège wénxué shè de chéngyuán zhī yī.</text:span></text:p>
              </text:list-item>
              <text:list-item>
                <text:p text:style-name="P5"><text:span text:style-name="T5">He is one of the members of this literary socie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6" draw:style-name="dp1" draw:master-page-name="Title_2c__20_Content_5f_" presentation:presentation-page-layout-name="AL2T11">
        <draw:frame draw:name="PlaceHolder 451" presentation:style-name="pr7" draw:text-style-name="P2" draw:layer="layout" svg:width="22.499cm" svg:height="2.599cm" svg:x="4.5cm" svg:y="0.6cm" presentation:class="title" presentation:user-transformed="true">
          <draw:text-box>
            <text:p>设想</text:p>
          </draw:text-box>
        </draw:frame>
        <draw:frame draw:name="PlaceHolder 4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设想 </text:span><text:span text:style-name="T5">(shèxiǎng)</text:span></text:p>
              </text:list-item>
              <text:list-item>
                <text:p text:style-name="P5"><text:span text:style-name="T5">Imagine; envision</text:span></text:p>
                <text:p text:style-name="P5"><text:span text:style-name="T5"/></text:p>
              </text:list-item>
              <text:list-item>
                <text:p text:style-name="P5"><text:span text:style-name="T5">在制定计划时，我们需要设想各种可能的情况。</text:span></text:p>
              </text:list-item>
              <text:list-item>
                <text:p text:style-name="P5"><text:span text:style-name="T5">Zài zhìdìng jìhuà shí, wǒmen xūyào shèxiǎng gèzhǒng kěnéng de qíngkuàng.</text:span></text:p>
              </text:list-item>
              <text:list-item>
                <text:p text:style-name="P5"><text:span text:style-name="T5">When making plans, we need to envision various possible situ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7" draw:style-name="dp1" draw:master-page-name="Title_2c__20_Content_5f_" presentation:presentation-page-layout-name="AL2T11">
        <draw:frame draw:name="PlaceHolder 453" presentation:style-name="pr7" draw:text-style-name="P2" draw:layer="layout" svg:width="22.499cm" svg:height="2.599cm" svg:x="4.5cm" svg:y="0.6cm" presentation:class="title" presentation:user-transformed="true">
          <draw:text-box>
            <text:p>舍得</text:p>
          </draw:text-box>
        </draw:frame>
        <draw:frame draw:name="PlaceHolder 4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舍得 </text:span><text:span text:style-name="T5">(shěde)</text:span></text:p>
              </text:list-item>
              <text:list-item>
                <text:p text:style-name="P5"><text:span text:style-name="T5">Be willing to part with; not hesitate to give up</text:span></text:p>
                <text:p text:style-name="P5"><text:span text:style-name="T5"/></text:p>
              </text:list-item>
              <text:list-item>
                <text:p text:style-name="P5"><text:span text:style-name="T5">他舍得花钱买一些好东西。</text:span></text:p>
              </text:list-item>
              <text:list-item>
                <text:p text:style-name="P5"><text:span text:style-name="T5">Tā shěde huāqián mǎi yīxiē hǎo dōngxī.</text:span></text:p>
              </text:list-item>
              <text:list-item>
                <text:p text:style-name="P5"><text:span text:style-name="T5">He is willing to spend money to buy some good th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8" draw:style-name="dp1" draw:master-page-name="Title_2c__20_Content_5f_" presentation:presentation-page-layout-name="AL2T11">
        <draw:frame draw:name="PlaceHolder 455" presentation:style-name="pr7" draw:text-style-name="P2" draw:layer="layout" svg:width="22.499cm" svg:height="2.599cm" svg:x="4.5cm" svg:y="0.6cm" presentation:class="title" presentation:user-transformed="true">
          <draw:text-box>
            <text:p>舍不得</text:p>
          </draw:text-box>
        </draw:frame>
        <draw:frame draw:name="PlaceHolder 4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舍不得 </text:span><text:span text:style-name="T5">(shěbude)</text:span></text:p>
              </text:list-item>
              <text:list-item>
                <text:p text:style-name="P5"><text:span text:style-name="T5">Hesitate to part with; be unwilling to let go</text:span></text:p>
                <text:p text:style-name="P5"><text:span text:style-name="T5"/></text:p>
              </text:list-item>
              <text:list-item>
                <text:p text:style-name="P5"><text:span text:style-name="T5">离别的时候，她舍不得离开家人。</text:span></text:p>
              </text:list-item>
              <text:list-item>
                <text:p text:style-name="P5"><text:span text:style-name="T5">Líbié de shíhòu, tā shěbude líkāi jiārén.</text:span></text:p>
              </text:list-item>
              <text:list-item>
                <text:p text:style-name="P5"><text:span text:style-name="T5">When parting, she was unwilling to leave her fami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9" draw:style-name="dp1" draw:master-page-name="Title_2c__20_Content_5f_" presentation:presentation-page-layout-name="AL2T11">
        <draw:frame draw:name="PlaceHolder 457" presentation:style-name="pr7" draw:text-style-name="P2" draw:layer="layout" svg:width="22.499cm" svg:height="2.599cm" svg:x="4.5cm" svg:y="0.6cm" presentation:class="title" presentation:user-transformed="true">
          <draw:text-box>
            <text:p>蛇</text:p>
          </draw:text-box>
        </draw:frame>
        <draw:frame draw:name="PlaceHolder 4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蛇 </text:span><text:span text:style-name="T5">(shé)</text:span></text:p>
              </text:list-item>
              <text:list-item>
                <text:p text:style-name="P5"><text:span text:style-name="T5">Snake</text:span></text:p>
                <text:p text:style-name="P5"><text:span text:style-name="T5"/></text:p>
              </text:list-item>
              <text:list-item>
                <text:p text:style-name="P5"><text:span text:style-name="T5">在中国的文化中，蛇被视为一种神秘的动物。</text:span></text:p>
              </text:list-item>
              <text:list-item>
                <text:p text:style-name="P5"><text:span text:style-name="T5">Zài Zhōngguó de wénhuà zhōng, shé bèi shì wéi yī zhǒng shénmì de dòngwù.</text:span></text:p>
              </text:list-item>
              <text:list-item>
                <text:p text:style-name="P5"><text:span text:style-name="T5">In Chinese culture, snakes are considered mysterious anim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0" draw:style-name="dp1" draw:master-page-name="Title_2c__20_Content_5f_" presentation:presentation-page-layout-name="AL2T11">
        <draw:frame draw:name="PlaceHolder 459" presentation:style-name="pr7" draw:text-style-name="P2" draw:layer="layout" svg:width="22.499cm" svg:height="2.599cm" svg:x="4.5cm" svg:y="0.6cm" presentation:class="title" presentation:user-transformed="true">
          <draw:text-box>
            <text:p>稍微</text:p>
          </draw:text-box>
        </draw:frame>
        <draw:frame draw:name="PlaceHolder 4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稍微 </text:span><text:span text:style-name="T5">(shāowēi)</text:span></text:p>
              </text:list-item>
              <text:list-item>
                <text:p text:style-name="P5"><text:span text:style-name="T5">A bit; a little</text:span></text:p>
                <text:p text:style-name="P5"><text:span text:style-name="T5"/></text:p>
              </text:list-item>
              <text:list-item>
                <text:p text:style-name="P5"><text:span text:style-name="T5">他稍微迟到了一会儿，但很快赶到了。</text:span></text:p>
              </text:list-item>
              <text:list-item>
                <text:p text:style-name="P5"><text:span text:style-name="T5">Tā shāowēi chídào le yīhuìr, dàn hěnkuài gǎn dào le.</text:span></text:p>
              </text:list-item>
              <text:list-item>
                <text:p text:style-name="P5"><text:span text:style-name="T5">He was a bit late, but he arrived quick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1" draw:style-name="dp1" draw:master-page-name="Title_2c__20_Content_5f_" presentation:presentation-page-layout-name="AL2T11">
        <draw:frame draw:name="PlaceHolder 461" presentation:style-name="pr7" draw:text-style-name="P2" draw:layer="layout" svg:width="22.499cm" svg:height="2.599cm" svg:x="4.5cm" svg:y="0.6cm" presentation:class="title" presentation:user-transformed="true">
          <draw:text-box>
            <text:p>稍</text:p>
          </draw:text-box>
        </draw:frame>
        <draw:frame draw:name="PlaceHolder 4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稍 </text:span><text:span text:style-name="T5">(shāo)</text:span></text:p>
              </text:list-item>
              <text:list-item>
                <text:p text:style-name="P5"><text:span text:style-name="T5">A little; slightly</text:span></text:p>
                <text:p text:style-name="P5"><text:span text:style-name="T5"/></text:p>
              </text:list-item>
              <text:list-item>
                <text:p text:style-name="P5"><text:span text:style-name="T5">请稍等片刻，马上就好。</text:span></text:p>
              </text:list-item>
              <text:list-item>
                <text:p text:style-name="P5"><text:span text:style-name="T5">Qǐng shāo děng piànkè, mǎshàng jiù hǎo.</text:span></text:p>
              </text:list-item>
              <text:list-item>
                <text:p text:style-name="P5"><text:span text:style-name="T5">Please wait a moment; it will be ready so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2" draw:style-name="dp1" draw:master-page-name="Title_2c__20_Content_5f_" presentation:presentation-page-layout-name="AL2T11">
        <draw:frame draw:name="PlaceHolder 463" presentation:style-name="pr7" draw:text-style-name="P2" draw:layer="layout" svg:width="22.499cm" svg:height="2.599cm" svg:x="4.5cm" svg:y="0.6cm" presentation:class="title" presentation:user-transformed="true">
          <draw:text-box>
            <text:p>上涨</text:p>
          </draw:text-box>
        </draw:frame>
        <draw:frame draw:name="PlaceHolder 4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上涨 </text:span><text:span text:style-name="T5">(shàngzhǎng)</text:span></text:p>
              </text:list-item>
              <text:list-item>
                <text:p text:style-name="P5"><text:span text:style-name="T5">Rise; increase</text:span></text:p>
                <text:p text:style-name="P5"><text:span text:style-name="T5"/></text:p>
              </text:list-item>
              <text:list-item>
                <text:p text:style-name="P5"><text:span text:style-name="T5">股市上涨意味着投资者的收益可能会增加。</text:span></text:p>
              </text:list-item>
              <text:list-item>
                <text:p text:style-name="P5"><text:span text:style-name="T5">Gǔshì shàngzhǎng yìwèi zhe tóuzī zhě de shōuyì kěnéng huì zēngjiā.</text:span></text:p>
              </text:list-item>
              <text:list-item>
                <text:p text:style-name="P5"><text:span text:style-name="T5">A rise in the stock market means that investors' profits may increa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3" draw:style-name="dp1" draw:master-page-name="Title_2c__20_Content_5f_" presentation:presentation-page-layout-name="AL2T11">
        <draw:frame draw:name="PlaceHolder 465" presentation:style-name="pr7" draw:text-style-name="P2" draw:layer="layout" svg:width="22.499cm" svg:height="2.599cm" svg:x="4.5cm" svg:y="0.6cm" presentation:class="title" presentation:user-transformed="true">
          <draw:text-box>
            <text:p>上下</text:p>
          </draw:text-box>
        </draw:frame>
        <draw:frame draw:name="PlaceHolder 4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上下 </text:span><text:span text:style-name="T5">(shàngxià)</text:span></text:p>
              </text:list-item>
              <text:list-item>
                <text:p text:style-name="P5"><text:span text:style-name="T5">Up and down; top and bottom</text:span></text:p>
                <text:p text:style-name="P5"><text:span text:style-name="T5"/></text:p>
              </text:list-item>
              <text:list-item>
                <text:p text:style-name="P5"><text:span text:style-name="T5">这栋楼有十层，上下共有五十户人家。</text:span></text:p>
              </text:list-item>
              <text:list-item>
                <text:p text:style-name="P5"><text:span text:style-name="T5">Zhè dòng lóu yǒu shí céng, shàngxià gòng yǒu wǔshí hù rénjiā.</text:span></text:p>
              </text:list-item>
              <text:list-item>
                <text:p text:style-name="P5"><text:span text:style-name="T5">The building has ten floors, with a total of fifty households up and dow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4" draw:style-name="dp1" draw:master-page-name="Title_2c__20_Content_5f_" presentation:presentation-page-layout-name="AL2T11">
        <draw:frame draw:name="PlaceHolder 467" presentation:style-name="pr7" draw:text-style-name="P2" draw:layer="layout" svg:width="22.499cm" svg:height="2.599cm" svg:x="4.5cm" svg:y="0.6cm" presentation:class="title" presentation:user-transformed="true">
          <draw:text-box>
            <text:p>上级</text:p>
          </draw:text-box>
        </draw:frame>
        <draw:frame draw:name="PlaceHolder 4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上级 </text:span><text:span text:style-name="T5">(shàngjí)</text:span></text:p>
              </text:list-item>
              <text:list-item>
                <text:p text:style-name="P5"><text:span text:style-name="T5">Superior; higher authority</text:span></text:p>
                <text:p text:style-name="P5"><text:span text:style-name="T5"/></text:p>
              </text:list-item>
              <text:list-item>
                <text:p text:style-name="P5"><text:span text:style-name="T5">他要向上级汇报工作进展情况。</text:span></text:p>
              </text:list-item>
              <text:list-item>
                <text:p text:style-name="P5"><text:span text:style-name="T5">Tā yào xiàng shàngjí huìbào gōngzuò jìnzhǎn qíngkuàng.</text:span></text:p>
              </text:list-item>
              <text:list-item>
                <text:p text:style-name="P5"><text:span text:style-name="T5">He needs to report the progress of the work to his superio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5" draw:style-name="dp1" draw:master-page-name="Title_2c__20_Content_5f_" presentation:presentation-page-layout-name="AL2T11">
        <draw:frame draw:name="PlaceHolder 469" presentation:style-name="pr7" draw:text-style-name="P2" draw:layer="layout" svg:width="22.499cm" svg:height="2.599cm" svg:x="4.5cm" svg:y="0.6cm" presentation:class="title" presentation:user-transformed="true">
          <draw:text-box>
            <text:p>商标</text:p>
          </draw:text-box>
        </draw:frame>
        <draw:frame draw:name="PlaceHolder 4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商标 </text:span><text:span text:style-name="T5">(shāngbiāo)</text:span></text:p>
              </text:list-item>
              <text:list-item>
                <text:p text:style-name="P5"><text:span text:style-name="T5">Trademark</text:span></text:p>
                <text:p text:style-name="P5"><text:span text:style-name="T5"/></text:p>
              </text:list-item>
              <text:list-item>
                <text:p text:style-name="P5"><text:span text:style-name="T5">这个商标代表了公司的形象和品牌价值。</text:span></text:p>
              </text:list-item>
              <text:list-item>
                <text:p text:style-name="P5"><text:span text:style-name="T5">Zhège shāngbiāo dàibiǎo le gōngsī de xíngxiàng hé pǐnpái jiàzhí.</text:span></text:p>
              </text:list-item>
              <text:list-item>
                <text:p text:style-name="P5"><text:span text:style-name="T5">This trademark represents the image and brand value of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6" draw:style-name="dp1" draw:master-page-name="Title_2c__20_Content_5f_" presentation:presentation-page-layout-name="AL2T11">
        <draw:frame draw:name="PlaceHolder 471" presentation:style-name="pr7" draw:text-style-name="P2" draw:layer="layout" svg:width="22.499cm" svg:height="2.599cm" svg:x="4.5cm" svg:y="0.6cm" presentation:class="title" presentation:user-transformed="true">
          <draw:text-box>
            <text:p>扇子</text:p>
          </draw:text-box>
        </draw:frame>
        <draw:frame draw:name="PlaceHolder 4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扇子 </text:span><text:span text:style-name="T5">(shànzi)</text:span></text:p>
              </text:list-item>
              <text:list-item>
                <text:p text:style-name="P5"><text:span text:style-name="T5">Fan</text:span></text:p>
                <text:p text:style-name="P5"><text:span text:style-name="T5"/></text:p>
              </text:list-item>
              <text:list-item>
                <text:p text:style-name="P5"><text:span text:style-name="T5">她用扇子轻轻拂过脸颊。</text:span></text:p>
              </text:list-item>
              <text:list-item>
                <text:p text:style-name="P5"><text:span text:style-name="T5">Tā yòng shànzi qīngqīng fú guò liǎnjiá.</text:span></text:p>
              </text:list-item>
              <text:list-item>
                <text:p text:style-name="P5"><text:span text:style-name="T5">She lightly brushed her cheeks with the f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7" draw:style-name="dp1" draw:master-page-name="Title_2c__20_Content_5f_" presentation:presentation-page-layout-name="AL2T11">
        <draw:frame draw:name="PlaceHolder 473" presentation:style-name="pr7" draw:text-style-name="P2" draw:layer="layout" svg:width="22.499cm" svg:height="2.599cm" svg:x="4.5cm" svg:y="0.6cm" presentation:class="title" presentation:user-transformed="true">
          <draw:text-box>
            <text:p>扇</text:p>
          </draw:text-box>
        </draw:frame>
        <draw:frame draw:name="PlaceHolder 4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扇 </text:span><text:span text:style-name="T5">(shàn)</text:span></text:p>
              </text:list-item>
              <text:list-item>
                <text:p text:style-name="P5"><text:span text:style-name="T5">Fan; to fan</text:span></text:p>
                <text:p text:style-name="P5"><text:span text:style-name="T5"/></text:p>
              </text:list-item>
              <text:list-item>
                <text:p text:style-name="P5"><text:span text:style-name="T5">他手里拿着一把扇子，缓缓摇动。</text:span></text:p>
              </text:list-item>
              <text:list-item>
                <text:p text:style-name="P5"><text:span text:style-name="T5">Tā shǒu lǐ ná zhe yī bǎ shànzi, huǎn huǎn yáodòng.</text:span></text:p>
              </text:list-item>
              <text:list-item>
                <text:p text:style-name="P5"><text:span text:style-name="T5">He held a fan in his hand and waved it slow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8" draw:style-name="dp1" draw:master-page-name="Title_2c__20_Content_5f_" presentation:presentation-page-layout-name="AL2T11">
        <draw:frame draw:name="PlaceHolder 475" presentation:style-name="pr7" draw:text-style-name="P2" draw:layer="layout" svg:width="22.499cm" svg:height="2.599cm" svg:x="4.5cm" svg:y="0.6cm" presentation:class="title" presentation:user-transformed="true">
          <draw:text-box>
            <text:p>山区</text:p>
          </draw:text-box>
        </draw:frame>
        <draw:frame draw:name="PlaceHolder 4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山区 </text:span><text:span text:style-name="T5">(shānqū)</text:span></text:p>
              </text:list-item>
              <text:list-item>
                <text:p text:style-name="P5"><text:span text:style-name="T5">Mountainous area</text:span></text:p>
                <text:p text:style-name="P5"><text:span text:style-name="T5"/></text:p>
              </text:list-item>
              <text:list-item>
                <text:p text:style-name="P5"><text:span text:style-name="T5">这个地区大部分都是山区，交通不太方便。</text:span></text:p>
              </text:list-item>
              <text:list-item>
                <text:p text:style-name="P5"><text:span text:style-name="T5">Zhège dìqū dàbùfen dōu shì shānqū, jiāotōng bù tài fāngbiàn.</text:span></text:p>
              </text:list-item>
              <text:list-item>
                <text:p text:style-name="P5"><text:span text:style-name="T5">Most of this region is mountainous, and transportation is not very conveni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9" draw:style-name="dp1" draw:master-page-name="Title_2c__20_Content_5f_" presentation:presentation-page-layout-name="AL2T11">
        <draw:frame draw:name="PlaceHolder 477" presentation:style-name="pr7" draw:text-style-name="P2" draw:layer="layout" svg:width="22.499cm" svg:height="2.599cm" svg:x="4.5cm" svg:y="0.6cm" presentation:class="title" presentation:user-transformed="true">
          <draw:text-box>
            <text:p>傻</text:p>
          </draw:text-box>
        </draw:frame>
        <draw:frame draw:name="PlaceHolder 4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傻 </text:span><text:span text:style-name="T5">(shǎ)</text:span></text:p>
              </text:list-item>
              <text:list-item>
                <text:p text:style-name="P5"><text:span text:style-name="T5">Foolish; silly</text:span></text:p>
                <text:p text:style-name="P5"><text:span text:style-name="T5"/></text:p>
              </text:list-item>
              <text:list-item>
                <text:p text:style-name="P5"><text:span text:style-name="T5">别再做这么傻的事了。</text:span></text:p>
              </text:list-item>
              <text:list-item>
                <text:p text:style-name="P5"><text:span text:style-name="T5">Bié zài zuò zhème shǎ de shì le.</text:span></text:p>
              </text:list-item>
              <text:list-item>
                <text:p text:style-name="P5"><text:span text:style-name="T5">Don't do such silly things agai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0" draw:style-name="dp1" draw:master-page-name="Title_2c__20_Content_5f_" presentation:presentation-page-layout-name="AL2T11">
        <draw:frame draw:name="PlaceHolder 479" presentation:style-name="pr7" draw:text-style-name="P2" draw:layer="layout" svg:width="22.499cm" svg:height="2.599cm" svg:x="4.5cm" svg:y="0.6cm" presentation:class="title" presentation:user-transformed="true">
          <draw:text-box>
            <text:p>沙漠</text:p>
          </draw:text-box>
        </draw:frame>
        <draw:frame draw:name="PlaceHolder 4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沙漠 </text:span><text:span text:style-name="T5">(shāmò)</text:span></text:p>
              </text:list-item>
              <text:list-item>
                <text:p text:style-name="P5"><text:span text:style-name="T5">Desert</text:span></text:p>
                <text:p text:style-name="P5"><text:span text:style-name="T5"/></text:p>
              </text:list-item>
              <text:list-item>
                <text:p text:style-name="P5"><text:span text:style-name="T5">在沙漠中，水资源是非常珍贵的。</text:span></text:p>
              </text:list-item>
              <text:list-item>
                <text:p text:style-name="P5"><text:span text:style-name="T5">Zài shāmò zhōng, shuǐ zīyuán shì fēicháng zhēnguì de.</text:span></text:p>
              </text:list-item>
              <text:list-item>
                <text:p text:style-name="P5"><text:span text:style-name="T5">In the desert, water resources are very precio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1" draw:style-name="dp1" draw:master-page-name="Title_2c__20_Content_5f_" presentation:presentation-page-layout-name="AL2T11">
        <draw:frame draw:name="PlaceHolder 481" presentation:style-name="pr7" draw:text-style-name="P2" draw:layer="layout" svg:width="22.499cm" svg:height="2.599cm" svg:x="4.5cm" svg:y="0.6cm" presentation:class="title" presentation:user-transformed="true">
          <draw:text-box>
            <text:p>杀毒</text:p>
          </draw:text-box>
        </draw:frame>
        <draw:frame draw:name="PlaceHolder 4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杀毒 </text:span><text:span text:style-name="T5">(shādú)</text:span></text:p>
              </text:list-item>
              <text:list-item>
                <text:p text:style-name="P5"><text:span text:style-name="T5">Antivirus</text:span></text:p>
                <text:p text:style-name="P5"><text:span text:style-name="T5"/></text:p>
              </text:list-item>
              <text:list-item>
                <text:p text:style-name="P5"><text:span text:style-name="T5">及时更新防火墙有助于杀毒软件的有效运行。</text:span></text:p>
              </text:list-item>
              <text:list-item>
                <text:p text:style-name="P5"><text:span text:style-name="T5">Jíshí gēngxīn fánghuǒqiáng yǒuzhù yú shādú ruǎnjiàn de yǒuxiào yùnxíng.</text:span></text:p>
              </text:list-item>
              <text:list-item>
                <text:p text:style-name="P5"><text:span text:style-name="T5">Updating the firewall in a timely manner helps the effective operation of antivirus softwa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2" draw:style-name="dp1" draw:master-page-name="Title_2c__20_Content_5f_" presentation:presentation-page-layout-name="AL2T11">
        <draw:frame draw:name="PlaceHolder 483" presentation:style-name="pr7" draw:text-style-name="P2" draw:layer="layout" svg:width="22.499cm" svg:height="2.599cm" svg:x="4.5cm" svg:y="0.6cm" presentation:class="title" presentation:user-transformed="true">
          <draw:text-box>
            <text:p>杀</text:p>
          </draw:text-box>
        </draw:frame>
        <draw:frame draw:name="PlaceHolder 4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杀 </text:span><text:span text:style-name="T5">(shā)</text:span></text:p>
              </text:list-item>
              <text:list-item>
                <text:p text:style-name="P5"><text:span text:style-name="T5">Kill</text:span></text:p>
                <text:p text:style-name="P5"><text:span text:style-name="T5"/></text:p>
              </text:list-item>
              <text:list-item>
                <text:p text:style-name="P5"><text:span text:style-name="T5">这种药能够杀死细菌。</text:span></text:p>
              </text:list-item>
              <text:list-item>
                <text:p text:style-name="P5"><text:span text:style-name="T5">Zhè zhǒng yào nénggòu shāsǐ xìjùn.</text:span></text:p>
              </text:list-item>
              <text:list-item>
                <text:p text:style-name="P5"><text:span text:style-name="T5">This medicine can kill bacteri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3" draw:style-name="dp1" draw:master-page-name="Title_2c__20_Content_5f_" presentation:presentation-page-layout-name="AL2T11">
        <draw:frame draw:name="PlaceHolder 485" presentation:style-name="pr7" draw:text-style-name="P2" draw:layer="layout" svg:width="22.499cm" svg:height="2.599cm" svg:x="4.5cm" svg:y="0.6cm" presentation:class="title" presentation:user-transformed="true">
          <draw:text-box>
            <text:p>散文</text:p>
          </draw:text-box>
        </draw:frame>
        <draw:frame draw:name="PlaceHolder 4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散文 </text:span><text:span text:style-name="T5">(sǎnwén)</text:span></text:p>
              </text:list-item>
              <text:list-item>
                <text:p text:style-name="P5"><text:span text:style-name="T5">Prose</text:span></text:p>
                <text:p text:style-name="P5"><text:span text:style-name="T5"/></text:p>
              </text:list-item>
              <text:list-item>
                <text:p text:style-name="P5"><text:span text:style-name="T5">他的散文作品充满了对生活的独特见解。</text:span></text:p>
              </text:list-item>
              <text:list-item>
                <text:p text:style-name="P5"><text:span text:style-name="T5">Tā de sǎnwén zuòpǐn chōngmǎnle duì shēnghuó de dútè jiànjiě.</text:span></text:p>
              </text:list-item>
              <text:list-item>
                <text:p text:style-name="P5"><text:span text:style-name="T5">His prose works are full of unique insights into lif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4" draw:style-name="dp1" draw:master-page-name="Title_2c__20_Content_5f_" presentation:presentation-page-layout-name="AL2T11">
        <draw:frame draw:name="PlaceHolder 487" presentation:style-name="pr7" draw:text-style-name="P2" draw:layer="layout" svg:width="22.499cm" svg:height="2.599cm" svg:x="4.5cm" svg:y="0.6cm" presentation:class="title" presentation:user-transformed="true">
          <draw:text-box>
            <text:p>散</text:p>
          </draw:text-box>
        </draw:frame>
        <draw:frame draw:name="PlaceHolder 4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散 </text:span><text:span text:style-name="T5">(sàn)</text:span></text:p>
              </text:list-item>
              <text:list-item>
                <text:p text:style-name="P5"><text:span text:style-name="T5">Disperse; scatter</text:span></text:p>
                <text:p text:style-name="P5"><text:span text:style-name="T5"/></text:p>
              </text:list-item>
              <text:list-item>
                <text:p text:style-name="P5"><text:span text:style-name="T5">树叶在微风中散落一地。</text:span></text:p>
              </text:list-item>
              <text:list-item>
                <text:p text:style-name="P5"><text:span text:style-name="T5">Shùyè zài wēifēng zhōng sànluò yī dì.</text:span></text:p>
              </text:list-item>
              <text:list-item>
                <text:p text:style-name="P5"><text:span text:style-name="T5">The leaves scatter on the ground in the gentle breez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5" draw:style-name="dp1" draw:master-page-name="Title_2c__20_Content_5f_" presentation:presentation-page-layout-name="AL2T11">
        <draw:frame draw:name="PlaceHolder 489" presentation:style-name="pr7" draw:text-style-name="P2" draw:layer="layout" svg:width="22.499cm" svg:height="2.599cm" svg:x="4.5cm" svg:y="0.6cm" presentation:class="title" presentation:user-transformed="true">
          <draw:text-box>
            <text:p>洒</text:p>
          </draw:text-box>
        </draw:frame>
        <draw:frame draw:name="PlaceHolder 4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洒 </text:span><text:span text:style-name="T5">(sǎ)</text:span></text:p>
              </text:list-item>
              <text:list-item>
                <text:p text:style-name="P5"><text:span text:style-name="T5">Sprinkle; scatter</text:span></text:p>
                <text:p text:style-name="P5"><text:span text:style-name="T5"/></text:p>
              </text:list-item>
              <text:list-item>
                <text:p text:style-name="P5"><text:span text:style-name="T5">阳光洒在湖面上，波光粼粼。</text:span></text:p>
              </text:list-item>
              <text:list-item>
                <text:p text:style-name="P5"><text:span text:style-name="T5">Yángguāng sǎ zài húmiàn shàng, bōguāng lín lín.</text:span></text:p>
              </text:list-item>
              <text:list-item>
                <text:p text:style-name="P5"><text:span text:style-name="T5">The sunlight sprinkles on the lake, sparkl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6" draw:style-name="dp1" draw:master-page-name="Title_2c__20_Content_5f_" presentation:presentation-page-layout-name="AL2T11">
        <draw:frame draw:name="PlaceHolder 491" presentation:style-name="pr7" draw:text-style-name="P2" draw:layer="layout" svg:width="22.499cm" svg:height="2.599cm" svg:x="4.5cm" svg:y="0.6cm" presentation:class="title" presentation:user-transformed="true">
          <draw:text-box>
            <text:p>软件</text:p>
          </draw:text-box>
        </draw:frame>
        <draw:frame draw:name="PlaceHolder 4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软件 </text:span><text:span text:style-name="T5">(ruǎnjiàn)</text:span></text:p>
              </text:list-item>
              <text:list-item>
                <text:p text:style-name="P5"><text:span text:style-name="T5">Software</text:span></text:p>
                <text:p text:style-name="P5"><text:span text:style-name="T5"/></text:p>
              </text:list-item>
              <text:list-item>
                <text:p text:style-name="P5"><text:span text:style-name="T5">这款软件具有强大的图像处理功能。</text:span></text:p>
              </text:list-item>
              <text:list-item>
                <text:p text:style-name="P5"><text:span text:style-name="T5">Zhè kuǎng ruǎnjiàn jùyǒu qiángdà de túxiàng chǔlǐ gōngnéng.</text:span></text:p>
              </text:list-item>
              <text:list-item>
                <text:p text:style-name="P5"><text:span text:style-name="T5">This software has powerful image processing capabilities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7" draw:style-name="dp1" draw:master-page-name="Title_2c__20_Content_5f_" presentation:presentation-page-layout-name="AL2T11">
        <draw:frame draw:name="PlaceHolder 493" presentation:style-name="pr7" draw:text-style-name="P2" draw:layer="layout" svg:width="22.499cm" svg:height="2.599cm" svg:x="4.5cm" svg:y="0.6cm" presentation:class="title" presentation:user-transformed="true">
          <draw:text-box>
            <text:p>软</text:p>
          </draw:text-box>
        </draw:frame>
        <draw:frame draw:name="PlaceHolder 4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软 </text:span><text:span text:style-name="T5">(ruǎn)</text:span></text:p>
              </text:list-item>
              <text:list-item>
                <text:p text:style-name="P5"><text:span text:style-name="T5">Soft</text:span></text:p>
                <text:p text:style-name="P5"><text:span text:style-name="T5"/></text:p>
              </text:list-item>
              <text:list-item>
                <text:p text:style-name="P5"><text:span text:style-name="T5">这张床垫非常软，非常舒适。</text:span></text:p>
              </text:list-item>
              <text:list-item>
                <text:p text:style-name="P5"><text:span text:style-name="T5">Zhè zhāng chuáng diàn fēicháng ruǎn, fēicháng shūshì.</text:span></text:p>
              </text:list-item>
              <text:list-item>
                <text:p text:style-name="P5"><text:span text:style-name="T5">This mattress is very soft and comfortab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8" draw:style-name="dp1" draw:master-page-name="Title_2c__20_Content_5f_" presentation:presentation-page-layout-name="AL2T11">
        <draw:frame draw:name="PlaceHolder 495" presentation:style-name="pr7" draw:text-style-name="P2" draw:layer="layout" svg:width="22.499cm" svg:height="2.599cm" svg:x="4.5cm" svg:y="0.6cm" presentation:class="title" presentation:user-transformed="true">
          <draw:text-box>
            <text:p>入门</text:p>
          </draw:text-box>
        </draw:frame>
        <draw:frame draw:name="PlaceHolder 4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入门 </text:span><text:span text:style-name="T5">(rùmén)</text:span></text:p>
              </text:list-item>
              <text:list-item>
                <text:p text:style-name="P5"><text:span text:style-name="T5">Entry-level; beginner</text:span></text:p>
                <text:p text:style-name="P5"><text:span text:style-name="T5"/></text:p>
              </text:list-item>
              <text:list-item>
                <text:p text:style-name="P5"><text:span text:style-name="T5">这是一门入门级的课程，适合初学者。</text:span></text:p>
              </text:list-item>
              <text:list-item>
                <text:p text:style-name="P5"><text:span text:style-name="T5">Zhè shì yīmén rùmén jí de kèchéng, shìhé chūxuézhě.</text:span></text:p>
              </text:list-item>
              <text:list-item>
                <text:p text:style-name="P5"><text:span text:style-name="T5">This is an entry-level course suitable for beginn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9" draw:style-name="dp1" draw:master-page-name="Title_2c__20_Content_5f_" presentation:presentation-page-layout-name="AL2T11">
        <draw:frame draw:name="PlaceHolder 497" presentation:style-name="pr7" draw:text-style-name="P2" draw:layer="layout" svg:width="22.499cm" svg:height="2.599cm" svg:x="4.5cm" svg:y="0.6cm" presentation:class="title" presentation:user-transformed="true">
          <draw:text-box>
            <text:p>如下</text:p>
          </draw:text-box>
        </draw:frame>
        <draw:frame draw:name="PlaceHolder 4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如下 </text:span><text:span text:style-name="T5">(rúxià)</text:span></text:p>
              </text:list-item>
              <text:list-item>
                <text:p text:style-name="P5"><text:span text:style-name="T5">As follows</text:span></text:p>
                <text:p text:style-name="P5"><text:span text:style-name="T5"/></text:p>
              </text:list-item>
              <text:list-item>
                <text:p text:style-name="P5"><text:span text:style-name="T5">请按照如下步骤操作。</text:span></text:p>
              </text:list-item>
              <text:list-item>
                <text:p text:style-name="P5"><text:span text:style-name="T5">Qǐng ànzhào rúxià bùzhòu cāozuò.</text:span></text:p>
              </text:list-item>
              <text:list-item>
                <text:p text:style-name="P5"><text:span text:style-name="T5">Please follow the steps belo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0" draw:style-name="dp1" draw:master-page-name="Title_2c__20_Content_5f_" presentation:presentation-page-layout-name="AL2T11">
        <draw:frame draw:name="PlaceHolder 499" presentation:style-name="pr7" draw:text-style-name="P2" draw:layer="layout" svg:width="22.499cm" svg:height="2.599cm" svg:x="4.5cm" svg:y="0.6cm" presentation:class="title" presentation:user-transformed="true">
          <draw:text-box>
            <text:p>如同</text:p>
          </draw:text-box>
        </draw:frame>
        <draw:frame draw:name="PlaceHolder 5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如同 </text:span><text:span text:style-name="T5">(rútóng)</text:span></text:p>
              </text:list-item>
              <text:list-item>
                <text:p text:style-name="P5"><text:span text:style-name="T5">Like; similar to</text:span></text:p>
                <text:p text:style-name="P5"><text:span text:style-name="T5"/></text:p>
              </text:list-item>
              <text:list-item>
                <text:p text:style-name="P5"><text:span text:style-name="T5">他的笑声如同清风拂过，让人感到舒畅。</text:span></text:p>
              </text:list-item>
              <text:list-item>
                <text:p text:style-name="P5"><text:span text:style-name="T5">Tā de xiàoshēng rútóng qīngfēng fúguò, ràng rén gǎndào shūchàng.</text:span></text:p>
              </text:list-item>
              <text:list-item>
                <text:p text:style-name="P5"><text:span text:style-name="T5">His laughter is like a gentle breeze, making people feel relax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1" draw:style-name="dp1" draw:master-page-name="Title_2c__20_Content_5f_" presentation:presentation-page-layout-name="AL2T11">
        <draw:frame draw:name="PlaceHolder 501" presentation:style-name="pr7" draw:text-style-name="P2" draw:layer="layout" svg:width="22.499cm" svg:height="2.599cm" svg:x="4.5cm" svg:y="0.6cm" presentation:class="title" presentation:user-transformed="true">
          <draw:text-box>
            <text:p>如此</text:p>
          </draw:text-box>
        </draw:frame>
        <draw:frame draw:name="PlaceHolder 5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如此 </text:span><text:span text:style-name="T5">(rúcǐ)</text:span></text:p>
              </text:list-item>
              <text:list-item>
                <text:p text:style-name="P5"><text:span text:style-name="T5">So; in this way</text:span></text:p>
                <text:p text:style-name="P5"><text:span text:style-name="T5"/></text:p>
              </text:list-item>
              <text:list-item>
                <text:p text:style-name="P5"><text:span text:style-name="T5">事情发展得如此迅速，让人有些措手不及。</text:span></text:p>
              </text:list-item>
              <text:list-item>
                <text:p text:style-name="P5"><text:span text:style-name="T5">Shìqíng fāzhǎn dé rúcǐ xùnsù, ràng rén yǒuxiē cuòshǒubùjí.</text:span></text:p>
              </text:list-item>
              <text:list-item>
                <text:p text:style-name="P5"><text:span text:style-name="T5">The development of events has been so rapid that it caught people off guar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2" draw:style-name="dp1" draw:master-page-name="Title_2c__20_Content_5f_" presentation:presentation-page-layout-name="AL2T11">
        <draw:frame draw:name="PlaceHolder 503" presentation:style-name="pr7" draw:text-style-name="P2" draw:layer="layout" svg:width="22.499cm" svg:height="2.599cm" svg:x="4.5cm" svg:y="0.6cm" presentation:class="title" presentation:user-transformed="true">
          <draw:text-box>
            <text:p>仍旧</text:p>
          </draw:text-box>
        </draw:frame>
        <draw:frame draw:name="PlaceHolder 5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仍旧 </text:span><text:span text:style-name="T5">(réngjiù)</text:span></text:p>
              </text:list-item>
              <text:list-item>
                <text:p text:style-name="P5"><text:span text:style-name="T5">Still; as before</text:span></text:p>
                <text:p text:style-name="P5"><text:span text:style-name="T5"/></text:p>
              </text:list-item>
              <text:list-item>
                <text:p text:style-name="P5"><text:span text:style-name="T5">尽管遇到了困难，他仍旧坚持下去。</text:span></text:p>
              </text:list-item>
              <text:list-item>
                <text:p text:style-name="P5"><text:span text:style-name="T5">Jǐnguǎn yùdào le kùnnán, tā réngjiù jiānchí xiàqù.</text:span></text:p>
              </text:list-item>
              <text:list-item>
                <text:p text:style-name="P5"><text:span text:style-name="T5">Despite facing difficulties, he still pers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3" draw:style-name="dp1" draw:master-page-name="Title_2c__20_Content_5f_" presentation:presentation-page-layout-name="AL2T11">
        <draw:frame draw:name="PlaceHolder 505" presentation:style-name="pr7" draw:text-style-name="P2" draw:layer="layout" svg:width="22.499cm" svg:height="2.599cm" svg:x="4.5cm" svg:y="0.6cm" presentation:class="title" presentation:user-transformed="true">
          <draw:text-box>
            <text:p>扔</text:p>
          </draw:text-box>
        </draw:frame>
        <draw:frame draw:name="PlaceHolder 5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扔 </text:span><text:span text:style-name="T5">(rēng)</text:span></text:p>
              </text:list-item>
              <text:list-item>
                <text:p text:style-name="P5"><text:span text:style-name="T5">Throw</text:span></text:p>
                <text:p text:style-name="P5"><text:span text:style-name="T5"/></text:p>
              </text:list-item>
              <text:list-item>
                <text:p text:style-name="P5"><text:span text:style-name="T5">他把垃圾扔进垃圾桶里。</text:span></text:p>
              </text:list-item>
              <text:list-item>
                <text:p text:style-name="P5"><text:span text:style-name="T5">Tā bǎ lèsè rēng jìn lèsètǒng lǐ.</text:span></text:p>
              </text:list-item>
              <text:list-item>
                <text:p text:style-name="P5"><text:span text:style-name="T5">He threw the trash into the garbage c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4" draw:style-name="dp1" draw:master-page-name="Title_2c__20_Content_5f_" presentation:presentation-page-layout-name="AL2T11">
        <draw:frame draw:name="PlaceHolder 507" presentation:style-name="pr7" draw:text-style-name="P2" draw:layer="layout" svg:width="22.499cm" svg:height="2.599cm" svg:x="4.5cm" svg:y="0.6cm" presentation:class="title" presentation:user-transformed="true">
          <draw:text-box>
            <text:p>认定</text:p>
          </draw:text-box>
        </draw:frame>
        <draw:frame draw:name="PlaceHolder 5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认定 </text:span><text:span text:style-name="T5">(rèndìng)</text:span></text:p>
              </text:list-item>
              <text:list-item>
                <text:p text:style-name="P5"><text:span text:style-name="T5">Identify; recognize; determine</text:span></text:p>
                <text:p text:style-name="P5"><text:span text:style-name="T5"/></text:p>
              </text:list-item>
              <text:list-item>
                <text:p text:style-name="P5"><text:span text:style-name="T5">专家们一致认定这是一种新的病毒。</text:span></text:p>
              </text:list-item>
              <text:list-item>
                <text:p text:style-name="P5"><text:span text:style-name="T5">Zhuānjiāmen yīzhì rèndìng zhè shì yī zhǒng xīn de bìngdú.</text:span></text:p>
              </text:list-item>
              <text:list-item>
                <text:p text:style-name="P5"><text:span text:style-name="T5">Experts unanimously identify this as a new vir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5" draw:style-name="dp1" draw:master-page-name="Title_2c__20_Content_5f_" presentation:presentation-page-layout-name="AL2T11">
        <draw:frame draw:name="PlaceHolder 509" presentation:style-name="pr7" draw:text-style-name="P2" draw:layer="layout" svg:width="22.499cm" svg:height="2.599cm" svg:x="4.5cm" svg:y="0.6cm" presentation:class="title" presentation:user-transformed="true">
          <draw:text-box>
            <text:p>认</text:p>
          </draw:text-box>
        </draw:frame>
        <draw:frame draw:name="PlaceHolder 5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认 </text:span><text:span text:style-name="T5">(rèn)</text:span></text:p>
              </text:list-item>
              <text:list-item>
                <text:p text:style-name="P5"><text:span text:style-name="T5">Recognize; admit; accept</text:span></text:p>
                <text:p text:style-name="P5"><text:span text:style-name="T5"/></text:p>
              </text:list-item>
              <text:list-item>
                <text:p text:style-name="P5"><text:span text:style-name="T5">她不愿意认自己的错误。</text:span></text:p>
              </text:list-item>
              <text:list-item>
                <text:p text:style-name="P5"><text:span text:style-name="T5">Tā bù yuànyì rèn zìjǐ de cuòwù.</text:span></text:p>
              </text:list-item>
              <text:list-item>
                <text:p text:style-name="P5"><text:span text:style-name="T5">She is unwilling to admit her mistak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6" draw:style-name="dp1" draw:master-page-name="Title_2c__20_Content_5f_" presentation:presentation-page-layout-name="AL2T11">
        <draw:frame draw:name="PlaceHolder 511" presentation:style-name="pr7" draw:text-style-name="P2" draw:layer="layout" svg:width="22.499cm" svg:height="2.599cm" svg:x="4.5cm" svg:y="0.6cm" presentation:class="title" presentation:user-transformed="true">
          <draw:text-box>
            <text:p>忍受</text:p>
          </draw:text-box>
        </draw:frame>
        <draw:frame draw:name="PlaceHolder 5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忍受 </text:span><text:span text:style-name="T5">(rěnshòu)</text:span></text:p>
              </text:list-item>
              <text:list-item>
                <text:p text:style-name="P5"><text:span text:style-name="T5">Endure; bear; tolerate</text:span></text:p>
                <text:p text:style-name="P5"><text:span text:style-name="T5"/></text:p>
              </text:list-item>
              <text:list-item>
                <text:p text:style-name="P5"><text:span text:style-name="T5">他能够忍受各种压力，保持冷静。</text:span></text:p>
              </text:list-item>
              <text:list-item>
                <text:p text:style-name="P5"><text:span text:style-name="T5">Tā nénggòu rěnshòu gè zhǒng yālì, bǎochí lěngjìng.</text:span></text:p>
              </text:list-item>
              <text:list-item>
                <text:p text:style-name="P5"><text:span text:style-name="T5">He can endure various pressures and remain cal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7" draw:style-name="dp1" draw:master-page-name="Title_2c__20_Content_5f_" presentation:presentation-page-layout-name="AL2T11">
        <draw:frame draw:name="PlaceHolder 513" presentation:style-name="pr7" draw:text-style-name="P2" draw:layer="layout" svg:width="22.499cm" svg:height="2.599cm" svg:x="4.5cm" svg:y="0.6cm" presentation:class="title" presentation:user-transformed="true">
          <draw:text-box>
            <text:p>忍不住</text:p>
          </draw:text-box>
        </draw:frame>
        <draw:frame draw:name="PlaceHolder 5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忍不住 </text:span><text:span text:style-name="T5">(rěn bù zhù)</text:span></text:p>
              </text:list-item>
              <text:list-item>
                <text:p text:style-name="P5"><text:span text:style-name="T5">Cannot help; can't resist</text:span></text:p>
                <text:p text:style-name="P5"><text:span text:style-name="T5"/></text:p>
              </text:list-item>
              <text:list-item>
                <text:p text:style-name="P5"><text:span text:style-name="T5">看到她受伤的样子，我忍不住流下了眼泪。</text:span></text:p>
              </text:list-item>
              <text:list-item>
                <text:p text:style-name="P5"><text:span text:style-name="T5">Kàn dào tā shòushāng de yàngzi, wǒ rěn bù zhù liú xià le yǎnlèi.</text:span></text:p>
              </text:list-item>
              <text:list-item>
                <text:p text:style-name="P5"><text:span text:style-name="T5">Seeing her injured, I couldn't help but shed tea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8" draw:style-name="dp1" draw:master-page-name="Title_2c__20_Content_5f_" presentation:presentation-page-layout-name="AL2T11">
        <draw:frame draw:name="PlaceHolder 515" presentation:style-name="pr7" draw:text-style-name="P2" draw:layer="layout" svg:width="22.499cm" svg:height="2.599cm" svg:x="4.5cm" svg:y="0.6cm" presentation:class="title" presentation:user-transformed="true">
          <draw:text-box>
            <text:p>忍</text:p>
          </draw:text-box>
        </draw:frame>
        <draw:frame draw:name="PlaceHolder 5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忍 </text:span><text:span text:style-name="T5">(rěn)</text:span></text:p>
              </text:list-item>
              <text:list-item>
                <text:p text:style-name="P5"><text:span text:style-name="T5">Endure; bear</text:span></text:p>
                <text:p text:style-name="P5"><text:span text:style-name="T5"/></text:p>
              </text:list-item>
              <text:list-item>
                <text:p text:style-name="P5"><text:span text:style-name="T5">面对困难，我们要学会忍。</text:span></text:p>
              </text:list-item>
              <text:list-item>
                <text:p text:style-name="P5"><text:span text:style-name="T5">Miàn duì kùnnan, wǒmen yào xuéhuì rěn.</text:span></text:p>
              </text:list-item>
              <text:list-item>
                <text:p text:style-name="P5"><text:span text:style-name="T5">In the face of difficulties, we need to learn to end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9" draw:style-name="dp1" draw:master-page-name="Title_2c__20_Content_5f_" presentation:presentation-page-layout-name="AL2T11">
        <draw:frame draw:name="PlaceHolder 517" presentation:style-name="pr7" draw:text-style-name="P2" draw:layer="layout" svg:width="22.499cm" svg:height="2.599cm" svg:x="4.5cm" svg:y="0.6cm" presentation:class="title" presentation:user-transformed="true">
          <draw:text-box>
            <text:p>人物</text:p>
          </draw:text-box>
        </draw:frame>
        <draw:frame draw:name="PlaceHolder 5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人物 </text:span><text:span text:style-name="T5">(rénwù)</text:span></text:p>
              </text:list-item>
              <text:list-item>
                <text:p text:style-name="P5"><text:span text:style-name="T5">Person; character (in a story, movie, etc.)</text:span></text:p>
                <text:p text:style-name="P5"><text:span text:style-name="T5"/></text:p>
              </text:list-item>
              <text:list-item>
                <text:p text:style-name="P5"><text:span text:style-name="T5">小说中的人物形象栩栩如生。</text:span></text:p>
              </text:list-item>
              <text:list-item>
                <text:p text:style-name="P5"><text:span text:style-name="T5">Xiǎoshuō zhōng de rénwù xíngxiàng xǔxǔrúshēng.</text:span></text:p>
              </text:list-item>
              <text:list-item>
                <text:p text:style-name="P5"><text:span text:style-name="T5">The characters in the novel are vivid and lifelik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0" draw:style-name="dp1" draw:master-page-name="Title_2c__20_Content_5f_" presentation:presentation-page-layout-name="AL2T11">
        <draw:frame draw:name="PlaceHolder 519" presentation:style-name="pr7" draw:text-style-name="P2" draw:layer="layout" svg:width="22.499cm" svg:height="2.599cm" svg:x="4.5cm" svg:y="0.6cm" presentation:class="title" presentation:user-transformed="true">
          <draw:text-box>
            <text:p>人士</text:p>
          </draw:text-box>
        </draw:frame>
        <draw:frame draw:name="PlaceHolder 5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人士 </text:span><text:span text:style-name="T5">(rénshì)</text:span></text:p>
              </text:list-item>
              <text:list-item>
                <text:p text:style-name="P5"><text:span text:style-name="T5">Person; figure; public figure</text:span></text:p>
                <text:p text:style-name="P5"><text:span text:style-name="T5"/></text:p>
              </text:list-item>
              <text:list-item>
                <text:p text:style-name="P5"><text:span text:style-name="T5">他是一位在教育领域有着丰富经验的人士。</text:span></text:p>
              </text:list-item>
              <text:list-item>
                <text:p text:style-name="P5"><text:span text:style-name="T5">Tā shì yī wèi zài jiàoyù lǐngyù yǒuzhe fēngfù jīngyàn de rénshì.</text:span></text:p>
              </text:list-item>
              <text:list-item>
                <text:p text:style-name="P5"><text:span text:style-name="T5">He is a person with rich experience in the field of educa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1" draw:style-name="dp1" draw:master-page-name="Title_2c__20_Content_5f_" presentation:presentation-page-layout-name="AL2T11">
        <draw:frame draw:name="PlaceHolder 521" presentation:style-name="pr7" draw:text-style-name="P2" draw:layer="layout" svg:width="22.499cm" svg:height="2.599cm" svg:x="4.5cm" svg:y="0.6cm" presentation:class="title" presentation:user-transformed="true">
          <draw:text-box>
            <text:p>人力</text:p>
          </draw:text-box>
        </draw:frame>
        <draw:frame draw:name="PlaceHolder 5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人力 </text:span><text:span text:style-name="T5">(rénlì)</text:span></text:p>
              </text:list-item>
              <text:list-item>
                <text:p text:style-name="P5"><text:span text:style-name="T5">Human power; manpower</text:span></text:p>
                <text:p text:style-name="P5"><text:span text:style-name="T5"/></text:p>
              </text:list-item>
              <text:list-item>
                <text:p text:style-name="P5"><text:span text:style-name="T5">这个项目需要大量的人力支持。</text:span></text:p>
              </text:list-item>
              <text:list-item>
                <text:p text:style-name="P5"><text:span text:style-name="T5">Zhège xiàngmù xūyào dàliàng de rénlì zhīchí.</text:span></text:p>
              </text:list-item>
              <text:list-item>
                <text:p text:style-name="P5"><text:span text:style-name="T5">This project requires a large amount of manpower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2" draw:style-name="dp1" draw:master-page-name="Title_2c__20_Content_5f_" presentation:presentation-page-layout-name="AL2T11">
        <draw:frame draw:name="PlaceHolder 523" presentation:style-name="pr7" draw:text-style-name="P2" draw:layer="layout" svg:width="22.499cm" svg:height="2.599cm" svg:x="4.5cm" svg:y="0.6cm" presentation:class="title" presentation:user-transformed="true">
          <draw:text-box>
            <text:p>人间</text:p>
          </draw:text-box>
        </draw:frame>
        <draw:frame draw:name="PlaceHolder 5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人间 </text:span><text:span text:style-name="T5">(rénjiān)</text:span></text:p>
              </text:list-item>
              <text:list-item>
                <text:p text:style-name="P5"><text:span text:style-name="T5">Human world; the mortal world</text:span></text:p>
                <text:p text:style-name="P5"><text:span text:style-name="T5"/></text:p>
              </text:list-item>
              <text:list-item>
                <text:p text:style-name="P5"><text:span text:style-name="T5">诗人常常在作品中歌颂人间美好。</text:span></text:p>
              </text:list-item>
              <text:list-item>
                <text:p text:style-name="P5"><text:span text:style-name="T5">Shīrén chángcháng zài zuòpǐn zhōng gēsòng rénjiān měihǎo.</text:span></text:p>
              </text:list-item>
              <text:list-item>
                <text:p text:style-name="P5"><text:span text:style-name="T5">Poets often praise the beauty of the human world in their wor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3" draw:style-name="dp1" draw:master-page-name="Title_2c__20_Content_5f_" presentation:presentation-page-layout-name="AL2T11">
        <draw:frame draw:name="PlaceHolder 525" presentation:style-name="pr7" draw:text-style-name="P2" draw:layer="layout" svg:width="22.499cm" svg:height="2.599cm" svg:x="4.5cm" svg:y="0.6cm" presentation:class="title" presentation:user-transformed="true">
          <draw:text-box>
            <text:p>热门</text:p>
          </draw:text-box>
        </draw:frame>
        <draw:frame draw:name="PlaceHolder 5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热门 </text:span><text:span text:style-name="T5">(rèmén)</text:span></text:p>
              </text:list-item>
              <text:list-item>
                <text:p text:style-name="P5"><text:span text:style-name="T5">Hot; popular</text:span></text:p>
                <text:p text:style-name="P5"><text:span text:style-name="T5"/></text:p>
              </text:list-item>
              <text:list-item>
                <text:p text:style-name="P5"><text:span text:style-name="T5">这个话题在社交媒体上很热门。</text:span></text:p>
              </text:list-item>
              <text:list-item>
                <text:p text:style-name="P5"><text:span text:style-name="T5">Zhège huàtí zài shèjiāo méitǐ shàng hěn rèmén.</text:span></text:p>
              </text:list-item>
              <text:list-item>
                <text:p text:style-name="P5"><text:span text:style-name="T5">This topic is very popular on social medi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4" draw:style-name="dp1" draw:master-page-name="Title_2c__20_Content_5f_" presentation:presentation-page-layout-name="AL2T11">
        <draw:frame draw:name="PlaceHolder 527" presentation:style-name="pr7" draw:text-style-name="P2" draw:layer="layout" svg:width="22.499cm" svg:height="2.599cm" svg:x="4.5cm" svg:y="0.6cm" presentation:class="title" presentation:user-transformed="true">
          <draw:text-box>
            <text:p>热量</text:p>
          </draw:text-box>
        </draw:frame>
        <draw:frame draw:name="PlaceHolder 5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热量 </text:span><text:span text:style-name="T5">(rèliàng)</text:span></text:p>
              </text:list-item>
              <text:list-item>
                <text:p text:style-name="P5"><text:span text:style-name="T5">Heat; caloric content</text:span></text:p>
                <text:p text:style-name="P5"><text:span text:style-name="T5"/></text:p>
              </text:list-item>
              <text:list-item>
                <text:p text:style-name="P5"><text:span text:style-name="T5">食物的热量会影响体重的变化。</text:span></text:p>
              </text:list-item>
              <text:list-item>
                <text:p text:style-name="P5"><text:span text:style-name="T5">Shíwù de rèliàng huì yǐngxiǎng tǐzhòng de biànhuà.</text:span></text:p>
              </text:list-item>
              <text:list-item>
                <text:p text:style-name="P5"><text:span text:style-name="T5">The caloric content of food can affect changes in body weigh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5" draw:style-name="dp1" draw:master-page-name="Title_2c__20_Content_5f_" presentation:presentation-page-layout-name="AL2T11">
        <draw:frame draw:name="PlaceHolder 529" presentation:style-name="pr7" draw:text-style-name="P2" draw:layer="layout" svg:width="22.499cm" svg:height="2.599cm" svg:x="4.5cm" svg:y="0.6cm" presentation:class="title" presentation:user-transformed="true">
          <draw:text-box>
            <text:p>绕</text:p>
          </draw:text-box>
        </draw:frame>
        <draw:frame draw:name="PlaceHolder 5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绕 </text:span><text:span text:style-name="T5">(rào)</text:span></text:p>
              </text:list-item>
              <text:list-item>
                <text:p text:style-name="P5"><text:span text:style-name="T5">Go around; wind around</text:span></text:p>
                <text:p text:style-name="P5"><text:span text:style-name="T5"/></text:p>
              </text:list-item>
              <text:list-item>
                <text:p text:style-name="P5"><text:span text:style-name="T5">小溪绕过山脚，形成一片美丽的湿地。</text:span></text:p>
              </text:list-item>
              <text:list-item>
                <text:p text:style-name="P5"><text:span text:style-name="T5">Xiǎoxī rào guò shānjiǎo, xíngchéng yīpiàn měilì de shīdì.</text:span></text:p>
              </text:list-item>
              <text:list-item>
                <text:p text:style-name="P5"><text:span text:style-name="T5">The stream winds around the foot of the mountain, forming a beautiful wetla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6" draw:style-name="dp1" draw:master-page-name="Title_2c__20_Content_5f_" presentation:presentation-page-layout-name="AL2T11">
        <draw:frame draw:name="PlaceHolder 531" presentation:style-name="pr7" draw:text-style-name="P2" draw:layer="layout" svg:width="22.499cm" svg:height="2.599cm" svg:x="4.5cm" svg:y="0.6cm" presentation:class="title" presentation:user-transformed="true">
          <draw:text-box>
            <text:p>染</text:p>
          </draw:text-box>
        </draw:frame>
        <draw:frame draw:name="PlaceHolder 5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染 </text:span><text:span text:style-name="T5">(rǎn)</text:span></text:p>
              </text:list-item>
              <text:list-item>
                <text:p text:style-name="P5"><text:span text:style-name="T5">Dye; infect</text:span></text:p>
                <text:p text:style-name="P5"><text:span text:style-name="T5"/></text:p>
              </text:list-item>
              <text:list-item>
                <text:p text:style-name="P5"><text:span text:style-name="T5">这种颜色容易染到其他衣物上。</text:span></text:p>
              </text:list-item>
              <text:list-item>
                <text:p text:style-name="P5"><text:span text:style-name="T5">Zhè zhǒng yánsè róngyì rǎn dào qítā yīwù shàng.</text:span></text:p>
              </text:list-item>
              <text:list-item>
                <text:p text:style-name="P5"><text:span text:style-name="T5">This color is easy to dye onto other clot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7" draw:style-name="dp1" draw:master-page-name="Title_2c__20_Content_5f_" presentation:presentation-page-layout-name="AL2T11">
        <draw:frame draw:name="PlaceHolder 533" presentation:style-name="pr7" draw:text-style-name="P2" draw:layer="layout" svg:width="22.499cm" svg:height="2.599cm" svg:x="4.5cm" svg:y="0.6cm" presentation:class="title" presentation:user-transformed="true">
          <draw:text-box>
            <text:p>群众</text:p>
          </draw:text-box>
        </draw:frame>
        <draw:frame draw:name="PlaceHolder 5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群众 </text:span><text:span text:style-name="T5">(qúnzhòng)</text:span></text:p>
              </text:list-item>
              <text:list-item>
                <text:p text:style-name="P5"><text:span text:style-name="T5">Masses; the people</text:span></text:p>
                <text:p text:style-name="P5"><text:span text:style-name="T5"/></text:p>
              </text:list-item>
              <text:list-item>
                <text:p text:style-name="P5"><text:span text:style-name="T5">党的力量来自于群众的支持。</text:span></text:p>
              </text:list-item>
              <text:list-item>
                <text:p text:style-name="P5"><text:span text:style-name="T5">Dǎng de lìliàng láizì yú qúnzhòng de zhīchí.</text:span></text:p>
              </text:list-item>
              <text:list-item>
                <text:p text:style-name="P5"><text:span text:style-name="T5">The strength of the party comes from the support of the mas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8" draw:style-name="dp1" draw:master-page-name="Title_2c__20_Content_5f_" presentation:presentation-page-layout-name="AL2T11">
        <draw:frame draw:name="PlaceHolder 535" presentation:style-name="pr7" draw:text-style-name="P2" draw:layer="layout" svg:width="22.499cm" svg:height="2.599cm" svg:x="4.5cm" svg:y="0.6cm" presentation:class="title" presentation:user-transformed="true">
          <draw:text-box>
            <text:p>群体</text:p>
          </draw:text-box>
        </draw:frame>
        <draw:frame draw:name="PlaceHolder 5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群体 </text:span><text:span text:style-name="T5">(qúntǐ)</text:span></text:p>
              </text:list-item>
              <text:list-item>
                <text:p text:style-name="P5"><text:span text:style-name="T5">Group; community</text:span></text:p>
                <text:p text:style-name="P5"><text:span text:style-name="T5"/></text:p>
              </text:list-item>
              <text:list-item>
                <text:p text:style-name="P5"><text:span text:style-name="T5">这个群体致力于环保事业。</text:span></text:p>
              </text:list-item>
              <text:list-item>
                <text:p text:style-name="P5"><text:span text:style-name="T5">Zhège qúntǐ zhìlì yú huánbǎo shìyè.</text:span></text:p>
              </text:list-item>
              <text:list-item>
                <text:p text:style-name="P5"><text:span text:style-name="T5">This group is dedicated to environmental prot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9" draw:style-name="dp1" draw:master-page-name="Title_2c__20_Content_5f_" presentation:presentation-page-layout-name="AL2T11">
        <draw:frame draw:name="PlaceHolder 537" presentation:style-name="pr7" draw:text-style-name="P2" draw:layer="layout" svg:width="22.499cm" svg:height="2.599cm" svg:x="4.5cm" svg:y="0.6cm" presentation:class="title" presentation:user-transformed="true">
          <draw:text-box>
            <text:p>确立</text:p>
          </draw:text-box>
        </draw:frame>
        <draw:frame draw:name="PlaceHolder 5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确立 </text:span><text:span text:style-name="T5">(quèlì)</text:span></text:p>
              </text:list-item>
              <text:list-item>
                <text:p text:style-name="P5"><text:span text:style-name="T5">Establish; set up</text:span></text:p>
                <text:p text:style-name="P5"><text:span text:style-name="T5"/></text:p>
              </text:list-item>
              <text:list-item>
                <text:p text:style-name="P5"><text:span text:style-name="T5">他们努力确立了一套科学的管理体系。</text:span></text:p>
              </text:list-item>
              <text:list-item>
                <text:p text:style-name="P5"><text:span text:style-name="T5">Tāmen nǔlì quèlì le yī tào kēxué de guǎnlǐ tǐxì.</text:span></text:p>
              </text:list-item>
              <text:list-item>
                <text:p text:style-name="P5"><text:span text:style-name="T5">They worked hard to establish a scientific management syste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0" draw:style-name="dp1" draw:master-page-name="Title_2c__20_Content_5f_" presentation:presentation-page-layout-name="AL2T11">
        <draw:frame draw:name="PlaceHolder 539" presentation:style-name="pr7" draw:text-style-name="P2" draw:layer="layout" svg:width="22.499cm" svg:height="2.599cm" svg:x="4.5cm" svg:y="0.6cm" presentation:class="title" presentation:user-transformed="true">
          <draw:text-box>
            <text:p>缺乏</text:p>
          </draw:text-box>
        </draw:frame>
        <draw:frame draw:name="PlaceHolder 5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缺乏 </text:span><text:span text:style-name="T5">(quēfá)</text:span></text:p>
              </text:list-item>
              <text:list-item>
                <text:p text:style-name="P5"><text:span text:style-name="T5">Lack; be deficient in</text:span></text:p>
                <text:p text:style-name="P5"><text:span text:style-name="T5"/></text:p>
              </text:list-item>
              <text:list-item>
                <text:p text:style-name="P5"><text:span text:style-name="T5">这个项目缺乏必要的资金支持。</text:span></text:p>
              </text:list-item>
              <text:list-item>
                <text:p text:style-name="P5"><text:span text:style-name="T5">Zhège xiàngmù quēfá bìyào de zījīn zhīchí.</text:span></text:p>
              </text:list-item>
              <text:list-item>
                <text:p text:style-name="P5"><text:span text:style-name="T5">This project lacks the necessary financi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1" draw:style-name="dp1" draw:master-page-name="Title_2c__20_Content_5f_" presentation:presentation-page-layout-name="AL2T11">
        <draw:frame draw:name="PlaceHolder 541" presentation:style-name="pr7" draw:text-style-name="P2" draw:layer="layout" svg:width="22.499cm" svg:height="2.599cm" svg:x="4.5cm" svg:y="0.6cm" presentation:class="title" presentation:user-transformed="true">
          <draw:text-box>
            <text:p>劝</text:p>
          </draw:text-box>
        </draw:frame>
        <draw:frame draw:name="PlaceHolder 5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劝 </text:span><text:span text:style-name="T5">(quàn)</text:span></text:p>
              </text:list-item>
              <text:list-item>
                <text:p text:style-name="P5"><text:span text:style-name="T5">Advise; urge; exhort</text:span></text:p>
                <text:p text:style-name="P5"><text:span text:style-name="T5"/></text:p>
              </text:list-item>
              <text:list-item>
                <text:p text:style-name="P5"><text:span text:style-name="T5">他劝我放下过去，重新开始。</text:span></text:p>
              </text:list-item>
              <text:list-item>
                <text:p text:style-name="P5"><text:span text:style-name="T5">Tā quàn wǒ fàngxià guòqù, chóngxīn kāishǐ.</text:span></text:p>
              </text:list-item>
              <text:list-item>
                <text:p text:style-name="P5"><text:span text:style-name="T5">He advised me to let go of the past and start ane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2" draw:style-name="dp1" draw:master-page-name="Title_2c__20_Content_5f_" presentation:presentation-page-layout-name="AL2T11">
        <draw:frame draw:name="PlaceHolder 543" presentation:style-name="pr7" draw:text-style-name="P2" draw:layer="layout" svg:width="22.499cm" svg:height="2.599cm" svg:x="4.5cm" svg:y="0.6cm" presentation:class="title" presentation:user-transformed="true">
          <draw:text-box>
            <text:p>泉</text:p>
          </draw:text-box>
        </draw:frame>
        <draw:frame draw:name="PlaceHolder 5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泉 </text:span><text:span text:style-name="T5">(quán)</text:span></text:p>
              </text:list-item>
              <text:list-item>
                <text:p text:style-name="P5"><text:span text:style-name="T5">Spring; fountain</text:span></text:p>
                <text:p text:style-name="P5"><text:span text:style-name="T5"/></text:p>
              </text:list-item>
              <text:list-item>
                <text:p text:style-name="P5"><text:span text:style-name="T5">这座城市有许多优美的泉水。</text:span></text:p>
              </text:list-item>
              <text:list-item>
                <text:p text:style-name="P5"><text:span text:style-name="T5">Zhè zuò chéngshì yǒu xǔduō yōuměi de quánshuǐ.</text:span></text:p>
              </text:list-item>
              <text:list-item>
                <text:p text:style-name="P5"><text:span text:style-name="T5">This city has many beautiful spr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3" draw:style-name="dp1" draw:master-page-name="Title_2c__20_Content_5f_" presentation:presentation-page-layout-name="AL2T11">
        <draw:frame draw:name="PlaceHolder 545" presentation:style-name="pr7" draw:text-style-name="P2" draw:layer="layout" svg:width="22.499cm" svg:height="2.599cm" svg:x="4.5cm" svg:y="0.6cm" presentation:class="title" presentation:user-transformed="true">
          <draw:text-box>
            <text:p>全世界</text:p>
          </draw:text-box>
        </draw:frame>
        <draw:frame draw:name="PlaceHolder 5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全世界 </text:span><text:span text:style-name="T5">(quán shìjiè)</text:span></text:p>
              </text:list-item>
              <text:list-item>
                <text:p text:style-name="P5"><text:span text:style-name="T5">The whole world; all over the world</text:span></text:p>
                <text:p text:style-name="P5"><text:span text:style-name="T5"/></text:p>
              </text:list-item>
              <text:list-item>
                <text:p text:style-name="P5"><text:span text:style-name="T5">这个消息引起了全世界的关注。</text:span></text:p>
              </text:list-item>
              <text:list-item>
                <text:p text:style-name="P5"><text:span text:style-name="T5">Zhège xiāoxī yǐnqǐle quán shìjiè de guānzhù.</text:span></text:p>
              </text:list-item>
              <text:list-item>
                <text:p text:style-name="P5"><text:span text:style-name="T5">This news has attracted attention from all over the wor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4" draw:style-name="dp1" draw:master-page-name="Title_2c__20_Content_5f_" presentation:presentation-page-layout-name="AL2T11">
        <draw:frame draw:name="PlaceHolder 547" presentation:style-name="pr7" draw:text-style-name="P2" draw:layer="layout" svg:width="22.499cm" svg:height="2.599cm" svg:x="4.5cm" svg:y="0.6cm" presentation:class="title" presentation:user-transformed="true">
          <draw:text-box>
            <text:p>全都</text:p>
          </draw:text-box>
        </draw:frame>
        <draw:frame draw:name="PlaceHolder 5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全都 </text:span><text:span text:style-name="T5">(quándōu)</text:span></text:p>
              </text:list-item>
              <text:list-item>
                <text:p text:style-name="P5"><text:span text:style-name="T5">All; entirely</text:span></text:p>
                <text:p text:style-name="P5"><text:span text:style-name="T5"/></text:p>
              </text:list-item>
              <text:list-item>
                <text:p text:style-name="P5"><text:span text:style-name="T5">这些任务全都按时完成了。</text:span></text:p>
              </text:list-item>
              <text:list-item>
                <text:p text:style-name="P5"><text:span text:style-name="T5">Zhèxiē rènwu quándōu ànshí wánchéngle.</text:span></text:p>
              </text:list-item>
              <text:list-item>
                <text:p text:style-name="P5"><text:span text:style-name="T5">All these tasks were completed on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5" draw:style-name="dp1" draw:master-page-name="Title_2c__20_Content_5f_" presentation:presentation-page-layout-name="AL2T11">
        <draw:frame draw:name="PlaceHolder 549" presentation:style-name="pr7" draw:text-style-name="P2" draw:layer="layout" svg:width="22.499cm" svg:height="2.599cm" svg:x="4.5cm" svg:y="0.6cm" presentation:class="title" presentation:user-transformed="true">
          <draw:text-box>
            <text:p>区域</text:p>
          </draw:text-box>
        </draw:frame>
        <draw:frame draw:name="PlaceHolder 5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区域 </text:span><text:span text:style-name="T5">(qūyù)</text:span></text:p>
              </text:list-item>
              <text:list-item>
                <text:p text:style-name="P5"><text:span text:style-name="T5">Region; area</text:span></text:p>
                <text:p text:style-name="P5"><text:span text:style-name="T5"/></text:p>
              </text:list-item>
              <text:list-item>
                <text:p text:style-name="P5"><text:span text:style-name="T5">这个城市被划分为不同的区域。</text:span></text:p>
              </text:list-item>
              <text:list-item>
                <text:p text:style-name="P5"><text:span text:style-name="T5">Zhège chéngshì bèi huáfèn wéi bùtóng de qūyù.</text:span></text:p>
              </text:list-item>
              <text:list-item>
                <text:p text:style-name="P5"><text:span text:style-name="T5">This city is divided into different reg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6" draw:style-name="dp1" draw:master-page-name="Title_2c__20_Content_5f_" presentation:presentation-page-layout-name="AL2T11">
        <draw:frame draw:name="PlaceHolder 551" presentation:style-name="pr7" draw:text-style-name="P2" draw:layer="layout" svg:width="22.499cm" svg:height="2.599cm" svg:x="4.5cm" svg:y="0.6cm" presentation:class="title" presentation:user-transformed="true">
          <draw:text-box>
            <text:p>晴朗</text:p>
          </draw:text-box>
        </draw:frame>
        <draw:frame draw:name="PlaceHolder 5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晴朗 </text:span><text:span text:style-name="T5">(qínglǎng)</text:span></text:p>
              </text:list-item>
              <text:list-item>
                <text:p text:style-name="P5"><text:span text:style-name="T5">Clear; sunny</text:span></text:p>
                <text:p text:style-name="P5"><text:span text:style-name="T5"/></text:p>
              </text:list-item>
              <text:list-item>
                <text:p text:style-name="P5"><text:span text:style-name="T5">今天是个晴朗的日子，阳光明媚。</text:span></text:p>
              </text:list-item>
              <text:list-item>
                <text:p text:style-name="P5"><text:span text:style-name="T5">Jīntiān shì gè qínglǎng de rìzi, yángguāng míngmèi.</text:span></text:p>
              </text:list-item>
              <text:list-item>
                <text:p text:style-name="P5"><text:span text:style-name="T5">Today is a clear and sunny day, with bright sunshi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7" draw:style-name="dp1" draw:master-page-name="Title_2c__20_Content_5f_" presentation:presentation-page-layout-name="AL2T11">
        <draw:frame draw:name="PlaceHolder 553" presentation:style-name="pr7" draw:text-style-name="P2" draw:layer="layout" svg:width="22.499cm" svg:height="2.599cm" svg:x="4.5cm" svg:y="0.6cm" presentation:class="title" presentation:user-transformed="true">
          <draw:text-box>
            <text:p>情形</text:p>
          </draw:text-box>
        </draw:frame>
        <draw:frame draw:name="PlaceHolder 5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情形 </text:span><text:span text:style-name="T5">(qíngxíng)</text:span></text:p>
              </text:list-item>
              <text:list-item>
                <text:p text:style-name="P5"><text:span text:style-name="T5">Situation; circumstance</text:span></text:p>
                <text:p text:style-name="P5"><text:span text:style-name="T5"/></text:p>
              </text:list-item>
              <text:list-item>
                <text:p text:style-name="P5"><text:span text:style-name="T5">根据目前的情形，我们需要采取行动。</text:span></text:p>
              </text:list-item>
              <text:list-item>
                <text:p text:style-name="P5"><text:span text:style-name="T5">Gēnjù mùqián de qíngxíng, wǒmen xūyào cǎiqǔ xíngdòng.</text:span></text:p>
              </text:list-item>
              <text:list-item>
                <text:p text:style-name="P5"><text:span text:style-name="T5">Based on the current situation, we need to take a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8" draw:style-name="dp1" draw:master-page-name="Title_2c__20_Content_5f_" presentation:presentation-page-layout-name="AL2T11">
        <draw:frame draw:name="PlaceHolder 555" presentation:style-name="pr7" draw:text-style-name="P2" draw:layer="layout" svg:width="22.499cm" svg:height="2.599cm" svg:x="4.5cm" svg:y="0.6cm" presentation:class="title" presentation:user-transformed="true">
          <draw:text-box>
            <text:p>情节</text:p>
          </draw:text-box>
        </draw:frame>
        <draw:frame draw:name="PlaceHolder 5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情节 </text:span><text:span text:style-name="T5">(qíngjié)</text:span></text:p>
              </text:list-item>
              <text:list-item>
                <text:p text:style-name="P5"><text:span text:style-name="T5">Plot; storyline</text:span></text:p>
                <text:p text:style-name="P5"><text:span text:style-name="T5"/></text:p>
              </text:list-item>
              <text:list-item>
                <text:p text:style-name="P5"><text:span text:style-name="T5">小说中的情节非常扣人心弦。</text:span></text:p>
              </text:list-item>
              <text:list-item>
                <text:p text:style-name="P5"><text:span text:style-name="T5">Xiǎoshuō zhōng de qíngjié fēicháng kòurénxīnxián.</text:span></text:p>
              </text:list-item>
              <text:list-item>
                <text:p text:style-name="P5"><text:span text:style-name="T5">The plot in the novel is very gripp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9" draw:style-name="dp1" draw:master-page-name="Title_2c__20_Content_5f_" presentation:presentation-page-layout-name="AL2T11">
        <draw:frame draw:name="PlaceHolder 557" presentation:style-name="pr7" draw:text-style-name="P2" draw:layer="layout" svg:width="22.499cm" svg:height="2.599cm" svg:x="4.5cm" svg:y="0.6cm" presentation:class="title" presentation:user-transformed="true">
          <draw:text-box>
            <text:p>清理</text:p>
          </draw:text-box>
        </draw:frame>
        <draw:frame draw:name="PlaceHolder 5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清理 </text:span><text:span text:style-name="T5">(qīnglǐ)</text:span></text:p>
              </text:list-item>
              <text:list-item>
                <text:p text:style-name="P5"><text:span text:style-name="T5">Clean up; clear away</text:span></text:p>
                <text:p text:style-name="P5"><text:span text:style-name="T5"/></text:p>
              </text:list-item>
              <text:list-item>
                <text:p text:style-name="P5"><text:span text:style-name="T5">请你把桌子上的杂物清理一下。</text:span></text:p>
              </text:list-item>
              <text:list-item>
                <text:p text:style-name="P5"><text:span text:style-name="T5">Qǐng nǐ bǎ zhuōzi shàng de záwù qīnglǐ yīxià.</text:span></text:p>
              </text:list-item>
              <text:list-item>
                <text:p text:style-name="P5"><text:span text:style-name="T5">Please clean up the miscellaneous items on the table.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4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0" draw:style-name="dp1" draw:master-page-name="Title_2c__20_Content_5f_" presentation:presentation-page-layout-name="AL2T11">
        <draw:frame draw:name="PlaceHolder 559" presentation:style-name="pr7" draw:text-style-name="P2" draw:layer="layout" svg:width="22.499cm" svg:height="2.599cm" svg:x="4.5cm" svg:y="0.6cm" presentation:class="title" presentation:user-transformed="true">
          <draw:text-box>
            <text:p>清晨</text:p>
          </draw:text-box>
        </draw:frame>
        <draw:frame draw:name="PlaceHolder 5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清晨 </text:span><text:span text:style-name="T5">(qīngchén)</text:span></text:p>
              </text:list-item>
              <text:list-item>
                <text:p text:style-name="P5"><text:span text:style-name="T5">Early morning; dawn</text:span></text:p>
                <text:p text:style-name="P5"><text:span text:style-name="T5"/></text:p>
              </text:list-item>
              <text:list-item>
                <text:p text:style-name="P5"><text:span text:style-name="T5">在清晨，公园里空气格外清新宜人。</text:span></text:p>
              </text:list-item>
              <text:list-item>
                <text:p text:style-name="P5"><text:span text:style-name="T5">Zài qīngchén, gōngyuán lǐ kōngqì géwài qīngxīn yírén.</text:span></text:p>
              </text:list-item>
              <text:list-item>
                <text:p text:style-name="P5"><text:span text:style-name="T5">In the early morning, the air in the park is exceptionally fresh and pleasa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1" draw:style-name="dp1" draw:master-page-name="Title_2c__20_Content_5f_" presentation:presentation-page-layout-name="AL2T11">
        <draw:frame draw:name="PlaceHolder 561" presentation:style-name="pr7" draw:text-style-name="P2" draw:layer="layout" svg:width="22.499cm" svg:height="2.599cm" svg:x="4.5cm" svg:y="0.6cm" presentation:class="title" presentation:user-transformed="true">
          <draw:text-box>
            <text:p>青</text:p>
          </draw:text-box>
        </draw:frame>
        <draw:frame draw:name="PlaceHolder 5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青 </text:span><text:span text:style-name="T5">(qīng)</text:span></text:p>
              </text:list-item>
              <text:list-item>
                <text:p text:style-name="P5"><text:span text:style-name="T5">Green; young</text:span></text:p>
                <text:p text:style-name="P5"><text:span text:style-name="T5"/></text:p>
              </text:list-item>
              <text:list-item>
                <text:p text:style-name="P5"><text:span text:style-name="T5">春天来了，树叶变得嫩绿青葱。</text:span></text:p>
              </text:list-item>
              <text:list-item>
                <text:p text:style-name="P5"><text:span text:style-name="T5">Chūntiān lái le, shùyè biàn de nèn lǜ qīngcōng.</text:span></text:p>
              </text:list-item>
              <text:list-item>
                <text:p text:style-name="P5"><text:span text:style-name="T5">Spring is here, and the leaves turn tender and gree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2" draw:style-name="dp1" draw:master-page-name="Title_2c__20_Content_5f_" presentation:presentation-page-layout-name="AL2T11">
        <draw:frame draw:name="PlaceHolder 563" presentation:style-name="pr7" draw:text-style-name="P2" draw:layer="layout" svg:width="22.499cm" svg:height="2.599cm" svg:x="4.5cm" svg:y="0.6cm" presentation:class="title" presentation:user-transformed="true">
          <draw:text-box>
            <text:p>勤奋</text:p>
          </draw:text-box>
        </draw:frame>
        <draw:frame draw:name="PlaceHolder 5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勤奋 </text:span><text:span text:style-name="T5">(qínfèn)</text:span></text:p>
              </text:list-item>
              <text:list-item>
                <text:p text:style-name="P5"><text:span text:style-name="T5">Diligent; hardworking</text:span></text:p>
                <text:p text:style-name="P5"><text:span text:style-name="T5"/></text:p>
              </text:list-item>
              <text:list-item>
                <text:p text:style-name="P5"><text:span text:style-name="T5">他通过勤奋努力，取得了显著的成绩。</text:span></text:p>
              </text:list-item>
              <text:list-item>
                <text:p text:style-name="P5"><text:span text:style-name="T5">Tā tōngguò qínfèn nǔlì, qǔdé le xiǎnzhù de chéngjī.</text:span></text:p>
              </text:list-item>
              <text:list-item>
                <text:p text:style-name="P5"><text:span text:style-name="T5">Through diligent efforts, he has achieved remarkable resul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3" draw:style-name="dp1" draw:master-page-name="Title_2c__20_Content_5f_" presentation:presentation-page-layout-name="AL2T11">
        <draw:frame draw:name="PlaceHolder 565" presentation:style-name="pr7" draw:text-style-name="P2" draw:layer="layout" svg:width="22.499cm" svg:height="2.599cm" svg:x="4.5cm" svg:y="0.6cm" presentation:class="title" presentation:user-transformed="true">
          <draw:text-box>
            <text:p>琴</text:p>
          </draw:text-box>
        </draw:frame>
        <draw:frame draw:name="PlaceHolder 5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琴 </text:span><text:span text:style-name="T5">(qín)</text:span></text:p>
              </text:list-item>
              <text:list-item>
                <text:p text:style-name="P5"><text:span text:style-name="T5">Musical instrument; piano; stringed instrument</text:span></text:p>
                <text:p text:style-name="P5"><text:span text:style-name="T5"/></text:p>
              </text:list-item>
              <text:list-item>
                <text:p text:style-name="P5"><text:span text:style-name="T5">她在演奏古典吉他，悠扬的琴声飘荡在夜空。</text:span></text:p>
              </text:list-item>
              <text:list-item>
                <text:p text:style-name="P5"><text:span text:style-name="T5">Tā zài yǎnzhòu gǔdiǎn jítā, yōuyáng de qínshēng piāodàng zài yèkōng.</text:span></text:p>
              </text:list-item>
              <text:list-item>
                <text:p text:style-name="P5"><text:span text:style-name="T5">She is playing classical guitar, and the melodious sound of the strings floats in the night sky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4" draw:style-name="dp1" draw:master-page-name="Title_2c__20_Content_5f_" presentation:presentation-page-layout-name="AL2T11">
        <draw:frame draw:name="PlaceHolder 567" presentation:style-name="pr7" draw:text-style-name="P2" draw:layer="layout" svg:width="22.499cm" svg:height="2.599cm" svg:x="4.5cm" svg:y="0.6cm" presentation:class="title" presentation:user-transformed="true">
          <draw:text-box>
            <text:p>瞧</text:p>
          </draw:text-box>
        </draw:frame>
        <draw:frame draw:name="PlaceHolder 5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瞧 </text:span><text:span text:style-name="T5">(qiáo)</text:span></text:p>
              </text:list-item>
              <text:list-item>
                <text:p text:style-name="P5"><text:span text:style-name="T5">Look; see</text:span></text:p>
                <text:p text:style-name="P5"><text:span text:style-name="T5"/></text:p>
              </text:list-item>
              <text:list-item>
                <text:p text:style-name="P5"><text:span text:style-name="T5">瞧，那只小猫好可爱！</text:span></text:p>
              </text:list-item>
              <text:list-item>
                <text:p text:style-name="P5"><text:span text:style-name="T5">Qiáo, nà zhī xiǎo māo hǎo kě'ài!</text:span></text:p>
              </text:list-item>
              <text:list-item>
                <text:p text:style-name="P5"><text:span text:style-name="T5">Look, that little cat is so cute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5" draw:style-name="dp1" draw:master-page-name="Title_2c__20_Content_5f_" presentation:presentation-page-layout-name="AL2T11">
        <draw:frame draw:name="PlaceHolder 569" presentation:style-name="pr7" draw:text-style-name="P2" draw:layer="layout" svg:width="22.499cm" svg:height="2.599cm" svg:x="4.5cm" svg:y="0.6cm" presentation:class="title" presentation:user-transformed="true">
          <draw:text-box>
            <text:p>敲门</text:p>
          </draw:text-box>
        </draw:frame>
        <draw:frame draw:name="PlaceHolder 5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敲门 </text:span><text:span text:style-name="T5">(qiāo mén)</text:span></text:p>
              </text:list-item>
              <text:list-item>
                <text:p text:style-name="P5"><text:span text:style-name="T5">Knock on the door</text:span></text:p>
                <text:p text:style-name="P5"><text:span text:style-name="T5"/></text:p>
              </text:list-item>
              <text:list-item>
                <text:p text:style-name="P5"><text:span text:style-name="T5">有人在敲门，你去看看是谁。</text:span></text:p>
              </text:list-item>
              <text:list-item>
                <text:p text:style-name="P5"><text:span text:style-name="T5">Yǒurén zài qiāo mén, nǐ qù kànkan shì shéi.</text:span></text:p>
              </text:list-item>
              <text:list-item>
                <text:p text:style-name="P5"><text:span text:style-name="T5">Someone is knocking on the door; go see who it i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6" draw:style-name="dp1" draw:master-page-name="Title_2c__20_Content_5f_" presentation:presentation-page-layout-name="AL2T11">
        <draw:frame draw:name="PlaceHolder 571" presentation:style-name="pr7" draw:text-style-name="P2" draw:layer="layout" svg:width="22.499cm" svg:height="2.599cm" svg:x="4.5cm" svg:y="0.6cm" presentation:class="title" presentation:user-transformed="true">
          <draw:text-box>
            <text:p>敲</text:p>
          </draw:text-box>
        </draw:frame>
        <draw:frame draw:name="PlaceHolder 5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敲 </text:span><text:span text:style-name="T5">(qiāo)</text:span></text:p>
              </text:list-item>
              <text:list-item>
                <text:p text:style-name="P5"><text:span text:style-name="T5">Knock; strike</text:span></text:p>
                <text:p text:style-name="P5"><text:span text:style-name="T5"/></text:p>
              </text:list-item>
              <text:list-item>
                <text:p text:style-name="P5"><text:span text:style-name="T5">他轻轻地敲了敲门，然后推开了。</text:span></text:p>
              </text:list-item>
              <text:list-item>
                <text:p text:style-name="P5"><text:span text:style-name="T5">Tā qīngqīng de qiāo le qiāo mén, ránhòu tuīkāi le.</text:span></text:p>
              </text:list-item>
              <text:list-item>
                <text:p text:style-name="P5"><text:span text:style-name="T5">He knocked gently on the door and then pushed it ope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7" draw:style-name="dp1" draw:master-page-name="Title_2c__20_Content_5f_" presentation:presentation-page-layout-name="AL2T11">
        <draw:frame draw:name="PlaceHolder 573" presentation:style-name="pr7" draw:text-style-name="P2" draw:layer="layout" svg:width="22.499cm" svg:height="2.599cm" svg:x="4.5cm" svg:y="0.6cm" presentation:class="title" presentation:user-transformed="true">
          <draw:text-box>
            <text:p>悄悄</text:p>
          </draw:text-box>
        </draw:frame>
        <draw:frame draw:name="PlaceHolder 5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悄悄 </text:span><text:span text:style-name="T5">(qiāoqiāo)</text:span></text:p>
              </text:list-item>
              <text:list-item>
                <text:p text:style-name="P5"><text:span text:style-name="T5">Quietly; stealthily</text:span></text:p>
                <text:p text:style-name="P5"><text:span text:style-name="T5"/></text:p>
              </text:list-item>
              <text:list-item>
                <text:p text:style-name="P5"><text:span text:style-name="T5">他悄悄地走进房间，不想惊扰到任何人。</text:span></text:p>
              </text:list-item>
              <text:list-item>
                <text:p text:style-name="P5"><text:span text:style-name="T5">Tā qiāoqiāo de zǒu jìn fángjiān, bùxiǎng jīngrǎo dào rènhé rén.</text:span></text:p>
              </text:list-item>
              <text:list-item>
                <text:p text:style-name="P5"><text:span text:style-name="T5">He quietly entered the room, not wanting to disturb anyo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8" draw:style-name="dp1" draw:master-page-name="Title_2c__20_Content_5f_" presentation:presentation-page-layout-name="AL2T11">
        <draw:frame draw:name="PlaceHolder 575" presentation:style-name="pr7" draw:text-style-name="P2" draw:layer="layout" svg:width="22.499cm" svg:height="2.599cm" svg:x="4.5cm" svg:y="0.6cm" presentation:class="title" presentation:user-transformed="true">
          <draw:text-box>
            <text:p>强迫</text:p>
          </draw:text-box>
        </draw:frame>
        <draw:frame draw:name="PlaceHolder 5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强迫 </text:span><text:span text:style-name="T5">(qiǎngpò)</text:span></text:p>
              </text:list-item>
              <text:list-item>
                <text:p text:style-name="P5"><text:span text:style-name="T5">Force; compel</text:span></text:p>
                <text:p text:style-name="P5"><text:span text:style-name="T5"/></text:p>
              </text:list-item>
              <text:list-item>
                <text:p text:style-name="P5"><text:span text:style-name="T5">不应该强迫孩子做他们不喜欢的事情。</text:span></text:p>
              </text:list-item>
              <text:list-item>
                <text:p text:style-name="P5"><text:span text:style-name="T5">Bù yīnggāi qiǎngpò háizi zuò tāmen bù xǐhuan de shìqing.</text:span></text:p>
              </text:list-item>
              <text:list-item>
                <text:p text:style-name="P5"><text:span text:style-name="T5">Children should not be forced to do things they don't lik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9" draw:style-name="dp1" draw:master-page-name="Title_2c__20_Content_5f_" presentation:presentation-page-layout-name="AL2T11">
        <office:forms form:automatic-focus="false" form:apply-design-mode="false"/>
        <draw:frame draw:name="PlaceHolder 577" presentation:style-name="pr7" draw:text-style-name="P2" draw:layer="layout" svg:width="22.499cm" svg:height="2.599cm" svg:x="4.5cm" svg:y="0.6cm" presentation:class="title" presentation:user-transformed="true">
          <draw:text-box>
            <text:p>抢救</text:p>
          </draw:text-box>
        </draw:frame>
        <draw:frame draw:name="PlaceHolder 5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抢救 </text:span><text:span text:style-name="T5">(qiǎngjiù)</text:span></text:p>
              </text:list-item>
              <text:list-item>
                <text:p text:style-name="P5"><text:span text:style-name="T5">Rescue; emergency treatment</text:span></text:p>
                <text:p text:style-name="P5"><text:span text:style-name="T5"/></text:p>
              </text:list-item>
              <text:list-item>
                <text:p text:style-name="P5"><text:span text:style-name="T5">事故发生后，医护人员立即展开抢救工作。</text:span></text:p>
              </text:list-item>
              <text:list-item>
                <text:p text:style-name="P5"><text:span text:style-name="T5">Shìgù fāshēng hòu, yīhù rényuán lìjí zhǎnkāi qiǎngjiù gōngzuò.</text:span></text:p>
              </text:list-item>
              <text:list-item>
                <text:p text:style-name="P5"><text:span text:style-name="T5">After the accident, medical personnel immediately began emergency rescue work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0" draw:style-name="dp1" draw:master-page-name="Title_2c__20_Content_5f_" presentation:presentation-page-layout-name="AL2T11">
        <office:forms form:automatic-focus="false" form:apply-design-mode="false"/>
        <draw:frame draw:name="PlaceHolder 579" presentation:style-name="pr7" draw:text-style-name="P2" draw:layer="layout" svg:width="22.499cm" svg:height="2.599cm" svg:x="4.5cm" svg:y="0.6cm" presentation:class="title" presentation:user-transformed="true">
          <draw:text-box>
            <text:p>抢</text:p>
          </draw:text-box>
        </draw:frame>
        <draw:frame draw:name="PlaceHolder 5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抢 </text:span><text:span text:style-name="T5">(qiǎng)</text:span></text:p>
              </text:list-item>
              <text:list-item>
                <text:p text:style-name="P5"><text:span text:style-name="T5">Rob; seize; rush</text:span></text:p>
                <text:p text:style-name="P5"><text:span text:style-name="T5"/></text:p>
              </text:list-item>
              <text:list-item>
                <text:p text:style-name="P5"><text:span text:style-name="T5">匪徒试图抢劫银行，但被警察制止了。</text:span></text:p>
              </text:list-item>
              <text:list-item>
                <text:p text:style-name="P5"><text:span text:style-name="T5">Fěitú shìtú qiǎngjié yínháng, dàn bèi jǐngchá zhìzhǐle.</text:span></text:p>
              </text:list-item>
              <text:list-item>
                <text:p text:style-name="P5"><text:span text:style-name="T5">The gangsters attempted to rob the bank but were stopped by the poli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1" draw:style-name="dp1" draw:master-page-name="Title_2c__20_Content_5f_" presentation:presentation-page-layout-name="AL2T11">
        <office:forms form:automatic-focus="false" form:apply-design-mode="false"/>
        <draw:frame draw:name="PlaceHolder 581" presentation:style-name="pr7" draw:text-style-name="P2" draw:layer="layout" svg:width="22.499cm" svg:height="2.599cm" svg:x="4.5cm" svg:y="0.6cm" presentation:class="title" presentation:user-transformed="true">
          <draw:text-box>
            <text:p>墙壁</text:p>
          </draw:text-box>
        </draw:frame>
        <draw:frame draw:name="PlaceHolder 5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墙壁 </text:span><text:span text:style-name="T5">(qiángbì)</text:span></text:p>
              </text:list-item>
              <text:list-item>
                <text:p text:style-name="P5"><text:span text:style-name="T5">Wall</text:span></text:p>
                <text:p text:style-name="P5"><text:span text:style-name="T5"/></text:p>
              </text:list-item>
              <text:list-item>
                <text:p text:style-name="P5"><text:span text:style-name="T5">这面墙壁上挂着一幅精美的画。</text:span></text:p>
              </text:list-item>
              <text:list-item>
                <text:p text:style-name="P5"><text:span text:style-name="T5">Zhè miàn qiángbì shàng guàzhe yī fú jīngměi de huà.</text:span></text:p>
              </text:list-item>
              <text:list-item>
                <text:p text:style-name="P5"><text:span text:style-name="T5">A beautiful painting hangs on the wal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2" draw:style-name="dp1" draw:master-page-name="Title_2c__20_Content_5f_" presentation:presentation-page-layout-name="AL2T11">
        <office:forms form:automatic-focus="false" form:apply-design-mode="false"/>
        <draw:frame draw:name="PlaceHolder 583" presentation:style-name="pr7" draw:text-style-name="P2" draw:layer="layout" svg:width="22.499cm" svg:height="2.599cm" svg:x="4.5cm" svg:y="0.6cm" presentation:class="title" presentation:user-transformed="true">
          <draw:text-box>
            <text:p>强度</text:p>
          </draw:text-box>
        </draw:frame>
        <draw:frame draw:name="PlaceHolder 5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强度 </text:span><text:span text:style-name="T5">(qiángdù)</text:span></text:p>
              </text:list-item>
              <text:list-item>
                <text:p text:style-name="P5"><text:span text:style-name="T5">Intensity; strength</text:span></text:p>
                <text:p text:style-name="P5"><text:span text:style-name="T5"/></text:p>
              </text:list-item>
              <text:list-item>
                <text:p text:style-name="P5"><text:span text:style-name="T5">训练的强度逐渐增加，以提高体能。</text:span></text:p>
              </text:list-item>
              <text:list-item>
                <text:p text:style-name="P5"><text:span text:style-name="T5">Xùnliàn de qiángdù zhújiàn zēngjiā, yǐ tígāo tǐnéng.</text:span></text:p>
              </text:list-item>
              <text:list-item>
                <text:p text:style-name="P5"><text:span text:style-name="T5">The intensity of the training gradually increases to improve physical fitn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3" draw:style-name="dp1" draw:master-page-name="Title_2c__20_Content_5f_" presentation:presentation-page-layout-name="AL2T11">
        <office:forms form:automatic-focus="false" form:apply-design-mode="false"/>
        <draw:frame draw:name="PlaceHolder 585" presentation:style-name="pr7" draw:text-style-name="P2" draw:layer="layout" svg:width="22.499cm" svg:height="2.599cm" svg:x="4.5cm" svg:y="0.6cm" presentation:class="title" presentation:user-transformed="true">
          <draw:text-box>
            <text:p>枪</text:p>
          </draw:text-box>
        </draw:frame>
        <draw:frame draw:name="PlaceHolder 5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枪 </text:span><text:span text:style-name="T5">(qiāng)</text:span></text:p>
              </text:list-item>
              <text:list-item>
                <text:p text:style-name="P5"><text:span text:style-name="T5">Gun</text:span></text:p>
                <text:p text:style-name="P5"><text:span text:style-name="T5"/></text:p>
              </text:list-item>
              <text:list-item>
                <text:p text:style-name="P5"><text:span text:style-name="T5">士兵们肩负着沉重的任务，手中紧握着枪支。</text:span></text:p>
              </text:list-item>
              <text:list-item>
                <text:p text:style-name="P5"><text:span text:style-name="T5">Shìbīngmen jiānfùzhe chénzhòng de rènwu, shǒuzhōng jǐn wòzhe qiāngzhī.</text:span></text:p>
              </text:list-item>
              <text:list-item>
                <text:p text:style-name="P5"><text:span text:style-name="T5">The soldiers bear a heavy responsibility, holding guns tightly in their hand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4" draw:style-name="dp1" draw:master-page-name="Title_2c__20_Content_5f_" presentation:presentation-page-layout-name="AL2T11">
        <office:forms form:automatic-focus="false" form:apply-design-mode="false"/>
        <draw:frame draw:name="PlaceHolder 587" presentation:style-name="pr7" draw:text-style-name="P2" draw:layer="layout" svg:width="22.499cm" svg:height="2.599cm" svg:x="4.5cm" svg:y="0.6cm" presentation:class="title" presentation:user-transformed="true">
          <draw:text-box>
            <text:p>欠</text:p>
          </draw:text-box>
        </draw:frame>
        <draw:frame draw:name="PlaceHolder 5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欠 </text:span><text:span text:style-name="T5">(qiàn)</text:span></text:p>
              </text:list-item>
              <text:list-item>
                <text:p text:style-name="P5"><text:span text:style-name="T5">Owe; lack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他欠了一笔巨款，正在努力还清。</text:span></text:p>
              </text:list-item>
              <text:list-item>
                <text:p text:style-name="P5"><text:span text:style-name="T5">Tā qiànle yī bǐ jù kuǎn, zhèngzài nǔlì huánqīng.</text:span></text:p>
              </text:list-item>
              <text:list-item>
                <text:p text:style-name="P5"><text:span text:style-name="T5">He owes a large sum of money and is working hard to pay it off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5" draw:style-name="dp1" draw:master-page-name="Title_2c__20_Content_5f_" presentation:presentation-page-layout-name="AL2T11">
        <office:forms form:automatic-focus="false" form:apply-design-mode="false"/>
        <draw:frame draw:name="PlaceHolder 589" presentation:style-name="pr7" draw:text-style-name="P2" draw:layer="layout" svg:width="22.499cm" svg:height="2.599cm" svg:x="4.5cm" svg:y="0.6cm" presentation:class="title" presentation:user-transformed="true">
          <draw:text-box>
            <text:p>前提</text:p>
          </draw:text-box>
        </draw:frame>
        <draw:frame draw:name="PlaceHolder 5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前提 </text:span><text:span text:style-name="T5">(qiántí)</text:span></text:p>
              </text:list-item>
              <text:list-item>
                <text:p text:style-name="P5"><text:span text:style-name="T5">Prerequisite; premise</text:span></text:p>
                <text:p text:style-name="P5"><text:span text:style-name="T5"/></text:p>
              </text:list-item>
              <text:list-item>
                <text:p text:style-name="P5"><text:span text:style-name="T5">了解基本的数学知识是学习物理的前提。</text:span></text:p>
              </text:list-item>
              <text:list-item>
                <text:p text:style-name="P5"><text:span text:style-name="T5">Liǎojiě jīběn de shùxué zhīshì shì xuéxí wùlǐ de qiántí.</text:span></text:p>
              </text:list-item>
              <text:list-item>
                <text:p text:style-name="P5"><text:span text:style-name="T5">Understanding basic mathematical knowledge is a prerequisite for learning physic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6" draw:style-name="dp1" draw:master-page-name="Title_2c__20_Content_5f_" presentation:presentation-page-layout-name="AL2T11">
        <office:forms form:automatic-focus="false" form:apply-design-mode="false"/>
        <draw:frame draw:name="PlaceHolder 591" presentation:style-name="pr7" draw:text-style-name="P2" draw:layer="layout" svg:width="22.499cm" svg:height="2.599cm" svg:x="4.5cm" svg:y="0.6cm" presentation:class="title" presentation:user-transformed="true">
          <draw:text-box>
            <text:p>前景</text:p>
          </draw:text-box>
        </draw:frame>
        <draw:frame draw:name="PlaceHolder 5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前景 </text:span><text:span text:style-name="T5">(qiánjǐng)</text:span></text:p>
              </text:list-item>
              <text:list-item>
                <text:p text:style-name="P5"><text:span text:style-name="T5">Prospect; outlook; foreground</text:span></text:p>
                <text:p text:style-name="P5"><text:span text:style-name="T5"/></text:p>
              </text:list-item>
              <text:list-item>
                <text:p text:style-name="P5"><text:span text:style-name="T5">这个城市的发展前景非常乐观。</text:span></text:p>
              </text:list-item>
              <text:list-item>
                <text:p text:style-name="P5"><text:span text:style-name="T5">Zhège chéngshì de fāzhǎn qiánjǐng fēicháng lèguān.</text:span></text:p>
              </text:list-item>
              <text:list-item>
                <text:p text:style-name="P5"><text:span text:style-name="T5">The development prospects of this city are very optimistic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7" draw:style-name="dp1" draw:master-page-name="Title_2c__20_Content_5f_" presentation:presentation-page-layout-name="AL2T11">
        <office:forms form:automatic-focus="false" form:apply-design-mode="false"/>
        <draw:frame draw:name="PlaceHolder 593" presentation:style-name="pr7" draw:text-style-name="P2" draw:layer="layout" svg:width="22.499cm" svg:height="2.599cm" svg:x="4.5cm" svg:y="0.6cm" presentation:class="title" presentation:user-transformed="true">
          <draw:text-box>
            <text:p>签字</text:p>
          </draw:text-box>
        </draw:frame>
        <draw:frame draw:name="PlaceHolder 5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字 </text:span><text:span text:style-name="T5">(qiānzì)</text:span></text:p>
              </text:list-item>
              <text:list-item>
                <text:p text:style-name="P5"><text:span text:style-name="T5">Sign one's name; signature</text:span></text:p>
                <text:p text:style-name="P5"><text:span text:style-name="T5"/></text:p>
              </text:list-item>
              <text:list-item>
                <text:p text:style-name="P5"><text:span text:style-name="T5">请您在这张文件上签字确认。</text:span></text:p>
              </text:list-item>
              <text:list-item>
                <text:p text:style-name="P5"><text:span text:style-name="T5">Qǐng nín zài zhè zhāng wénjiàn shàng qiānzì quèrèn.</text:span></text:p>
              </text:list-item>
              <text:list-item>
                <text:p text:style-name="P5"><text:span text:style-name="T5">Please sign and confirm on this docu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8" draw:style-name="dp1" draw:master-page-name="Title_2c__20_Content_5f_" presentation:presentation-page-layout-name="AL2T11">
        <office:forms form:automatic-focus="false" form:apply-design-mode="false"/>
        <draw:frame draw:name="PlaceHolder 595" presentation:style-name="pr7" draw:text-style-name="P2" draw:layer="layout" svg:width="22.499cm" svg:height="2.599cm" svg:x="4.5cm" svg:y="0.6cm" presentation:class="title" presentation:user-transformed="true">
          <draw:text-box>
            <text:p>签证</text:p>
          </draw:text-box>
        </draw:frame>
        <draw:frame draw:name="PlaceHolder 5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证 </text:span><text:span text:style-name="T5">(qiānzhèng)</text:span></text:p>
              </text:list-item>
              <text:list-item>
                <text:p text:style-name="P5"><text:span text:style-name="T5">Visa</text:span></text:p>
                <text:p text:style-name="P5"><text:span text:style-name="T5"/></text:p>
              </text:list-item>
              <text:list-item>
                <text:p text:style-name="P5"><text:span text:style-name="T5">申请留学需要办理学生签证。</text:span></text:p>
              </text:list-item>
              <text:list-item>
                <text:p text:style-name="P5"><text:span text:style-name="T5">Shēnqǐng liúxué xūyào bànlǐ xuéshēng qiānzhèng.</text:span></text:p>
              </text:list-item>
              <text:list-item>
                <text:p text:style-name="P5"><text:span text:style-name="T5">Applying for studying abroad requires obtaining a student vis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9" draw:style-name="dp1" draw:master-page-name="Title_2c__20_Content_5f_" presentation:presentation-page-layout-name="AL2T11">
        <office:forms form:automatic-focus="false" form:apply-design-mode="false"/>
        <draw:frame draw:name="PlaceHolder 597" presentation:style-name="pr7" draw:text-style-name="P2" draw:layer="layout" svg:width="22.499cm" svg:height="2.599cm" svg:x="4.5cm" svg:y="0.6cm" presentation:class="title" presentation:user-transformed="true">
          <draw:text-box>
            <text:p>签约</text:p>
          </draw:text-box>
        </draw:frame>
        <draw:frame draw:name="PlaceHolder 5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约 </text:span><text:span text:style-name="T5">(qiānyuē)</text:span></text:p>
              </text:list-item>
              <text:list-item>
                <text:p text:style-name="P5"><text:span text:style-name="T5">Enter into a contract; sign a contract</text:span></text:p>
                <text:p text:style-name="P5"><text:span text:style-name="T5"/></text:p>
              </text:list-item>
              <text:list-item>
                <text:p text:style-name="P5"><text:span text:style-name="T5">这家公司和国际知名设计师签约合作。</text:span></text:p>
              </text:list-item>
              <text:list-item>
                <text:p text:style-name="P5"><text:span text:style-name="T5">Zhè jiā gōngsī hé guójì zhīmíng shèjìshī qiānyuē hézuò.</text:span></text:p>
              </text:list-item>
              <text:list-item>
                <text:p text:style-name="P5"><text:span text:style-name="T5">This company has signed a cooperation contract with an internationally renowned design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0" draw:style-name="dp1" draw:master-page-name="Title_2c__20_Content_5f_" presentation:presentation-page-layout-name="AL2T11">
        <draw:frame draw:name="PlaceHolder 599" presentation:style-name="pr7" draw:text-style-name="P2" draw:layer="layout" svg:width="22.499cm" svg:height="2.599cm" svg:x="4.5cm" svg:y="0.6cm" presentation:class="title" presentation:user-transformed="true">
          <draw:text-box>
            <text:p>签名</text:p>
          </draw:text-box>
        </draw:frame>
        <draw:frame draw:name="PlaceHolder 6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名 </text:span><text:span text:style-name="T5">(qiānmíng)</text:span></text:p>
              </text:list-item>
              <text:list-item>
                <text:p text:style-name="P5"><text:span text:style-name="T5">Signature</text:span></text:p>
                <text:p text:style-name="P5"><text:span text:style-name="T5"/></text:p>
              </text:list-item>
              <text:list-item>
                <text:p text:style-name="P5"><text:span text:style-name="T5">请在这张支票上签上您的名字。</text:span></text:p>
              </text:list-item>
              <text:list-item>
                <text:p text:style-name="P5"><text:span text:style-name="T5">Qǐng zài zhè zhāng zhīpiào shàng qiān shàng nín de míngzi.</text:span></text:p>
              </text:list-item>
              <text:list-item>
                <text:p text:style-name="P5"><text:span text:style-name="T5">Please sign your name on this chec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1" draw:style-name="dp1" draw:master-page-name="Title_2c__20_Content_5f_" presentation:presentation-page-layout-name="AL2T11">
        <office:forms form:automatic-focus="false" form:apply-design-mode="false"/>
        <draw:frame draw:name="PlaceHolder 601" presentation:style-name="pr7" draw:text-style-name="P2" draw:layer="layout" svg:width="22.499cm" svg:height="2.599cm" svg:x="4.5cm" svg:y="0.6cm" presentation:class="title" presentation:user-transformed="true">
          <draw:text-box>
            <text:p>签订</text:p>
          </draw:text-box>
        </draw:frame>
        <draw:frame draw:name="PlaceHolder 6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订 </text:span><text:span text:style-name="T5">(qiāndìng)</text:span></text:p>
              </text:list-item>
              <text:list-item>
                <text:p text:style-name="P5"><text:span text:style-name="T5">Sign (a treaty, contract, etc.)</text:span></text:p>
                <text:p text:style-name="P5"><text:span text:style-name="T5"/></text:p>
              </text:list-item>
              <text:list-item>
                <text:p text:style-name="P5"><text:span text:style-name="T5">双方代表在会议上正式签订了协议。</text:span></text:p>
              </text:list-item>
              <text:list-item>
                <text:p text:style-name="P5"><text:span text:style-name="T5">Shuāngfāng dàibiǎo zài huìyì shàng zhèngshì qiāndìngle xiéyì.</text:span></text:p>
              </text:list-item>
              <text:list-item>
                <text:p text:style-name="P5"><text:span text:style-name="T5">Representatives from both sides formally signed the agreement at the mee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2" draw:style-name="dp1" draw:master-page-name="Title_2c__20_Content_5f_" presentation:presentation-page-layout-name="AL2T11">
        <office:forms form:automatic-focus="false" form:apply-design-mode="false"/>
        <draw:frame draw:name="PlaceHolder 603" presentation:style-name="pr7" draw:text-style-name="P2" draw:layer="layout" svg:width="22.499cm" svg:height="2.599cm" svg:x="4.5cm" svg:y="0.6cm" presentation:class="title" presentation:user-transformed="true">
          <draw:text-box>
            <text:p>签</text:p>
          </draw:text-box>
        </draw:frame>
        <draw:frame draw:name="PlaceHolder 6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签 </text:span><text:span text:style-name="T5">(qiān)</text:span></text:p>
              </text:list-item>
              <text:list-item>
                <text:p text:style-name="P5"><text:span text:style-name="T5">Sign; mark; underwrite</text:span></text:p>
                <text:p text:style-name="P5"><text:span text:style-name="T5"/></text:p>
              </text:list-item>
              <text:list-item>
                <text:p text:style-name="P5"><text:span text:style-name="T5">他用笔在纸上签了一个字。</text:span></text:p>
              </text:list-item>
              <text:list-item>
                <text:p text:style-name="P5"><text:span text:style-name="T5">Tā yòng bǐ zài zhǐ shàng qiān le yī gè zì.</text:span></text:p>
              </text:list-item>
              <text:list-item>
                <text:p text:style-name="P5"><text:span text:style-name="T5">He signed a character on the paper with a pe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3" draw:style-name="dp1" draw:master-page-name="Title_2c__20_Content_5f_" presentation:presentation-page-layout-name="AL2T11">
        <draw:frame draw:name="PlaceHolder 605" presentation:style-name="pr7" draw:text-style-name="P2" draw:layer="layout" svg:width="22.499cm" svg:height="2.599cm" svg:x="4.5cm" svg:y="0.6cm" presentation:class="title" presentation:user-transformed="true">
          <draw:text-box>
            <text:p>气象</text:p>
          </draw:text-box>
        </draw:frame>
        <draw:frame draw:name="PlaceHolder 6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气象 </text:span><text:span text:style-name="T5">(qìxiàng)</text:span></text:p>
              </text:list-item>
              <text:list-item>
                <text:p text:style-name="P5"><text:span text:style-name="T5">Meteorology; weather</text:span></text:p>
                <text:p text:style-name="P5"><text:span text:style-name="T5"/></text:p>
              </text:list-item>
              <text:list-item>
                <text:p text:style-name="P5"><text:span text:style-name="T5">气象台发布了明天的天气预报。</text:span></text:p>
              </text:list-item>
              <text:list-item>
                <text:p text:style-name="P5"><text:span text:style-name="T5">Qìxiàng tái fābùle míngtiān de tiānqì yùbào.</text:span></text:p>
              </text:list-item>
              <text:list-item>
                <text:p text:style-name="P5"><text:span text:style-name="T5">The meteorological station has issued tomorrow's weather forecas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4" draw:style-name="dp1" draw:master-page-name="Title_2c__20_Content_5f_" presentation:presentation-page-layout-name="AL2T11">
        <office:forms form:automatic-focus="false" form:apply-design-mode="false"/>
        <draw:frame draw:name="PlaceHolder 607" presentation:style-name="pr7" draw:text-style-name="P2" draw:layer="layout" svg:width="22.499cm" svg:height="2.599cm" svg:x="4.5cm" svg:y="0.6cm" presentation:class="title" presentation:user-transformed="true">
          <draw:text-box>
            <text:p>气体</text:p>
          </draw:text-box>
        </draw:frame>
        <draw:frame draw:name="PlaceHolder 6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气体 </text:span><text:span text:style-name="T5">(qìtǐ)</text:span></text:p>
              </text:list-item>
              <text:list-item>
                <text:p text:style-name="P5"><text:span text:style-name="T5">Gas</text:span></text:p>
                <text:p text:style-name="P5"><text:span text:style-name="T5"/></text:p>
              </text:list-item>
              <text:list-item>
                <text:p text:style-name="P5"><text:span text:style-name="T5">气体可以通过压缩来储存和运输。</text:span></text:p>
              </text:list-item>
              <text:list-item>
                <text:p text:style-name="P5"><text:span text:style-name="T5">Qìtǐ kěyǐ tōngguò yāsuò lái chǔcún hé yùnshū.</text:span></text:p>
              </text:list-item>
              <text:list-item>
                <text:p text:style-name="P5"><text:span text:style-name="T5">Gases can be stored and transported by compress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5" draw:style-name="dp1" draw:master-page-name="Title_2c__20_Content_5f_" presentation:presentation-page-layout-name="AL2T11">
        <office:forms form:automatic-focus="false" form:apply-design-mode="false"/>
        <draw:frame draw:name="PlaceHolder 609" presentation:style-name="pr7" draw:text-style-name="P2" draw:layer="layout" svg:width="22.499cm" svg:height="2.599cm" svg:x="4.5cm" svg:y="0.6cm" presentation:class="title" presentation:user-transformed="true">
          <draw:text-box>
            <text:p>起码</text:p>
          </draw:text-box>
        </draw:frame>
        <draw:frame draw:name="PlaceHolder 6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起码 </text:span><text:span text:style-name="T5">(qǐmǎ)</text:span></text:p>
              </text:list-item>
              <text:list-item>
                <text:p text:style-name="P5"><text:span text:style-name="T5">At least; minimum</text:span></text:p>
                <text:p text:style-name="P5"><text:span text:style-name="T5"/></text:p>
              </text:list-item>
              <text:list-item>
                <text:p text:style-name="P5"><text:span text:style-name="T5">你至少需要有一年的工作经验。</text:span></text:p>
              </text:list-item>
              <text:list-item>
                <text:p text:style-name="P5"><text:span text:style-name="T5">Nǐ zhìshǎo xūyào yǒu yī nián de gōngzuò jīngyàn.</text:span></text:p>
              </text:list-item>
              <text:list-item>
                <text:p text:style-name="P5"><text:span text:style-name="T5">You need at least one year of work experi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6" draw:style-name="dp1" draw:master-page-name="Title_2c__20_Content_5f_" presentation:presentation-page-layout-name="AL2T11">
        <office:forms form:automatic-focus="false" form:apply-design-mode="false"/>
        <draw:frame draw:name="PlaceHolder 611" presentation:style-name="pr7" draw:text-style-name="P2" draw:layer="layout" svg:width="22.499cm" svg:height="2.599cm" svg:x="4.5cm" svg:y="0.6cm" presentation:class="title" presentation:user-transformed="true">
          <draw:text-box>
            <text:p>起到</text:p>
          </draw:text-box>
        </draw:frame>
        <draw:frame draw:name="PlaceHolder 6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起到 </text:span><text:span text:style-name="T5">(qǐdào)</text:span></text:p>
              </text:list-item>
              <text:list-item>
                <text:p text:style-name="P5"><text:span text:style-name="T5">Play the role of; function as</text:span></text:p>
                <text:p text:style-name="P5"><text:span text:style-name="T5"/></text:p>
              </text:list-item>
              <text:list-item>
                <text:p text:style-name="P5"><text:span text:style-name="T5">在团队中，每个成员都应该发挥自己的作用，起到协同效应。</text:span></text:p>
              </text:list-item>
              <text:list-item>
                <text:p text:style-name="P5"><text:span text:style-name="T5">Zài tuánduì zhōng, měi gè chéngyuán dōu yīnggāi fāhuī zìjǐ de zuòyòng, qǐdào xiétóng xiàoyìng.</text:span></text:p>
              </text:list-item>
              <text:list-item>
                <text:p text:style-name="P5"><text:span text:style-name="T5">In a team, each member should play their role and contribute to syner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7" draw:style-name="dp1" draw:master-page-name="Title_2c__20_Content_5f_" presentation:presentation-page-layout-name="AL2T11">
        <office:forms form:automatic-focus="false" form:apply-design-mode="false"/>
        <draw:frame draw:name="PlaceHolder 613" presentation:style-name="pr7" draw:text-style-name="P2" draw:layer="layout" svg:width="22.499cm" svg:height="2.599cm" svg:x="4.5cm" svg:y="0.6cm" presentation:class="title" presentation:user-transformed="true">
          <draw:text-box>
            <text:p>启事</text:p>
          </draw:text-box>
        </draw:frame>
        <draw:frame draw:name="PlaceHolder 6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启事 </text:span><text:span text:style-name="T5">(qǐshì)</text:span></text:p>
              </text:list-item>
              <text:list-item>
                <text:p text:style-name="P5"><text:span text:style-name="T5">Announcement; notice</text:span></text:p>
                <text:p text:style-name="P5"><text:span text:style-name="T5"/></text:p>
              </text:list-item>
              <text:list-item>
                <text:p text:style-name="P5"><text:span text:style-name="T5">这是一篇感人的启事，号召大家共同奋斗。</text:span></text:p>
              </text:list-item>
              <text:list-item>
                <text:p text:style-name="P5"><text:span text:style-name="T5">Zhè shì yī piān gǎnrén de qǐshì, hàozhào dàjiā gòngtóng fèndòu.</text:span></text:p>
              </text:list-item>
              <text:list-item>
                <text:p text:style-name="P5"><text:span text:style-name="T5">This is a touching announcement calling on everyone to work toge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8" draw:style-name="dp1" draw:master-page-name="Title_2c__20_Content_5f_" presentation:presentation-page-layout-name="AL2T11">
        <office:forms form:automatic-focus="false" form:apply-design-mode="false"/>
        <draw:frame draw:name="PlaceHolder 615" presentation:style-name="pr7" draw:text-style-name="P2" draw:layer="layout" svg:width="22.499cm" svg:height="2.599cm" svg:x="4.5cm" svg:y="0.6cm" presentation:class="title" presentation:user-transformed="true">
          <draw:text-box>
            <text:p>启发</text:p>
          </draw:text-box>
        </draw:frame>
        <draw:frame draw:name="PlaceHolder 6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启发 </text:span><text:span text:style-name="T5">(qǐfā)</text:span></text:p>
              </text:list-item>
              <text:list-item>
                <text:p text:style-name="P5"><text:span text:style-name="T5">Inspire; arouse</text:span></text:p>
                <text:p text:style-name="P5"><text:span text:style-name="T5"/></text:p>
              </text:list-item>
              <text:list-item>
                <text:p text:style-name="P5"><text:span text:style-name="T5">老师的讲解启发了学生对科学的兴趣。</text:span></text:p>
              </text:list-item>
              <text:list-item>
                <text:p text:style-name="P5"><text:span text:style-name="T5">Lǎoshī de jiǎngjiě qǐfāle xuéshēng duì kēxué de xìngqù.</text:span></text:p>
              </text:list-item>
              <text:list-item>
                <text:p text:style-name="P5"><text:span text:style-name="T5">The teacher's explanation inspired students' interest in sci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9" draw:style-name="dp1" draw:master-page-name="Title_2c__20_Content_5f_" presentation:presentation-page-layout-name="AL2T11">
        <office:forms form:automatic-focus="false" form:apply-design-mode="false"/>
        <draw:frame draw:name="PlaceHolder 617" presentation:style-name="pr7" draw:text-style-name="P2" draw:layer="layout" svg:width="22.499cm" svg:height="2.599cm" svg:x="4.5cm" svg:y="0.6cm" presentation:class="title" presentation:user-transformed="true">
          <draw:text-box>
            <text:p>启动</text:p>
          </draw:text-box>
        </draw:frame>
        <draw:frame draw:name="PlaceHolder 6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启动 </text:span><text:span text:style-name="T5">(qǐdòng)</text:span></text:p>
              </text:list-item>
              <text:list-item>
                <text:p text:style-name="P5"><text:span text:style-name="T5">Start; launch; initiate</text:span></text:p>
                <text:p text:style-name="P5"><text:span text:style-name="T5"/></text:p>
              </text:list-item>
              <text:list-item>
                <text:p text:style-name="P5"><text:span text:style-name="T5">这个按钮用于启动电机。</text:span></text:p>
              </text:list-item>
              <text:list-item>
                <text:p text:style-name="P5"><text:span text:style-name="T5">Zhège ànniǔ yòngyú qǐdòng diànjī.</text:span></text:p>
              </text:list-item>
              <text:list-item>
                <text:p text:style-name="P5"><text:span text:style-name="T5">This button is used to start the mot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0" draw:style-name="dp1" draw:master-page-name="Title_2c__20_Content_5f_" presentation:presentation-page-layout-name="AL2T11">
        <office:forms form:automatic-focus="false" form:apply-design-mode="false"/>
        <draw:frame draw:name="PlaceHolder 619" presentation:style-name="pr7" draw:text-style-name="P2" draw:layer="layout" svg:width="22.499cm" svg:height="2.599cm" svg:x="4.5cm" svg:y="0.6cm" presentation:class="title" presentation:user-transformed="true">
          <draw:text-box>
            <text:p>其</text:p>
          </draw:text-box>
        </draw:frame>
        <draw:frame draw:name="PlaceHolder 6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其 </text:span><text:span text:style-name="T5">(qí)</text:span></text:p>
              </text:list-item>
              <text:list-item>
                <text:p text:style-name="P5"><text:span text:style-name="T5">Its; his; her; their; that</text:span></text:p>
                <text:p text:style-name="P5"><text:span text:style-name="T5"/></text:p>
              </text:list-item>
              <text:list-item>
                <text:p text:style-name="P5"><text:span text:style-name="T5">这是一家以创新为其发展方向的公司。</text:span></text:p>
              </text:list-item>
              <text:list-item>
                <text:p text:style-name="P5"><text:span text:style-name="T5">Zhè shì yī jiā yǐ chuàngxīn wèi qí fāzhǎn fāngxiàng de gōngsī.</text:span></text:p>
              </text:list-item>
              <text:list-item>
                <text:p text:style-name="P5"><text:span text:style-name="T5">This is a company that takes innovation as its development dir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1" draw:style-name="dp1" draw:master-page-name="Title_2c__20_Content_5f_" presentation:presentation-page-layout-name="AL2T11">
        <office:forms form:automatic-focus="false" form:apply-design-mode="false"/>
        <draw:frame draw:name="PlaceHolder 621" presentation:style-name="pr7" draw:text-style-name="P2" draw:layer="layout" svg:width="22.499cm" svg:height="2.599cm" svg:x="4.5cm" svg:y="0.6cm" presentation:class="title" presentation:user-transformed="true">
          <draw:text-box>
            <text:p>齐全</text:p>
          </draw:text-box>
        </draw:frame>
        <draw:frame draw:name="PlaceHolder 6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齐全 (qíquán)</text:p>
              </text:list-item>
              <text:list-item>
                <text:p>Complete; all in readiness</text:p>
                <text:p/>
              </text:list-item>
              <text:list-item>
                <text:p>这个商店的商品种类齐全，应有尽有。</text:p>
              </text:list-item>
              <text:list-item>
                <text:p>Zhège shāngdiàn de shāngpǐn zhǒnglèi qíquán, yīngyǒu jìnyǒu.</text:p>
              </text:list-item>
              <text:list-item>
                <text:p>The shop has a complete range of goods, with everything you ne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0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2" draw:style-name="dp1" draw:master-page-name="Title_2c__20_Content_5f_" presentation:presentation-page-layout-name="AL2T11">
        <office:forms form:automatic-focus="false" form:apply-design-mode="false"/>
        <draw:frame draw:name="PlaceHolder 823" presentation:style-name="pr7" draw:text-style-name="P2" draw:layer="layout" svg:width="22.499cm" svg:height="2.599cm" svg:x="4.5cm" svg:y="0.6cm" presentation:class="title" presentation:user-transformed="true">
          <draw:text-box>
            <text:p>期望</text:p>
          </draw:text-box>
        </draw:frame>
        <draw:frame draw:name="PlaceHolder 8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期望 (qīwàng)</text:p>
              </text:list-item>
              <text:list-item>
                <text:p>Expect; expectation</text:p>
                <text:p/>
              </text:list-item>
              <text:list-item>
                <text:p>他对未来充满期望，希望能取得更大的成就。</text:p>
              </text:list-item>
              <text:list-item>
                <text:p>Tā duì wèilái chōngmǎn qīwàng, xīwàng néng qǔdé gèng dà de chéngjiù.</text:p>
              </text:list-item>
              <text:list-item>
                <text:p>He is full of expectations for the future and hopes to achieve greater succes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0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3" draw:style-name="dp1" draw:master-page-name="Title_2c__20_Content_5f_" presentation:presentation-page-layout-name="AL2T11">
        <office:forms form:automatic-focus="false" form:apply-design-mode="false"/>
        <draw:frame draw:name="PlaceHolder 623" presentation:style-name="pr7" draw:text-style-name="P2" draw:layer="layout" svg:width="22.499cm" svg:height="2.599cm" svg:x="4.5cm" svg:y="0.6cm" presentation:class="title" presentation:user-transformed="true">
          <draw:text-box>
            <text:p>葡萄酒</text:p>
          </draw:text-box>
        </draw:frame>
        <draw:frame draw:name="PlaceHolder 6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葡萄酒 (pútáojiǔ)</text:p>
              </text:list-item>
              <text:list-item>
                <text:p>Wine</text:p>
                <text:p/>
              </text:list-item>
              <text:list-item>
                <text:p>这瓶红葡萄酒口感醇厚，回味悠长。</text:p>
              </text:list-item>
              <text:list-item>
                <text:p>Zhè píng hóng pútáojiǔ kǒugǎn chúnhòu, huíwèi yōucháng.</text:p>
              </text:list-item>
              <text:list-item>
                <text:p>This bottle of red wine has a rich taste and a long aftertast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0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4" draw:style-name="dp1" draw:master-page-name="Title_2c__20_Content_5f_" presentation:presentation-page-layout-name="AL2T11">
        <office:forms form:automatic-focus="false" form:apply-design-mode="false"/>
        <draw:frame draw:name="PlaceHolder 625" presentation:style-name="pr7" draw:text-style-name="P2" draw:layer="layout" svg:width="22.499cm" svg:height="2.599cm" svg:x="4.5cm" svg:y="0.6cm" presentation:class="title" presentation:user-transformed="true">
          <draw:text-box>
            <text:p>葡萄</text:p>
          </draw:text-box>
        </draw:frame>
        <draw:frame draw:name="PlaceHolder 6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葡萄 </text:span><text:span text:style-name="T5">(pútáo)</text:span></text:p>
              </text:list-item>
              <text:list-item>
                <text:p text:style-name="P5"><text:span text:style-name="T5">Grape</text:span></text:p>
                <text:p text:style-name="P5"><text:span text:style-name="T5"/></text:p>
              </text:list-item>
              <text:list-item>
                <text:p text:style-name="P5"><text:span text:style-name="T5">葡萄是一种美味的水果，也可以酿造成葡萄酒。</text:span></text:p>
              </text:list-item>
              <text:list-item>
                <text:p text:style-name="P5"><text:span text:style-name="T5">Pútáo shì yī zhǒng měiwèi de shuǐguǒ, yě kěyǐ niàngzào chéng pútáojiǔ.</text:span></text:p>
              </text:list-item>
              <text:list-item>
                <text:p text:style-name="P5"><text:span text:style-name="T5">Grapes are a delicious fruit and can also be fermented into wi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5" draw:style-name="dp1" draw:master-page-name="Title_2c__20_Content_5f_" presentation:presentation-page-layout-name="AL2T11">
        <office:forms form:automatic-focus="false" form:apply-design-mode="false"/>
        <draw:frame draw:name="PlaceHolder 627" presentation:style-name="pr7" draw:text-style-name="P2" draw:layer="layout" svg:width="22.499cm" svg:height="2.599cm" svg:x="4.5cm" svg:y="0.6cm" presentation:class="title" presentation:user-transformed="true">
          <draw:text-box>
            <text:p>泼</text:p>
          </draw:text-box>
        </draw:frame>
        <draw:frame draw:name="PlaceHolder 6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泼 </text:span><text:span text:style-name="T5">(pō)</text:span></text:p>
              </text:list-item>
              <text:list-item>
                <text:p text:style-name="P5"><text:span text:style-name="T5">Splash; sprinkle</text:span></text:p>
                <text:p text:style-name="P5"><text:span text:style-name="T5"/></text:p>
              </text:list-item>
              <text:list-item>
                <text:p text:style-name="P5"><text:span text:style-name="T5">小朋友们在水池旁边欢快地玩着，互相泼水。</text:span></text:p>
              </text:list-item>
              <text:list-item>
                <text:p text:style-name="P5"><text:span text:style-name="T5">Xiǎo péngyǒumen zài shuǐchí pángbiān huānkuài de wánzhe, hùxiāng pōshuǐ.</text:span></text:p>
              </text:list-item>
              <text:list-item>
                <text:p text:style-name="P5"><text:span text:style-name="T5">The children played happily by the pool, splashing water at each o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6" draw:style-name="dp1" draw:master-page-name="Title_2c__20_Content_5f_" presentation:presentation-page-layout-name="AL2T11">
        <office:forms form:automatic-focus="false" form:apply-design-mode="false"/>
        <draw:frame draw:name="PlaceHolder 629" presentation:style-name="pr7" draw:text-style-name="P2" draw:layer="layout" svg:width="22.499cm" svg:height="2.599cm" svg:x="4.5cm" svg:y="0.6cm" presentation:class="title" presentation:user-transformed="true">
          <draw:text-box>
            <text:p>凭</text:p>
          </draw:text-box>
        </draw:frame>
        <draw:frame draw:name="PlaceHolder 6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凭 </text:span><text:span text:style-name="T5">(píng)</text:span></text:p>
              </text:list-item>
              <text:list-item>
                <text:p text:style-name="P5"><text:span text:style-name="T5">Rely on; depend on; by means of</text:span></text:p>
                <text:p text:style-name="P5"><text:span text:style-name="T5"/></text:p>
              </text:list-item>
              <text:list-item>
                <text:p text:style-name="P5"><text:span text:style-name="T5">凭着努力，他终于实现了自己的梦想。</text:span></text:p>
              </text:list-item>
              <text:list-item>
                <text:p text:style-name="P5"><text:span text:style-name="T5">Píngzhe nǔlì, tā zhōngyú shíxiànle zìjǐ de mèngxiǎng.</text:span></text:p>
              </text:list-item>
              <text:list-item>
                <text:p text:style-name="P5"><text:span text:style-name="T5">By means of hard work, he finally realized his drea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7" draw:style-name="dp1" draw:master-page-name="Title_2c__20_Content_5f_" presentation:presentation-page-layout-name="AL2T11">
        <office:forms form:automatic-focus="false" form:apply-design-mode="false"/>
        <draw:frame draw:name="PlaceHolder 631" presentation:style-name="pr7" draw:text-style-name="P2" draw:layer="layout" svg:width="22.499cm" svg:height="2.599cm" svg:x="4.5cm" svg:y="0.6cm" presentation:class="title" presentation:user-transformed="true">
          <draw:text-box>
            <text:p>评论</text:p>
          </draw:text-box>
        </draw:frame>
        <draw:frame draw:name="PlaceHolder 6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评论 </text:span><text:span text:style-name="T5">(pínglùn)</text:span></text:p>
              </text:list-item>
              <text:list-item>
                <text:p text:style-name="P5"><text:span text:style-name="T5">Comment; review</text:span></text:p>
                <text:p text:style-name="P5"><text:span text:style-name="T5"/></text:p>
              </text:list-item>
              <text:list-item>
                <text:p text:style-name="P5"><text:span text:style-name="T5">许多读者对这本小说发表了评论。</text:span></text:p>
              </text:list-item>
              <text:list-item>
                <text:p text:style-name="P5"><text:span text:style-name="T5">Xǔduō dúzhě duì zhè běn xiǎoshuō fābiǎole pínglùn.</text:span></text:p>
              </text:list-item>
              <text:list-item>
                <text:p text:style-name="P5"><text:span text:style-name="T5">Many readers have commented on this nove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8" draw:style-name="dp1" draw:master-page-name="Title_2c__20_Content_5f_" presentation:presentation-page-layout-name="AL2T11">
        <office:forms form:automatic-focus="false" form:apply-design-mode="false"/>
        <draw:frame draw:name="PlaceHolder 633" presentation:style-name="pr7" draw:text-style-name="P2" draw:layer="layout" svg:width="22.499cm" svg:height="2.599cm" svg:x="4.5cm" svg:y="0.6cm" presentation:class="title" presentation:user-transformed="true">
          <draw:text-box>
            <text:p>评估</text:p>
          </draw:text-box>
        </draw:frame>
        <draw:frame draw:name="PlaceHolder 6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评估 </text:span><text:span text:style-name="T5">(pínggū)</text:span></text:p>
              </text:list-item>
              <text:list-item>
                <text:p text:style-name="P5"><text:span text:style-name="T5">Evaluate; assess</text:span></text:p>
                <text:p text:style-name="P5"><text:span text:style-name="T5"/></text:p>
              </text:list-item>
              <text:list-item>
                <text:p text:style-name="P5"><text:span text:style-name="T5">我们需要对项目的风险进行评估。</text:span></text:p>
              </text:list-item>
              <text:list-item>
                <text:p text:style-name="P5"><text:span text:style-name="T5">Wǒmen xūyào duì xiàngmù de fēngxìn jìnxíng pínggū.</text:span></text:p>
              </text:list-item>
              <text:list-item>
                <text:p text:style-name="P5"><text:span text:style-name="T5">We need to assess the risks of the projec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9" draw:style-name="dp1" draw:master-page-name="Title_2c__20_Content_5f_" presentation:presentation-page-layout-name="AL2T11">
        <office:forms form:automatic-focus="false" form:apply-design-mode="false"/>
        <draw:frame draw:name="PlaceHolder 635" presentation:style-name="pr7" draw:text-style-name="P2" draw:layer="layout" svg:width="22.499cm" svg:height="2.599cm" svg:x="4.5cm" svg:y="0.6cm" presentation:class="title" presentation:user-transformed="true">
          <draw:text-box>
            <text:p>平原</text:p>
          </draw:text-box>
        </draw:frame>
        <draw:frame draw:name="PlaceHolder 6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平原 </text:span><text:span text:style-name="T5">(píngyuán)</text:span></text:p>
              </text:list-item>
              <text:list-item>
                <text:p text:style-name="P5"><text:span text:style-name="T5">Plain; flatland</text:span></text:p>
                <text:p text:style-name="P5"><text:span text:style-name="T5"/></text:p>
              </text:list-item>
              <text:list-item>
                <text:p text:style-name="P5"><text:span text:style-name="T5">这片平原是农业的良好耕地。</text:span></text:p>
              </text:list-item>
              <text:list-item>
                <text:p text:style-name="P5"><text:span text:style-name="T5">Zhè piàn píngyuán shì nóngyè de liánghǎo gēngdì.</text:span></text:p>
              </text:list-item>
              <text:list-item>
                <text:p text:style-name="P5"><text:span text:style-name="T5">This plain is good farmland for agricul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0" draw:style-name="dp1" draw:master-page-name="Title_2c__20_Content_5f_" presentation:presentation-page-layout-name="AL2T11">
        <office:forms form:automatic-focus="false" form:apply-design-mode="false"/>
        <draw:frame draw:name="PlaceHolder 637" presentation:style-name="pr7" draw:text-style-name="P2" draw:layer="layout" svg:width="22.499cm" svg:height="2.599cm" svg:x="4.5cm" svg:y="0.6cm" presentation:class="title" presentation:user-transformed="true">
          <draw:text-box>
            <text:p>平坦</text:p>
          </draw:text-box>
        </draw:frame>
        <draw:frame draw:name="PlaceHolder 6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平坦 </text:span><text:span text:style-name="T5">(píngtǎn)</text:span></text:p>
              </text:list-item>
              <text:list-item>
                <text:p text:style-name="P5"><text:span text:style-name="T5">Flat; level</text:span></text:p>
                <text:p text:style-name="P5"><text:span text:style-name="T5"/></text:p>
              </text:list-item>
              <text:list-item>
                <text:p text:style-name="P5"><text:span text:style-name="T5">这片土地非常平坦，适合建设大型工业区。</text:span></text:p>
              </text:list-item>
              <text:list-item>
                <text:p text:style-name="P5"><text:span text:style-name="T5">Zhè piàn tǔdì fēicháng píngtǎn, shìhé jiànshè dàxíng gōngyèqū.</text:span></text:p>
              </text:list-item>
              <text:list-item>
                <text:p text:style-name="P5"><text:span text:style-name="T5">This piece of land is very flat and suitable for constructing a large industrial are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1" draw:style-name="dp1" draw:master-page-name="Title_2c__20_Content_5f_" presentation:presentation-page-layout-name="AL2T11">
        <office:forms form:automatic-focus="false" form:apply-design-mode="false"/>
        <draw:frame draw:name="PlaceHolder 639" presentation:style-name="pr7" draw:text-style-name="P2" draw:layer="layout" svg:width="22.499cm" svg:height="2.599cm" svg:x="4.5cm" svg:y="0.6cm" presentation:class="title" presentation:user-transformed="true">
          <draw:text-box>
            <text:p>品种</text:p>
          </draw:text-box>
        </draw:frame>
        <draw:frame draw:name="PlaceHolder 6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品种 </text:span><text:span text:style-name="T5">(pǐnzhǒng)</text:span></text:p>
              </text:list-item>
              <text:list-item>
                <text:p text:style-name="P5"><text:span text:style-name="T5">Variety; breed; species</text:span></text:p>
                <text:p text:style-name="P5"><text:span text:style-name="T5"/></text:p>
              </text:list-item>
              <text:list-item>
                <text:p text:style-name="P5"><text:span text:style-name="T5">这个农场培育了多种不同品种的植物。</text:span></text:p>
              </text:list-item>
              <text:list-item>
                <text:p text:style-name="P5"><text:span text:style-name="T5">Zhège nóngchǎng péiyùle duōzhǒng bùtóng pǐnzhǒng de zhíwù.</text:span></text:p>
              </text:list-item>
              <text:list-item>
                <text:p text:style-name="P5"><text:span text:style-name="T5">This farm cultivates various species of pla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2" draw:style-name="dp1" draw:master-page-name="Title_2c__20_Content_5f_" presentation:presentation-page-layout-name="AL2T11">
        <office:forms form:automatic-focus="false" form:apply-design-mode="false"/>
        <draw:frame draw:name="PlaceHolder 641" presentation:style-name="pr7" draw:text-style-name="P2" draw:layer="layout" svg:width="22.499cm" svg:height="2.599cm" svg:x="4.5cm" svg:y="0.6cm" presentation:class="title" presentation:user-transformed="true">
          <draw:text-box>
            <text:p>品（工艺品）</text:p>
          </draw:text-box>
        </draw:frame>
        <draw:frame draw:name="PlaceHolder 6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品（工艺品） </text:span><text:span text:style-name="T5">(pǐn)</text:span></text:p>
              </text:list-item>
              <text:list-item>
                <text:p text:style-name="P5"><text:span text:style-name="T5">Article; product (handicraft)</text:span></text:p>
                <text:p text:style-name="P5"><text:span text:style-name="T5"/></text:p>
              </text:list-item>
              <text:list-item>
                <text:p text:style-name="P5"><text:span text:style-name="T5">这个城市以制作精美的工艺品而闻名。</text:span></text:p>
              </text:list-item>
              <text:list-item>
                <text:p text:style-name="P5"><text:span text:style-name="T5">Zhège chéngshì yǐ zhìzuò jīngměi de gōngyìpǐn ér wénmíng.</text:span></text:p>
              </text:list-item>
              <text:list-item>
                <text:p text:style-name="P5"><text:span text:style-name="T5">This city is famous for producing exquisite handicraf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3" draw:style-name="dp1" draw:master-page-name="Title_2c__20_Content_5f_" presentation:presentation-page-layout-name="AL2T11">
        <office:forms form:automatic-focus="false" form:apply-design-mode="false"/>
        <draw:frame draw:name="PlaceHolder 643" presentation:style-name="pr7" draw:text-style-name="P2" draw:layer="layout" svg:width="22.499cm" svg:height="2.599cm" svg:x="4.5cm" svg:y="0.6cm" presentation:class="title" presentation:user-transformed="true">
          <draw:text-box>
            <text:p>品</text:p>
          </draw:text-box>
        </draw:frame>
        <draw:frame draw:name="PlaceHolder 6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2">
              <text:list-item>
                <text:p text:style-name="P5"><text:span text:style-name="T5">品 </text:span><text:span text:style-name="T5">(pǐn)</text:span></text:p>
              </text:list-item>
              <text:list-item>
                <text:p text:style-name="P5"><text:span text:style-name="T5">Taste; flavor; judge; grade</text:span></text:p>
                <text:p text:style-name="P5"><text:span text:style-name="T5"/></text:p>
              </text:list-item>
              <text:list-item>
                <text:p text:style-name="P5"><text:span text:style-name="T5">这道菜的味道真是一级棒！</text:span></text:p>
              </text:list-item>
              <text:list-item>
                <text:p text:style-name="P5"><text:span text:style-name="T5">Zhè dào cài de wèidào zhēnshi yījí bàng!</text:span></text:p>
              </text:list-item>
              <text:list-item>
                <text:p text:style-name="P5"><text:span text:style-name="T5">The taste of this dish is really excellent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4" draw:style-name="dp1" draw:master-page-name="Title_2c__20_Content_5f_" presentation:presentation-page-layout-name="AL2T11">
        <office:forms form:automatic-focus="false" form:apply-design-mode="false"/>
        <draw:frame draw:name="PlaceHolder 645" presentation:style-name="pr7" draw:text-style-name="P2" draw:layer="layout" svg:width="22.499cm" svg:height="2.599cm" svg:x="4.5cm" svg:y="0.6cm" presentation:class="title" presentation:user-transformed="true">
          <draw:text-box>
            <text:p text:style-name="P12"><text:span text:style-name="T7">频繁</text:span></text:p>
          </draw:text-box>
        </draw:frame>
        <draw:frame draw:name="PlaceHolder 6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频繁 (pínfán)</text:p>
              </text:list-item>
              <text:list-item>
                <text:p>Frequent; often</text:p>
                <text:p/>
              </text:list-item>
              <text:list-item>
                <text:p>近期发生的频繁事故引起了社会的关注。</text:p>
              </text:list-item>
              <text:list-item>
                <text:p>Jìnqī fāshēng de pínfán shìgù yǐnqǐle shèhuì de guānzhù.</text:p>
              </text:list-item>
              <text:list-item>
                <text:p>The frequent accidents that have occurred recently have attracted social attention.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5" draw:style-name="dp1" draw:master-page-name="Title_2c__20_Content_5f_" presentation:presentation-page-layout-name="AL2T11">
        <office:forms form:automatic-focus="false" form:apply-design-mode="false"/>
        <draw:frame draw:name="PlaceHolder 647" presentation:style-name="pr7" draw:text-style-name="P2" draw:layer="layout" svg:width="22.499cm" svg:height="2.599cm" svg:x="4.5cm" svg:y="0.6cm" presentation:class="title" presentation:user-transformed="true">
          <draw:text-box>
            <text:p>频道</text:p>
          </draw:text-box>
        </draw:frame>
        <draw:frame draw:name="PlaceHolder 6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频道 (píndào)</text:p>
              </text:list-item>
              <text:list-item>
                <text:p>Channel</text:p>
                <text:p/>
              </text:list-item>
              <text:list-item>
                <text:p>电视上有很多不同类型的频道，满足不同的观众需求。</text:p>
              </text:list-item>
              <text:list-item>
                <text:p>Diànshì shàng yǒu hěnduō bùtóng lèixíng de píndào, mǎnzú bùtóng de guānzhòng xūqiú.</text:p>
              </text:list-item>
              <text:list-item>
                <text:p>There are many different types of channels on TV to meet the needs of different audienc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6" draw:style-name="dp1" draw:master-page-name="Title_2c__20_Content_5f_" presentation:presentation-page-layout-name="AL2T11">
        <office:forms form:automatic-focus="false" form:apply-design-mode="false"/>
        <draw:frame draw:name="PlaceHolder 649" presentation:style-name="pr7" draw:text-style-name="P2" draw:layer="layout" svg:width="22.499cm" svg:height="2.599cm" svg:x="4.5cm" svg:y="0.6cm" presentation:class="title" presentation:user-transformed="true">
          <draw:text-box>
            <text:p>拼</text:p>
          </draw:text-box>
        </draw:frame>
        <draw:frame draw:name="PlaceHolder 6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拼 (pīn)</text:p>
              </text:list-item>
              <text:list-item>
                <text:p>Spell; piece together; work hard</text:p>
                <text:p/>
              </text:list-item>
              <text:list-item>
                <text:p>大家一起努力，共同拼搏，就一定能取得成功。</text:p>
              </text:list-item>
              <text:list-item>
                <text:p>Dàjiā yīqǐ nǔlì, gòngtóng pīnbó, jiù yīdìng néng qǔdé chénggōng.</text:p>
              </text:list-item>
              <text:list-item>
                <text:p>If everyone works hard together, we will definitely achieve succes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7" draw:style-name="dp1" draw:master-page-name="Title_2c__20_Content_5f_" presentation:presentation-page-layout-name="AL2T11">
        <office:forms form:automatic-focus="false" form:apply-design-mode="false"/>
        <draw:frame draw:name="PlaceHolder 651" presentation:style-name="pr7" draw:text-style-name="P2" draw:layer="layout" svg:width="22.499cm" svg:height="2.599cm" svg:x="4.5cm" svg:y="0.6cm" presentation:class="title" presentation:user-transformed="true">
          <draw:text-box>
            <text:p>骗子</text:p>
          </draw:text-box>
        </draw:frame>
        <draw:frame draw:name="PlaceHolder 6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骗子 (piànzi)</text:p>
              </text:list-item>
              <text:list-item>
                <text:p>Swindler; cheat</text:p>
                <text:p/>
              </text:list-item>
              <text:list-item>
                <text:p>小心那些看起来可疑的骗子，不要轻易相信。</text:p>
              </text:list-item>
              <text:list-item>
                <text:p>Xiǎoxīn nàxiē kàn qǐlái kěyí de piànzi, bùyào qīngyì xiāngxìn.</text:p>
              </text:list-item>
              <text:list-item>
                <text:p>Be careful of those suspicious-looking swindlers; don't easily trust them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8" draw:style-name="dp1" draw:master-page-name="Title_2c__20_Content_5f_" presentation:presentation-page-layout-name="AL2T11">
        <office:forms form:automatic-focus="false" form:apply-design-mode="false"/>
        <draw:frame draw:name="PlaceHolder 653" presentation:style-name="pr7" draw:text-style-name="P2" draw:layer="layout" svg:width="22.499cm" svg:height="2.599cm" svg:x="4.5cm" svg:y="0.6cm" presentation:class="title" presentation:user-transformed="true">
          <draw:text-box>
            <text:p>骗</text:p>
          </draw:text-box>
        </draw:frame>
        <draw:frame draw:name="PlaceHolder 6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骗 (piàn)</text:p>
              </text:list-item>
              <text:list-item>
                <text:p>Cheat; deceive</text:p>
                <text:p/>
              </text:list-item>
              <text:list-item>
                <text:p>他被骗了很多钱，现在非常警惕。</text:p>
              </text:list-item>
              <text:list-item>
                <text:p>Tā bèi piànle hěnduō qián, xiànzài fēicháng jǐngtì.</text:p>
              </text:list-item>
              <text:list-item>
                <text:p>He was cheated out of a lot of money and is now very cautiou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9" draw:style-name="dp1" draw:master-page-name="Title_2c__20_Content_5f_" presentation:presentation-page-layout-name="AL2T11">
        <office:forms form:automatic-focus="false" form:apply-design-mode="false"/>
        <draw:frame draw:name="PlaceHolder 655" presentation:style-name="pr7" draw:text-style-name="P2" draw:layer="layout" svg:width="22.499cm" svg:height="2.599cm" svg:x="4.5cm" svg:y="0.6cm" presentation:class="title" presentation:user-transformed="true">
          <draw:text-box>
            <text:p>匹</text:p>
          </draw:text-box>
        </draw:frame>
        <draw:frame draw:name="PlaceHolder 6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匹 (pǐ)</text:p>
              </text:list-item>
              <text:list-item>
                <text:p>Measure word for horses</text:p>
                <text:p/>
              </text:list-item>
              <text:list-item>
                <text:p>这匹马是一匹优秀的赛马。</text:p>
              </text:list-item>
              <text:list-item>
                <text:p>Zhè pǐ mǎ shì yī pǐ yōuxiù de sàimǎ.</text:p>
              </text:list-item>
              <text:list-item>
                <text:p>This horse is an excellent racehors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0" draw:style-name="dp1" draw:master-page-name="Title_2c__20_Content_5f_" presentation:presentation-page-layout-name="AL2T11">
        <office:forms form:automatic-focus="false" form:apply-design-mode="false"/>
        <draw:frame draw:name="PlaceHolder 657" presentation:style-name="pr7" draw:text-style-name="P2" draw:layer="layout" svg:width="22.499cm" svg:height="2.599cm" svg:x="4.5cm" svg:y="0.6cm" presentation:class="title" presentation:user-transformed="true">
          <draw:text-box>
            <text:p>脾气</text:p>
          </draw:text-box>
        </draw:frame>
        <draw:frame draw:name="PlaceHolder 6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脾气 (píqì)</text:p>
              </text:list-item>
              <text:list-item>
                <text:p>Temper; temperament</text:p>
                <text:p/>
              </text:list-item>
              <text:list-item>
                <text:p>他脾气火爆，需要学会控制情绪。</text:p>
              </text:list-item>
              <text:list-item>
                <text:p>Tā píqì huǒbào, xūyào xuéhuì kòngzhì qíngxù.</text:p>
              </text:list-item>
              <text:list-item>
                <text:p>He has a quick temper and needs to learn to control his emotio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1" draw:style-name="dp1" draw:master-page-name="Title_2c__20_Content_5f_" presentation:presentation-page-layout-name="AL2T11">
        <office:forms form:automatic-focus="false" form:apply-design-mode="false"/>
        <draw:frame draw:name="PlaceHolder 659" presentation:style-name="pr7" draw:text-style-name="P2" draw:layer="layout" svg:width="22.499cm" svg:height="2.599cm" svg:x="4.5cm" svg:y="0.6cm" presentation:class="title" presentation:user-transformed="true">
          <draw:text-box>
            <text:p>皮鞋</text:p>
          </draw:text-box>
        </draw:frame>
        <draw:frame draw:name="PlaceHolder 6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皮鞋 (píxié)</text:p>
              </text:list-item>
              <text:list-item>
                <text:p>Leather shoes</text:p>
                <text:p/>
              </text:list-item>
              <text:list-item>
                <text:p>这双皮鞋非常舒适，适合正式场合穿着。</text:p>
              </text:list-item>
              <text:list-item>
                <text:p>Zhè shuāng píxié fēicháng shūshì, shìhé zhèngshì chǎng hé chuānzhuó.</text:p>
              </text:list-item>
              <text:list-item>
                <text:p>These leather shoes are very comfortable and suitable for formal occasio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2" draw:style-name="dp1" draw:master-page-name="Title_2c__20_Content_5f_" presentation:presentation-page-layout-name="AL2T11">
        <office:forms form:automatic-focus="false" form:apply-design-mode="false"/>
        <draw:frame draw:name="PlaceHolder 661" presentation:style-name="pr7" draw:text-style-name="P2" draw:layer="layout" svg:width="22.499cm" svg:height="2.599cm" svg:x="4.5cm" svg:y="0.6cm" presentation:class="title" presentation:user-transformed="true">
          <draw:text-box>
            <text:p>皮肤</text:p>
          </draw:text-box>
        </draw:frame>
        <draw:frame draw:name="PlaceHolder 6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皮肤 (pífū)</text:p>
              </text:list-item>
              <text:list-item>
                <text:p>Skin</text:p>
                <text:p/>
              </text:list-item>
              <text:list-item>
                <text:p>保持良好的皮肤护理习惯有助于保持肌肤健康。</text:p>
              </text:list-item>
              <text:list-item>
                <text:p>Bǎochí liánghǎo de pífū hùlǐ xíguàn yǒuzhù yú bǎochí jīfū jiànkāng.</text:p>
              </text:list-item>
              <text:list-item>
                <text:p>Maintaining good skincare habits helps keep the skin health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3" draw:style-name="dp1" draw:master-page-name="Title_2c__20_Content_5f_" presentation:presentation-page-layout-name="AL2T11">
        <office:forms form:automatic-focus="false" form:apply-design-mode="false"/>
        <draw:frame draw:name="PlaceHolder 663" presentation:style-name="pr7" draw:text-style-name="P2" draw:layer="layout" svg:width="22.499cm" svg:height="2.599cm" svg:x="4.5cm" svg:y="0.6cm" presentation:class="title" presentation:user-transformed="true">
          <draw:text-box>
            <text:p>披</text:p>
          </draw:text-box>
        </draw:frame>
        <draw:frame draw:name="PlaceHolder 6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披 (pī)</text:p>
              </text:list-item>
              <text:list-item>
                <text:p>Drape over; open up; unroll</text:p>
                <text:p/>
              </text:list-item>
              <text:list-item>
                <text:p>他披着一件厚厚的外套，抵挡着寒风。</text:p>
              </text:list-item>
              <text:list-item>
                <text:p>Tā pīzhe yī jiàn hòu hòu de wàitào, dǐdǎngzhe hánfēng.</text:p>
              </text:list-item>
              <text:list-item>
                <text:p>He draped himself in a thick coat to shield against the cold win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4" draw:style-name="dp1" draw:master-page-name="Title_2c__20_Content_5f_" presentation:presentation-page-layout-name="AL2T11">
        <office:forms form:automatic-focus="false" form:apply-design-mode="false"/>
        <draw:frame draw:name="PlaceHolder 665" presentation:style-name="pr7" draw:text-style-name="P2" draw:layer="layout" svg:width="22.499cm" svg:height="2.599cm" svg:x="4.5cm" svg:y="0.6cm" presentation:class="title" presentation:user-transformed="true">
          <draw:text-box>
            <text:p>盆</text:p>
          </draw:text-box>
        </draw:frame>
        <draw:frame draw:name="PlaceHolder 6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盆 (pén)</text:p>
              </text:list-item>
              <text:list-item>
                <text:p>Pot; basin; container</text:p>
                <text:p/>
              </text:list-item>
              <text:list-item>
                <text:p>这盆花非常漂亮，是我最喜欢的品种。</text:p>
              </text:list-item>
              <text:list-item>
                <text:p>Zhè pén huā fēicháng piàoliang, shì wǒ zuì xǐhuān de pǐnzhǒng.</text:p>
              </text:list-item>
              <text:list-item>
                <text:p>This pot of flowers is very beautiful; it's my favorite variet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5" draw:style-name="dp1" draw:master-page-name="Title_2c__20_Content_5f_" presentation:presentation-page-layout-name="AL2T11">
        <office:forms form:automatic-focus="false" form:apply-design-mode="false"/>
        <draw:frame draw:name="PlaceHolder 667" presentation:style-name="pr7" draw:text-style-name="P2" draw:layer="layout" svg:width="22.499cm" svg:height="2.599cm" svg:x="4.5cm" svg:y="0.6cm" presentation:class="title" presentation:user-transformed="true">
          <draw:text-box>
            <text:p>喷</text:p>
          </draw:text-box>
        </draw:frame>
        <draw:frame draw:name="PlaceHolder 6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喷 (pēn)</text:p>
              </text:list-item>
              <text:list-item>
                <text:p>Spray; spout</text:p>
                <text:p/>
              </text:list-item>
              <text:list-item>
                <text:p>花园里的喷泉在夜晚灯光的照耀下格外美丽。</text:p>
              </text:list-item>
              <text:list-item>
                <text:p>Huāyuán lǐ de pēnquán zài yèwǎn dēngguāng de zhàoyào xià géwài měilì.</text:p>
              </text:list-item>
              <text:list-item>
                <text:p>The fountain in the garden is especially beautiful under the illumination of lights at nigh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6" draw:style-name="dp1" draw:master-page-name="Title_2c__20_Content_5f_" presentation:presentation-page-layout-name="AL2T11">
        <office:forms form:automatic-focus="false" form:apply-design-mode="false"/>
        <draw:frame draw:name="PlaceHolder 669" presentation:style-name="pr7" draw:text-style-name="P2" draw:layer="layout" svg:width="22.499cm" svg:height="2.599cm" svg:x="4.5cm" svg:y="0.6cm" presentation:class="title" presentation:user-transformed="true">
          <draw:text-box>
            <text:p>配套</text:p>
          </draw:text-box>
        </draw:frame>
        <draw:frame draw:name="PlaceHolder 6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配套 (pèitào)</text:p>
              </text:list-item>
              <text:list-item>
                <text:p>Match with; form a complete set</text:p>
                <text:p/>
              </text:list-item>
              <text:list-item>
                <text:p>这个项目包括住宅和商业配套设施。</text:p>
              </text:list-item>
              <text:list-item>
                <text:p>Zhège xiàngmù bāokuò zhùzhái hé shāngyè pèitào shèshī.</text:p>
              </text:list-item>
              <text:list-item>
                <text:p>This project includes residential and commercial supporting faciliti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7" draw:style-name="dp1" draw:master-page-name="Title_2c__20_Content_5f_" presentation:presentation-page-layout-name="AL2T11">
        <office:forms form:automatic-focus="false" form:apply-design-mode="false"/>
        <draw:frame draw:name="PlaceHolder 671" presentation:style-name="pr7" draw:text-style-name="P2" draw:layer="layout" svg:width="22.499cm" svg:height="2.599cm" svg:x="4.5cm" svg:y="0.6cm" presentation:class="title" presentation:user-transformed="true">
          <draw:text-box>
            <text:p>配备</text:p>
          </draw:text-box>
        </draw:frame>
        <draw:frame draw:name="PlaceHolder 6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配备 (pèibèi)</text:p>
              </text:list-item>
              <text:list-item>
                <text:p>Equip; outfit</text:p>
                <text:p/>
              </text:list-item>
              <text:list-item>
                <text:p>这辆汽车配备了最新的安全技术。</text:p>
              </text:list-item>
              <text:list-item>
                <text:p>Zhè liàng qìchē pèibèi le zuìxīn de ānquán jìshù.</text:p>
              </text:list-item>
              <text:list-item>
                <text:p>This car is equipped with the latest safety technolog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8" draw:style-name="dp1" draw:master-page-name="Title_2c__20_Content_5f_" presentation:presentation-page-layout-name="AL2T11">
        <office:forms form:automatic-focus="false" form:apply-design-mode="false"/>
        <draw:frame draw:name="PlaceHolder 673" presentation:style-name="pr7" draw:text-style-name="P2" draw:layer="layout" svg:width="22.499cm" svg:height="2.599cm" svg:x="4.5cm" svg:y="0.6cm" presentation:class="title" presentation:user-transformed="true">
          <draw:text-box>
            <text:p>赔偿</text:p>
          </draw:text-box>
        </draw:frame>
        <draw:frame draw:name="PlaceHolder 6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赔偿 (péicháng)</text:p>
              </text:list-item>
              <text:list-item>
                <text:p>Compensate; make reparations</text:p>
                <text:p/>
              </text:list-item>
              <text:list-item>
                <text:p>公司将为因产品质量问题而引发的损失进行赔偿。</text:p>
              </text:list-item>
              <text:list-item>
                <text:p>Gōngsī jiāng wèi yīn chǎnpǐn zhìliàng wèntí ér yǐnfā de sǔnshī jìnxíng péicháng.</text:p>
              </text:list-item>
              <text:list-item>
                <text:p>The company will compensate for losses caused by product quality issu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9" draw:style-name="dp1" draw:master-page-name="Title_2c__20_Content_5f_" presentation:presentation-page-layout-name="AL2T11">
        <office:forms form:automatic-focus="false" form:apply-design-mode="false"/>
        <draw:frame draw:name="PlaceHolder 675" presentation:style-name="pr7" draw:text-style-name="P2" draw:layer="layout" svg:width="22.499cm" svg:height="2.599cm" svg:x="4.5cm" svg:y="0.6cm" presentation:class="title" presentation:user-transformed="true">
          <draw:text-box>
            <text:p>赔</text:p>
          </draw:text-box>
        </draw:frame>
        <draw:frame draw:name="PlaceHolder 6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赔 (péi)</text:p>
              </text:list-item>
              <text:list-item>
                <text:p>Compensate; lose money</text:p>
                <text:p/>
              </text:list-item>
              <text:list-item>
                <text:p>由于失误，他不得不赔偿客户的损失。</text:p>
              </text:list-item>
              <text:list-item>
                <text:p>Yóuyú shīwù, tā bùdé bù péicháng kèhù de sǔnshī.</text:p>
              </text:list-item>
              <text:list-item>
                <text:p>Due to a mistake, he had to compensate the customer for the los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0" draw:style-name="dp1" draw:master-page-name="Title_2c__20_Content_5f_" presentation:presentation-page-layout-name="AL2T11">
        <office:forms form:automatic-focus="false" form:apply-design-mode="false"/>
        <draw:frame draw:name="PlaceHolder 677" presentation:style-name="pr7" draw:text-style-name="P2" draw:layer="layout" svg:width="22.499cm" svg:height="2.599cm" svg:x="4.5cm" svg:y="0.6cm" presentation:class="title" presentation:user-transformed="true">
          <draw:text-box>
            <text:p>陪</text:p>
          </draw:text-box>
        </draw:frame>
        <draw:frame draw:name="PlaceHolder 6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陪 (péi)</text:p>
              </text:list-item>
              <text:list-item>
                <text:p>Accompany; keep company</text:p>
                <text:p/>
              </text:list-item>
              <text:list-item>
                <text:p>我会陪你一起度过难过的时光。</text:p>
              </text:list-item>
              <text:list-item>
                <text:p>Wǒ huì péi nǐ yīqǐ dùguò nànguò de shíguāng.</text:p>
              </text:list-item>
              <text:list-item>
                <text:p>I will accompany you through difficult tim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1" draw:style-name="dp1" draw:master-page-name="Title_2c__20_Content_5f_" presentation:presentation-page-layout-name="AL2T11">
        <office:forms form:automatic-focus="false" form:apply-design-mode="false"/>
        <draw:frame draw:name="PlaceHolder 679" presentation:style-name="pr7" draw:text-style-name="P2" draw:layer="layout" svg:width="22.499cm" svg:height="2.599cm" svg:x="4.5cm" svg:y="0.6cm" presentation:class="title" presentation:user-transformed="true">
          <draw:text-box>
            <text:p>旁</text:p>
          </draw:text-box>
        </draw:frame>
        <draw:frame draw:name="PlaceHolder 6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旁 (páng)</text:p>
              </text:list-item>
              <text:list-item>
                <text:p>Side; beside</text:p>
                <text:p/>
              </text:list-item>
              <text:list-item>
                <text:p>他坐在窗户的旁边，欣赏着美丽的风景。</text:p>
              </text:list-item>
              <text:list-item>
                <text:p>Tā zuò zài chuānghu de pángbiān, xīnshǎngzhe měilì de fēngjǐng.</text:p>
              </text:list-item>
              <text:list-item>
                <text:p>He sat beside the window, enjoying the beautiful scener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2" draw:style-name="dp1" draw:master-page-name="Title_2c__20_Content_5f_" presentation:presentation-page-layout-name="AL2T11">
        <office:forms form:automatic-focus="false" form:apply-design-mode="false"/>
        <draw:frame draw:name="PlaceHolder 681" presentation:style-name="pr7" draw:text-style-name="P2" draw:layer="layout" svg:width="22.499cm" svg:height="2.599cm" svg:x="4.5cm" svg:y="0.6cm" presentation:class="title" presentation:user-transformed="true">
          <draw:text-box>
            <text:p>排除</text:p>
          </draw:text-box>
        </draw:frame>
        <draw:frame draw:name="PlaceHolder 6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排除 (páichú)</text:p>
              </text:list-item>
              <text:list-item>
                <text:p>Exclude; eliminate; rule out</text:p>
                <text:p/>
              </text:list-item>
              <text:list-item>
                <text:p>经过调查，我们可以排除技术故障的可能性。</text:p>
              </text:list-item>
              <text:list-item>
                <text:p>Jīngguò diàochá, wǒmen kěyǐ páichú jìshù gùzhàng de kěnéng xìng.</text:p>
              </text:list-item>
              <text:list-item>
                <text:p>After investigation, we can rule out the possibility of technical failur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3" draw:style-name="dp1" draw:master-page-name="Title_2c__20_Content_5f_" presentation:presentation-page-layout-name="AL2T11">
        <office:forms form:automatic-focus="false" form:apply-design-mode="false"/>
        <draw:frame draw:name="PlaceHolder 683" presentation:style-name="pr7" draw:text-style-name="P2" draw:layer="layout" svg:width="22.499cm" svg:height="2.599cm" svg:x="4.5cm" svg:y="0.6cm" presentation:class="title" presentation:user-transformed="true">
          <draw:text-box>
            <text:p>拍摄</text:p>
          </draw:text-box>
        </draw:frame>
        <draw:frame draw:name="PlaceHolder 6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拍摄 (pāishè)</text:p>
              </text:list-item>
              <text:list-item>
                <text:p>Shoot (a picture or film); take a photo</text:p>
                <text:p/>
              </text:list-item>
              <text:list-item>
                <text:p>电影是在这个美丽的地方拍摄的。</text:p>
              </text:list-item>
              <text:list-item>
                <text:p>Diànyǐng shì zài zhège měilì de dìfāng pāishè de.</text:p>
              </text:list-item>
              <text:list-item>
                <text:p>The movie was shot in this beautiful pla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4" draw:style-name="dp1" draw:master-page-name="Title_2c__20_Content_5f_" presentation:presentation-page-layout-name="AL2T11">
        <office:forms form:automatic-focus="false" form:apply-design-mode="false"/>
        <draw:frame draw:name="PlaceHolder 685" presentation:style-name="pr7" draw:text-style-name="P2" draw:layer="layout" svg:width="22.499cm" svg:height="2.599cm" svg:x="4.5cm" svg:y="0.6cm" presentation:class="title" presentation:user-transformed="true">
          <draw:text-box>
            <text:p>偶像</text:p>
          </draw:text-box>
        </draw:frame>
        <draw:frame draw:name="PlaceHolder 6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偶像 (ǒuxiàng)</text:p>
              </text:list-item>
              <text:list-item>
                <text:p>Idol</text:p>
                <text:p/>
              </text:list-item>
              <text:list-item>
                <text:p>这位歌手是她的偶像，她一直都很喜欢她的音乐。</text:p>
              </text:list-item>
              <text:list-item>
                <text:p>Zhè wèi gēshǒu shì tā de ǒuxiàng, tā yīzhí dōu hěn xǐhuān tā de yīnyuè.</text:p>
              </text:list-item>
              <text:list-item>
                <text:p>This singer is her idol, and she has always liked her music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5" draw:style-name="dp1" draw:master-page-name="Title_2c__20_Content_5f_" presentation:presentation-page-layout-name="AL2T11">
        <office:forms form:automatic-focus="false" form:apply-design-mode="false"/>
        <draw:frame draw:name="PlaceHolder 687" presentation:style-name="pr7" draw:text-style-name="P2" draw:layer="layout" svg:width="22.499cm" svg:height="2.599cm" svg:x="4.5cm" svg:y="0.6cm" presentation:class="title" presentation:user-transformed="true">
          <draw:text-box>
            <text:p>偶然</text:p>
          </draw:text-box>
        </draw:frame>
        <draw:frame draw:name="PlaceHolder 6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偶然 (ǒurán)</text:p>
              </text:list-item>
              <text:list-item>
                <text:p>By chance; accidentally</text:p>
                <text:p/>
              </text:list-item>
              <text:list-item>
                <text:p>我是偶然发现这个小店的，但是里面的东西都很好。</text:p>
              </text:list-item>
              <text:list-item>
                <text:p>Wǒ shì ǒurán fāxiàn zhège xiǎodiàn de, dànshì lǐmiàn de dōngxi dōu hěn hǎo.</text:p>
              </text:list-item>
              <text:list-item>
                <text:p>I found this small shop by chance, but everything inside is very goo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6" draw:style-name="dp1" draw:master-page-name="Title_2c__20_Content_5f_" presentation:presentation-page-layout-name="AL2T11">
        <office:forms form:automatic-focus="false" form:apply-design-mode="false"/>
        <draw:frame draw:name="PlaceHolder 689" presentation:style-name="pr7" draw:text-style-name="P2" draw:layer="layout" svg:width="22.499cm" svg:height="2.599cm" svg:x="4.5cm" svg:y="0.6cm" presentation:class="title" presentation:user-transformed="true">
          <draw:text-box>
            <text:p>偶尔</text:p>
          </draw:text-box>
        </draw:frame>
        <draw:frame draw:name="PlaceHolder 6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偶尔 (ǒu'ěr)</text:p>
              </text:list-item>
              <text:list-item>
                <text:p>Occasionally; once in a while</text:p>
                <text:p/>
              </text:list-item>
              <text:list-item>
                <text:p>他偶尔会在周末去远足放松一下。</text:p>
              </text:list-item>
              <text:list-item>
                <text:p>Tā ǒu'ěr huì zài zhōumò qù yuǎnzú fàngsōng yīxià.</text:p>
              </text:list-item>
              <text:list-item>
                <text:p>He occasionally goes hiking on weekends to relax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7" draw:style-name="dp1" draw:master-page-name="Title_2c__20_Content_5f_" presentation:presentation-page-layout-name="AL2T11">
        <office:forms form:automatic-focus="false" form:apply-design-mode="false"/>
        <draw:frame draw:name="PlaceHolder 691" presentation:style-name="pr7" draw:text-style-name="P2" draw:layer="layout" svg:width="22.499cm" svg:height="2.599cm" svg:x="4.5cm" svg:y="0.6cm" presentation:class="title" presentation:user-transformed="true">
          <draw:text-box>
            <text:p>暖</text:p>
          </draw:text-box>
        </draw:frame>
        <draw:frame draw:name="PlaceHolder 6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暖 (nuǎn)</text:p>
              </text:list-item>
              <text:list-item>
                <text:p>Warm</text:p>
                <text:p/>
              </text:list-item>
              <text:list-item>
                <text:p>在寒冷的冬天，一杯热茶能给人带来暖意。</text:p>
              </text:list-item>
              <text:list-item>
                <text:p>Zài hánlěng de dōngtiān, yī bēi rè chá néng gěi rén dàilái nuǎnyì.</text:p>
              </text:list-item>
              <text:list-item>
                <text:p>On a cold winter day, a cup of hot tea can bring warm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8" draw:style-name="dp1" draw:master-page-name="Title_2c__20_Content_5f_" presentation:presentation-page-layout-name="AL2T11">
        <office:forms form:automatic-focus="false" form:apply-design-mode="false"/>
        <draw:frame draw:name="PlaceHolder 693" presentation:style-name="pr7" draw:text-style-name="P2" draw:layer="layout" svg:width="22.499cm" svg:height="2.599cm" svg:x="4.5cm" svg:y="0.6cm" presentation:class="title" presentation:user-transformed="true">
          <draw:text-box>
            <text:p>女性</text:p>
          </draw:text-box>
        </draw:frame>
        <draw:frame draw:name="PlaceHolder 6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女性 (nǚxìng)</text:p>
              </text:list-item>
              <text:list-item>
                <text:p>Female; woman</text:p>
                <text:p/>
              </text:list-item>
              <text:list-item>
                <text:p>女性在社会发展中发挥着重要的作用。</text:p>
              </text:list-item>
              <text:list-item>
                <text:p>Nǚxìng zài shèhuì fāzhǎn zhōng fāhuīzhe zhòngyào de zuòyòng.</text:p>
              </text:list-item>
              <text:list-item>
                <text:p>Women play an important role in social developme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9" draw:style-name="dp1" draw:master-page-name="Title_2c__20_Content_5f_" presentation:presentation-page-layout-name="AL2T11">
        <office:forms form:automatic-focus="false" form:apply-design-mode="false"/>
        <draw:frame draw:name="PlaceHolder 695" presentation:style-name="pr7" draw:text-style-name="P2" draw:layer="layout" svg:width="22.499cm" svg:height="2.599cm" svg:x="4.5cm" svg:y="0.6cm" presentation:class="title" presentation:user-transformed="true">
          <draw:text-box>
            <text:p>农产品</text:p>
          </draw:text-box>
        </draw:frame>
        <draw:frame draw:name="PlaceHolder 6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农产品 (nóngchǎnpǐn)</text:p>
              </text:list-item>
              <text:list-item>
                <text:p>Agricultural products</text:p>
                <text:p/>
              </text:list-item>
              <text:list-item>
                <text:p>这个地区以生产优质农产品而闻名。</text:p>
              </text:list-item>
              <text:list-item>
                <text:p>Zhège dìqū yǐ shēngchǎn yōuzhì nóngchǎnpǐn ér wénmíng.</text:p>
              </text:list-item>
              <text:list-item>
                <text:p>This region is known for producing high-quality agricultural product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0" draw:style-name="dp1" draw:master-page-name="Title_2c__20_Content_5f_" presentation:presentation-page-layout-name="AL2T11">
        <office:forms form:automatic-focus="false" form:apply-design-mode="false"/>
        <draw:frame draw:name="PlaceHolder 697" presentation:style-name="pr7" draw:text-style-name="P2" draw:layer="layout" svg:width="22.499cm" svg:height="2.599cm" svg:x="4.5cm" svg:y="0.6cm" presentation:class="title" presentation:user-transformed="true">
          <draw:text-box>
            <text:p>牛仔裤</text:p>
          </draw:text-box>
        </draw:frame>
        <draw:frame draw:name="PlaceHolder 6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牛仔裤 (niúzǎikù)</text:p>
              </text:list-item>
              <text:list-item>
                <text:p>Jeans</text:p>
                <text:p/>
              </text:list-item>
              <text:list-item>
                <text:p>牛仔裤是一种非常流行的休闲裤。</text:p>
              </text:list-item>
              <text:list-item>
                <text:p>Niúzǎikù shì yī zhǒng fēicháng liúxíng de xiūxián kù.</text:p>
              </text:list-item>
              <text:list-item>
                <text:p>Jeans are a very popular type of casual pant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1" draw:style-name="dp1" draw:master-page-name="Title_2c__20_Content_5f_" presentation:presentation-page-layout-name="AL2T11">
        <office:forms form:automatic-focus="false" form:apply-design-mode="false"/>
        <draw:frame draw:name="PlaceHolder 699" presentation:style-name="pr7" draw:text-style-name="P2" draw:layer="layout" svg:width="22.499cm" svg:height="2.599cm" svg:x="4.5cm" svg:y="0.6cm" presentation:class="title" presentation:user-transformed="true">
          <draw:text-box>
            <text:p>牛（形）</text:p>
          </draw:text-box>
        </draw:frame>
        <draw:frame draw:name="PlaceHolder 7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牛 (niú) - (形)</text:p>
              </text:list-item>
              <text:list-item>
                <text:p>Awesome; amazing</text:p>
                <text:p/>
              </text:list-item>
              <text:list-item>
                <text:p>这个项目的成果真是牛！</text:p>
              </text:list-item>
              <text:list-item>
                <text:p>Zhège xiàngmù de chéngguǒ zhēnshi niú!</text:p>
              </text:list-item>
              <text:list-item>
                <text:p>The results of this project are really awesome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2" draw:style-name="dp1" draw:master-page-name="Title_2c__20_Content_5f_" presentation:presentation-page-layout-name="AL2T11">
        <office:forms form:automatic-focus="false" form:apply-design-mode="false"/>
        <draw:frame draw:name="PlaceHolder 701" presentation:style-name="pr7" draw:text-style-name="P2" draw:layer="layout" svg:width="22.499cm" svg:height="2.599cm" svg:x="4.5cm" svg:y="0.6cm" presentation:class="title" presentation:user-transformed="true">
          <draw:text-box>
            <text:p>年前</text:p>
          </draw:text-box>
        </draw:frame>
        <draw:frame draw:name="PlaceHolder 7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年前 (niánqián)</text:p>
              </text:list-item>
              <text:list-item>
                <text:p>Before the New Year</text:p>
                <text:p/>
              </text:list-item>
              <text:list-item>
                <text:p>许多人都喜欢在年前购物，准备过节。</text:p>
              </text:list-item>
              <text:list-item>
                <text:p>Xǔduō rén dōu xǐhuān zài niánqián gòuwù, zhǔnbèi guòjié.</text:p>
              </text:list-item>
              <text:list-item>
                <text:p>Many people like to go shopping before the New Year to prepare for the festival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3" draw:style-name="dp1" draw:master-page-name="Title_2c__20_Content_5f_" presentation:presentation-page-layout-name="AL2T11">
        <office:forms form:automatic-focus="false" form:apply-design-mode="false"/>
        <draw:frame draw:name="PlaceHolder 703" presentation:style-name="pr7" draw:text-style-name="P2" draw:layer="layout" svg:width="22.499cm" svg:height="2.599cm" svg:x="4.5cm" svg:y="0.6cm" presentation:class="title" presentation:user-transformed="true">
          <draw:text-box>
            <text:p>年龄</text:p>
          </draw:text-box>
        </draw:frame>
        <draw:frame draw:name="PlaceHolder 7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年龄 (niánlíng)</text:p>
              </text:list-item>
              <text:list-item>
                <text:p>Age</text:p>
                <text:p/>
              </text:list-item>
              <text:list-item>
                <text:p>在招聘过程中，有时候年龄不应该是评价一个人的唯一标准。</text:p>
              </text:list-item>
              <text:list-item>
                <text:p>Zài zhāopìn guòchéng zhōng, yǒushíhòu niánlíng bù yīnggāi shì píngjià yīgèrén de wéiyī biāozhǔn.</text:p>
              </text:list-item>
              <text:list-item>
                <text:p>In the recruitment process, sometimes age should not be the sole criterion for evaluating a pers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4" draw:style-name="dp1" draw:master-page-name="Title_2c__20_Content_5f_" presentation:presentation-page-layout-name="AL2T11">
        <office:forms form:automatic-focus="false" form:apply-design-mode="false"/>
        <draw:frame draw:name="PlaceHolder 705" presentation:style-name="pr7" draw:text-style-name="P2" draw:layer="layout" svg:width="22.499cm" svg:height="2.599cm" svg:x="4.5cm" svg:y="0.6cm" presentation:class="title" presentation:user-transformed="true">
          <draw:text-box>
            <text:p>年度</text:p>
          </draw:text-box>
        </draw:frame>
        <draw:frame draw:name="PlaceHolder 7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年度 (niándù)</text:p>
              </text:list-item>
              <text:list-item>
                <text:p>Yearly; annual</text:p>
                <text:p/>
              </text:list-item>
              <text:list-item>
                <text:p>公司每年都会举行一次年度会议。</text:p>
              </text:list-item>
              <text:list-item>
                <text:p>Gōngsī měi nián dōu huì jǔxíng yīcì niándù huìyì.</text:p>
              </text:list-item>
              <text:list-item>
                <text:p>The company holds an annual meeting every yea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5" draw:style-name="dp1" draw:master-page-name="Title_2c__20_Content_5f_" presentation:presentation-page-layout-name="AL2T11">
        <office:forms form:automatic-focus="false" form:apply-design-mode="false"/>
        <draw:frame draw:name="PlaceHolder 707" presentation:style-name="pr7" draw:text-style-name="P2" draw:layer="layout" svg:width="22.499cm" svg:height="2.599cm" svg:x="4.5cm" svg:y="0.6cm" presentation:class="title" presentation:user-transformed="true">
          <draw:text-box>
            <text:p>能量</text:p>
          </draw:text-box>
        </draw:frame>
        <draw:frame draw:name="PlaceHolder 7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能量 (néngliàng)</text:p>
              </text:list-item>
              <text:list-item>
                <text:p>Energy</text:p>
                <text:p/>
              </text:list-item>
              <text:list-item>
                <text:p>每天锻炼可以增加身体的能量。</text:p>
              </text:list-item>
              <text:list-item>
                <text:p>Měitiān duànliàn kěyǐ zēngjiā shēntǐ de néngliàng.</text:p>
              </text:list-item>
              <text:list-item>
                <text:p>Exercising every day can increase the body's energ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6" draw:style-name="dp1" draw:master-page-name="Title_2c__20_Content_5f_" presentation:presentation-page-layout-name="AL2T11">
        <office:forms form:automatic-focus="false" form:apply-design-mode="false"/>
        <draw:frame draw:name="PlaceHolder 709" presentation:style-name="pr7" draw:text-style-name="P2" draw:layer="layout" svg:width="22.499cm" svg:height="2.599cm" svg:x="4.5cm" svg:y="0.6cm" presentation:class="title" presentation:user-transformed="true">
          <draw:text-box>
            <text:p>内在</text:p>
          </draw:text-box>
        </draw:frame>
        <draw:frame draw:name="PlaceHolder 7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内在 (nèizài)</text:p>
              </text:list-item>
              <text:list-item>
                <text:p>Inherent; intrinsic</text:p>
                <text:p/>
              </text:list-item>
              <text:list-item>
                <text:p>一个人的内在品质比外表更重要。</text:p>
              </text:list-item>
              <text:list-item>
                <text:p>Yīgè rén de nèizài pǐnzhì bǐ wàibiǎo gèng zhòngyào.</text:p>
              </text:list-item>
              <text:list-item>
                <text:p>A person's intrinsic qualities are more important than their appearan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7" draw:style-name="dp1" draw:master-page-name="Title_2c__20_Content_5f_" presentation:presentation-page-layout-name="AL2T11">
        <office:forms form:automatic-focus="false" form:apply-design-mode="false"/>
        <draw:frame draw:name="PlaceHolder 711" presentation:style-name="pr7" draw:text-style-name="P2" draw:layer="layout" svg:width="22.499cm" svg:height="2.599cm" svg:x="4.5cm" svg:y="0.6cm" presentation:class="title" presentation:user-transformed="true">
          <draw:text-box>
            <text:p>脑子</text:p>
          </draw:text-box>
        </draw:frame>
        <draw:frame draw:name="PlaceHolder 7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脑子 (nǎozi)</text:p>
              </text:list-item>
              <text:list-item>
                <text:p>Brain; mind</text:p>
                <text:p/>
              </text:list-item>
              <text:list-item>
                <text:p>用脑子思考问题是很重要的。</text:p>
              </text:list-item>
              <text:list-item>
                <text:p>Yòng nǎozi sīkǎo wèntí shì hěn zhòngyào de.</text:p>
              </text:list-item>
              <text:list-item>
                <text:p>Using your brain to think about problems is very importa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8" draw:style-name="dp1" draw:master-page-name="Title_2c__20_Content_5f_" presentation:presentation-page-layout-name="AL2T11">
        <office:forms form:automatic-focus="false" form:apply-design-mode="false"/>
        <draw:frame draw:name="PlaceHolder 713" presentation:style-name="pr7" draw:text-style-name="P2" draw:layer="layout" svg:width="22.499cm" svg:height="2.599cm" svg:x="4.5cm" svg:y="0.6cm" presentation:class="title" presentation:user-transformed="true">
          <draw:text-box>
            <text:p>难以</text:p>
          </draw:text-box>
        </draw:frame>
        <draw:frame draw:name="PlaceHolder 7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难以 (nányǐ)</text:p>
              </text:list-item>
              <text:list-item>
                <text:p>Hard to; difficult to</text:p>
                <text:p/>
              </text:list-item>
              <text:list-item>
                <text:p>这个问题很复杂，难以一时解决。</text:p>
              </text:list-item>
              <text:list-item>
                <text:p>Zhège wèntí hěn fùzá, nányǐ yīshí jiějué.</text:p>
              </text:list-item>
              <text:list-item>
                <text:p>This problem is very complex and difficult to solve in a short tim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9" draw:style-name="dp1" draw:master-page-name="Title_2c__20_Content_5f_" presentation:presentation-page-layout-name="AL2T11">
        <office:forms form:automatic-focus="false" form:apply-design-mode="false"/>
        <draw:frame draw:name="PlaceHolder 715" presentation:style-name="pr7" draw:text-style-name="P2" draw:layer="layout" svg:width="22.499cm" svg:height="2.599cm" svg:x="4.5cm" svg:y="0.6cm" presentation:class="title" presentation:user-transformed="true">
          <draw:text-box>
            <text:p>难得</text:p>
          </draw:text-box>
        </draw:frame>
        <draw:frame draw:name="PlaceHolder 7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难得 (nándé)</text:p>
              </text:list-item>
              <text:list-item>
                <text:p>Rare; hard to come by; seldom</text:p>
                <text:p/>
              </text:list-item>
              <text:list-item>
                <text:p>这样的机会真是难得一见。</text:p>
              </text:list-item>
              <text:list-item>
                <text:p>Zhèyàng de jīhuì zhēnshi nándé yījiàn.</text:p>
              </text:list-item>
              <text:list-item>
                <text:p>Such opportunities are truly hard to come b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0" draw:style-name="dp1" draw:master-page-name="Title_2c__20_Content_5f_" presentation:presentation-page-layout-name="AL2T11">
        <office:forms form:automatic-focus="false" form:apply-design-mode="false"/>
        <draw:frame draw:name="PlaceHolder 717" presentation:style-name="pr7" draw:text-style-name="P2" draw:layer="layout" svg:width="22.499cm" svg:height="2.599cm" svg:x="4.5cm" svg:y="0.6cm" presentation:class="title" presentation:user-transformed="true">
          <draw:text-box>
            <text:p>南极</text:p>
          </draw:text-box>
        </draw:frame>
        <draw:frame draw:name="PlaceHolder 7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南极 (nánjí)</text:p>
              </text:list-item>
              <text:list-item>
                <text:p>South Pole</text:p>
                <text:p/>
              </text:list-item>
              <text:list-item>
                <text:p>南极是地球上最寒冷的地方之一。</text:p>
              </text:list-item>
              <text:list-item>
                <text:p>Nánjí shì dìqiú shàng zuì hánlěng de dìfāng zhī yī.</text:p>
              </text:list-item>
              <text:list-item>
                <text:p>The South Pole is one of the coldest places on Ear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1" draw:style-name="dp1" draw:master-page-name="Title_2c__20_Content_5f_" presentation:presentation-page-layout-name="AL2T11">
        <office:forms form:automatic-focus="false" form:apply-design-mode="false"/>
        <draw:frame draw:name="PlaceHolder 719" presentation:style-name="pr7" draw:text-style-name="P2" draw:layer="layout" svg:width="22.499cm" svg:height="2.599cm" svg:x="4.5cm" svg:y="0.6cm" presentation:class="title" presentation:user-transformed="true">
          <draw:text-box>
            <text:p>南北</text:p>
          </draw:text-box>
        </draw:frame>
        <draw:frame draw:name="PlaceHolder 7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南北 (nánběi)</text:p>
              </text:list-item>
              <text:list-item>
                <text:p>North and south</text:p>
                <text:p/>
              </text:list-item>
              <text:list-item>
                <text:p>这个国家被山脉分割成南北两部分。</text:p>
              </text:list-item>
              <text:list-item>
                <text:p>Zhège guójiā bèi shānmài fēngē chéng nánběi liǎng bùfen.</text:p>
              </text:list-item>
              <text:list-item>
                <text:p>This country is divided into two parts by mountain ranges, north and sou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2" draw:style-name="dp1" draw:master-page-name="Title_2c__20_Content_5f_" presentation:presentation-page-layout-name="AL2T11">
        <office:forms form:automatic-focus="false" form:apply-design-mode="false"/>
        <draw:frame draw:name="PlaceHolder 721" presentation:style-name="pr7" draw:text-style-name="P2" draw:layer="layout" svg:width="22.499cm" svg:height="2.599cm" svg:x="4.5cm" svg:y="0.6cm" presentation:class="title" presentation:user-transformed="true">
          <draw:text-box>
            <text:p>男性</text:p>
          </draw:text-box>
        </draw:frame>
        <draw:frame draw:name="PlaceHolder 7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男性 (nánxìng)</text:p>
              </text:list-item>
              <text:list-item>
                <text:p>Male</text:p>
                <text:p/>
              </text:list-item>
              <text:list-item>
                <text:p>在这个领域，男性占据主导地位。</text:p>
              </text:list-item>
              <text:list-item>
                <text:p>Zài zhège lǐngyù, nánxìng zhànjù zhǔdǎo dìwèi.</text:p>
              </text:list-item>
              <text:list-item>
                <text:p>In this field, males dominate the majorit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3" draw:style-name="dp1" draw:master-page-name="Title_2c__20_Content_5f_" presentation:presentation-page-layout-name="AL2T11">
        <office:forms form:automatic-focus="false" form:apply-design-mode="false"/>
        <draw:frame draw:name="PlaceHolder 723" presentation:style-name="pr7" draw:text-style-name="P2" draw:layer="layout" svg:width="22.499cm" svg:height="2.599cm" svg:x="4.5cm" svg:y="0.6cm" presentation:class="title" presentation:user-transformed="true">
          <draw:text-box>
            <text:p>耐心</text:p>
          </draw:text-box>
        </draw:frame>
        <draw:frame draw:name="PlaceHolder 7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耐心 (nàixīn)</text:p>
              </text:list-item>
              <text:list-item>
                <text:p>Patient</text:p>
                <text:p/>
              </text:list-item>
              <text:list-item>
                <text:p>教学工作需要有耐心和责任心。</text:p>
              </text:list-item>
              <text:list-item>
                <text:p>Jiàoxué gōngzuò xūyào yǒu nàixīn hé zérènxīn.</text:p>
              </text:list-item>
              <text:list-item>
                <text:p>Teaching requires patience and a sense of responsibilit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4" draw:style-name="dp1" draw:master-page-name="Title_2c__20_Content_5f_" presentation:presentation-page-layout-name="AL2T11">
        <office:forms form:automatic-focus="false" form:apply-design-mode="false"/>
        <draw:frame draw:name="PlaceHolder 725" presentation:style-name="pr7" draw:text-style-name="P2" draw:layer="layout" svg:width="22.499cm" svg:height="2.599cm" svg:x="4.5cm" svg:y="0.6cm" presentation:class="title" presentation:user-transformed="true">
          <draw:text-box>
            <text:p>目光</text:p>
          </draw:text-box>
        </draw:frame>
        <draw:frame draw:name="PlaceHolder 7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目光 (mùguāng)</text:p>
              </text:list-item>
              <text:list-item>
                <text:p>Gaze; eyesight</text:p>
                <text:p/>
              </text:list-item>
              <text:list-item>
                <text:p>他的目光坚定而又深远。</text:p>
              </text:list-item>
              <text:list-item>
                <text:p>Tā de mùguāng jiāndìng ér yòu shēnyuǎn.</text:p>
              </text:list-item>
              <text:list-item>
                <text:p>His gaze is firm and far-reach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5" draw:style-name="dp1" draw:master-page-name="Title_2c__20_Content_5f_" presentation:presentation-page-layout-name="AL2T11">
        <office:forms form:automatic-focus="false" form:apply-design-mode="false"/>
        <draw:frame draw:name="PlaceHolder 727" presentation:style-name="pr7" draw:text-style-name="P2" draw:layer="layout" svg:width="22.499cm" svg:height="2.599cm" svg:x="4.5cm" svg:y="0.6cm" presentation:class="title" presentation:user-transformed="true">
          <draw:text-box>
            <text:p>模样</text:p>
          </draw:text-box>
        </draw:frame>
        <draw:frame draw:name="PlaceHolder 7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模样 (múyàng)</text:p>
              </text:list-item>
              <text:list-item>
                <text:p>Appearance; look</text:p>
                <text:p/>
              </text:list-item>
              <text:list-item>
                <text:p>她穿上这身礼服，整个人的模样焕然一新。</text:p>
              </text:list-item>
              <text:list-item>
                <text:p>Tā chuān shàng zhè shēn lǐfú, zhěnggè rén de múyàng huànrán yīxīn.</text:p>
              </text:list-item>
              <text:list-item>
                <text:p>Wearing this gown, she looks completely differe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6" draw:style-name="dp1" draw:master-page-name="Title_2c__20_Content_5f_" presentation:presentation-page-layout-name="AL2T11">
        <office:forms form:automatic-focus="false" form:apply-design-mode="false"/>
        <draw:frame draw:name="PlaceHolder 729" presentation:style-name="pr7" draw:text-style-name="P2" draw:layer="layout" svg:width="22.499cm" svg:height="2.599cm" svg:x="4.5cm" svg:y="0.6cm" presentation:class="title" presentation:user-transformed="true">
          <draw:text-box>
            <text:p>摩托</text:p>
          </draw:text-box>
        </draw:frame>
        <draw:frame draw:name="PlaceHolder 7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摩托 (mótuō)</text:p>
              </text:list-item>
              <text:list-item>
                <text:p>Motorcycle</text:p>
                <text:p/>
              </text:list-item>
              <text:list-item>
                <text:p>他喜欢骑摩托车穿越山区。</text:p>
              </text:list-item>
              <text:list-item>
                <text:p>Tā xǐhuān qí mótuōchē chuānyuè shānqū.</text:p>
              </text:list-item>
              <text:list-item>
                <text:p>He enjoys riding a motorcycle through the mountai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7" draw:style-name="dp1" draw:master-page-name="Title_2c__20_Content_5f_" presentation:presentation-page-layout-name="AL2T11">
        <office:forms form:automatic-focus="false" form:apply-design-mode="false"/>
        <draw:frame draw:name="PlaceHolder 731" presentation:style-name="pr7" draw:text-style-name="P2" draw:layer="layout" svg:width="22.499cm" svg:height="2.599cm" svg:x="4.5cm" svg:y="0.6cm" presentation:class="title" presentation:user-transformed="true">
          <draw:text-box>
            <text:p>摩擦</text:p>
          </draw:text-box>
        </draw:frame>
        <draw:frame draw:name="PlaceHolder 7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摩擦 (mócā)</text:p>
              </text:list-item>
              <text:list-item>
                <text:p>Friction; rubbing</text:p>
                <text:p/>
              </text:list-item>
              <text:list-item>
                <text:p>两个物体之间的摩擦会产生热量。</text:p>
              </text:list-item>
              <text:list-item>
                <text:p>Liǎng gè wùtǐ zhījiān de mócā huì chǎnshēng rèliàng.</text:p>
              </text:list-item>
              <text:list-item>
                <text:p>Friction between two objects generates hea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8" draw:style-name="dp1" draw:master-page-name="Title_2c__20_Content_5f_" presentation:presentation-page-layout-name="AL2T11">
        <office:forms form:automatic-focus="false" form:apply-design-mode="false"/>
        <draw:frame draw:name="PlaceHolder 733" presentation:style-name="pr7" draw:text-style-name="P2" draw:layer="layout" svg:width="22.499cm" svg:height="2.599cm" svg:x="4.5cm" svg:y="0.6cm" presentation:class="title" presentation:user-transformed="true">
          <draw:text-box>
            <text:p>模式</text:p>
          </draw:text-box>
        </draw:frame>
        <draw:frame draw:name="PlaceHolder 7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模式 (móshì)</text:p>
              </text:list-item>
              <text:list-item>
                <text:p>Mode; pattern; model</text:p>
                <text:p/>
              </text:list-item>
              <text:list-item>
                <text:p>这个系统有多种不同的工作模式。</text:p>
              </text:list-item>
              <text:list-item>
                <text:p>Zhège xìtǒng yǒu duōzhǒng bùtóng de gōngzuò móshì.</text:p>
              </text:list-item>
              <text:list-item>
                <text:p>This system has various different operation mod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9" draw:style-name="dp1" draw:master-page-name="Title_2c__20_Content_5f_" presentation:presentation-page-layout-name="AL2T11">
        <office:forms form:automatic-focus="false" form:apply-design-mode="false"/>
        <draw:frame draw:name="PlaceHolder 735" presentation:style-name="pr7" draw:text-style-name="P2" draw:layer="layout" svg:width="22.499cm" svg:height="2.599cm" svg:x="4.5cm" svg:y="0.6cm" presentation:class="title" presentation:user-transformed="true">
          <draw:text-box>
            <text:p>模糊</text:p>
          </draw:text-box>
        </draw:frame>
        <draw:frame draw:name="PlaceHolder 7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模糊 (móhú)</text:p>
              </text:list-item>
              <text:list-item>
                <text:p>Vague; blurred</text:p>
                <text:p/>
              </text:list-item>
              <text:list-item>
                <text:p>由于雾气，远处的山峰显得模糊不清。</text:p>
              </text:list-item>
              <text:list-item>
                <text:p>Yóuyú wùqì, yuǎn chù de shānfēng xiǎnde móhú bùqīng.</text:p>
              </text:list-item>
              <text:list-item>
                <text:p>Due to the mist, the distant mountains appear blurr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0" draw:style-name="dp1" draw:master-page-name="Title_2c__20_Content_5f_" presentation:presentation-page-layout-name="AL2T11">
        <office:forms form:automatic-focus="false" form:apply-design-mode="false"/>
        <draw:frame draw:name="PlaceHolder 737" presentation:style-name="pr7" draw:text-style-name="P2" draw:layer="layout" svg:width="22.499cm" svg:height="2.599cm" svg:x="4.5cm" svg:y="0.6cm" presentation:class="title" presentation:user-transformed="true">
          <draw:text-box>
            <text:p>模仿</text:p>
          </draw:text-box>
        </draw:frame>
        <draw:frame draw:name="PlaceHolder 7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模仿 (mófǎng)</text:p>
              </text:list-item>
              <text:list-item>
                <text:p>Imitate; mimic</text:p>
                <text:p/>
              </text:list-item>
              <text:list-item>
                <text:p>孩子们喜欢模仿成人的动作和语言。</text:p>
              </text:list-item>
              <text:list-item>
                <text:p>Háizimen xǐhuān mófǎng chéngrén de dòngzuò hé yǔyán.</text:p>
              </text:list-item>
              <text:list-item>
                <text:p>Children like to imitate the actions and language of adult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1" draw:style-name="dp1" draw:master-page-name="Title_2c__20_Content_5f_" presentation:presentation-page-layout-name="AL2T11">
        <office:forms form:automatic-focus="false" form:apply-design-mode="false"/>
        <draw:frame draw:name="PlaceHolder 739" presentation:style-name="pr7" draw:text-style-name="P2" draw:layer="layout" svg:width="22.499cm" svg:height="2.599cm" svg:x="4.5cm" svg:y="0.6cm" presentation:class="title" presentation:user-transformed="true">
          <draw:text-box>
            <text:p>模范</text:p>
          </draw:text-box>
        </draw:frame>
        <draw:frame draw:name="PlaceHolder 7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模范 (mófàn)</text:p>
              </text:list-item>
              <text:list-item>
                <text:p>Model; exemplary</text:p>
                <text:p/>
              </text:list-item>
              <text:list-item>
                <text:p>他是一个值得我们学习的模范。</text:p>
              </text:list-item>
              <text:list-item>
                <text:p>Tā shì yīgè zhídé wǒmen xuéxí de mófàn.</text:p>
              </text:list-item>
              <text:list-item>
                <text:p>He is a model worthy of our learn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2" draw:style-name="dp1" draw:master-page-name="Title_2c__20_Content_5f_" presentation:presentation-page-layout-name="AL2T11">
        <office:forms form:automatic-focus="false" form:apply-design-mode="false"/>
        <draw:frame draw:name="PlaceHolder 741" presentation:style-name="pr7" draw:text-style-name="P2" draw:layer="layout" svg:width="22.499cm" svg:height="2.599cm" svg:x="4.5cm" svg:y="0.6cm" presentation:class="title" presentation:user-transformed="true">
          <draw:text-box>
            <text:p>命令</text:p>
          </draw:text-box>
        </draw:frame>
        <draw:frame draw:name="PlaceHolder 7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命令 (mìnglìng)</text:p>
              </text:list-item>
              <text:list-item>
                <text:p>Command; order</text:p>
                <text:p/>
              </text:list-item>
              <text:list-item>
                <text:p>上级下达了一个紧急命令，要求我们立即采取行动。</text:p>
              </text:list-item>
              <text:list-item>
                <text:p>Shàngjí xiàdále yīgè jǐnjí mìnglìng, yāoqiú wǒmen lìjí cǎiqǔ xíngdòng.</text:p>
              </text:list-item>
              <text:list-item>
                <text:p>Superiors issued an urgent order, requiring us to take immediate acti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3" draw:style-name="dp1" draw:master-page-name="Title_2c__20_Content_5f_" presentation:presentation-page-layout-name="AL2T11">
        <office:forms form:automatic-focus="false" form:apply-design-mode="false"/>
        <draw:frame draw:name="PlaceHolder 743" presentation:style-name="pr7" draw:text-style-name="P2" draw:layer="layout" svg:width="22.499cm" svg:height="2.599cm" svg:x="4.5cm" svg:y="0.6cm" presentation:class="title" presentation:user-transformed="true">
          <draw:text-box>
            <text:p>明明</text:p>
          </draw:text-box>
        </draw:frame>
        <draw:frame draw:name="PlaceHolder 7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明明 (míngmíng)</text:p>
              </text:list-item>
              <text:list-item>
                <text:p>Obviously; clearly</text:p>
                <text:p/>
              </text:list-item>
              <text:list-item>
                <text:p>他明明知道规定，却还是违反了。</text:p>
              </text:list-item>
              <text:list-item>
                <text:p>Tā míngmíng zhīdào guīdìng, què háishì wéifǎnle.</text:p>
              </text:list-item>
              <text:list-item>
                <text:p>He clearly knew the rules, but still violated them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4" draw:style-name="dp1" draw:master-page-name="Title_2c__20_Content_5f_" presentation:presentation-page-layout-name="AL2T11">
        <office:forms form:automatic-focus="false" form:apply-design-mode="false"/>
        <draw:frame draw:name="PlaceHolder 745" presentation:style-name="pr7" draw:text-style-name="P2" draw:layer="layout" svg:width="22.499cm" svg:height="2.599cm" svg:x="4.5cm" svg:y="0.6cm" presentation:class="title" presentation:user-transformed="true">
          <draw:text-box>
            <text:p>明亮</text:p>
          </draw:text-box>
        </draw:frame>
        <draw:frame draw:name="PlaceHolder 7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明亮 (míngliàng)</text:p>
              </text:list-item>
              <text:list-item>
                <text:p>Bright; shining</text:p>
                <text:p/>
              </text:list-item>
              <text:list-item>
                <text:p>房间里有明亮的灯光，让人感到温馨舒适。</text:p>
              </text:list-item>
              <text:list-item>
                <text:p>Fángjiān lǐ yǒu míngliàng de dēngguāng, ràng rén gǎndào wēnxīn shūshì.</text:p>
              </text:list-item>
              <text:list-item>
                <text:p>The room has bright lighting, creating a warm and comfortable atmospher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5" draw:style-name="dp1" draw:master-page-name="Title_2c__20_Content_5f_" presentation:presentation-page-layout-name="AL2T11">
        <office:forms form:automatic-focus="false" form:apply-design-mode="false"/>
        <draw:frame draw:name="PlaceHolder 747" presentation:style-name="pr7" draw:text-style-name="P2" draw:layer="layout" svg:width="22.499cm" svg:height="2.599cm" svg:x="4.5cm" svg:y="0.6cm" presentation:class="title" presentation:user-transformed="true">
          <draw:text-box>
            <text:p>敏感</text:p>
          </draw:text-box>
        </draw:frame>
        <draw:frame draw:name="PlaceHolder 7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敏感 (mǐngǎn)</text:p>
              </text:list-item>
              <text:list-item>
                <text:p>Sensitive</text:p>
                <text:p/>
              </text:list-item>
              <text:list-item>
                <text:p>有些人对批评非常敏感，需要用温和的方式表达意见。</text:p>
              </text:list-item>
              <text:list-item>
                <text:p>Yǒuxiē rén duì pīpíng fēicháng mǐngǎn, xūyào yòng wēnhé de fāngshì biǎodá yìjiàn.</text:p>
              </text:list-item>
              <text:list-item>
                <text:p>Some people are very sensitive to criticism and need opinions to be expressed in a gentle wa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6" draw:style-name="dp1" draw:master-page-name="Title_2c__20_Content_5f_" presentation:presentation-page-layout-name="AL2T11">
        <office:forms form:automatic-focus="false" form:apply-design-mode="false"/>
        <draw:frame draw:name="PlaceHolder 749" presentation:style-name="pr7" draw:text-style-name="P2" draw:layer="layout" svg:width="22.499cm" svg:height="2.599cm" svg:x="4.5cm" svg:y="0.6cm" presentation:class="title" presentation:user-transformed="true">
          <draw:text-box>
            <text:p>秒</text:p>
          </draw:text-box>
        </draw:frame>
        <draw:frame draw:name="PlaceHolder 7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秒 (miǎo)</text:p>
              </text:list-item>
              <text:list-item>
                <text:p>Second</text:p>
                <text:p/>
              </text:list-item>
              <text:list-item>
                <text:p>比赛的最后一刻，他用了只有一秒的时间赢得了比赛。</text:p>
              </text:list-item>
              <text:list-item>
                <text:p>Bǐsài de zuìhòu yī kè, tā yòng le zhǐyǒu yī miǎo de shíjiān yíngdé le bǐsài.</text:p>
              </text:list-item>
              <text:list-item>
                <text:p>In the last moment of the game, he used only one second to wi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7" draw:style-name="dp1" draw:master-page-name="Title_2c__20_Content_5f_" presentation:presentation-page-layout-name="AL2T11">
        <office:forms form:automatic-focus="false" form:apply-design-mode="false"/>
        <draw:frame draw:name="PlaceHolder 751" presentation:style-name="pr7" draw:text-style-name="P2" draw:layer="layout" svg:width="22.499cm" svg:height="2.599cm" svg:x="4.5cm" svg:y="0.6cm" presentation:class="title" presentation:user-transformed="true">
          <draw:text-box>
            <text:p>面子</text:p>
          </draw:text-box>
        </draw:frame>
        <draw:frame draw:name="PlaceHolder 7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面子 (miànzi)</text:p>
              </text:list-item>
              <text:list-item>
                <text:p>Face; reputation; dignity</text:p>
                <text:p/>
              </text:list-item>
              <text:list-item>
                <text:p>在中国文化中，面子很重要。</text:p>
              </text:list-item>
              <text:list-item>
                <text:p>Zài Zhōngguó wénhuà zhōng, miànzi hěn zhòngyào.</text:p>
              </text:list-item>
              <text:list-item>
                <text:p>In Chinese culture, face is very importa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8" draw:style-name="dp1" draw:master-page-name="Title_2c__20_Content_5f_" presentation:presentation-page-layout-name="AL2T11">
        <office:forms form:automatic-focus="false" form:apply-design-mode="false"/>
        <draw:frame draw:name="PlaceHolder 753" presentation:style-name="pr7" draw:text-style-name="P2" draw:layer="layout" svg:width="22.499cm" svg:height="2.599cm" svg:x="4.5cm" svg:y="0.6cm" presentation:class="title" presentation:user-transformed="true">
          <draw:text-box>
            <text:p>面貌</text:p>
          </draw:text-box>
        </draw:frame>
        <draw:frame draw:name="PlaceHolder 7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面貌 (miànmào)</text:p>
              </text:list-item>
              <text:list-item>
                <text:p>Appearance; facial features</text:p>
                <text:p/>
              </text:list-item>
              <text:list-item>
                <text:p>这座城市正在经历着巨大的变革，面貌焕然一新。</text:p>
              </text:list-item>
              <text:list-item>
                <text:p>Zhè zuò chéngshì zhèngzài jīnglìzhe jùdà de biàngé, miànmào huànrán yīxīn.</text:p>
              </text:list-item>
              <text:list-item>
                <text:p>The city is undergoing significant changes, and its appearance is completely renewe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9" draw:style-name="dp1" draw:master-page-name="Title_2c__20_Content_5f_" presentation:presentation-page-layout-name="AL2T11">
        <office:forms form:automatic-focus="false" form:apply-design-mode="false"/>
        <draw:frame draw:name="PlaceHolder 755" presentation:style-name="pr7" draw:text-style-name="P2" draw:layer="layout" svg:width="22.499cm" svg:height="2.599cm" svg:x="4.5cm" svg:y="0.6cm" presentation:class="title" presentation:user-transformed="true">
          <draw:text-box>
            <text:p>迷信</text:p>
          </draw:text-box>
        </draw:frame>
        <draw:frame draw:name="PlaceHolder 7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迷信 (míxìn)</text:p>
              </text:list-item>
              <text:list-item>
                <text:p>Superstition</text:p>
                <text:p/>
              </text:list-item>
              <text:list-item>
                <text:p>一些人仍然相信迷信，对各种吉凶有着特殊的信仰。</text:p>
              </text:list-item>
              <text:list-item>
                <text:p>Yīxiē rén réngrán xiāngxìn míxìn, duì gèzhǒng jíxiōng yǒuzhe tèshū de xìnyǎng.</text:p>
              </text:list-item>
              <text:list-item>
                <text:p>Some people still believe in superstitions and have special beliefs about various ome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0" draw:style-name="dp1" draw:master-page-name="Title_2c__20_Content_5f_" presentation:presentation-page-layout-name="AL2T11">
        <office:forms form:automatic-focus="false" form:apply-design-mode="false"/>
        <draw:frame draw:name="PlaceHolder 757" presentation:style-name="pr7" draw:text-style-name="P2" draw:layer="layout" svg:width="22.499cm" svg:height="2.599cm" svg:x="4.5cm" svg:y="0.6cm" presentation:class="title" presentation:user-transformed="true">
          <draw:text-box>
            <text:p>迷人</text:p>
          </draw:text-box>
        </draw:frame>
        <draw:frame draw:name="PlaceHolder 7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迷人 (mírén)</text:p>
              </text:list-item>
              <text:list-item>
                <text:p>Charming; enchanting</text:p>
                <text:p/>
              </text:list-item>
              <text:list-item>
                <text:p>这座小镇有着迷人的风景和悠久的历史。</text:p>
              </text:list-item>
              <text:list-item>
                <text:p>Zhè zuò xiǎozhèn yǒuzhe mírén de fēngjǐng hé yōujiǔ de lìshǐ.</text:p>
              </text:list-item>
              <text:list-item>
                <text:p>This town has charming scenery and a long histor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1" draw:style-name="dp1" draw:master-page-name="Title_2c__20_Content_5f_" presentation:presentation-page-layout-name="AL2T11">
        <office:forms form:automatic-focus="false" form:apply-design-mode="false"/>
        <draw:frame draw:name="PlaceHolder 759" presentation:style-name="pr7" draw:text-style-name="P2" draw:layer="layout" svg:width="22.499cm" svg:height="2.599cm" svg:x="4.5cm" svg:y="0.6cm" presentation:class="title" presentation:user-transformed="true">
          <draw:text-box>
            <text:p>门诊</text:p>
          </draw:text-box>
        </draw:frame>
        <draw:frame draw:name="PlaceHolder 7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门诊 (ménzhěn)</text:p>
              </text:list-item>
              <text:list-item>
                <text:p>Outpatient service; clinic</text:p>
                <text:p/>
              </text:list-item>
              <text:list-item>
                <text:p>他去医院门诊看病。</text:p>
              </text:list-item>
              <text:list-item>
                <text:p>Tā qù yīyuàn ménzhěn kànbìng.</text:p>
              </text:list-item>
              <text:list-item>
                <text:p>He went to the hospital outpatient clinic for a medical checkup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2" draw:style-name="dp1" draw:master-page-name="Title_2c__20_Content_5f_" presentation:presentation-page-layout-name="AL2T11">
        <office:forms form:automatic-focus="false" form:apply-design-mode="false"/>
        <draw:frame draw:name="PlaceHolder 761" presentation:style-name="pr7" draw:text-style-name="P2" draw:layer="layout" svg:width="22.499cm" svg:height="2.599cm" svg:x="4.5cm" svg:y="0.6cm" presentation:class="title" presentation:user-transformed="true">
          <draw:text-box>
            <text:p>煤气</text:p>
          </draw:text-box>
        </draw:frame>
        <draw:frame draw:name="PlaceHolder 7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煤气 (méiqì)</text:p>
              </text:list-item>
              <text:list-item>
                <text:p>Gas</text:p>
                <text:p/>
              </text:list-item>
              <text:list-item>
                <text:p>厨房用煤气来烹饪食物。</text:p>
              </text:list-item>
              <text:list-item>
                <text:p>Chúfáng yòng méiqì lái pēnguò shíwù.</text:p>
              </text:list-item>
              <text:list-item>
                <text:p>Gas is used in the kitchen for cook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3" draw:style-name="dp1" draw:master-page-name="Title_2c__20_Content_5f_" presentation:presentation-page-layout-name="AL2T11">
        <office:forms form:automatic-focus="false" form:apply-design-mode="false"/>
        <draw:frame draw:name="PlaceHolder 763" presentation:style-name="pr7" draw:text-style-name="P2" draw:layer="layout" svg:width="22.499cm" svg:height="2.599cm" svg:x="4.5cm" svg:y="0.6cm" presentation:class="title" presentation:user-transformed="true">
          <draw:text-box>
            <text:p>煤</text:p>
          </draw:text-box>
        </draw:frame>
        <draw:frame draw:name="PlaceHolder 7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煤 (méi)</text:p>
              </text:list-item>
              <text:list-item>
                <text:p>Coal</text:p>
                <text:p/>
              </text:list-item>
              <text:list-item>
                <text:p>煤是一种重要的能源资源。</text:p>
              </text:list-item>
              <text:list-item>
                <text:p>Méi shì yī zhǒng zhòngyào de néngyuán zīyuán.</text:p>
              </text:list-item>
              <text:list-item>
                <text:p>Coal is an important energy resour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4" draw:style-name="dp1" draw:master-page-name="Title_2c__20_Content_5f_" presentation:presentation-page-layout-name="AL2T11">
        <office:forms form:automatic-focus="false" form:apply-design-mode="false"/>
        <draw:frame draw:name="PlaceHolder 765" presentation:style-name="pr7" draw:text-style-name="P2" draw:layer="layout" svg:width="22.499cm" svg:height="2.599cm" svg:x="4.5cm" svg:y="0.6cm" presentation:class="title" presentation:user-transformed="true">
          <draw:text-box>
            <text:p>贸易</text:p>
          </draw:text-box>
        </draw:frame>
        <draw:frame draw:name="PlaceHolder 7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贸易 (màoyì)</text:p>
              </text:list-item>
              <text:list-item>
                <text:p>Trade</text:p>
                <text:p/>
              </text:list-item>
              <text:list-item>
                <text:p>国际贸易对世界各国的经济发展有重要影响。</text:p>
              </text:list-item>
              <text:list-item>
                <text:p>Guójì màoyì duì shìjiè gèguó de jīngjì fāzhǎn yǒu zhòngyào yǐngxiǎng.</text:p>
              </text:list-item>
              <text:list-item>
                <text:p>International trade has a significant impact on the economic development of countries around the world.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5" draw:style-name="dp1" draw:master-page-name="Title_2c__20_Content_5f_" presentation:presentation-page-layout-name="AL2T11">
        <office:forms form:automatic-focus="false" form:apply-design-mode="false"/>
        <draw:frame draw:name="PlaceHolder 767" presentation:style-name="pr7" draw:text-style-name="P2" draw:layer="layout" svg:width="22.499cm" svg:height="2.599cm" svg:x="4.5cm" svg:y="0.6cm" presentation:class="title" presentation:user-transformed="true">
          <draw:text-box>
            <text:p>冒</text:p>
          </draw:text-box>
        </draw:frame>
        <draw:frame draw:name="PlaceHolder 7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冒 (mào)</text:p>
              </text:list-item>
              <text:list-item>
                <text:p>Take risks; dare</text:p>
                <text:p/>
              </text:list-item>
              <text:list-item>
                <text:p>在创业过程中，有时候需要冒一些风险。</text:p>
              </text:list-item>
              <text:list-item>
                <text:p>Zài chuàngyè guòchéng zhōng, yǒushíhòu xūyào mào yīxiē fēngxiǎn.</text:p>
              </text:list-item>
              <text:list-item>
                <text:p>In the entrepreneurial process, sometimes you need to take some risk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6" draw:style-name="dp1" draw:master-page-name="Title_2c__20_Content_5f_" presentation:presentation-page-layout-name="AL2T11">
        <office:forms form:automatic-focus="false" form:apply-design-mode="false"/>
        <draw:frame draw:name="PlaceHolder 769" presentation:style-name="pr7" draw:text-style-name="P2" draw:layer="layout" svg:width="22.499cm" svg:height="2.599cm" svg:x="4.5cm" svg:y="0.6cm" presentation:class="title" presentation:user-transformed="true">
          <draw:text-box>
            <text:p>矛盾</text:p>
          </draw:text-box>
        </draw:frame>
        <draw:frame draw:name="PlaceHolder 7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矛盾 (máodùn)</text:p>
              </text:list-item>
              <text:list-item>
                <text:p>Contradiction</text:p>
                <text:p/>
              </text:list-item>
              <text:list-item>
                <text:p>这个问题存在着一些矛盾，需要我们仔细分析。</text:p>
              </text:list-item>
              <text:list-item>
                <text:p>Zhège wèntí cúnzài zhe yīxiē máodùn, xūyào wǒmen zǐxì fēnxī.</text:p>
              </text:list-item>
              <text:list-item>
                <text:p>There are some contradictions in this issue that require careful analysi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7" draw:style-name="dp1" draw:master-page-name="Title_2c__20_Content_5f_" presentation:presentation-page-layout-name="AL2T11">
        <office:forms form:automatic-focus="false" form:apply-design-mode="false"/>
        <draw:frame draw:name="PlaceHolder 771" presentation:style-name="pr7" draw:text-style-name="P2" draw:layer="layout" svg:width="22.499cm" svg:height="2.599cm" svg:x="4.5cm" svg:y="0.6cm" presentation:class="title" presentation:user-transformed="true">
          <draw:text-box>
            <text:p>毛笔</text:p>
          </draw:text-box>
        </draw:frame>
        <draw:frame draw:name="PlaceHolder 7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毛笔 (máobǐ)</text:p>
              </text:list-item>
              <text:list-item>
                <text:p>Writing brush</text:p>
                <text:p/>
              </text:list-item>
              <text:list-item>
                <text:p>中国书法常用毛笔来写字。</text:p>
              </text:list-item>
              <text:list-item>
                <text:p>Zhōngguó shūfǎ chángyòng máobǐ lái xiězì.</text:p>
              </text:list-item>
              <text:list-item>
                <text:p>Chinese calligraphy often uses a writing brush to write character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8" draw:style-name="dp1" draw:master-page-name="Title_2c__20_Content_5f_" presentation:presentation-page-layout-name="AL2T11">
        <office:forms form:automatic-focus="false" form:apply-design-mode="false"/>
        <draw:frame draw:name="PlaceHolder 773" presentation:style-name="pr7" draw:text-style-name="P2" draw:layer="layout" svg:width="22.499cm" svg:height="2.599cm" svg:x="4.5cm" svg:y="0.6cm" presentation:class="title" presentation:user-transformed="true">
          <draw:text-box>
            <text:p>漫画</text:p>
          </draw:text-box>
        </draw:frame>
        <draw:frame draw:name="PlaceHolder 7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漫画 (mànhuà)</text:p>
              </text:list-item>
              <text:list-item>
                <text:p>Comic; cartoon</text:p>
                <text:p/>
              </text:list-item>
              <text:list-item>
                <text:p>他喜欢看漫画，觉得很有趣。</text:p>
              </text:list-item>
              <text:list-item>
                <text:p>Tā xǐhuān kàn mànhuà, juéde hěn yǒuqù.</text:p>
              </text:list-item>
              <text:list-item>
                <text:p>He likes to read comics and finds them very interest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9" draw:style-name="dp1" draw:master-page-name="Title_2c__20_Content_5f_" presentation:presentation-page-layout-name="AL2T11">
        <office:forms form:automatic-focus="false" form:apply-design-mode="false"/>
        <draw:frame draw:name="PlaceHolder 775" presentation:style-name="pr7" draw:text-style-name="P2" draw:layer="layout" svg:width="22.499cm" svg:height="2.599cm" svg:x="4.5cm" svg:y="0.6cm" presentation:class="title" presentation:user-transformed="true">
          <draw:text-box>
            <text:p>漫长</text:p>
          </draw:text-box>
        </draw:frame>
        <draw:frame draw:name="PlaceHolder 7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漫长 (màncháng)</text:p>
              </text:list-item>
              <text:list-item>
                <text:p>Very long; endless</text:p>
                <text:p/>
              </text:list-item>
              <text:list-item>
                <text:p>等待的时间好像变得漫长起来。</text:p>
              </text:list-item>
              <text:list-item>
                <text:p>Děngdài de shíjiān hǎoxiàng biàn de màncháng qǐlai.</text:p>
              </text:list-item>
              <text:list-item>
                <text:p>The waiting time seems to become endles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0" draw:style-name="dp1" draw:master-page-name="Title_2c__20_Content_5f_" presentation:presentation-page-layout-name="AL2T11">
        <office:forms form:automatic-focus="false" form:apply-design-mode="false"/>
        <draw:frame draw:name="PlaceHolder 777" presentation:style-name="pr7" draw:text-style-name="P2" draw:layer="layout" svg:width="22.499cm" svg:height="2.599cm" svg:x="4.5cm" svg:y="0.6cm" presentation:class="title" presentation:user-transformed="true">
          <draw:text-box>
            <text:p>买卖</text:p>
          </draw:text-box>
        </draw:frame>
        <draw:frame draw:name="PlaceHolder 7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买卖 (mǎimài)</text:p>
              </text:list-item>
              <text:list-item>
                <text:p>Buy and sell; trade</text:p>
                <text:p/>
              </text:list-item>
              <text:list-item>
                <text:p>这个市场上有各种各样的买卖。</text:p>
              </text:list-item>
              <text:list-item>
                <text:p>Zhège shìchǎng shàng yǒu gèzhǒng gèyàng de mǎimài.</text:p>
              </text:list-item>
              <text:list-item>
                <text:p>There are all kinds of trades in this marke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1" draw:style-name="dp1" draw:master-page-name="Title_2c__20_Content_5f_" presentation:presentation-page-layout-name="AL2T11">
        <office:forms form:automatic-focus="false" form:apply-design-mode="false"/>
        <draw:frame draw:name="PlaceHolder 779" presentation:style-name="pr7" draw:text-style-name="P2" draw:layer="layout" svg:width="22.499cm" svg:height="2.599cm" svg:x="4.5cm" svg:y="0.6cm" presentation:class="title" presentation:user-transformed="true">
          <draw:text-box>
            <text:p>骂</text:p>
          </draw:text-box>
        </draw:frame>
        <draw:frame draw:name="PlaceHolder 7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骂 (mà)</text:p>
              </text:list-item>
              <text:list-item>
                <text:p>Scold; curse</text:p>
                <text:p/>
              </text:list-item>
              <text:list-item>
                <text:p>在解决问题时，不应该用骂人的方式表达不满。</text:p>
              </text:list-item>
              <text:list-item>
                <text:p>Zài jiějué wèntí shí, bù yīnggāi yòng màrén de fāngshì biǎodá bùmǎn.</text:p>
              </text:list-item>
              <text:list-item>
                <text:p>When solving problems, one should not express dissatisfaction in a way that involves curs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2" draw:style-name="dp1" draw:master-page-name="Title_2c__20_Content_5f_" presentation:presentation-page-layout-name="AL2T11">
        <office:forms form:automatic-focus="false" form:apply-design-mode="false"/>
        <draw:frame draw:name="PlaceHolder 781" presentation:style-name="pr7" draw:text-style-name="P2" draw:layer="layout" svg:width="22.499cm" svg:height="2.599cm" svg:x="4.5cm" svg:y="0.6cm" presentation:class="title" presentation:user-transformed="true">
          <draw:text-box>
            <text:p>码头</text:p>
          </draw:text-box>
        </draw:frame>
        <draw:frame draw:name="PlaceHolder 7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码头 (mǎtóu)</text:p>
              </text:list-item>
              <text:list-item>
                <text:p>Wharf; dock</text:p>
                <text:p/>
              </text:list-item>
              <text:list-item>
                <text:p>货轮停靠在码头，准备卸货。</text:p>
              </text:list-item>
              <text:list-item>
                <text:p>Huòlún tíngkào zài mǎtóu, zhǔnbèi xièhuò.</text:p>
              </text:list-item>
              <text:list-item>
                <text:p>The cargo ship is docked at the wharf, preparing to unloa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3" draw:style-name="dp1" draw:master-page-name="Title_2c__20_Content_5f_" presentation:presentation-page-layout-name="AL2T11">
        <office:forms form:automatic-focus="false" form:apply-design-mode="false"/>
        <draw:frame draw:name="PlaceHolder 783" presentation:style-name="pr7" draw:text-style-name="P2" draw:layer="layout" svg:width="22.499cm" svg:height="2.599cm" svg:x="4.5cm" svg:y="0.6cm" presentation:class="title" presentation:user-transformed="true">
          <draw:text-box>
            <text:p>落实</text:p>
          </draw:text-box>
        </draw:frame>
        <draw:frame draw:name="PlaceHolder 7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落实 (luòshí)</text:p>
              </text:list-item>
              <text:list-item>
                <text:p>Implement; carry out</text:p>
                <text:p/>
              </text:list-item>
              <text:list-item>
                <text:p>要确保计划的成功，需要落实每一个细节。</text:p>
              </text:list-item>
              <text:list-item>
                <text:p>Yào quèbǎo jìhuà de chénggōng, xūyào luòshí měi yīgè xìjié.</text:p>
              </text:list-item>
              <text:list-item>
                <text:p>To ensure the success of the plan, it is necessary to implement every detail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4" draw:style-name="dp1" draw:master-page-name="Title_2c__20_Content_5f_" presentation:presentation-page-layout-name="AL2T11">
        <office:forms form:automatic-focus="false" form:apply-design-mode="false"/>
        <draw:frame draw:name="PlaceHolder 785" presentation:style-name="pr7" draw:text-style-name="P2" draw:layer="layout" svg:width="22.499cm" svg:height="2.599cm" svg:x="4.5cm" svg:y="0.6cm" presentation:class="title" presentation:user-transformed="true">
          <draw:text-box>
            <text:p>逻辑</text:p>
          </draw:text-box>
        </draw:frame>
        <draw:frame draw:name="PlaceHolder 7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逻辑 (luójì)</text:p>
              </text:list-item>
              <text:list-item>
                <text:p>Logic</text:p>
                <text:p/>
              </text:list-item>
              <text:list-item>
                <text:p>学习逻辑有助于提高思维能力。</text:p>
              </text:list-item>
              <text:list-item>
                <text:p>Xuéxí luójì yǒuzhù yú tígāo sīwéi nénglì.</text:p>
              </text:list-item>
              <text:list-item>
                <text:p>Studying logic helps improve thinking abilit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5" draw:style-name="dp1" draw:master-page-name="Title_2c__20_Content_5f_" presentation:presentation-page-layout-name="AL2T11">
        <office:forms form:automatic-focus="false" form:apply-design-mode="false"/>
        <draw:frame draw:name="PlaceHolder 787" presentation:style-name="pr7" draw:text-style-name="P2" draw:layer="layout" svg:width="22.499cm" svg:height="2.599cm" svg:x="4.5cm" svg:y="0.6cm" presentation:class="title" presentation:user-transformed="true">
          <draw:text-box>
            <text:p>漏洞</text:p>
          </draw:text-box>
        </draw:frame>
        <draw:frame draw:name="PlaceHolder 7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漏洞 (lòudòng)</text:p>
              </text:list-item>
              <text:list-item>
                <text:p>Loophole; vulnerability</text:p>
                <text:p/>
              </text:list-item>
              <text:list-item>
                <text:p>网络安全需要不断查找和修复漏洞。</text:p>
              </text:list-item>
              <text:list-item>
                <text:p>Wǎngluò ānquán xūyào bùduàn cházhǎo hé xiūfù lòudòng.</text:p>
              </text:list-item>
              <text:list-item>
                <text:p>Cybersecurity requires constantly finding and fixing vulnerabiliti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6" draw:style-name="dp1" draw:master-page-name="Title_2c__20_Content_5f_" presentation:presentation-page-layout-name="AL2T11">
        <office:forms form:automatic-focus="false" form:apply-design-mode="false"/>
        <draw:frame draw:name="PlaceHolder 789" presentation:style-name="pr7" draw:text-style-name="P2" draw:layer="layout" svg:width="22.499cm" svg:height="2.599cm" svg:x="4.5cm" svg:y="0.6cm" presentation:class="title" presentation:user-transformed="true">
          <draw:text-box>
            <text:p>漏</text:p>
          </draw:text-box>
        </draw:frame>
        <draw:frame draw:name="PlaceHolder 7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漏 (lòu)</text:p>
              </text:list-item>
              <text:list-item>
                <text:p>Leak; reveal</text:p>
                <text:p/>
              </text:list-item>
              <text:list-item>
                <text:p>屋顶上有一个漏点，下雨时会漏水。</text:p>
              </text:list-item>
              <text:list-item>
                <text:p>Wūdǐng shàng yǒu yīgè lòudiǎn, xiàyǔ shí huì lòushuǐ.</text:p>
              </text:list-item>
              <text:list-item>
                <text:p>There is a leak in the roof, and it leaks when it rai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7" draw:style-name="dp1" draw:master-page-name="Title_2c__20_Content_5f_" presentation:presentation-page-layout-name="AL2T11">
        <office:forms form:automatic-focus="false" form:apply-design-mode="false"/>
        <draw:frame draw:name="PlaceHolder 791" presentation:style-name="pr7" draw:text-style-name="P2" draw:layer="layout" svg:width="22.499cm" svg:height="2.599cm" svg:x="4.5cm" svg:y="0.6cm" presentation:class="title" presentation:user-transformed="true">
          <draw:text-box>
            <text:p>流通</text:p>
          </draw:text-box>
        </draw:frame>
        <draw:frame draw:name="PlaceHolder 7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流通 (liútōng)</text:p>
              </text:list-item>
              <text:list-item>
                <text:p>Circulate; circulation</text:p>
                <text:p/>
              </text:list-item>
              <text:list-item>
                <text:p>货币在市场上的流通非常重要。</text:p>
              </text:list-item>
              <text:list-item>
                <text:p>Huòbì zài shìchǎng shàng de liútōng fēicháng zhòngyào.</text:p>
              </text:list-item>
              <text:list-item>
                <text:p>The circulation of currency in the market is very importa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8" draw:style-name="dp1" draw:master-page-name="Title_2c__20_Content_5f_" presentation:presentation-page-layout-name="AL2T11">
        <office:forms form:automatic-focus="false" form:apply-design-mode="false"/>
        <draw:frame draw:name="PlaceHolder 793" presentation:style-name="pr7" draw:text-style-name="P2" draw:layer="layout" svg:width="22.499cm" svg:height="2.599cm" svg:x="4.5cm" svg:y="0.6cm" presentation:class="title" presentation:user-transformed="true">
          <draw:text-box>
            <text:p>流动</text:p>
          </draw:text-box>
        </draw:frame>
        <draw:frame draw:name="PlaceHolder 7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流动 (liúdòng)</text:p>
              </text:list-item>
              <text:list-item>
                <text:p>Flow; mobile</text:p>
                <text:p/>
              </text:list-item>
              <text:list-item>
                <text:p>水的流动形成了河流。</text:p>
              </text:list-item>
              <text:list-item>
                <text:p>Shuǐ de liúdòng xíngchéngle héliú.</text:p>
              </text:list-item>
              <text:list-item>
                <text:p>The flow of water forms a rive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9" draw:style-name="dp1" draw:master-page-name="Title_2c__20_Content_5f_" presentation:presentation-page-layout-name="AL2T11">
        <office:forms form:automatic-focus="false" form:apply-design-mode="false"/>
        <draw:frame draw:name="PlaceHolder 795" presentation:style-name="pr7" draw:text-style-name="P2" draw:layer="layout" svg:width="22.499cm" svg:height="2.599cm" svg:x="4.5cm" svg:y="0.6cm" presentation:class="title" presentation:user-transformed="true">
          <draw:text-box>
            <text:p>令</text:p>
          </draw:text-box>
        </draw:frame>
        <draw:frame draw:name="PlaceHolder 7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令 (lìng)</text:p>
              </text:list-item>
              <text:list-item>
                <text:p>Command; order</text:p>
                <text:p/>
              </text:list-item>
              <text:list-item>
                <text:p>上级发布了一份紧急令，要求全体人员做好防护工作。</text:p>
              </text:list-item>
              <text:list-item>
                <text:p>Shàngjí fābùle yīfèn jǐnjí lìng, yāoqiú quántǐ rényuán zuò hǎo fánghù gōngzuò.</text:p>
              </text:list-item>
              <text:list-item>
                <text:p>Superiors issued an urgent order requiring all personnel to take protective measur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0" draw:style-name="dp1" draw:master-page-name="Title_2c__20_Content_5f_" presentation:presentation-page-layout-name="AL2T11">
        <office:forms form:automatic-focus="false" form:apply-design-mode="false"/>
        <draw:frame draw:name="PlaceHolder 797" presentation:style-name="pr7" draw:text-style-name="P2" draw:layer="layout" svg:width="22.499cm" svg:height="2.599cm" svg:x="4.5cm" svg:y="0.6cm" presentation:class="title" presentation:user-transformed="true">
          <draw:text-box>
            <text:p>领带</text:p>
          </draw:text-box>
        </draw:frame>
        <draw:frame draw:name="PlaceHolder 7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领带 (lǐngdài)</text:p>
              </text:list-item>
              <text:list-item>
                <text:p>Necktie</text:p>
                <text:p/>
              </text:list-item>
              <text:list-item>
                <text:p>他的领带很搭配他的西装。</text:p>
              </text:list-item>
              <text:list-item>
                <text:p>Tā de lǐngdài hěn dāpèi tā de xīzhuāng.</text:p>
              </text:list-item>
              <text:list-item>
                <text:p>His necktie matches well with his sui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1" draw:style-name="dp1" draw:master-page-name="Title_2c__20_Content_5f_" presentation:presentation-page-layout-name="AL2T11">
        <office:forms form:automatic-focus="false" form:apply-design-mode="false"/>
        <draw:frame draw:name="PlaceHolder 799" presentation:style-name="pr7" draw:text-style-name="P2" draw:layer="layout" svg:width="22.499cm" svg:height="2.599cm" svg:x="4.5cm" svg:y="0.6cm" presentation:class="title" presentation:user-transformed="true">
          <draw:text-box>
            <text:p>铃声</text:p>
          </draw:text-box>
        </draw:frame>
        <draw:frame draw:name="PlaceHolder 8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铃声 (língshēng)</text:p>
              </text:list-item>
              <text:list-item>
                <text:p>Ringtone</text:p>
                <text:p/>
              </text:list-item>
              <text:list-item>
                <text:p>我喜欢将手机铃声设置成轻快的音乐。</text:p>
              </text:list-item>
              <text:list-item>
                <text:p>Wǒ xǐhuān jiāng shǒujī língshēng shèzhì chéng qīngkuài de yīnyuè.</text:p>
              </text:list-item>
              <text:list-item>
                <text:p>I like to set my mobile phone ringtone to cheerful music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2" draw:style-name="dp1" draw:master-page-name="Title_2c__20_Content_5f_" presentation:presentation-page-layout-name="AL2T11">
        <office:forms form:automatic-focus="false" form:apply-design-mode="false"/>
        <draw:frame draw:name="PlaceHolder 801" presentation:style-name="pr7" draw:text-style-name="P2" draw:layer="layout" svg:width="22.499cm" svg:height="2.599cm" svg:x="4.5cm" svg:y="0.6cm" presentation:class="title" presentation:user-transformed="true">
          <draw:text-box>
            <text:p>铃</text:p>
          </draw:text-box>
        </draw:frame>
        <draw:frame draw:name="PlaceHolder 8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铃 (líng)</text:p>
              </text:list-item>
              <text:list-item>
                <text:p>Bell</text:p>
                <text:p/>
              </text:list-item>
              <text:list-item>
                <text:p>教室里响起了铃声。</text:p>
              </text:list-item>
              <text:list-item>
                <text:p>Jiàoshì lǐ xiǎng qǐle língshēng.</text:p>
              </text:list-item>
              <text:list-item>
                <text:p>The bell rang in the classroom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3" draw:style-name="dp1" draw:master-page-name="Title_2c__20_Content_5f_" presentation:presentation-page-layout-name="AL2T11">
        <office:forms form:automatic-focus="false" form:apply-design-mode="false"/>
        <draw:frame draw:name="PlaceHolder 803" presentation:style-name="pr7" draw:text-style-name="P2" draw:layer="layout" svg:width="22.499cm" svg:height="2.599cm" svg:x="4.5cm" svg:y="0.6cm" presentation:class="title" presentation:user-transformed="true">
          <draw:text-box>
            <text:p>邻居</text:p>
          </draw:text-box>
        </draw:frame>
        <draw:frame draw:name="PlaceHolder 8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邻居 (línjū)</text:p>
              </text:list-item>
              <text:list-item>
                <text:p>Neighbor</text:p>
                <text:p/>
              </text:list-item>
              <text:list-item>
                <text:p>我们家的邻居非常友好。</text:p>
              </text:list-item>
              <text:list-item>
                <text:p>Wǒmen jiā de línjū fēicháng yǒuhǎo.</text:p>
              </text:list-item>
              <text:list-item>
                <text:p>Our neighbors are very friendly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4" draw:style-name="dp1" draw:master-page-name="Title_2c__20_Content_5f_" presentation:presentation-page-layout-name="AL2T11">
        <office:forms form:automatic-focus="false" form:apply-design-mode="false"/>
        <draw:frame draw:name="PlaceHolder 805" presentation:style-name="pr7" draw:text-style-name="P2" draw:layer="layout" svg:width="22.499cm" svg:height="2.599cm" svg:x="4.5cm" svg:y="0.6cm" presentation:class="title" presentation:user-transformed="true">
          <draw:text-box>
            <text:p>两岸</text:p>
          </draw:text-box>
        </draw:frame>
        <draw:frame draw:name="PlaceHolder 8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两岸 (liǎng'àn)</text:p>
              </text:list-item>
              <text:list-item>
                <text:p>Both sides of the strait; across the strait</text:p>
                <text:p/>
              </text:list-item>
              <text:list-item>
                <text:p>两岸的人民都希望保持和平稳定的关系。</text:p>
              </text:list-item>
              <text:list-item>
                <text:p>Liǎng'àn de rénmín dōu xīwàng bǎochí hépíng wěndìng de guānxì.</text:p>
              </text:list-item>
              <text:list-item>
                <text:p>People on both sides of the strait hope to maintain peaceful and stable relatio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5" draw:style-name="dp1" draw:master-page-name="Title_2c__20_Content_5f_" presentation:presentation-page-layout-name="AL2T11">
        <office:forms form:automatic-focus="false" form:apply-design-mode="false"/>
        <draw:frame draw:name="PlaceHolder 807" presentation:style-name="pr7" draw:text-style-name="P2" draw:layer="layout" svg:width="22.499cm" svg:height="2.599cm" svg:x="4.5cm" svg:y="0.6cm" presentation:class="title" presentation:user-transformed="true">
          <draw:text-box>
            <text:p>恋爱</text:p>
          </draw:text-box>
        </draw:frame>
        <draw:frame draw:name="PlaceHolder 8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恋爱 (liàn'ài)</text:p>
              </text:list-item>
              <text:list-item>
                <text:p>Falling in love; love</text:p>
                <text:p/>
              </text:list-item>
              <text:list-item>
                <text:p>他们已经开始恋爱了，感情很好。</text:p>
              </text:list-item>
              <text:list-item>
                <text:p>Tāmen yǐjīng kāishǐ liàn'ài le, gǎnqíng hěn hǎo.</text:p>
              </text:list-item>
              <text:list-item>
                <text:p>They have started dating and have a good relationship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6" draw:style-name="dp1" draw:master-page-name="Title_2c__20_Content_5f_" presentation:presentation-page-layout-name="AL2T11">
        <office:forms form:automatic-focus="false" form:apply-design-mode="false"/>
        <draw:frame draw:name="PlaceHolder 809" presentation:style-name="pr7" draw:text-style-name="P2" draw:layer="layout" svg:width="22.499cm" svg:height="2.599cm" svg:x="4.5cm" svg:y="0.6cm" presentation:class="title" presentation:user-transformed="true">
          <draw:text-box>
            <text:p>脸色</text:p>
          </draw:text-box>
        </draw:frame>
        <draw:frame draw:name="PlaceHolder 8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脸色 (liǎnsè)</text:p>
              </text:list-item>
              <text:list-item>
                <text:p>Facial expression; complexion</text:p>
                <text:p/>
              </text:list-item>
              <text:list-item>
                <text:p>看到老板的脸色，大家都安静了下来。</text:p>
              </text:list-item>
              <text:list-item>
                <text:p>Kàn dào lǎobǎn de liǎnsè, dàjiā dōu ānjìngle xiàlai.</text:p>
              </text:list-item>
              <text:list-item>
                <text:p>Seeing the boss's expression, everyone quieted dow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7" draw:style-name="dp1" draw:master-page-name="Title_2c__20_Content_5f_" presentation:presentation-page-layout-name="AL2T11">
        <office:forms form:automatic-focus="false" form:apply-design-mode="false"/>
        <draw:frame draw:name="PlaceHolder 811" presentation:style-name="pr7" draw:text-style-name="P2" draw:layer="layout" svg:width="22.499cm" svg:height="2.599cm" svg:x="4.5cm" svg:y="0.6cm" presentation:class="title" presentation:user-transformed="true">
          <draw:text-box>
            <text:p>脸盆</text:p>
          </draw:text-box>
        </draw:frame>
        <draw:frame draw:name="PlaceHolder 8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脸盆 (liǎnpén)</text:p>
              </text:list-item>
              <text:list-item>
                <text:p>Washbasin; face basin</text:p>
                <text:p/>
              </text:list-item>
              <text:list-item>
                <text:p>她拿着脸盆准备洗脸。</text:p>
              </text:list-item>
              <text:list-item>
                <text:p>Tā ná zhe liǎnpén zhǔnbèi xǐliǎn.</text:p>
              </text:list-item>
              <text:list-item>
                <text:p>She is holding a washbasin to wash her fa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8" draw:style-name="dp1" draw:master-page-name="Title_2c__20_Content_5f_" presentation:presentation-page-layout-name="AL2T11">
        <office:forms form:automatic-focus="false" form:apply-design-mode="false"/>
        <draw:frame draw:name="PlaceHolder 813" presentation:style-name="pr7" draw:text-style-name="P2" draw:layer="layout" svg:width="22.499cm" svg:height="2.599cm" svg:x="4.5cm" svg:y="0.6cm" presentation:class="title" presentation:user-transformed="true">
          <draw:text-box>
            <text:p>联想</text:p>
          </draw:text-box>
        </draw:frame>
        <draw:frame draw:name="PlaceHolder 8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联想 (liánxiǎng)</text:p>
              </text:list-item>
              <text:list-item>
                <text:p>Associate; connect in the mind</text:p>
                <text:p/>
              </text:list-item>
              <text:list-item>
                <text:p>这个词让我联想到了童年的回忆。</text:p>
              </text:list-item>
              <text:list-item>
                <text:p>Zhège cí ràng wǒ liánxiǎng dàole tóngnián de huíyì.</text:p>
              </text:list-item>
              <text:list-item>
                <text:p>This word brings back memories of childhoo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9" draw:style-name="dp1" draw:master-page-name="Title_2c__20_Content_5f_" presentation:presentation-page-layout-name="AL2T11">
        <office:forms form:automatic-focus="false" form:apply-design-mode="false"/>
        <draw:frame draw:name="PlaceHolder 815" presentation:style-name="pr7" draw:text-style-name="P2" draw:layer="layout" svg:width="22.499cm" svg:height="2.599cm" svg:x="4.5cm" svg:y="0.6cm" presentation:class="title" presentation:user-transformed="true">
          <draw:text-box>
            <text:p>联络</text:p>
          </draw:text-box>
        </draw:frame>
        <draw:frame draw:name="PlaceHolder 8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联络 (liánluò)</text:p>
              </text:list-item>
              <text:list-item>
                <text:p>Contact; get in touch with</text:p>
                <text:p/>
              </text:list-item>
              <text:list-item>
                <text:p>请尽快与我们联系，确认订单细节。</text:p>
              </text:list-item>
              <text:list-item>
                <text:p>Qǐng jǐnkuài yǔ wǒmen liánluò, quèrèn dìngdān xìjié.</text:p>
              </text:list-item>
              <text:list-item>
                <text:p>Please contact us as soon as possible to confirm the details of the orde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5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0" draw:style-name="dp1" draw:master-page-name="Title_2c__20_Content_5f_" presentation:presentation-page-layout-name="AL2T11">
        <office:forms form:automatic-focus="false" form:apply-design-mode="false"/>
        <draw:frame draw:name="PlaceHolder 817" presentation:style-name="pr7" draw:text-style-name="P2" draw:layer="layout" svg:width="22.499cm" svg:height="2.599cm" svg:x="4.5cm" svg:y="0.6cm" presentation:class="title" presentation:user-transformed="true">
          <draw:text-box>
            <text:p>连接</text:p>
          </draw:text-box>
        </draw:frame>
        <draw:frame draw:name="PlaceHolder 8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连接 (liánjiē)</text:p>
              </text:list-item>
              <text:list-item>
                <text:p>Connect; link</text:p>
                <text:p/>
              </text:list-item>
              <text:list-item>
                <text:p>这两个城市之间有一条高速公路连接。</text:p>
              </text:list-item>
              <text:list-item>
                <text:p>Zhè liǎng gè chéngshì zhījiān yǒu yītiáo gāosù gōnglù liánjiē.</text:p>
              </text:list-item>
              <text:list-item>
                <text:p>There is a highway connecting the two citie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1" draw:style-name="dp1" draw:master-page-name="Title_2c__20_Content_5f_" presentation:presentation-page-layout-name="AL2T11">
        <office:forms form:automatic-focus="false" form:apply-design-mode="false"/>
        <draw:frame draw:name="PlaceHolder 819" presentation:style-name="pr7" draw:text-style-name="P2" draw:layer="layout" svg:width="22.499cm" svg:height="2.599cm" svg:x="4.5cm" svg:y="0.6cm" presentation:class="title" presentation:user-transformed="true">
          <draw:text-box>
            <text:p>例外</text:p>
          </draw:text-box>
        </draw:frame>
        <draw:frame draw:name="PlaceHolder 8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例外 (lìwài)</text:p>
              </text:list-item>
              <text:list-item>
                <text:p>Exception</text:p>
                <text:p/>
              </text:list-item>
              <text:list-item>
                <text:p>每个规则都有例外。</text:p>
              </text:list-item>
              <text:list-item>
                <text:p>Měi gè guīzé dōu yǒu lìwài.</text:p>
              </text:list-item>
              <text:list-item>
                <text:p>Every rule has exception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2" draw:style-name="dp1" draw:master-page-name="Title_2c__20_Content_5f_" presentation:presentation-page-layout-name="AL2T11">
        <office:forms form:automatic-focus="false" form:apply-design-mode="false"/>
        <draw:frame draw:name="PlaceHolder 821" presentation:style-name="pr7" draw:text-style-name="P2" draw:layer="layout" svg:width="22.499cm" svg:height="2.599cm" svg:x="4.5cm" svg:y="0.6cm" presentation:class="title" presentation:user-transformed="true">
          <draw:text-box>
            <text:p>利润</text:p>
          </draw:text-box>
        </draw:frame>
        <draw:frame draw:name="PlaceHolder 8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利润 (lìrùn)</text:p>
              </text:list-item>
              <text:list-item>
                <text:p>Profit</text:p>
                <text:p/>
              </text:list-item>
              <text:list-item>
                <text:p>企业的目标之一是实现稳定的利润增长。</text:p>
              </text:list-item>
              <text:list-item>
                <text:p>Qǐyè de mùbiāo zhī yī shì shíxiàn wěndìng de lìrùn zēngzhǎng.</text:p>
              </text:list-item>
              <text:list-item>
                <text:p>One of the goals of a business is to achieve stable profit grow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3" draw:style-name="dp1" draw:master-page-name="Title_2c__20_Content_5f_" presentation:presentation-page-layout-name="AL2T11">
        <office:forms form:automatic-focus="false" form:apply-design-mode="false"/>
        <draw:frame draw:name="PlaceHolder 825" presentation:style-name="pr7" draw:text-style-name="P2" draw:layer="layout" svg:width="22.499cm" svg:height="2.599cm" svg:x="4.5cm" svg:y="0.6cm" presentation:class="title" presentation:user-transformed="true">
          <draw:text-box>
            <text:p>立场</text:p>
          </draw:text-box>
        </draw:frame>
        <draw:frame draw:name="PlaceHolder 8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立场 (lìchǎng)</text:p>
              </text:list-item>
              <text:list-item>
                <text:p>Standpoint; position</text:p>
                <text:p/>
              </text:list-item>
              <text:list-item>
                <text:p>在这个问题上，我们有不同的立场。</text:p>
              </text:list-item>
              <text:list-item>
                <text:p>Zài zhège wèntí shàng, wǒmen yǒu bùtóng de lìchǎng.</text:p>
              </text:list-item>
              <text:list-item>
                <text:p>We have different standpoints on this issu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4" draw:style-name="dp1" draw:master-page-name="Title_2c__20_Content_5f_" presentation:presentation-page-layout-name="AL2T11">
        <office:forms form:automatic-focus="false" form:apply-design-mode="false"/>
        <draw:frame draw:name="PlaceHolder 827" presentation:style-name="pr7" draw:text-style-name="P2" draw:layer="layout" svg:width="22.499cm" svg:height="2.599cm" svg:x="4.5cm" svg:y="0.6cm" presentation:class="title" presentation:user-transformed="true">
          <draw:text-box>
            <text:p>立</text:p>
          </draw:text-box>
        </draw:frame>
        <draw:frame draw:name="PlaceHolder 8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立 (lì)</text:p>
              </text:list-item>
              <text:list-item>
                <text:p>Stand; set up</text:p>
                <text:p/>
              </text:list-item>
              <text:list-item>
                <text:p>他站在窗前，望着远方。</text:p>
              </text:list-item>
              <text:list-item>
                <text:p>Tā zhàn zài chuāng qián, wàngzhe yuǎnfāng.</text:p>
              </text:list-item>
              <text:list-item>
                <text:p>He stood by the window, looking into the distan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5" draw:style-name="dp1" draw:master-page-name="Title_2c__20_Content_5f_" presentation:presentation-page-layout-name="AL2T11">
        <office:forms form:automatic-focus="false" form:apply-design-mode="false"/>
        <draw:frame draw:name="PlaceHolder 829" presentation:style-name="pr7" draw:text-style-name="P2" draw:layer="layout" svg:width="22.499cm" svg:height="2.599cm" svg:x="4.5cm" svg:y="0.6cm" presentation:class="title" presentation:user-transformed="true">
          <draw:text-box>
            <text:p>厉害</text:p>
          </draw:text-box>
        </draw:frame>
        <draw:frame draw:name="PlaceHolder 8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厉害 (lìhài)</text:p>
              </text:list-item>
              <text:list-item>
                <text:p>Formidable; amazing</text:p>
                <text:p/>
              </text:list-item>
              <text:list-item>
                <text:p>他在数学方面非常厉害。</text:p>
              </text:list-item>
              <text:list-item>
                <text:p>Tā zài shùxué fāngmiàn fēicháng lìhài.</text:p>
              </text:list-item>
              <text:list-item>
                <text:p>He is very proficient in mathematic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6" draw:style-name="dp1" draw:master-page-name="Title_2c__20_Content_5f_" presentation:presentation-page-layout-name="AL2T11">
        <office:forms form:automatic-focus="false" form:apply-design-mode="false"/>
        <draw:frame draw:name="PlaceHolder 831" presentation:style-name="pr7" draw:text-style-name="P2" draw:layer="layout" svg:width="22.499cm" svg:height="2.599cm" svg:x="4.5cm" svg:y="0.6cm" presentation:class="title" presentation:user-transformed="true">
          <draw:text-box>
            <text:p>礼貌</text:p>
          </draw:text-box>
        </draw:frame>
        <draw:frame draw:name="PlaceHolder 8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礼貌 (lǐmào)</text:p>
              </text:list-item>
              <text:list-item>
                <text:p>Politeness; courtesy</text:p>
                <text:p/>
              </text:list-item>
              <text:list-item>
                <text:p>在交往中保持礼貌是非常重要的。</text:p>
              </text:list-item>
              <text:list-item>
                <text:p>Zài jiāowǎng zhōng bǎochí lǐmào shì fēicháng zhòngyào de.</text:p>
              </text:list-item>
              <text:list-item>
                <text:p>Maintaining politeness in interactions is very importa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7" draw:style-name="dp1" draw:master-page-name="Title_2c__20_Content_5f_" presentation:presentation-page-layout-name="AL2T11">
        <office:forms form:automatic-focus="false" form:apply-design-mode="false"/>
        <draw:frame draw:name="PlaceHolder 833" presentation:style-name="pr7" draw:text-style-name="P2" draw:layer="layout" svg:width="22.499cm" svg:height="2.599cm" svg:x="4.5cm" svg:y="0.6cm" presentation:class="title" presentation:user-transformed="true">
          <draw:text-box>
            <text:p>礼拜</text:p>
          </draw:text-box>
        </draw:frame>
        <draw:frame draw:name="PlaceHolder 8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礼拜 (lǐbài)</text:p>
              </text:list-item>
              <text:list-item>
                <text:p>Week; worship</text:p>
                <text:p/>
              </text:list-item>
              <text:list-item>
                <text:p>我每个礼拜都会去教堂做礼拜。</text:p>
              </text:list-item>
              <text:list-item>
                <text:p>Wǒ měi gè lǐbài dūhuì qù jiàotáng zuò lǐbài.</text:p>
              </text:list-item>
              <text:list-item>
                <text:p>I go to church every week to worship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8" draw:style-name="dp1" draw:master-page-name="Title_2c__20_Content_5f_" presentation:presentation-page-layout-name="AL2T11">
        <office:forms form:automatic-focus="false" form:apply-design-mode="false"/>
        <draw:frame draw:name="PlaceHolder 835" presentation:style-name="pr7" draw:text-style-name="P2" draw:layer="layout" svg:width="22.499cm" svg:height="2.599cm" svg:x="4.5cm" svg:y="0.6cm" presentation:class="title" presentation:user-transformed="true">
          <draw:text-box>
            <text:p>礼</text:p>
          </draw:text-box>
        </draw:frame>
        <draw:frame draw:name="PlaceHolder 8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礼 (lǐ)</text:p>
              </text:list-item>
              <text:list-item>
                <text:p>Gift; ceremony</text:p>
                <text:p/>
              </text:list-item>
              <text:list-item>
                <text:p>他送给我一份精美的礼物。</text:p>
              </text:list-item>
              <text:list-item>
                <text:p>Tā sòng gěi wǒ yīfèn jīngměi de lǐwù.</text:p>
              </text:list-item>
              <text:list-item>
                <text:p>He gave me a beautiful gif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9" draw:style-name="dp1" draw:master-page-name="Title_2c__20_Content_5f_" presentation:presentation-page-layout-name="AL2T11">
        <office:forms form:automatic-focus="false" form:apply-design-mode="false"/>
        <draw:frame draw:name="PlaceHolder 837" presentation:style-name="pr7" draw:text-style-name="P2" draw:layer="layout" svg:width="22.499cm" svg:height="2.599cm" svg:x="4.5cm" svg:y="0.6cm" presentation:class="title" presentation:user-transformed="true">
          <draw:text-box>
            <text:p>梨</text:p>
          </draw:text-box>
        </draw:frame>
        <draw:frame draw:name="PlaceHolder 8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梨 (lí)</text:p>
              </text:list-item>
              <text:list-item>
                <text:p>Pear</text:p>
                <text:p/>
              </text:list-item>
              <text:list-item>
                <text:p>这个季节梨子非常甜美。</text:p>
              </text:list-item>
              <text:list-item>
                <text:p>Zhège jìjié lízi fēicháng tiánměi.</text:p>
              </text:list-item>
              <text:list-item>
                <text:p>Pears are very sweet in this seas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0" draw:style-name="dp1" draw:master-page-name="Title_2c__20_Content_5f_" presentation:presentation-page-layout-name="AL2T11">
        <office:forms form:automatic-focus="false" form:apply-design-mode="false"/>
        <draw:frame draw:name="PlaceHolder 839" presentation:style-name="pr7" draw:text-style-name="P2" draw:layer="layout" svg:width="22.499cm" svg:height="2.599cm" svg:x="4.5cm" svg:y="0.6cm" presentation:class="title" presentation:user-transformed="true">
          <draw:text-box>
            <text:p>劳动</text:p>
          </draw:text-box>
        </draw:frame>
        <draw:frame draw:name="PlaceHolder 8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劳动 (láodòng)</text:p>
              </text:list-item>
              <text:list-item>
                <text:p>Labor; work</text:p>
                <text:p/>
              </text:list-item>
              <text:list-item>
                <text:p>劳动是创造财富的重要手段之一。</text:p>
              </text:list-item>
              <text:list-item>
                <text:p>Láodòng shì chuàngzào cáifù de zhòngyào shǒuduàn zhī yī.</text:p>
              </text:list-item>
              <text:list-item>
                <text:p>Labor is one of the important means of creating wealth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1" draw:style-name="dp1" draw:master-page-name="Title_2c__20_Content_5f_" presentation:presentation-page-layout-name="AL2T11">
        <office:forms form:automatic-focus="false" form:apply-design-mode="false"/>
        <draw:frame draw:name="PlaceHolder 841" presentation:style-name="pr7" draw:text-style-name="P2" draw:layer="layout" svg:width="22.499cm" svg:height="2.599cm" svg:x="4.5cm" svg:y="0.6cm" presentation:class="title" presentation:user-transformed="true">
          <draw:text-box>
            <text:p>浪漫</text:p>
          </draw:text-box>
        </draw:frame>
        <draw:frame draw:name="PlaceHolder 8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浪漫 (làngmàn)</text:p>
              </text:list-item>
              <text:list-item>
                <text:p>Romantic</text:p>
                <text:p/>
              </text:list-item>
              <text:list-item>
                <text:p>在夕阳下散步是一种浪漫的体验。</text:p>
              </text:list-item>
              <text:list-item>
                <text:p>Zài xīyáng xià sànbù shì yī zhǒng làngmàn de tǐyàn.</text:p>
              </text:list-item>
              <text:list-item>
                <text:p>Taking a walk at sunset is a romantic experienc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2" draw:style-name="dp1" draw:master-page-name="Title_2c__20_Content_5f_" presentation:presentation-page-layout-name="AL2T11">
        <office:forms form:automatic-focus="false" form:apply-design-mode="false"/>
        <draw:frame draw:name="PlaceHolder 843" presentation:style-name="pr7" draw:text-style-name="P2" draw:layer="layout" svg:width="22.499cm" svg:height="2.599cm" svg:x="4.5cm" svg:y="0.6cm" presentation:class="title" presentation:user-transformed="true">
          <draw:text-box>
            <text:p>朗读</text:p>
          </draw:text-box>
        </draw:frame>
        <draw:frame draw:name="PlaceHolder 8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朗读 (lǎngdú)</text:p>
              </text:list-item>
              <text:list-item>
                <text:p>Read aloud</text:p>
                <text:p/>
              </text:list-item>
              <text:list-item>
                <text:p>每周，学生们都要轮流朗读课文。</text:p>
              </text:list-item>
              <text:list-item>
                <text:p>Měi zhōu, xuéshēngmen dōu yào lúnliú lǎngdú kèwén.</text:p>
              </text:list-item>
              <text:list-item>
                <text:p>Every week, students take turns reading the text alou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3" draw:style-name="dp1" draw:master-page-name="Title_2c__20_Content_5f_" presentation:presentation-page-layout-name="AL2T11">
        <office:forms form:automatic-focus="false" form:apply-design-mode="false"/>
        <draw:frame draw:name="PlaceHolder 845" presentation:style-name="pr7" draw:text-style-name="P2" draw:layer="layout" svg:width="22.499cm" svg:height="2.599cm" svg:x="4.5cm" svg:y="0.6cm" presentation:class="title" presentation:user-transformed="true">
          <draw:text-box>
            <text:p>烂</text:p>
          </draw:text-box>
        </draw:frame>
        <draw:frame draw:name="PlaceHolder 8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烂 ( làn )</text:p>
              </text:list-item>
              <text:list-item>
                <text:p>Rotten; spoiled</text:p>
                <text:p/>
              </text:list-item>
              <text:list-item>
                <text:p>这个苹果已经烂了，不能吃了。</text:p>
              </text:list-item>
              <text:list-item>
                <text:p>Zhège píngguǒ yǐjīng lànle, bùnéng chīle.</text:p>
              </text:list-item>
              <text:list-item>
                <text:p>This apple is already rotten and cannot be eate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4" draw:style-name="dp1" draw:master-page-name="Title_2c__20_Content_5f_" presentation:presentation-page-layout-name="AL2T11">
        <office:forms form:automatic-focus="false" form:apply-design-mode="false"/>
        <draw:frame draw:name="PlaceHolder 847" presentation:style-name="pr7" draw:text-style-name="P2" draw:layer="layout" svg:width="22.499cm" svg:height="2.599cm" svg:x="4.5cm" svg:y="0.6cm" presentation:class="title" presentation:user-transformed="true">
          <draw:text-box>
            <text:p>来信</text:p>
          </draw:text-box>
        </draw:frame>
        <draw:frame draw:name="PlaceHolder 8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来信 (láixìn)</text:p>
              </text:list-item>
              <text:list-item>
                <text:p>Incoming letter; letter received</text:p>
                <text:p/>
              </text:list-item>
              <text:list-item>
                <text:p>我最近收到了一封来信，是从老朋友寄来的。</text:p>
              </text:list-item>
              <text:list-item>
                <text:p>Wǒ zuìjìn shōudàole yī fēng láixìn, shì cóng lǎo péngyǒu jìlái de.</text:p>
              </text:list-item>
              <text:list-item>
                <text:p>I recently received a letter from an old frien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5" draw:style-name="dp1" draw:master-page-name="Title_2c__20_Content_5f_" presentation:presentation-page-layout-name="AL2T11">
        <office:forms form:automatic-focus="false" form:apply-design-mode="false"/>
        <draw:frame draw:name="PlaceHolder 849" presentation:style-name="pr7" draw:text-style-name="P2" draw:layer="layout" svg:width="22.499cm" svg:height="2.599cm" svg:x="4.5cm" svg:y="0.6cm" presentation:class="title" presentation:user-transformed="true">
          <draw:text-box>
            <text:p>落</text:p>
          </draw:text-box>
        </draw:frame>
        <draw:frame draw:name="PlaceHolder 8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>落 (luò)</text:p>
              </text:list-item>
              <text:list-item>
                <text:p>Fall; drop</text:p>
              </text:list-item>
              <text:list-item>
                <text:p/>
              </text:list-item>
              <text:list-item>
                <text:p>雨点落在窗户上，发出清脆的声音。</text:p>
              </text:list-item>
              <text:list-item>
                <text:p>Yǔ diǎn luò zài chuānghu shàng, fāchū qīngcuì de shēngyīn.</text:p>
              </text:list-item>
              <text:list-item>
                <text:p>Raindrops fall on the window, making a crisp soun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6" draw:style-name="dp1" draw:master-page-name="Title_2c__20_Content_5f_" presentation:presentation-page-layout-name="AL2T11">
        <office:forms form:automatic-focus="false" form:apply-design-mode="false"/>
        <draw:frame draw:name="PlaceHolder 851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52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7" draw:style-name="dp1" draw:master-page-name="Title_2c__20_Content_5f_" presentation:presentation-page-layout-name="AL2T11">
        <office:forms form:automatic-focus="false" form:apply-design-mode="false"/>
        <draw:frame draw:name="PlaceHolder 853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54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8" draw:style-name="dp1" draw:master-page-name="Title_2c__20_Content_5f_" presentation:presentation-page-layout-name="AL2T11">
        <office:forms form:automatic-focus="false" form:apply-design-mode="false"/>
        <draw:frame draw:name="PlaceHolder 855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56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9" draw:style-name="dp1" draw:master-page-name="Title_2c__20_Content_5f_" presentation:presentation-page-layout-name="AL2T11">
        <office:forms form:automatic-focus="false" form:apply-design-mode="false"/>
        <draw:frame draw:name="PlaceHolder 857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58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0" draw:style-name="dp1" draw:master-page-name="Title_2c__20_Content_5f_" presentation:presentation-page-layout-name="AL2T11">
        <office:forms form:automatic-focus="false" form:apply-design-mode="false"/>
        <draw:frame draw:name="PlaceHolder 859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60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1" draw:style-name="dp1" draw:master-page-name="Title_2c__20_Content_5f_" presentation:presentation-page-layout-name="AL2T11">
        <office:forms form:automatic-focus="false" form:apply-design-mode="false"/>
        <draw:frame draw:name="PlaceHolder 861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862" presentation:style-name="pr8" draw:text-style-name="P8" draw:layer="layout" svg:width="22.499cm" svg:height="9.133cm" svg:x="4.5cm" svg:y="3.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8.623cm" svg:height="10.476cm" svg:x="1.483cm" svg:y="2.123cm" draw:page-number="6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gr8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le_2c_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" draw:start-glue-point="10" draw:end-shape="id2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3" draw:start-glue-point="10" draw:end-shape="id4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" draw:start-glue-point="10" draw:end-shape="id6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7" draw:start-glue-point="10" draw:end-shape="id8" draw:end-glue-point="6" svg:d="M2399 2651h201" svg:viewBox="0 0 202 1">
        <text:p/>
      </draw:connector>
      <draw:connector draw:style-name="Mgr4" draw:text-style-name="MP5" draw:layer="backgroundobjects" draw:line-skew="0.726cm" svg:x1="3.497cm" svg:y1="3.751cm" svg:x2="1.496cm" svg:y2="3.751cm" draw:start-shape="id9" draw:start-glue-point="10" draw:end-shape="id10" draw:end-glue-point="6" svg:d="M3497 3751h-2001" svg:viewBox="0 0 2002 1">
        <text:p/>
      </draw:connector>
      <draw:connector draw:style-name="Mgr4" draw:text-style-name="MP5" draw:layer="backgroundobjects" draw:line-skew="0.226cm" svg:x1="2.997cm" svg:y1="3.251cm" svg:x2="1.996cm" svg:y2="3.251cm" draw:start-shape="id11" draw:start-glue-point="10" draw:end-shape="id12" draw:end-glue-point="6" svg:d="M2997 3251h-1001" svg:viewBox="0 0 1002 1">
        <text:p/>
      </draw:connector>
      <draw:connector draw:style-name="Mgr4" draw:text-style-name="MP5" draw:layer="backgroundobjects" draw:line-skew="0.226cm" svg:x1="2.997cm" svg:y1="4.251cm" svg:x2="1.996cm" svg:y2="4.251cm" draw:start-shape="id13" draw:start-glue-point="10" draw:end-shape="id14" draw:end-glue-point="6" svg:d="M2997 4251h-1001" svg:viewBox="0 0 1002 1">
        <text:p/>
      </draw:connector>
      <draw:connector draw:style-name="Mgr4" draw:text-style-name="MP5" draw:layer="backgroundobjects" draw:line-skew="-0.175cm" svg:x1="2.597cm" svg:y1="4.851cm" svg:x2="2.396cm" svg:y2="4.851cm" draw:start-shape="id15" draw:start-glue-point="10" draw:end-shape="id16" draw:end-glue-point="6" svg:d="M2597 4851h-201" svg:viewBox="0 0 202 1">
        <text:p/>
      </draw:connector>
      <draw:connector draw:style-name="Mgr4" draw:text-style-name="MP5" draw:layer="backgroundobjects" draw:line-skew="-0.175cm" svg:x1="2.597cm" svg:y1="5.551cm" svg:x2="2.396cm" svg:y2="5.551cm" draw:start-shape="id17" draw:start-glue-point="10" draw:end-shape="id18" draw:end-glue-point="6" svg:d="M2597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9" draw:start-glue-point="10" draw:end-shape="id20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21" draw:start-glue-point="10" draw:end-shape="id22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23" draw:start-glue-point="10" draw:end-shape="id24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25" draw:start-glue-point="10" draw:end-shape="id26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27" draw:start-glue-point="10" draw:end-shape="id28" draw:end-glue-point="6" svg:d="M2399 8477h201" svg:viewBox="0 0 202 1">
        <text:p/>
      </draw:connector>
      <draw:connector draw:style-name="Mgr4" draw:text-style-name="MP5" draw:layer="backgroundobjects" draw:line-skew="0.726cm" svg:x1="3.497cm" svg:y1="9.577cm" svg:x2="1.496cm" svg:y2="9.577cm" draw:start-shape="id29" draw:start-glue-point="10" draw:end-shape="id30" draw:end-glue-point="6" svg:d="M3497 9577h-2001" svg:viewBox="0 0 2002 1">
        <text:p/>
      </draw:connector>
      <draw:connector draw:style-name="Mgr4" draw:text-style-name="MP5" draw:layer="backgroundobjects" draw:line-skew="0.226cm" svg:x1="3.049cm" svg:y1="9.077cm" svg:x2="2.048cm" svg:y2="9.077cm" draw:start-shape="id31" draw:start-glue-point="10" draw:end-shape="id32" draw:end-glue-point="6" svg:d="M3049 9077h-1001" svg:viewBox="0 0 1002 1">
        <text:p/>
      </draw:connector>
      <draw:connector draw:style-name="Mgr4" draw:text-style-name="MP5" draw:layer="backgroundobjects" draw:line-skew="0.226cm" svg:x1="3.023cm" svg:y1="10.102cm" svg:x2="2.022cm" svg:y2="10.102cm" draw:start-shape="id33" draw:start-glue-point="10" draw:end-shape="id34" draw:end-glue-point="6" svg:d="M3023 10102h-1001" svg:viewBox="0 0 1002 1">
        <text:p/>
      </draw:connector>
      <draw:connector draw:style-name="Mgr4" draw:text-style-name="MP5" draw:layer="backgroundobjects" draw:line-skew="-0.175cm" svg:x1="2.623cm" svg:y1="10.702cm" svg:x2="2.422cm" svg:y2="10.702cm" draw:start-shape="id35" draw:start-glue-point="10" draw:end-shape="id36" draw:end-glue-point="6" svg:d="M2623 10702h-201" svg:viewBox="0 0 202 1">
        <text:p/>
      </draw:connector>
      <draw:connector draw:style-name="Mgr4" draw:text-style-name="MP5" draw:layer="backgroundobjects" draw:line-skew="-0.175cm" svg:x1="2.623cm" svg:y1="11.402cm" svg:x2="2.422cm" svg:y2="11.402cm" draw:start-shape="id37" draw:start-glue-point="10" draw:end-shape="id38" draw:end-glue-point="6" svg:d="M2623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39" draw:start-glue-point="10" draw:end-shape="id40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41" draw:start-glue-point="10" draw:end-shape="id42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43" draw:start-glue-point="10" draw:end-shape="id44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45" draw:start-glue-point="10" draw:end-shape="id46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47" draw:start-glue-point="10" draw:end-shape="id48" draw:end-glue-point="6" svg:d="M2425 14302h201" svg:viewBox="0 0 202 1">
        <text:p/>
      </draw:connector>
      <draw:connector draw:style-name="Mgr4" draw:text-style-name="MP5" draw:layer="backgroundobjects" draw:line-skew="0.726cm" svg:x1="3.523cm" svg:y1="15.402cm" svg:x2="1.522cm" svg:y2="15.402cm" draw:start-shape="id49" draw:start-glue-point="10" draw:end-shape="id50" draw:end-glue-point="6" svg:d="M3523 15402h-2001" svg:viewBox="0 0 2002 1">
        <text:p/>
      </draw:connector>
      <draw:connector draw:style-name="Mgr4" draw:text-style-name="MP5" draw:layer="backgroundobjects" draw:line-skew="0.226cm" svg:x1="3.023cm" svg:y1="14.902cm" svg:x2="2.022cm" svg:y2="14.902cm" draw:start-shape="id51" draw:start-glue-point="10" draw:end-shape="id52" draw:end-glue-point="6" svg:d="M3023 14902h-1001" svg:viewBox="0 0 1002 1">
        <text:p/>
      </draw:connector>
      <draw:custom-shape draw:style-name="Mgr5" draw:text-style-name="MP6" draw:layer="backgroundobjects" svg:width="0.499cm" svg:height="0.499cm" svg:x="3.5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" draw:id="id2" draw:layer="backgroundobjects" svg:width="0.499cm" svg:height="0.499cm" svg:x="3cm" svg:y="1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" draw:id="id6" draw:layer="backgroundobjects" svg:width="0.499cm" svg:height="0.499cm" svg:x="3cm" svg:y="0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" draw:id="id4" draw:layer="backgroundobjects" svg:width="0.499cm" svg:height="0.499cm" svg:x="2.6cm" svg:y="1.7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" draw:id="id8" draw:layer="backgroundobjects" svg:width="0.499cm" svg:height="0.499cm" svg:x="2.6cm" svg:y="2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9cm" svg:height="0.499cm" svg:x="3.4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9cm" svg:height="0.499cm" svg:x="2.9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9cm" svg:height="0.499cm" svg:x="2.9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" draw:id="id15" draw:layer="backgroundobjects" svg:width="0.499cm" svg:height="0.499cm" svg:x="2.5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7" draw:id="id17" draw:layer="backgroundobjects" svg:width="0.499cm" svg:height="0.499cm" svg:x="2.5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0" draw:id="id20" draw:layer="backgroundobjects" svg:width="0.499cm" svg:height="0.499cm" svg:x="3.5cm" svg:y="6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2" draw:id="id22" draw:layer="backgroundobjects" svg:width="0.499cm" svg:height="0.499cm" svg:x="3cm" svg:y="5.9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4" draw:id="id24" draw:layer="backgroundobjects" svg:width="0.499cm" svg:height="0.499cm" svg:x="3cm" svg:y="6.9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6" draw:id="id26" draw:layer="backgroundobjects" svg:width="0.499cm" svg:height="0.499cm" svg:x="2.6cm" svg:y="7.5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8" draw:id="id28" draw:layer="backgroundobjects" svg:width="0.499cm" svg:height="0.499cm" svg:x="2.6cm" svg:y="8.2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9cm" svg:height="0.499cm" svg:x="3.4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9cm" svg:height="0.499cm" svg:x="3.0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9cm" svg:height="0.499cm" svg:x="3.0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5" draw:id="id35" draw:layer="backgroundobjects" svg:width="0.499cm" svg:height="0.499cm" svg:x="2.6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37" draw:id="id37" draw:layer="backgroundobjects" svg:width="0.499cm" svg:height="0.499cm" svg:x="2.6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0" draw:id="id40" draw:layer="backgroundobjects" svg:width="0.499cm" svg:height="0.499cm" svg:x="3.526cm" svg:y="12.2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2" draw:id="id42" draw:layer="backgroundobjects" svg:width="0.499cm" svg:height="0.499cm" svg:x="3.026cm" svg:y="11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4" draw:id="id44" draw:layer="backgroundobjects" svg:width="0.499cm" svg:height="0.499cm" svg:x="3.026cm" svg:y="12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6" draw:id="id46" draw:layer="backgroundobjects" svg:width="0.499cm" svg:height="0.499cm" svg:x="2.626cm" svg:y="13.3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8" draw:id="id48" draw:layer="backgroundobjects" svg:width="0.499cm" svg:height="0.499cm" svg:x="2.626cm" svg:y="14.0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0" draw:id="id50" draw:layer="backgroundobjects" svg:width="0.499cm" svg:height="0.499cm" svg:x="1.0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2" draw:id="id52" draw:layer="backgroundobjects" svg:width="0.499cm" svg:height="0.499cm" svg:x="1.5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9cm" svg:height="0.499cm" svg:x="1.5cm" svg:y="1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" draw:id="id5" draw:layer="backgroundobjects" svg:width="0.499cm" svg:height="0.499cm" svg:x="1.5cm" svg:y="0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9cm" svg:height="0.499cm" svg:x="1.9cm" svg:y="1.7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" draw:id="id7" draw:layer="backgroundobjects" svg:width="0.499cm" svg:height="0.499cm" svg:x="1.9cm" svg:y="2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0" draw:id="id10" draw:layer="backgroundobjects" svg:width="0.499cm" svg:height="0.499cm" svg:x="0.9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2" draw:id="id12" draw:layer="backgroundobjects" svg:width="0.499cm" svg:height="0.499cm" svg:x="1.4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4" draw:id="id14" draw:layer="backgroundobjects" svg:width="0.499cm" svg:height="0.499cm" svg:x="1.4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6" draw:id="id16" draw:layer="backgroundobjects" svg:width="0.499cm" svg:height="0.499cm" svg:x="1.8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8" draw:id="id18" draw:layer="backgroundobjects" svg:width="0.499cm" svg:height="0.499cm" svg:x="1.8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9cm" svg:height="0.499cm" svg:x="1cm" svg:y="6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9cm" svg:height="0.499cm" svg:x="1.5cm" svg:y="5.9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9cm" svg:height="0.499cm" svg:x="1.5cm" svg:y="6.9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5" draw:id="id25" draw:layer="backgroundobjects" svg:width="0.499cm" svg:height="0.499cm" svg:x="1.9cm" svg:y="7.5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27" draw:id="id27" draw:layer="backgroundobjects" svg:width="0.499cm" svg:height="0.499cm" svg:x="1.9cm" svg:y="8.2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30" draw:id="id30" draw:layer="backgroundobjects" svg:width="0.499cm" svg:height="0.499cm" svg:x="0.9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32" draw:id="id32" draw:layer="backgroundobjects" svg:width="0.499cm" svg:height="0.499cm" svg:x="1.5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34" draw:id="id34" draw:layer="backgroundobjects" svg:width="0.499cm" svg:height="0.499cm" svg:x="1.5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36" draw:id="id36" draw:layer="backgroundobjects" svg:width="0.499cm" svg:height="0.499cm" svg:x="1.9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8" draw:id="id38" draw:layer="backgroundobjects" svg:width="0.499cm" svg:height="0.499cm" svg:x="1.9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9cm" svg:height="0.499cm" svg:x="1.026cm" svg:y="12.2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9cm" svg:height="0.499cm" svg:x="1.526cm" svg:y="11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9cm" svg:height="0.499cm" svg:x="1.526cm" svg:y="12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5" draw:id="id45" draw:layer="backgroundobjects" svg:width="0.499cm" svg:height="0.499cm" svg:x="1.926cm" svg:y="13.3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47" draw:id="id47" draw:layer="backgroundobjects" svg:width="0.499cm" svg:height="0.499cm" svg:x="1.926cm" svg:y="14.0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9cm" svg:height="0.499cm" svg:x="3.5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9cm" svg:height="0.499cm" svg:x="3.0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4" presentation:style-name="Mpr1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1" draw:text-style-name="MP10" draw:layer="backgroundobjects" svg:width="6.522cm" svg:height="1.084cm" svg:x="4.4cm" svg:y="14.347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53" draw:start-glue-point="10" draw:end-shape="id54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55" draw:start-glue-point="10" draw:end-shape="id56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7" draw:start-glue-point="10" draw:end-shape="id58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59" draw:start-glue-point="10" draw:end-shape="id60" draw:end-glue-point="6" svg:d="M2399 2651h201" svg:viewBox="0 0 202 1">
        <text:p/>
      </draw:connector>
      <draw:connector draw:style-name="Mgr4" draw:text-style-name="MP5" draw:layer="backgroundobjects" draw:line-skew="0.726cm" svg:x1="3.497cm" svg:y1="3.751cm" svg:x2="1.496cm" svg:y2="3.751cm" draw:start-shape="id61" draw:start-glue-point="10" draw:end-shape="id62" draw:end-glue-point="6" svg:d="M3497 3751h-2001" svg:viewBox="0 0 2002 1">
        <text:p/>
      </draw:connector>
      <draw:connector draw:style-name="Mgr4" draw:text-style-name="MP5" draw:layer="backgroundobjects" draw:line-skew="0.226cm" svg:x1="2.997cm" svg:y1="3.251cm" svg:x2="1.996cm" svg:y2="3.251cm" draw:start-shape="id63" draw:start-glue-point="10" draw:end-shape="id64" draw:end-glue-point="6" svg:d="M2997 3251h-1001" svg:viewBox="0 0 1002 1">
        <text:p/>
      </draw:connector>
      <draw:connector draw:style-name="Mgr4" draw:text-style-name="MP5" draw:layer="backgroundobjects" draw:line-skew="0.226cm" svg:x1="2.997cm" svg:y1="4.251cm" svg:x2="1.996cm" svg:y2="4.251cm" draw:start-shape="id65" draw:start-glue-point="10" draw:end-shape="id66" draw:end-glue-point="6" svg:d="M2997 4251h-1001" svg:viewBox="0 0 1002 1">
        <text:p/>
      </draw:connector>
      <draw:connector draw:style-name="Mgr4" draw:text-style-name="MP5" draw:layer="backgroundobjects" draw:line-skew="-0.175cm" svg:x1="2.597cm" svg:y1="4.851cm" svg:x2="2.396cm" svg:y2="4.851cm" draw:start-shape="id67" draw:start-glue-point="10" draw:end-shape="id68" draw:end-glue-point="6" svg:d="M2597 4851h-201" svg:viewBox="0 0 202 1">
        <text:p/>
      </draw:connector>
      <draw:connector draw:style-name="Mgr4" draw:text-style-name="MP5" draw:layer="backgroundobjects" draw:line-skew="-0.175cm" svg:x1="2.597cm" svg:y1="5.551cm" svg:x2="2.396cm" svg:y2="5.551cm" draw:start-shape="id69" draw:start-glue-point="10" draw:end-shape="id70" draw:end-glue-point="6" svg:d="M2597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71" draw:start-glue-point="10" draw:end-shape="id72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73" draw:start-glue-point="10" draw:end-shape="id74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75" draw:start-glue-point="10" draw:end-shape="id76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77" draw:start-glue-point="10" draw:end-shape="id78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79" draw:start-glue-point="10" draw:end-shape="id80" draw:end-glue-point="6" svg:d="M2399 8477h201" svg:viewBox="0 0 202 1">
        <text:p/>
      </draw:connector>
      <draw:connector draw:style-name="Mgr4" draw:text-style-name="MP5" draw:layer="backgroundobjects" draw:line-skew="0.726cm" svg:x1="3.497cm" svg:y1="9.577cm" svg:x2="1.496cm" svg:y2="9.577cm" draw:start-shape="id81" draw:start-glue-point="10" draw:end-shape="id82" draw:end-glue-point="6" svg:d="M3497 9577h-2001" svg:viewBox="0 0 2002 1">
        <text:p/>
      </draw:connector>
      <draw:connector draw:style-name="Mgr4" draw:text-style-name="MP5" draw:layer="backgroundobjects" draw:line-skew="0.226cm" svg:x1="3.049cm" svg:y1="9.077cm" svg:x2="2.048cm" svg:y2="9.077cm" draw:start-shape="id83" draw:start-glue-point="10" draw:end-shape="id84" draw:end-glue-point="6" svg:d="M3049 9077h-1001" svg:viewBox="0 0 1002 1">
        <text:p/>
      </draw:connector>
      <draw:connector draw:style-name="Mgr4" draw:text-style-name="MP5" draw:layer="backgroundobjects" draw:line-skew="0.226cm" svg:x1="3.023cm" svg:y1="10.102cm" svg:x2="2.022cm" svg:y2="10.102cm" draw:start-shape="id85" draw:start-glue-point="10" draw:end-shape="id86" draw:end-glue-point="6" svg:d="M3023 10102h-1001" svg:viewBox="0 0 1002 1">
        <text:p/>
      </draw:connector>
      <draw:connector draw:style-name="Mgr4" draw:text-style-name="MP5" draw:layer="backgroundobjects" draw:line-skew="-0.175cm" svg:x1="2.623cm" svg:y1="10.702cm" svg:x2="2.422cm" svg:y2="10.702cm" draw:start-shape="id87" draw:start-glue-point="10" draw:end-shape="id88" draw:end-glue-point="6" svg:d="M2623 10702h-201" svg:viewBox="0 0 202 1">
        <text:p/>
      </draw:connector>
      <draw:connector draw:style-name="Mgr4" draw:text-style-name="MP5" draw:layer="backgroundobjects" draw:line-skew="-0.175cm" svg:x1="2.623cm" svg:y1="11.402cm" svg:x2="2.422cm" svg:y2="11.402cm" draw:start-shape="id89" draw:start-glue-point="10" draw:end-shape="id90" draw:end-glue-point="6" svg:d="M2623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91" draw:start-glue-point="10" draw:end-shape="id92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93" draw:start-glue-point="10" draw:end-shape="id94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95" draw:start-glue-point="10" draw:end-shape="id96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97" draw:start-glue-point="10" draw:end-shape="id98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99" draw:start-glue-point="10" draw:end-shape="id100" draw:end-glue-point="6" svg:d="M2425 14302h201" svg:viewBox="0 0 202 1">
        <text:p/>
      </draw:connector>
      <draw:connector draw:style-name="Mgr4" draw:text-style-name="MP5" draw:layer="backgroundobjects" draw:line-skew="0.726cm" svg:x1="3.523cm" svg:y1="15.402cm" svg:x2="1.522cm" svg:y2="15.402cm" draw:start-shape="id101" draw:start-glue-point="10" draw:end-shape="id102" draw:end-glue-point="6" svg:d="M3523 15402h-2001" svg:viewBox="0 0 2002 1">
        <text:p/>
      </draw:connector>
      <draw:connector draw:style-name="Mgr4" draw:text-style-name="MP5" draw:layer="backgroundobjects" draw:line-skew="0.226cm" svg:x1="3.023cm" svg:y1="14.902cm" svg:x2="2.022cm" svg:y2="14.902cm" draw:start-shape="id103" draw:start-glue-point="10" draw:end-shape="id104" draw:end-glue-point="6" svg:d="M3023 14902h-1001" svg:viewBox="0 0 1002 1">
        <text:p/>
      </draw:connector>
      <draw:custom-shape draw:style-name="Mgr5" draw:text-style-name="MP6" draw:layer="backgroundobjects" svg:width="0.499cm" svg:height="0.499cm" svg:x="3.5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4" draw:id="id54" draw:layer="backgroundobjects" svg:width="0.499cm" svg:height="0.499cm" svg:x="3cm" svg:y="1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8" draw:id="id58" draw:layer="backgroundobjects" svg:width="0.499cm" svg:height="0.499cm" svg:x="3cm" svg:y="0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6" draw:id="id56" draw:layer="backgroundobjects" svg:width="0.499cm" svg:height="0.499cm" svg:x="2.6cm" svg:y="1.7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0" draw:id="id60" draw:layer="backgroundobjects" svg:width="0.499cm" svg:height="0.499cm" svg:x="2.6cm" svg:y="2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9cm" svg:height="0.499cm" svg:x="3.4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9cm" svg:height="0.499cm" svg:x="2.9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9cm" svg:height="0.499cm" svg:x="2.9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7" draw:id="id67" draw:layer="backgroundobjects" svg:width="0.499cm" svg:height="0.499cm" svg:x="2.5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9" draw:id="id69" draw:layer="backgroundobjects" svg:width="0.499cm" svg:height="0.499cm" svg:x="2.5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2" draw:id="id72" draw:layer="backgroundobjects" svg:width="0.499cm" svg:height="0.499cm" svg:x="3.5cm" svg:y="6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4" draw:id="id74" draw:layer="backgroundobjects" svg:width="0.499cm" svg:height="0.499cm" svg:x="3cm" svg:y="5.9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6" draw:id="id76" draw:layer="backgroundobjects" svg:width="0.499cm" svg:height="0.499cm" svg:x="3cm" svg:y="6.9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8" draw:id="id78" draw:layer="backgroundobjects" svg:width="0.499cm" svg:height="0.499cm" svg:x="2.6cm" svg:y="7.5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0" draw:id="id80" draw:layer="backgroundobjects" svg:width="0.499cm" svg:height="0.499cm" svg:x="2.6cm" svg:y="8.2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9cm" svg:height="0.499cm" svg:x="3.4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9cm" svg:height="0.499cm" svg:x="3.0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9cm" svg:height="0.499cm" svg:x="3.0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7" draw:id="id87" draw:layer="backgroundobjects" svg:width="0.499cm" svg:height="0.499cm" svg:x="2.6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89" draw:id="id89" draw:layer="backgroundobjects" svg:width="0.499cm" svg:height="0.499cm" svg:x="2.6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92" draw:id="id92" draw:layer="backgroundobjects" svg:width="0.499cm" svg:height="0.499cm" svg:x="3.526cm" svg:y="12.2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94" draw:id="id94" draw:layer="backgroundobjects" svg:width="0.499cm" svg:height="0.499cm" svg:x="3.026cm" svg:y="11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96" draw:id="id96" draw:layer="backgroundobjects" svg:width="0.499cm" svg:height="0.499cm" svg:x="3.026cm" svg:y="12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98" draw:id="id98" draw:layer="backgroundobjects" svg:width="0.499cm" svg:height="0.499cm" svg:x="2.626cm" svg:y="13.3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0" draw:id="id100" draw:layer="backgroundobjects" svg:width="0.499cm" svg:height="0.499cm" svg:x="2.626cm" svg:y="14.0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02" draw:id="id102" draw:layer="backgroundobjects" svg:width="0.499cm" svg:height="0.499cm" svg:x="1.0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104" draw:id="id104" draw:layer="backgroundobjects" svg:width="0.499cm" svg:height="0.499cm" svg:x="1.5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9cm" svg:height="0.499cm" svg:x="1.5cm" svg:y="1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7" draw:id="id57" draw:layer="backgroundobjects" svg:width="0.499cm" svg:height="0.499cm" svg:x="1.5cm" svg:y="0.1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9cm" svg:height="0.499cm" svg:x="1.9cm" svg:y="1.7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59" draw:id="id59" draw:layer="backgroundobjects" svg:width="0.499cm" svg:height="0.499cm" svg:x="1.9cm" svg:y="2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2" draw:id="id62" draw:layer="backgroundobjects" svg:width="0.499cm" svg:height="0.499cm" svg:x="0.9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4" draw:id="id64" draw:layer="backgroundobjects" svg:width="0.499cm" svg:height="0.499cm" svg:x="1.4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6" draw:id="id66" draw:layer="backgroundobjects" svg:width="0.499cm" svg:height="0.499cm" svg:x="1.4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68" draw:id="id68" draw:layer="backgroundobjects" svg:width="0.499cm" svg:height="0.499cm" svg:x="1.8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0" draw:id="id70" draw:layer="backgroundobjects" svg:width="0.499cm" svg:height="0.499cm" svg:x="1.8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9cm" svg:height="0.499cm" svg:x="1cm" svg:y="6.4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9cm" svg:height="0.499cm" svg:x="1.5cm" svg:y="5.901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9cm" svg:height="0.499cm" svg:x="1.5cm" svg:y="6.9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7" draw:id="id77" draw:layer="backgroundobjects" svg:width="0.499cm" svg:height="0.499cm" svg:x="1.9cm" svg:y="7.5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79" draw:id="id79" draw:layer="backgroundobjects" svg:width="0.499cm" svg:height="0.499cm" svg:x="1.9cm" svg:y="8.227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82" draw:id="id82" draw:layer="backgroundobjects" svg:width="0.499cm" svg:height="0.499cm" svg:x="0.9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84" draw:id="id84" draw:layer="backgroundobjects" svg:width="0.499cm" svg:height="0.499cm" svg:x="1.5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86" draw:id="id86" draw:layer="backgroundobjects" svg:width="0.499cm" svg:height="0.499cm" svg:x="1.5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88" draw:id="id88" draw:layer="backgroundobjects" svg:width="0.499cm" svg:height="0.499cm" svg:x="1.9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0" draw:id="id90" draw:layer="backgroundobjects" svg:width="0.499cm" svg:height="0.499cm" svg:x="1.9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9cm" svg:height="0.499cm" svg:x="1.026cm" svg:y="12.2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9cm" svg:height="0.499cm" svg:x="1.526cm" svg:y="11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9cm" svg:height="0.499cm" svg:x="1.526cm" svg:y="12.7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7" draw:id="id97" draw:layer="backgroundobjects" svg:width="0.499cm" svg:height="0.499cm" svg:x="1.926cm" svg:y="13.3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6" xml:id="id99" draw:id="id99" draw:layer="backgroundobjects" svg:width="0.499cm" svg:height="0.499cm" svg:x="1.926cm" svg:y="14.052cm">
        <text:p text:style-name="MP7"><text:span text:style-name="MT2"/></text:p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9cm" svg:height="0.499cm" svg:x="3.5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9cm" svg:height="0.499cm" svg:x="3.0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4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4" presentation:style-name="Mpr4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4" draw:text-style-name="MP10" draw:layer="backgroundobjects" svg:width="6.522cm" svg:height="1.084cm" svg:x="4.4cm" svg:y="14.347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05" draw:start-glue-point="10" draw:end-shape="id106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107" draw:start-glue-point="10" draw:end-shape="id108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109" draw:start-glue-point="10" draw:end-shape="id110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111" draw:start-glue-point="10" draw:end-shape="id112" draw:end-glue-point="6" svg:d="M2399 2651h201" svg:viewBox="0 0 202 1">
        <text:p/>
      </draw:connector>
      <draw:connector draw:style-name="Mgr4" draw:text-style-name="MP5" draw:layer="backgroundobjects" draw:line-skew="0.726cm" svg:x1="3.497cm" svg:y1="3.751cm" svg:x2="1.496cm" svg:y2="3.751cm" draw:start-shape="id113" draw:start-glue-point="10" draw:end-shape="id114" draw:end-glue-point="6" svg:d="M3497 3751h-2001" svg:viewBox="0 0 2002 1">
        <text:p/>
      </draw:connector>
      <draw:connector draw:style-name="Mgr4" draw:text-style-name="MP5" draw:layer="backgroundobjects" draw:line-skew="0.226cm" svg:x1="2.997cm" svg:y1="3.251cm" svg:x2="1.996cm" svg:y2="3.251cm" draw:start-shape="id115" draw:start-glue-point="10" draw:end-shape="id116" draw:end-glue-point="6" svg:d="M2997 3251h-1001" svg:viewBox="0 0 1002 1">
        <text:p/>
      </draw:connector>
      <draw:connector draw:style-name="Mgr4" draw:text-style-name="MP5" draw:layer="backgroundobjects" draw:line-skew="0.226cm" svg:x1="2.997cm" svg:y1="4.251cm" svg:x2="1.996cm" svg:y2="4.251cm" draw:start-shape="id117" draw:start-glue-point="10" draw:end-shape="id118" draw:end-glue-point="6" svg:d="M2997 4251h-1001" svg:viewBox="0 0 1002 1">
        <text:p/>
      </draw:connector>
      <draw:connector draw:style-name="Mgr4" draw:text-style-name="MP5" draw:layer="backgroundobjects" draw:line-skew="-0.175cm" svg:x1="2.597cm" svg:y1="4.851cm" svg:x2="2.396cm" svg:y2="4.851cm" draw:start-shape="id119" draw:start-glue-point="10" draw:end-shape="id120" draw:end-glue-point="6" svg:d="M2597 4851h-201" svg:viewBox="0 0 202 1">
        <text:p/>
      </draw:connector>
      <draw:connector draw:style-name="Mgr4" draw:text-style-name="MP5" draw:layer="backgroundobjects" draw:line-skew="-0.175cm" svg:x1="2.597cm" svg:y1="5.551cm" svg:x2="2.396cm" svg:y2="5.551cm" draw:start-shape="id121" draw:start-glue-point="10" draw:end-shape="id122" draw:end-glue-point="6" svg:d="M2597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23" draw:start-glue-point="10" draw:end-shape="id124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125" draw:start-glue-point="10" draw:end-shape="id126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127" draw:start-glue-point="10" draw:end-shape="id128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129" draw:start-glue-point="10" draw:end-shape="id130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131" draw:start-glue-point="10" draw:end-shape="id132" draw:end-glue-point="6" svg:d="M2399 8477h201" svg:viewBox="0 0 202 1">
        <text:p/>
      </draw:connector>
      <draw:connector draw:style-name="Mgr4" draw:text-style-name="MP5" draw:layer="backgroundobjects" draw:line-skew="0.726cm" svg:x1="3.497cm" svg:y1="9.577cm" svg:x2="1.496cm" svg:y2="9.577cm" draw:start-shape="id133" draw:start-glue-point="10" draw:end-shape="id134" draw:end-glue-point="6" svg:d="M3497 9577h-2001" svg:viewBox="0 0 2002 1">
        <text:p/>
      </draw:connector>
      <draw:connector draw:style-name="Mgr4" draw:text-style-name="MP5" draw:layer="backgroundobjects" draw:line-skew="0.226cm" svg:x1="3.049cm" svg:y1="9.077cm" svg:x2="2.048cm" svg:y2="9.077cm" draw:start-shape="id135" draw:start-glue-point="10" draw:end-shape="id136" draw:end-glue-point="6" svg:d="M3049 9077h-1001" svg:viewBox="0 0 1002 1">
        <text:p/>
      </draw:connector>
      <draw:connector draw:style-name="Mgr4" draw:text-style-name="MP5" draw:layer="backgroundobjects" draw:line-skew="0.226cm" svg:x1="3.023cm" svg:y1="10.102cm" svg:x2="2.022cm" svg:y2="10.102cm" draw:start-shape="id137" draw:start-glue-point="10" draw:end-shape="id138" draw:end-glue-point="6" svg:d="M3023 10102h-1001" svg:viewBox="0 0 1002 1">
        <text:p/>
      </draw:connector>
      <draw:connector draw:style-name="Mgr4" draw:text-style-name="MP5" draw:layer="backgroundobjects" draw:line-skew="-0.175cm" svg:x1="2.623cm" svg:y1="10.702cm" svg:x2="2.422cm" svg:y2="10.702cm" draw:start-shape="id139" draw:start-glue-point="10" draw:end-shape="id140" draw:end-glue-point="6" svg:d="M2623 10702h-201" svg:viewBox="0 0 202 1">
        <text:p/>
      </draw:connector>
      <draw:connector draw:style-name="Mgr4" draw:text-style-name="MP5" draw:layer="backgroundobjects" draw:line-skew="-0.175cm" svg:x1="2.623cm" svg:y1="11.402cm" svg:x2="2.422cm" svg:y2="11.402cm" draw:start-shape="id141" draw:start-glue-point="10" draw:end-shape="id142" draw:end-glue-point="6" svg:d="M2623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143" draw:start-glue-point="10" draw:end-shape="id144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145" draw:start-glue-point="10" draw:end-shape="id146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147" draw:start-glue-point="10" draw:end-shape="id148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149" draw:start-glue-point="10" draw:end-shape="id150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151" draw:start-glue-point="10" draw:end-shape="id152" draw:end-glue-point="6" svg:d="M2425 14302h201" svg:viewBox="0 0 202 1">
        <text:p/>
      </draw:connector>
      <draw:connector draw:style-name="Mgr4" draw:text-style-name="MP5" draw:layer="backgroundobjects" draw:line-skew="0.726cm" svg:x1="3.523cm" svg:y1="15.402cm" svg:x2="1.522cm" svg:y2="15.402cm" draw:start-shape="id153" draw:start-glue-point="10" draw:end-shape="id154" draw:end-glue-point="6" svg:d="M3523 15402h-2001" svg:viewBox="0 0 2002 1">
        <text:p/>
      </draw:connector>
      <draw:connector draw:style-name="Mgr4" draw:text-style-name="MP5" draw:layer="backgroundobjects" draw:line-skew="0.226cm" svg:x1="3.023cm" svg:y1="14.902cm" svg:x2="2.022cm" svg:y2="14.902cm" draw:start-shape="id155" draw:start-glue-point="10" draw:end-shape="id156" draw:end-glue-point="6" svg:d="M3023 14902h-1001" svg:viewBox="0 0 1002 1">
        <text:p/>
      </draw:connector>
      <draw:custom-shape draw:style-name="Mgr7" draw:text-style-name="MP6" draw:layer="backgroundobjects" svg:width="0.499cm" svg:height="0.499cm" svg:x="3.5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06" draw:id="id106" draw:layer="backgroundobjects" svg:width="0.499cm" svg:height="0.499cm" svg:x="3cm" svg:y="1.1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10" draw:id="id110" draw:layer="backgroundobjects" svg:width="0.499cm" svg:height="0.499cm" svg:x="3cm" svg:y="0.1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08" draw:id="id108" draw:layer="backgroundobjects" svg:width="0.499cm" svg:height="0.499cm" svg:x="2.6cm" svg:y="1.7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2" draw:id="id112" draw:layer="backgroundobjects" svg:width="0.499cm" svg:height="0.499cm" svg:x="2.6cm" svg:y="2.4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3" draw:id="id113" draw:layer="backgroundobjects" svg:width="0.499cm" svg:height="0.499cm" svg:x="3.4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5" draw:id="id115" draw:layer="backgroundobjects" svg:width="0.499cm" svg:height="0.499cm" svg:x="2.9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7" draw:id="id117" draw:layer="backgroundobjects" svg:width="0.499cm" svg:height="0.499cm" svg:x="2.9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9" draw:id="id119" draw:layer="backgroundobjects" svg:width="0.499cm" svg:height="0.499cm" svg:x="2.5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21" draw:id="id121" draw:layer="backgroundobjects" svg:width="0.499cm" svg:height="0.499cm" svg:x="2.5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24" draw:id="id124" draw:layer="backgroundobjects" svg:width="0.499cm" svg:height="0.499cm" svg:x="3.5cm" svg:y="6.4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26" draw:id="id126" draw:layer="backgroundobjects" svg:width="0.499cm" svg:height="0.499cm" svg:x="3cm" svg:y="5.9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28" draw:id="id128" draw:layer="backgroundobjects" svg:width="0.499cm" svg:height="0.499cm" svg:x="3cm" svg:y="6.9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30" draw:id="id130" draw:layer="backgroundobjects" svg:width="0.499cm" svg:height="0.499cm" svg:x="2.6cm" svg:y="7.5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2" draw:id="id132" draw:layer="backgroundobjects" svg:width="0.499cm" svg:height="0.499cm" svg:x="2.6cm" svg:y="8.2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3" draw:id="id133" draw:layer="backgroundobjects" svg:width="0.499cm" svg:height="0.499cm" svg:x="3.4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5" draw:id="id135" draw:layer="backgroundobjects" svg:width="0.499cm" svg:height="0.499cm" svg:x="3.0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7" draw:id="id137" draw:layer="backgroundobjects" svg:width="0.499cm" svg:height="0.499cm" svg:x="3.0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9" draw:id="id139" draw:layer="backgroundobjects" svg:width="0.499cm" svg:height="0.499cm" svg:x="2.6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41" draw:id="id141" draw:layer="backgroundobjects" svg:width="0.499cm" svg:height="0.499cm" svg:x="2.6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44" draw:id="id144" draw:layer="backgroundobjects" svg:width="0.499cm" svg:height="0.499cm" svg:x="3.526cm" svg:y="12.2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46" draw:id="id146" draw:layer="backgroundobjects" svg:width="0.499cm" svg:height="0.499cm" svg:x="3.026cm" svg:y="11.7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48" draw:id="id148" draw:layer="backgroundobjects" svg:width="0.499cm" svg:height="0.499cm" svg:x="3.026cm" svg:y="12.7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50" draw:id="id150" draw:layer="backgroundobjects" svg:width="0.499cm" svg:height="0.499cm" svg:x="2.626cm" svg:y="13.3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2" draw:id="id152" draw:layer="backgroundobjects" svg:width="0.499cm" svg:height="0.499cm" svg:x="2.626cm" svg:y="14.0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54" draw:id="id154" draw:layer="backgroundobjects" svg:width="0.499cm" svg:height="0.499cm" svg:x="1.0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56" draw:id="id156" draw:layer="backgroundobjects" svg:width="0.499cm" svg:height="0.499cm" svg:x="1.5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draw:layer="backgroundobjects" svg:width="0.499cm" svg:height="0.499cm" svg:x="1cm" svg:y="0.6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5" draw:id="id105" draw:layer="backgroundobjects" svg:width="0.499cm" svg:height="0.499cm" svg:x="1.5cm" svg:y="1.1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9" draw:id="id109" draw:layer="backgroundobjects" svg:width="0.499cm" svg:height="0.499cm" svg:x="1.5cm" svg:y="0.1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7" draw:id="id107" draw:layer="backgroundobjects" svg:width="0.499cm" svg:height="0.499cm" svg:x="1.9cm" svg:y="1.7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11" draw:id="id111" draw:layer="backgroundobjects" svg:width="0.499cm" svg:height="0.499cm" svg:x="1.9cm" svg:y="2.4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14" draw:id="id114" draw:layer="backgroundobjects" svg:width="0.499cm" svg:height="0.499cm" svg:x="0.996cm" svg:y="3.5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16" draw:id="id116" draw:layer="backgroundobjects" svg:width="0.499cm" svg:height="0.499cm" svg:x="1.496cm" svg:y="3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18" draw:id="id118" draw:layer="backgroundobjects" svg:width="0.499cm" svg:height="0.499cm" svg:x="1.496cm" svg:y="4.0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20" draw:id="id120" draw:layer="backgroundobjects" svg:width="0.499cm" svg:height="0.499cm" svg:x="1.896cm" svg:y="4.6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2" draw:id="id122" draw:layer="backgroundobjects" svg:width="0.499cm" svg:height="0.499cm" svg:x="1.896cm" svg:y="5.301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3" draw:id="id123" draw:layer="backgroundobjects" svg:width="0.499cm" svg:height="0.499cm" svg:x="1cm" svg:y="6.4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5" draw:id="id125" draw:layer="backgroundobjects" svg:width="0.499cm" svg:height="0.499cm" svg:x="1.5cm" svg:y="5.901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7" draw:id="id127" draw:layer="backgroundobjects" svg:width="0.499cm" svg:height="0.499cm" svg:x="1.5cm" svg:y="6.9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9" draw:id="id129" draw:layer="backgroundobjects" svg:width="0.499cm" svg:height="0.499cm" svg:x="1.9cm" svg:y="7.5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31" draw:id="id131" draw:layer="backgroundobjects" svg:width="0.499cm" svg:height="0.499cm" svg:x="1.9cm" svg:y="8.227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34" draw:id="id134" draw:layer="backgroundobjects" svg:width="0.499cm" svg:height="0.499cm" svg:x="0.996cm" svg:y="9.3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36" draw:id="id136" draw:layer="backgroundobjects" svg:width="0.499cm" svg:height="0.499cm" svg:x="1.548cm" svg:y="8.827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38" draw:id="id138" draw:layer="backgroundobjects" svg:width="0.499cm" svg:height="0.499cm" svg:x="1.522cm" svg:y="9.8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40" draw:id="id140" draw:layer="backgroundobjects" svg:width="0.499cm" svg:height="0.499cm" svg:x="1.922cm" svg:y="10.4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2" draw:id="id142" draw:layer="backgroundobjects" svg:width="0.499cm" svg:height="0.499cm" svg:x="1.922cm" svg:y="11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3" draw:id="id143" draw:layer="backgroundobjects" svg:width="0.499cm" svg:height="0.499cm" svg:x="1.026cm" svg:y="12.2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5" draw:id="id145" draw:layer="backgroundobjects" svg:width="0.499cm" svg:height="0.499cm" svg:x="1.526cm" svg:y="11.7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7" draw:id="id147" draw:layer="backgroundobjects" svg:width="0.499cm" svg:height="0.499cm" svg:x="1.526cm" svg:y="12.7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9" draw:id="id149" draw:layer="backgroundobjects" svg:width="0.499cm" svg:height="0.499cm" svg:x="1.926cm" svg:y="13.3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6" xml:id="id151" draw:id="id151" draw:layer="backgroundobjects" svg:width="0.499cm" svg:height="0.499cm" svg:x="1.926cm" svg:y="14.052cm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3" draw:id="id153" draw:layer="backgroundobjects" svg:width="0.499cm" svg:height="0.499cm" svg:x="3.522cm" svg:y="15.1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5" draw:id="id155" draw:layer="backgroundobjects" svg:width="0.499cm" svg:height="0.499cm" svg:x="3.022cm" svg:y="14.652cm">
        <text:p/>
        <draw:enhanced-geometry draw:mirror-horizontal="tru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_5f_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7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PlaceHolder 4" presentation:style-name="Mpr7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laceHolder 5" presentation:style-name="Mpr7" draw:text-style-name="MP10" draw:layer="backgroundobjects" svg:width="6.522cm" svg:height="1.084cm" svg:x="4.4cm" svg:y="14.347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8.623cm" svg:height="10.476cm" svg:x="1.483cm" svg:y="2.123cm" presentation:class="page"/>
        <draw:frame presentation:style-name="Title_2c_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8T23:48:56.250000000</dc:date>
    <meta:editing-cycles>90</meta:editing-cycles>
    <dc:title>DNA</dc:title>
    <meta:editing-duration>PT6H13M</meta:editing-duration>
    <meta:generator>LibreOffice/7.6.2.1$Windows_X86_64 LibreOffice_project/56f7684011345957bbf33a7ee678afaf4d2ba333</meta:generator>
    <meta:document-statistic meta:object-count="2770"/>
    <meta:user-defined meta:name="AppVersion">15.0000</meta:user-defined>
  </office:meta>
</office:document-meta>
</file>